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e7e8e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46cm" svg:stroke-color="#000000" draw:stroke-linejoin="miter" svg:stroke-linecap="butt" draw:fill="solid" draw:fill-color="#ffffff" fo:padding-top="0.023cm" fo:padding-bottom="0.023cm" fo:padding-left="0.023cm" fo:padding-right="0.023cm"/>
    </style:style>
    <style:style style:name="gr6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solid" draw:fill-color="#c3c4c6"/>
    </style:style>
    <style:style style:name="gr8" style:family="graphic" style:parent-style-name="standard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9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10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11" style:family="graphic" style:parent-style-name="standard">
      <style:graphic-properties draw:stroke="solid" svg:stroke-width="0.006cm" svg:stroke-color="#b5b6b6" draw:stroke-linejoin="miter" svg:stroke-linecap="butt" draw:fill="none" fo:padding-top="0.003cm" fo:padding-bottom="0.003cm" fo:padding-left="0.003cm" fo:padding-right="0.00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242122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4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72cm" fo:min-width="0.1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3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41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e0e1e1"/>
    </style:style>
    <style:style style:name="gr37" style:family="graphic" style:parent-style-name="standard">
      <style:graphic-properties draw:stroke="solid" svg:stroke-width="0.033cm" svg:stroke-color="#dedfdf" draw:stroke-linejoin="miter" svg:stroke-linecap="butt" draw:fill="solid" draw:fill-color="#ffffff" fo:padding-top="0.016cm" fo:padding-bottom="0.016cm" fo:padding-left="0.016cm" fo:padding-right="0.016cm"/>
    </style:style>
    <style:style style:name="gr38" style:family="graphic" style:parent-style-name="standard">
      <style:graphic-properties draw:stroke="solid" svg:stroke-width="0.046cm" svg:stroke-color="#000000" draw:stroke-linejoin="miter" svg:stroke-linecap="butt" draw:fill="solid" draw:fill-color="#c3c4c6" fo:padding-top="0.023cm" fo:padding-bottom="0.023cm" fo:padding-left="0.023cm" fo:padding-right="0.023cm"/>
    </style:style>
    <style:style style:name="gr39" style:family="graphic" style:parent-style-name="standard">
      <style:graphic-properties draw:stroke="solid" svg:stroke-width="0.042cm" svg:stroke-color="#000000" draw:stroke-linejoin="miter" svg:stroke-linecap="butt" draw:fill="solid" draw:fill-color="#e0e1e1" fo:padding-top="0.021cm" fo:padding-bottom="0.021cm" fo:padding-left="0.021cm" fo:padding-right="0.021cm"/>
    </style:style>
    <style:style style:name="gr40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fdf"/>
    </style:style>
    <style:style style:name="P2" style:family="paragraph">
      <loext:graphic-properties draw:fill="solid" draw:fill-color="#e7e8e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3c4c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solid" draw:fill-color="#242122"/>
    </style:style>
    <style:style style:name="P1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17.5pt" style:font-size-asian="17.5pt" style:font-size-complex="17.5pt"/>
    </style:style>
    <style:style style:name="P1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6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17" style:family="paragraph">
      <loext:graphic-properties draw:fill="none"/>
      <style:text-properties fo:font-size="23pt" style:font-size-asian="23pt" style:font-size-complex="23pt"/>
    </style:style>
    <style:style style:name="P1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2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2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23" style:family="paragraph">
      <loext:graphic-properties draw:fill="none"/>
      <style:text-properties fo:font-size="4pt" style:font-size-asian="4pt" style:font-size-complex="4pt"/>
    </style:style>
    <style:style style:name="P24" style:family="paragraph">
      <loext:graphic-properties draw:fill="none"/>
      <style:text-properties fo:font-size="30pt" style:font-size-asian="30pt" style:font-size-complex="30pt"/>
    </style:style>
    <style:style style:name="P25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26" style:family="paragraph">
      <loext:graphic-properties draw:fill="none"/>
      <style:text-properties fo:font-size="12pt" style:font-size-asian="12pt" style:font-size-complex="12pt"/>
    </style:style>
    <style:style style:name="P27" style:family="paragraph">
      <loext:graphic-properties draw:fill="none"/>
      <style:text-properties fo:font-size="10pt" style:font-size-asian="10pt" style:font-size-complex="10pt"/>
    </style:style>
    <style:style style:name="P28" style:family="paragraph">
      <loext:graphic-properties draw:fill="none"/>
      <style:text-properties fo:font-size="5.5pt" style:font-size-asian="5.5pt" style:font-size-complex="5.5pt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="solid" draw:fill-color="#e0e1e1"/>
    </style:style>
    <style:style style:name="P31" style:family="paragraph">
      <loext:graphic-properties draw:fill="none"/>
      <style:text-properties fo:font-size="4.5pt" style:font-size-asian="4.5pt" style:font-size-complex="4.5pt"/>
    </style:style>
    <style:style style:name="T1" style:family="text">
      <style:text-properties fo:color="#000000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2" style:family="text">
      <style:text-properties fo:color="#000000" loext:opacity="100%" style:font-name="DejaVuSans1" fo:font-size="5.80000019073486pt" fo:font-weight="normal" style:font-size-asian="5.80000019073486pt" style:font-weight-asian="normal" style:font-name-complex="DejaVuSans1" style:font-size-complex="5.80000019073486pt" style:font-weight-complex="normal"/>
    </style:style>
    <style:style style:name="T3" style:family="text">
      <style:text-properties fo:color="#000000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4" style:family="text">
      <style:text-properties fo:color="#000000" loext:opacity="100%" style:font-name="DejaVuSans1" fo:font-size="6.5pt" fo:font-weight="normal" style:font-size-asian="6.5pt" style:font-weight-asian="normal" style:font-name-complex="DejaVuSans1" style:font-size-complex="6.5pt" style:font-weight-complex="normal"/>
    </style:style>
    <style:style style:name="T5" style:family="text">
      <style:text-properties fo:color="#a0a2a2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6" style:family="text">
      <style:text-properties fo:color="#969797" loext:opacity="100%" style:font-name="DejaVuSans1" fo:font-size="5.80000019073486pt" fo:font-weight="normal" style:font-size-asian="5.80000019073486pt" style:font-weight-asian="normal" style:font-name-complex="DejaVuSans1" style:font-size-complex="5.80000019073486pt" style:font-weight-complex="normal"/>
    </style:style>
    <style:style style:name="T7" style:family="text">
      <style:text-properties fo:color="#969797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8" style:family="text">
      <style:text-properties fo:color="#000000" loext:opacity="100%" style:font-name="DejaVuSans1" fo:font-size="5.80000019073486pt" fo:font-weight="bold" style:font-size-asian="5.80000019073486pt" style:font-weight-asian="bold" style:font-name-complex="DejaVuSans1" style:font-size-complex="5.80000019073486pt" style:font-weight-complex="bold"/>
    </style:style>
    <style:style style:name="T9" style:family="text">
      <style:text-properties fo:color="#000000" loext:opacity="100%" style:font-name="NimbusSans1" fo:font-size="10.1000003814697pt" fo:font-weight="normal" style:font-size-asian="10.1000003814697pt" style:font-weight-asian="normal" style:font-name-complex="NimbusSans1" style:font-size-complex="10.1000003814697pt" style:font-weight-complex="normal"/>
    </style:style>
    <style:style style:name="T10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11" style:family="text">
      <style:text-properties fo:color="#000000" loext:opacity="100%" style:font-name="NimbusSans1" fo:font-size="17.5pt" fo:font-weight="normal" style:font-size-asian="17.5pt" style:font-weight-asian="normal" style:font-name-complex="NimbusSans1" style:font-size-complex="17.5pt" style:font-weight-complex="normal"/>
    </style:style>
    <style:style style:name="T12" style:family="text">
      <style:text-properties fo:color="#000000" loext:opacity="100%" style:font-name="NimbusSans1" fo:font-size="10.8000001907349pt" fo:font-weight="normal" style:font-size-asian="10.8000001907349pt" style:font-weight-asian="normal" style:font-name-complex="NimbusSans1" style:font-size-complex="10.8000001907349pt" style:font-weight-complex="normal"/>
    </style:style>
    <style:style style:name="T13" style:family="text">
      <style:text-properties fo:color="#000000" loext:opacity="100%" style:font-name="NimbusSans1" fo:font-size="17.7000007629395pt" fo:font-weight="normal" style:font-size-asian="17.7000007629395pt" style:font-weight-asian="normal" style:font-name-complex="NimbusSans1" style:font-size-complex="17.7000007629395pt" style:font-weight-complex="normal"/>
    </style:style>
    <style:style style:name="T14" style:family="text">
      <style:text-properties fo:color="#000000" loext:opacity="100%" style:font-name="NimbusSans1" fo:font-size="23pt" fo:font-weight="normal" style:font-size-asian="23pt" style:font-weight-asian="normal" style:font-name-complex="NimbusSans1" style:font-size-complex="23pt" style:font-weight-complex="normal"/>
    </style:style>
    <style:style style:name="T15" style:family="text">
      <style:text-properties fo:color="#000000" loext:opacity="100%" style:font-name="NimbusSans1" fo:font-size="6.90000009536743pt" fo:font-weight="normal" style:font-size-asian="6.90000009536743pt" style:font-weight-asian="normal" style:font-name-complex="NimbusSans1" style:font-size-complex="6.90000009536743pt" style:font-weight-complex="normal"/>
    </style:style>
    <style:style style:name="T16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7" style:family="text">
      <style:text-properties fo:color="#000000" loext:opacity="100%" style:font-name="NimbusSans1" fo:font-size="4.90000009536743pt" fo:font-weight="normal" style:font-size-asian="4.90000009536743pt" style:font-weight-asian="normal" style:font-name-complex="NimbusSans1" style:font-size-complex="4.90000009536743pt" style:font-weight-complex="normal"/>
    </style:style>
    <style:style style:name="T18" style:family="text">
      <style:text-properties fo:color="#000000" loext:opacity="100%" style:font-name="NimbusSans1" fo:font-size="8.10000038146973pt" fo:font-weight="normal" style:font-size-asian="8.10000038146973pt" style:font-weight-asian="normal" style:font-name-complex="NimbusSans1" style:font-size-complex="8.10000038146973pt" style:font-weight-complex="normal"/>
    </style:style>
    <style:style style:name="T19" style:family="text">
      <style:text-properties fo:color="#000000" loext:opacity="100%" style:font-name="NimbusSans1" fo:font-size="8.89999961853027pt" fo:font-weight="normal" style:font-size-asian="8.89999961853027pt" style:font-weight-asian="normal" style:font-name-complex="NimbusSans1" style:font-size-complex="8.89999961853027pt" style:font-weight-complex="normal"/>
    </style:style>
    <style:style style:name="T20" style:family="text">
      <style:text-properties fo:color="#000000" loext:opacity="100%" style:font-name="DejaVuSans1" fo:font-size="4pt" fo:font-weight="normal" style:font-size-asian="4pt" style:font-weight-asian="normal" style:font-name-complex="DejaVuSans1" style:font-size-complex="4pt" style:font-weight-complex="normal"/>
    </style:style>
    <style:style style:name="T21" style:family="text">
      <style:text-properties fo:color="#000000" loext:opacity="100%" style:font-name="NimbusSans1" fo:font-size="30pt" fo:font-weight="normal" style:font-size-asian="30pt" style:font-weight-asian="normal" style:font-name-complex="NimbusSans1" style:font-size-complex="30pt" style:font-weight-complex="normal"/>
    </style:style>
    <style:style style:name="T22" style:family="text">
      <style:text-properties fo:color="#000000" loext:opacity="100%" style:font-name="NimbusSans1" fo:font-size="11.8000001907349pt" fo:font-weight="normal" style:font-size-asian="11.8000001907349pt" style:font-weight-asian="normal" style:font-name-complex="NimbusSans1" style:font-size-complex="11.8000001907349pt" style:font-weight-complex="normal"/>
    </style:style>
    <style:style style:name="T23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24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25" style:family="text">
      <style:text-properties fo:color="#ffffff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26" style:family="text">
      <style:text-properties fo:color="#bfbfbf" loext:opacity="100%" style:font-name="DejaVuSans1" fo:font-size="5.5pt" fo:font-weight="normal" style:font-size-asian="5.5pt" style:font-weight-asian="normal" style:font-name-complex="DejaVuSans1" style:font-size-complex="5.5pt" style:font-weight-complex="normal"/>
    </style:style>
    <style:style style:name="T27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28" style:family="text">
      <style:text-properties fo:color="#c9cacb" loext:opacity="100%" style:font-name="DejaVuSans1" fo:font-size="5.5pt" fo:font-weight="normal" style:font-size-asian="5.5pt" style:font-weight-asian="normal" style:font-name-complex="DejaVuSans1" style:font-size-complex="5.5pt" style:font-weight-complex="normal"/>
    </style:style>
    <style:style style:name="T29" style:family="text">
      <style:text-properties fo:color="#c5c6c7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30" style:family="text">
      <style:text-properties fo:color="#c5c6c7" loext:opacity="100%" style:font-name="DejaVuSans1" fo:font-size="4.5pt" fo:font-weight="bold" style:font-size-asian="4.5pt" style:font-weight-asian="bold" style:font-name-complex="DejaVuSans1" style:font-size-complex="4.5pt" style:font-weight-complex="bold"/>
    </style:style>
    <style:style style:name="T31" style:family="text">
      <style:text-properties fo:color="#000000" loext:opacity="100%" style:font-name="DejaVuSans1" fo:font-size="12pt" fo:font-weight="bold" style:font-size-asian="12pt" style:font-weight-asian="bold" style:font-name-complex="DejaVuSans1" style:font-size-complex="12pt" style:font-weight-complex="bold"/>
    </style:style>
    <style:style style:name="T32" style:family="text">
      <style:text-properties fo:color="#000000" loext:opacity="100%" style:font-name="DejaVuSans1" fo:font-size="7pt" fo:font-weight="bold" style:font-size-asian="7pt" style:font-weight-asian="bold" style:font-name-complex="DejaVuSans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1cm" svg:x="0.952cm" svg:y="4.418cm" svg:viewBox="0 0 2131 15982" svg:d="M278 288c38-11 78-20 121-20h156c21 20 43 40 67 58-81-26-217-56-344-38zM31 473c-14 14-22 31-31 43v329l40-156c-26-84-20-167-9-216zM2073 686c32-106 12-208 3-245-31-34-71-72-118-104-170-83-421-3-496 23-116 75-252 119-396 119-141 0-279-44-395-119-73-26-326-106-497-23-48 32-87 70-119 104-9 37-29 139 3 245l2 3-2 3-58 220v14158l60 222-2 3c-32 105-12 208-3 243 32 37 73 75 119 107 173 81 424 3 497-23 116-78 254-119 395-119 144 0 280 41 396 119 75 26 326 106 496 23 49-32 87-70 118-107 9-35 29-138-3-243l-2-3 2-2 58-220v-14158l-60-223zM1756 144h112l-25-35h-286c-8 0-15 0-23 0h-176c12 12 26 23 35 35h297c216 49 372 187 441 262v64c-69-96-201-228-398-228h-438c-4-9-12-14-24-14-14 0-28 11-28 28 0 15 14 26 28 26 12 0 20-5 24-14h242c-127 118-295 184-471 184s-341-66-470-184h242c6 9 12 14 23 14 15 0 29-11 29-26 0-17-14-28-29-28-11 0-17 5-23 14h-439c-196 0-330 133-399 228v-64c69-75 226-213 446-262h294c11-12 23-23 35-35h-174c-8 0-17 0-26 0h-285l-26 35h112c-176 57-310 167-376 237v-90c0 0 131-78 163-147h69l46-61h257c98-11 225-34 286-75 0 0 40-26 40 15 0 26-95 49-170 60h95c3-3 9-6 15-6 2 0 6 3 9 6 74-52 161-81 256-81s185 29 257 81c3-3 6-6 12-6 3 0 8 3 14 6h95c-75-11-173-34-173-60 0-41 43-15 43-15 61 41 185 64 284 75h259l44 61h69c32 69 161 147 161 147v90c-66-70-196-180-375-237zM1340 118c-3 0-5 0-5 0-12 0-21-9-21-20-71-49-156-78-248-78s-176 29-245 78c0 11-11 20-20 20-3 0-6 0-6 0-12 8-20 17-32 26h32c72-64 167-104 271-104s199 40 271 104h32c-9-9-20-18-29-26zM2091 689l40 153v-326c-9-12-17-29-31-43 11 49 17 132-9 216zM1733 268h-156c-20 20-43 40-66 58 83-26 219-56 343-38-37-11-77-20-121-20zM1733 15714c44 0 84-9 121-20-124 20-260-12-343-38 23 17 46 38 66 58zM2100 15509c14-17 22-32 31-43v-329l-40 155c26 85 20 168 9 217zM2131 15512v63c-69 75-222 214-441 261h-297c-9 14-23 23-35 34h176v3c8 0 15-3 23-3h286l25-34h-112c179-56 309-165 375-235v90c0 0-129 75-161 145h-69l-44 60h-259c-99 14-223 37-284 78 0 0-43 26-43-17 0-24 98-47 173-61h-95c-6 6-11 6-14 6-6 0-9 0-12-3-72 52-162 80-257 80s-182-28-256-80c-3 3-7 3-9 3-6 0-12 0-15-6h-95c75 14 170 37 170 61 0 43-40 17-40 17-61-41-188-64-286-78h-257l-46-60h-69c-32-70-163-145-163-145v-90c66 70 200 179 376 235h-112l26 34h285c9 0 18 3 24 3v-3h176c-12-11-24-20-35-34h-294c-220-47-377-186-446-261v-63c69 95 203 228 399 228h439c6 9 12 14 23 14 15 0 29-11 29-29 0-14-14-26-29-26-11 0-17 6-23 15h-242c129-118 294-185 470-185s344 67 471 185h-242c-4-9-12-15-24-15-14 0-28 12-28 26 0 18 14 29 28 29 12 0 20-5 24-14h438c197 0 329-133 398-228zM1369 15836h-32c-72 66-167 106-271 106s-199-40-271-106h-32c12 11 20 19 32 28 0 0 3-2 6-2 9 0 20 11 20 20v2c69 49 153 78 245 78s177-29 248-78v-2c0-9 9-20 21-20 0 0 2 2 5 2 9-9 20-17 29-28zM40 15292l-40-155v329c9 11 17 26 31 41-11-47-17-130 9-215zM555 15714c21-20 43-41 67-58-81 24-217 58-344 38 38 11 78 20 121 20z">
          <text:p/>
        </draw:path>
        <draw:path draw:style-name="gr1" draw:text-style-name="P1" draw:layer="layout" svg:width="6.35cm" svg:height="8.731cm" svg:x="7.622cm" svg:y="4.427cm" svg:viewBox="0 0 6351 8732" svg:d="M6314 8405c9-49 17-132-9-216l46-176v337c-8 18-22 35-37 55zM6351 719v-341c-8-14-22-32-37-52 9 49 17 130-9 217zM0 378v341l47-176c-26-87-21-168-12-217-14 20-26 38-35 52zM5947 8636h-2193c-6 9-15 15-26 15-15 0-26-12-26-29 0-15 11-26 26-26 11 0 20 6 26 14h2193c159 0 272-90 344-176 8-34 29-136-3-243l-3-2 3-3 63-243v-7158l-66-242 3-3c32-107 11-211 3-245-72-82-185-174-344-174h-2193c-6 9-15 15-26 15-15 0-26-12-26-27 0-16 11-28 26-28 11 0 20 6 26 14h2193c203 0 336 139 404 237v-67c-63-71-216-210-432-265h-5489c-214 55-366 194-430 265v67c67-98 200-237 402-237h2198c5-8 14-14 25-14 15 0 27 12 27 28 0 15-12 27-27 27-11 0-20-6-25-15h-2198c-156 0-269 92-341 174-9 34-32 138 3 245l2 3-2 2-64 240v7158l66 246-2 2c-35 107-12 209-3 243 72 84 185 176 341 176h2198c5-8 14-14 25-14 15 0 27 11 27 26 0 17-12 29-27 29-11 0-20-6-25-15h-2198c-202 0-335-139-402-236v66c64 69 216 212 430 266h5489c216-54 369-197 432-266v-66c-68 97-201 236-404 236zM0 8013v337c9 18 21 35 35 55-9-49-14-132 12-216zM0 8492v89c0 0 127 78 159 151h210c-176-60-305-174-369-240zM6351 240v-93c0 0-129-75-161-147h-208c176 61 306 170 369 240zM5982 8732h208c32-73 161-151 161-151v-89c-63 66-193 180-369 240zM367 0h-208c-32 72-159 147-159 147v93c64-70 193-179 367-240z">
          <text:p/>
        </draw:path>
        <draw:path draw:style-name="gr1" draw:text-style-name="P1" draw:layer="layout" svg:width="6.35cm" svg:height="8.731cm" svg:x="14.281cm" svg:y="4.427cm" svg:viewBox="0 0 6351 8732" svg:d="M6317 8405c8-49 14-132-12-216l46-176v337c-8 18-22 35-34 55zM6351 719v-341c-8-14-22-32-34-52 8 49 14 130-12 217zM0 378v341l46-176c-26-87-20-168-9-217-17 20-28 38-37 52zM5948 8636h-2194c-6 9-15 15-26 15-15 0-26-12-26-29 0-15 11-26 26-26 11 0 20 6 26 14h2194c158 0 271-90 343-176 8-34 29-136-3-243v-2-3l63-243v-7158l-63-242v-3c32-107 11-211 3-245-72-82-185-174-343-174h-2194c-6 9-15 15-26 15-15 0-26-12-26-27 0-16 11-28 26-28 11 0 20 6 26 14h2194c202 0 337 139 403 237v-67c-63-71-216-210-432-265h-5489c-214 55-366 194-430 265v67c69-98 202-237 404-237h2198c3-8 12-14 23-14 15 0 29 12 29 28 0 15-14 27-29 27-11 0-20-6-23-15h-2198c-158 0-271 92-343 174-9 34-29 138 3 245l2 3-2 2-64 240v7158l66 246-2 2c-32 107-12 209-3 243 72 84 185 176 343 176h2198c3-8 12-14 23-14 15 0 29 11 29 26 0 17-14 29-29 29-11 0-20-6-23-15h-2198c-202 0-335-139-404-236v66c64 69 216 212 433 266h5486c219-54 369-197 432-266v-66c-66 97-201 236-403 236zM0 8013v337c9 18 20 35 37 55-11-49-17-132 9-216zM0 8492v89c0 0 127 78 162 151h207c-176-60-305-174-369-240zM6351 240v-93c0 0-127-75-161-147h-205c176 61 303 170 366 240zM5985 8732h205c34-73 161-151 161-151v-89c-63 66-190 180-366 240zM369 0h-207c-35 72-162 147-162 147v93c64-70 193-179 369-240z">
          <text:p/>
        </draw:path>
        <draw:polygon draw:style-name="gr2" draw:text-style-name="P2" draw:layer="layout" svg:width="2.257cm" svg:height="0.561cm" svg:x="7.862cm" svg:y="13.833cm" svg:viewBox="0 0 2258 562" draw:points="2258,478 2258,0 85,0 0,82 0,562 2175,562">
          <text:p/>
        </draw:polygon>
        <draw:polygon draw:style-name="gr2" draw:text-style-name="P2" draw:layer="layout" svg:width="1.101cm" svg:height="0.561cm" svg:x="10.277cm" svg:y="13.833cm" svg:viewBox="0 0 1102 562" draw:points="1102,478 1102,0 84,0 0,82 0,562 1018,562">
          <text:p/>
        </draw:polygon>
        <draw:polygon draw:style-name="gr2" draw:text-style-name="P2" draw:layer="layout" svg:width="2.194cm" svg:height="0.561cm" svg:x="11.533cm" svg:y="13.833cm" svg:viewBox="0 0 2195 562" draw:points="2195,478 2195,0 84,0 0,82 0,562 2111,562">
          <text:p/>
        </draw:polygon>
        <draw:polygon draw:style-name="gr2" draw:text-style-name="P2" draw:layer="layout" svg:width="2.257cm" svg:height="0.56cm" svg:x="7.862cm" svg:y="14.553cm" svg:viewBox="0 0 2258 561" draw:points="2258,477 2258,0 85,0 0,83 0,561 2175,561">
          <text:p/>
        </draw:polygon>
        <draw:polygon draw:style-name="gr2" draw:text-style-name="P2" draw:layer="layout" svg:width="1.101cm" svg:height="0.56cm" svg:x="10.277cm" svg:y="14.553cm" svg:viewBox="0 0 1102 561" draw:points="1102,477 1102,0 84,0 0,83 0,561 1018,561">
          <text:p/>
        </draw:polygon>
        <draw:polygon draw:style-name="gr2" draw:text-style-name="P2" draw:layer="layout" svg:width="2.119cm" svg:height="1.004cm" svg:x="11.533cm" svg:y="14.553cm" svg:viewBox="0 0 2120 1005" draw:points="2120,855 2120,0 81,0 0,150 0,1005 2039,1005">
          <text:p/>
        </draw:polygon>
        <draw:polygon draw:style-name="gr2" draw:text-style-name="P2" draw:layer="layout" svg:width="2.257cm" svg:height="0.561cm" svg:x="7.862cm" svg:y="15.681cm" svg:viewBox="0 0 2258 562" draw:points="2258,480 2258,0 85,0 0,84 0,562 2175,562">
          <text:p/>
        </draw:polygon>
        <draw:polygon draw:style-name="gr2" draw:text-style-name="P2" draw:layer="layout" svg:width="1.101cm" svg:height="0.561cm" svg:x="10.277cm" svg:y="15.681cm" svg:viewBox="0 0 1102 562" draw:points="1102,480 1102,0 84,0 0,84 0,562 1018,562">
          <text:p/>
        </draw:polygon>
        <draw:polygon draw:style-name="gr2" draw:text-style-name="P2" draw:layer="layout" svg:width="2.194cm" svg:height="1.08cm" svg:x="11.533cm" svg:y="15.681cm" svg:viewBox="0 0 2195 1081" draw:points="2195,921 2195,0 84,0 0,162 0,1081 2111,1081">
          <text:p/>
        </draw:polygon>
        <draw:path draw:style-name="gr3" draw:text-style-name="P3" draw:layer="layout" svg:width="5.785cm" svg:height="1.721cm" svg:x="14.575cm" svg:y="7.241cm" svg:viewBox="0 0 5786 1722" svg:d="M5694 0c0 0-76 141-316 0h-4973c-240 141-315 0-315 0h-90v205 1517h90c0 0 75-141 315 0h4973c240-141 316 0 316 0h92v-1517-205z">
          <text:p/>
        </draw:path>
        <draw:path draw:style-name="gr3" draw:text-style-name="P3" draw:layer="layout" svg:width="5.785cm" svg:height="1.72cm" svg:x="14.575cm" svg:y="9.207cm" svg:viewBox="0 0 5786 1721" svg:d="M5694 0c0 0-76 139-316 0h-4973c-240 139-315 0-315 0h-90v204 1517h90c0 0 75-141 315 0h4973c240-141 316 0 316 0h92v-1517-204z">
          <text:p/>
        </draw:path>
        <draw:path draw:style-name="gr3" draw:text-style-name="P3" draw:layer="layout" svg:width="5.784cm" svg:height="1.718cm" svg:x="14.57cm" svg:y="11.141cm" svg:viewBox="0 0 5785 1719" svg:d="M156 1719h5469c0-87 160-136 160-136v-1583h-89c0 0-79 140-319 0h-4973c-240 140-315 0-315 0h-89v1583c0 0 156 49 156 136z">
          <text:p/>
        </draw:path>
        <draw:path draw:style-name="gr3" draw:text-style-name="P3" draw:layer="layout" svg:width="5.784cm" svg:height="2.22cm" svg:x="14.57cm" svg:y="4.797cm" svg:viewBox="0 0 5785 2221" svg:d="M5625 0h-5469c0 89-156 138-156 138v2083h89c0 0 75-139 315 0h4973c240-139 319 0 319 0h89v-2083c0 0-160-49-160-138z">
          <text:p/>
        </draw:path>
        <draw:path draw:style-name="gr1" draw:text-style-name="P1" draw:layer="layout" svg:width="13.727cm" svg:height="1.741cm" svg:x="0.3cm" svg:y="0.591cm" svg:viewBox="0 0 13728 1742" svg:d="M2975 1450l820 61-820 61-820-61zM7886 1681l823 61 820-61-820-63zM11918 1081l788-60-969-70 1483-113-1322-98 1830-138-3117-231 840-64-1530-116-1359 105-612-83 1501-112-1201-89-837 60-977-72-906 69 923 69-1018 76-1016-76 589-45-705-52-2251 169 799 59-2531 191 1489 113-785 57 970 73-1483 110 1319 100-1830 136 2516 188-1151 86 1215 93 315-24 914 67 1357-101 612 81-1584 116 2173 164 477-37-856-64 1223-90 855 64 562-43 797 60 2251-167-797-61 2529-188z">
          <text:p/>
        </draw:path>
        <draw:path draw:style-name="gr1" draw:text-style-name="P1" draw:layer="layout" svg:width="11.15cm" svg:height="1.412cm" svg:x="4.341cm" svg:y="2.637cm" svg:viewBox="0 0 11151 1413" svg:d="M2419 1177l665 51-665 49-666-49zM6406 1364l667 49 666-49-666-49zM9682 875l638-49-786-58 1204-89-1073-81 1486-110-2531-190 680-52-1241-92-1102 83-499-66 1218-90-976-75-678 52-791-58-736 55 748 55-826 63-826-63 479-34-571-44-1830 138 649 47-2059 153 1214 92-642 47 792 60-1208 90 1075 80-1490 110 2045 155-937 71 989 73 256-18 742 55 1105-83 494 66-1285 95 1767 133 384-29-695-52 992-75 696 52 456-35 647 49 1829-135-646-49 2055-153z">
          <text:p/>
        </draw:path>
        <draw:path draw:style-name="gr1" draw:text-style-name="P1" draw:layer="layout" svg:width="9.197cm" svg:height="1.164cm" svg:x="11.83cm" svg:y="1.168cm" svg:viewBox="0 0 9198 1165" svg:d="M1993 971l552 41-552 40-552-40zM5284 1124l548 41 551-41-551-40zM7985 723l526-40-650-47 994-78-884-67 1227-89-2090-157 563-42-1025-76-909 67-410-52 1005-75-806-61-562 41-650-47-609 44 618 48-681 50-682-50 396-31-471-35-1511 113 535 40-1695 127 996 75-525 38 649 49-993 75 884 68-1225 92 1683 127-770 58 814 58 210-15 616 46 909-69 410 55-1062 78 1458 109 317-23-574-43 820-61 572 44 377-29 534 40 1510-112-537-41 1695-127z">
          <text:p/>
        </draw:path>
        <draw:path draw:style-name="gr4" draw:text-style-name="P4" draw:layer="layout" svg:width="1.902cm" svg:height="1.852cm" svg:x="1.785cm" svg:y="0.623cm" svg:viewBox="0 0 1903 1853" svg:d="M1290 111c-16 98 7 228 7 228 0 0-72-58-151-101-48-26-90-87-113-130-18-29-29-52-29-52-110 118-38 260-38 260-170-41-279 7-279 7 325 212 152 228-35 319-185 87-200 197-200 197 223-73 312 21 312 21-121 115-11 294-11 294 115 224 408 318 667 358 255 40 483 25 483 25l-590 182-534 134c0 0-526-56-719-501-193-446 144-798 110-821-32-21-73 28-75 33 147-424 588-419 606-464 17-44-89-47-89-47 447-147 678 58 678 58z">
          <text:p/>
        </draw:path>
        <draw:path draw:style-name="gr5" draw:text-style-name="P3" draw:layer="layout" svg:width="0.668cm" svg:height="1.437cm" svg:x="20.258cm" svg:y="1.844cm" svg:viewBox="0 0 669 1438" svg:d="M0 89v1349c516-3 582 0 669-115v-1323c-164 86-332 89-669 89z">
          <text:p/>
        </draw:path>
        <draw:path draw:style-name="gr6" draw:text-style-name="P5" draw:layer="layout" svg:width="0.676cm" svg:height="0.08cm" svg:x="20.236cm" svg:y="1.954cm" svg:viewBox="0 0 677 81" svg:d="M0 81c573-2 624-42 677-81">
          <text:p/>
        </draw:path>
        <draw:path draw:style-name="gr6" draw:text-style-name="P5" draw:layer="layout" svg:width="0.665cm" svg:height="0.153cm" svg:x="20.258cm" svg:y="3.038cm" svg:viewBox="0 0 666 154" svg:d="M0 135c692 81 633-129 666-135">
          <text:p/>
        </draw:path>
        <draw:path draw:style-name="gr3" draw:text-style-name="P3" draw:layer="layout" svg:width="0.949cm" svg:height="0.318cm" svg:x="6.968cm" svg:y="3.024cm" svg:viewBox="0 0 950 319" svg:d="M2 0c0 3 0 3 0 3-3 12-3 23 5 32 7 12 193 284 435 284 52 0 104-16 156-44 20-15 40-27 58-41 126-78 251-190 294-234z">
          <text:p/>
        </draw:path>
        <draw:polygon draw:style-name="gr5" draw:text-style-name="P3" draw:layer="layout" svg:width="1.256cm" svg:height="1.487cm" svg:x="1.07cm" svg:y="2.008cm" svg:viewBox="0 0 1257 1488" draw:points="0,164 0,1488 1257,1324 1257,0">
          <text:p/>
        </draw:polygon>
        <draw:line draw:style-name="gr6" draw:text-style-name="P5" draw:layer="layout" svg:x1="1.099cm" svg:y1="3.398cm" svg:x2="2.327cm" svg:y2="3.223cm">
          <text:p/>
        </draw:line>
        <draw:line draw:style-name="gr6" draw:text-style-name="P5" draw:layer="layout" svg:x1="1.099cm" svg:y1="2.261cm" svg:x2="2.327cm" svg:y2="2.104cm">
          <text:p/>
        </draw:line>
        <draw:polygon draw:style-name="gr7" draw:text-style-name="P6" draw:layer="layout" svg:width="0.857cm" svg:height="1.45cm" svg:x="1.469cm" svg:y="1.881cm" svg:viewBox="0 0 858 1451" draw:points="858,127 0,0 0,1324 858,1451">
          <text:p/>
        </draw:polygon>
        <draw:polygon draw:style-name="gr8" draw:text-style-name="P5" draw:layer="layout" svg:width="0.857cm" svg:height="1.45cm" svg:x="1.469cm" svg:y="1.881cm" svg:viewBox="0 0 858 1451" draw:points="858,127 0,0 0,1324 858,1451">
          <text:p/>
        </draw:polygon>
        <draw:path draw:style-name="gr5" draw:text-style-name="P3" draw:layer="layout" svg:width="7.729cm" svg:height="1.552cm" svg:x="1.469cm" svg:y="1.775cm" svg:viewBox="0 0 7730 1553" svg:d="M7730 1438c-2179 398-5551-396-7730 0v-1324c2179-396 5551 396 7730 0z">
          <text:p/>
        </draw:path>
        <draw:path draw:style-name="gr6" draw:text-style-name="P5" draw:layer="layout" svg:width="7.745cm" svg:height="0.227cm" svg:x="1.483cm" svg:y="2.992cm" svg:viewBox="0 0 7746 228" svg:d="M7746 88c0 0-722 307-4045 11-2347-210-3519-25-3701 6">
          <text:p/>
        </draw:path>
        <draw:path draw:style-name="gr6" draw:text-style-name="P5" draw:layer="layout" svg:width="7.724cm" svg:height="0.232cm" svg:x="1.474cm" svg:y="1.877cm" svg:viewBox="0 0 7725 233" svg:d="M7725 109c0 0-701 287-4023-11-2348-207-3520-25-3702 6">
          <text:p/>
        </draw:path>
        <draw:polygon draw:style-name="gr9" draw:text-style-name="P3" draw:layer="layout" svg:width="11.075cm" svg:height="2.14cm" svg:x="9.193cm" svg:y="1.474cm" svg:viewBox="0 0 11076 2141" draw:points="11076,2141 0,2141 0,0 11076,0">
          <text:p/>
        </draw:polygon>
        <draw:path draw:style-name="gr9" draw:text-style-name="P3" draw:layer="layout" svg:width="0.075cm" svg:height="2.584cm" svg:x="9.12cm" svg:y="1.252cm" svg:viewBox="0 0 76 2585" svg:d="M0 0v2585c38-87 76-125 76-125v-2332c0 0-38-37-76-128z">
          <text:p/>
        </draw:path>
        <draw:path draw:style-name="gr10" draw:text-style-name="P5" draw:layer="layout" svg:width="1.798cm" svg:height="0.364cm" svg:x="9.193cm" svg:y="1.388cm" svg:viewBox="0 0 1799 365" svg:d="M0 365c0 0 37-365 297-365h778c0 0 253 86 724 86">
          <text:p/>
        </draw:path>
        <draw:path draw:style-name="gr10" draw:text-style-name="P5" draw:layer="layout" svg:width="1.798cm" svg:height="0.364cm" svg:x="9.193cm" svg:y="3.336cm" svg:viewBox="0 0 1799 365" svg:d="M0 0c0 0 37 365 297 365h778c0 0 253-86 724-86">
          <text:p/>
        </draw:path>
        <draw:path draw:style-name="gr9" draw:text-style-name="P3" draw:layer="layout" svg:width="0.075cm" svg:height="2.584cm" svg:x="20.268cm" svg:y="1.252cm" svg:viewBox="0 0 76 2585" svg:d="M76 0v2585c-38-87-76-125-76-125v-2332c0 0 38-37 76-128z">
          <text:p/>
        </draw:path>
        <draw:path draw:style-name="gr10" draw:text-style-name="P5" draw:layer="layout" svg:width="1.796cm" svg:height="0.364cm" svg:x="18.472cm" svg:y="1.388cm" svg:viewBox="0 0 1797 365" svg:d="M1797 365c0 0-38-365-297-365h-774c0 0-254 86-726 86">
          <text:p/>
        </draw:path>
        <draw:path draw:style-name="gr10" draw:text-style-name="P5" draw:layer="layout" svg:width="1.796cm" svg:height="0.364cm" svg:x="18.472cm" svg:y="3.336cm" svg:viewBox="0 0 1797 365" svg:d="M1797 0c0 0-38 365-297 365h-774c0 0-254-86-726-86">
          <text:p/>
        </draw:path>
        <draw:path draw:style-name="gr6" draw:text-style-name="P5" draw:layer="layout" svg:width="9.531cm" svg:height="0.07cm" svg:x="9.966cm" svg:y="1.474cm" svg:viewBox="0 0 9532 71" svg:d="M9532 0c-185 33-404 71-609 71h-8317c-202 0-422-38-606-71">
          <text:p/>
        </draw:path>
        <draw:path draw:style-name="gr6" draw:text-style-name="P5" draw:layer="layout" svg:width="9.531cm" svg:height="0.067cm" svg:x="9.966cm" svg:y="3.547cm" svg:viewBox="0 0 9532 68" svg:d="M0 68c184-34 404-68 606-68h8317c205 0 424 34 609 68">
          <text:p/>
        </draw:path>
        <draw:path draw:style-name="gr3" draw:text-style-name="P3" draw:layer="layout" svg:width="0.154cm" svg:height="0.164cm" svg:x="3.515cm" svg:y="1.293cm" svg:viewBox="0 0 155 165" svg:d="M0 0c123 48 155 165 155 165-101-3-132-82-155-165z">
          <text:p/>
        </draw:path>
        <draw:path draw:style-name="gr4" draw:text-style-name="P4" draw:layer="layout" svg:width="2.425cm" svg:height="0.903cm" svg:x="6.609cm" svg:y="2.691cm" svg:viewBox="0 0 2426 904" svg:d="M2426 691c-23-123-110-324-277-431-139-86-260-66-260-109-2-55 153-38 153-38-168-96-408 20-443-35-20-31 112-78 112-78-204-8-444 98-542 193 245-83 586-34 746 99-68-38-140-61-215-78-277-55-583 29-767 104-209 72-370 177-370 177-136 81-390 156-563 84 0 0 269 448 601 292 26-12 49-27 71-41 180-98 362-263 362-263 63-43 259-172 493-243 55-18 107-20 158-12 131 18 247 101 285 204 101-18 358 69 456 175z">
          <text:p/>
        </draw:path>
        <draw:path draw:style-name="gr4" draw:text-style-name="P4" draw:layer="layout" svg:width="1.113cm" svg:height="1.524cm" svg:x="2.941cm" svg:y="0.557cm" svg:viewBox="0 0 1114 1525" svg:d="M727 901c0 0-32-115-153-164 23 84 52 161 153 164zM340 1213c-26-150-233-176-340-107 37-101 141-190 222-219-46-18-101-32-159-46 69-52 237-92 323-84-17-3-34-9-51-11l16-98c-11-82-83-174-172-232-44-124-1-356 60-416-31 330 430 535 522 774-51-205-265-340-366-467-32-84 0-221 38-267-18 221 213 400 337 527 145 149 186 279 159 383 36 9 82 43 71 96 48-9 98-61 112-96 17 165-84 335-194 382 0 0 31-76-18-136-46-61-182-67-231-66 0 0 61-82 40-125-26-54-297-37-418 3 41-6 139 9 171 23-21 29-73 145-38 182 29 32 72-15 77-20-5 9-45 127-17 158 29 30 95 12 95 12-45 99-202 164-314 162 41-12 109-78 119-121-29 14-104 20-133 14 34-15 110-101 89-205z">
          <text:p/>
        </draw:path>
        <draw:path draw:style-name="gr4" draw:text-style-name="P4" draw:layer="layout" svg:width="0.976cm" svg:height="0.953cm" svg:x="2.317cm" svg:y="0.735cm" svg:viewBox="0 0 977 954" svg:d="M391 416c17-63-106-176-153-199 176-3 260 35 260 35-43-70-55-174-26-252 89 229 427 278 505 468l-17 98c-133-17-330 23-430 137 34 0 124 18 158 32-150 23-358 156-418 219 17-87 43-159 26-211-26-76-116-110-296-79 125-116 374-182 391-248z">
          <text:p/>
        </draw:path>
        <draw:path draw:style-name="gr4" draw:text-style-name="P4" draw:layer="layout" svg:width="0.166cm" svg:height="0.301cm" svg:x="1.59cm" svg:y="1.711cm" svg:viewBox="0 0 167 302" svg:d="M133 23l34 78c-50 9-105 201-105 201-126-74-20-302-20-302z">
          <text:p/>
        </draw:path>
        <draw:path draw:style-name="gr4" draw:text-style-name="P4" draw:layer="layout" svg:width="0.176cm" svg:height="0.41cm" svg:x="1.427cm" svg:y="1.647cm" svg:viewBox="0 0 177 411" svg:d="M20 55c0 0 68-46 100-55l57 50-29 8c0 0-54 178-31 252l34 101c0 0-117-22-136-66 0 0-38-200 5-290z">
          <text:p/>
        </draw:path>
        <draw:path draw:style-name="gr4" draw:text-style-name="P4" draw:layer="layout" svg:width="0.188cm" svg:height="0.361cm" svg:x="1.315cm" svg:y="1.777cm" svg:viewBox="0 0 189 362" svg:d="M67 0c0 0 9 227 33 247l86 37 3 78c0 0-154-49-168-106-12-62-21-206-21-206 0 0 24-38 67-50z">
          <text:p/>
        </draw:path>
        <draw:path draw:style-name="gr3" draw:text-style-name="P3" draw:layer="layout" svg:width="5.785cm" svg:height="1.726cm" svg:x="7.902cm" svg:y="9.109cm" svg:viewBox="0 0 5786 1727" svg:d="M156 1727h5474c0-90 156-139 156-139v-1588h-92c0 0-73 138-312 0h-4978c-239 138-312 0-312 0h-92v1588c0 0 156 49 156 139z">
          <text:p/>
        </draw:path>
        <draw:path draw:style-name="gr4" draw:text-style-name="P4" draw:layer="layout" svg:width="5.819cm" svg:height="1.76cm" svg:x="7.885cm" svg:y="9.092cm" svg:viewBox="0 0 5820 1761" svg:d="M12 1623c40 11 144 57 144 121v17h5508v-17c0-64 104-110 144-121l12-6v-1617h-118l-6 8c0 3-23 43-87 52-6-8-14-14-26-14-11 0-20 5-26 11-43-5-95-23-150-55l-5-2h-4984l-5 2c-55 32-107 50-150 55-6-6-15-11-26-11-12 0-20 6-26 14-64-9-87-49-87-52l-6-8h-118v1617zM69 1441c-20-34-31-58-34-67v-907c23 166 34 313 34 443zM191 1727c-15-75-119-122-156-133v-142c45 81 132 211 256 275zM5629 1727h-100c124-64 211-194 256-275v142c-37 11-141 58-156 133zM5785 1374c-3 9-14 33-34 67v-531c0-130 11-277 34-443zM98 34c14 18 46 52 112 61 4 8 15 17 27 17 11 0 23-9 29-18 49-8 103-25 161-60h4966c58 35 112 52 161 60 6 9 18 18 29 18 12 0 23-9 27-17 66-9 98-43 112-61h63v318c-34 208-52 397-52 558v560c-63 107-184 257-346 257h-4954c-162 0-283-150-346-257v-560c0-161-18-350-52-558v-318z">
          <text:p/>
        </draw:path>
        <draw:path draw:style-name="gr3" draw:text-style-name="P3" draw:layer="layout" svg:width="5.785cm" svg:height="2.146cm" svg:x="7.902cm" svg:y="6.822cm" svg:viewBox="0 0 5786 2147" svg:d="M5630 0h-5474c0 90-156 137-156 137v2010h92c0 0 73-139 312 0h4978c239-139 312 0 312 0h92v-2010c0 0-156-47-156-137z">
          <text:p/>
        </draw:path>
        <draw:path draw:style-name="gr4" draw:text-style-name="P4" draw:layer="layout" svg:width="5.819cm" svg:height="2.185cm" svg:x="7.885cm" svg:y="6.803cm" svg:viewBox="0 0 5820 2186" svg:d="M5808 138c-40-11-144-58-144-119v-19h-5508v19c0 61-104 108-144 119l-12 6v2042h118l6-11c0-1 23-41 87-50 6 9 14 12 26 12 11 0 20-3 26-12 43 6 95 24 150 58l5 3h4984l5-3c55-34 107-52 150-58 6 9 15 12 26 12 12 0 20-3 26-12 64 9 87 49 87 50l6 11h118v-2042zM5751 320c20 34 31 58 34 66v1329c-23-161-34-309-34-438zM5629 37c15 75 119 119 156 133v139c-45-81-132-211-256-272zM191 37h100c-124 61-211 191-256 272v-139c37-14 141-58 156-133zM35 386c3-8 14-32 34-66v957c0 129-11 277-34 438zM5722 2149c-14-18-46-53-112-61-4-9-15-15-27-15-11 0-23 6-29 17-49 6-103 26-161 59h-4966c-58-33-112-53-161-59-6-11-18-17-29-17-12 0-23 6-27 15-66 8-98 43-112 61h-63v-318c34-208 52-395 52-554v-986c63-104 184-254 346-254h4954c162 0 283 150 346 254v986c0 159 18 346 52 554v318z">
          <text:p/>
        </draw:path>
        <draw:polygon draw:style-name="gr3" draw:text-style-name="P3" draw:layer="layout" svg:width="1.789cm" svg:height="1.675cm" svg:x="9.825cm" svg:y="4.808cm" svg:viewBox="0 0 1790 1676" draw:points="1790,147 1790,1528 1643,1676 151,1676 0,1528 0,147 151,0 1643,0">
          <text:p/>
        </draw:polygon>
        <draw:polygon draw:style-name="gr3" draw:text-style-name="P3" draw:layer="layout" svg:width="1.789cm" svg:height="1.675cm" svg:x="11.886cm" svg:y="4.808cm" svg:viewBox="0 0 1790 1676" draw:points="1790,147 1790,1528 1643,1676 147,1676 0,1528 0,147 147,0 1643,0">
          <text:p/>
        </draw:polygon>
        <draw:path draw:style-name="gr4" draw:text-style-name="P4" draw:layer="layout" svg:width="1.844cm" svg:height="1.741cm" svg:x="9.793cm" svg:y="4.779cm" svg:viewBox="0 0 1845 1742" svg:d="M1667 0h-1491l-176 176v1390l176 176h1491l178-176v-1390zM1796 197v138c-14-43-34-89-63-133v-3c-43-60-101-115-179-150h93zM1485 1693h-1123c-94-23-169-72-224-150v-1344c49-66 119-124 224-150h1123c92 23 167 73 222 150v1341c-49 69-119 127-222 153zM49 413c9-49 29-110 63-170v1256c-6-8-14-20-17-31-23-49-38-98-46-139zM1733 242c6 9 11 21 17 32 23 49 38 98 46 139v914c-11 51-29 112-63 172zM196 49h95c-80 35-136 90-178 150h-1v3c-28 44-49 90-63 133v-138zM49 1546v-139c14 43 35 89 63 133v3h1c42 60 98 115 178 150h-95zM1647 1693h-93c78-35 136-90 179-150v-3c29-44 49-90 63-133v139z">
          <text:p/>
        </draw:path>
        <draw:path draw:style-name="gr4" draw:text-style-name="P4" draw:layer="layout" svg:width="1.844cm" svg:height="1.741cm" svg:x="11.86cm" svg:y="4.779cm" svg:viewBox="0 0 1845 1742" svg:d="M1669 0h-1489l-180 176v1390l180 176h1489l176-176v-1390zM1796 197v138c-14-43-34-89-63-133v-3h-1c-40-60-98-115-179-150h96zM1484 1693h-1122c-90-23-165-72-222-150v-1344c49-66 120-124 224-150h1121c92 23 167 73 221 150v1341c-48 69-118 127-222 153zM49 413c11-49 29-110 63-170v1256c-6-8-11-20-17-31-23-49-38-98-46-139zM1733 242c6 9 14 21 17 32 26 49 38 98 46 139v914c-9 51-29 112-63 172zM200 49h95c-81 35-139 90-180 150h-3v3c-29 44-49 90-63 133v-138zM49 1546v-139c14 43 34 89 63 133v3h3c41 60 99 115 180 150h-95zM1649 1693h-96c81-35 139-90 179-150h1v-3c29-44 49-90 63-133v139z">
          <text:p/>
        </draw:path>
        <draw:path draw:style-name="gr3" draw:text-style-name="P3" draw:layer="layout" svg:width="1.642cm" svg:height="1.891cm" svg:x="7.911cm" svg:y="4.704cm" svg:viewBox="0 0 1643 1892" svg:d="M1412 183l-592-183-589 183c0 0-23 306-231 349v419c0 0 193 773 820 941 628-168 823-941 823-941v-419c-207-43-231-349-231-349z">
          <text:p/>
        </draw:path>
        <draw:path draw:style-name="gr4" draw:text-style-name="P4" draw:layer="layout" svg:width="1.694cm" svg:height="1.943cm" svg:x="7.885cm" svg:y="4.678cm" svg:viewBox="0 0 1695 1944" svg:d="M1675 532c-187-37-211-323-213-326v-17l-616-189-612 189-3 17c0 3-24 289-211 326l-20 3v442 6c3 6 207 791 840 961h6 6c636-170 840-955 843-961v-448zM1643 971c-14 53-217 759-797 918-578-159-780-865-794-918v-392c179-52 219-283 230-350l564-174 565 174c9 67 53 298 232 350zM1359 287l-2-9-474-145c0-21-17-37-37-37s-38 16-38 37l-471 145-2 9c-15 69-58 229-185 315-6-6-14-12-23-12-21 0-40 18-40 41 0 17 11 31 26 37v292 5c20 70 207 673 695 846 0 21 18 38 38 38 22 0 37-18 40-38 199-72 370-219 508-442 120-181 174-355 189-404v-297c14-6 23-20 23-37 0-23-17-41-38-41-8 0-17 6-25 12-126-86-172-246-184-315zM877 1783c-8-9-20-15-31-15-12 0-23 6-29 15-471-165-653-748-676-823v-292c15-6 26-20 26-37 0-3-2-3-2-6 129-86 179-246 196-324l456-140c6 9 17 15 29 15 11 0 23-6 31-15l456 140c15 78 64 238 198 324 0 3-3 3-3 6 0 17 11 31 26 37v292c-23 75-209 658-677 823z">
          <text:p/>
        </draw:path>
        <draw:path draw:style-name="gr4" draw:text-style-name="P4" draw:layer="layout" svg:width="5.822cm" svg:height="1.755cm" svg:x="14.555cm" svg:y="7.224cm" svg:viewBox="0 0 5823 1756" svg:d="M5701 0l-6 9c0 3-23 43-86 52-6-9-15-15-26-15-12 0-18 6-24 14-46-5-98-25-152-57l-4-3h-4982l-5 3c-58 32-107 52-153 57-6-8-14-14-23-14-12 0-20 6-26 15-63-9-87-49-87-52l-5-9h-122v1756h122l5-9c0-3 24-43 87-52 6 9 14 15 26 15 9 0 17-6 23-14 46 6 95 25 153 57l5 3h4982l4-3c54-32 106-51 152-57 6 8 12 14 24 14 11 0 20-6 26-15 63 9 86 49 86 52l6 9h122v-1756zM38 470c20 162 34 310 34 440v-60c0 127-14 274-34 436zM5785 1721h-64c-12-17-46-54-109-60-6-11-18-18-29-18-12 0-23 9-29 18-47 6-101 26-162 60h-4962c-60-34-113-54-162-60-5-9-16-18-28-18s-23 7-29 18c-63 6-98 43-110 60h-63v-317c34-210 52-396 52-554v60c0-158-18-347-52-558v-317h63c12 17 47 54 110 60 6 11 17 18 29 18s23-7 28-18c49-6 102-26 162-60h4962c61 34 115 54 162 60 6 11 17 18 29 18 11 0 23-7 29-18 63-6 97-43 109-60h64v317c-35 211-52 400-52 558v-60c0 158 17 344 52 554zM5785 1286c-23-162-35-309-35-436v60c0-130 12-278 35-440z">
          <text:p/>
        </draw:path>
        <draw:path draw:style-name="gr4" draw:text-style-name="P4" draw:layer="layout" svg:width="5.822cm" svg:height="1.755cm" svg:x="14.555cm" svg:y="9.19cm" svg:viewBox="0 0 5823 1756" svg:d="M5701 0l-6 8c0 3-23 44-86 52-6-8-15-14-26-14-12 0-18 6-24 11-46-3-98-23-152-55l-4-2h-4982l-5 2c-58 32-107 52-153 55-6-5-14-11-23-11-12 0-20 6-26 14-63-8-87-49-87-52l-5-8h-122v1756h122l5-9c0-3 24-43 87-52 6 9 14 12 26 12 9 0 17-3 23-12 46 6 95 24 153 58l5 3h4982l4-3c54-34 106-52 152-58 6 9 12 12 24 12 11 0 20-3 26-12 63 9 86 49 86 52l6 9h122v-1756zM38 471c20 162 34 309 34 439v-63c0 129-14 276-34 438zM5785 1719h-64c-12-15-46-53-109-59-6-11-18-17-29-17-12 0-23 6-29 17-47 6-101 26-162 59h-4962c-60-33-113-53-162-59-5-11-16-17-28-17s-23 6-29 17c-63 6-98 44-110 59h-63v-316c34-210 52-397 52-556v63c0-161-18-346-52-558v-318h63c12 18 47 52 110 61 6 9 17 17 29 17s23-8 28-18c49-8 102-25 162-60h4962c61 35 115 52 162 60 6 10 17 18 29 18 11 0 23-8 29-17 63-9 97-43 109-61h64v318c-35 212-52 397-52 558v-63c0 159 17 346 52 556zM5785 1285c-23-162-35-309-35-438v63c0-130 12-277 35-439z">
          <text:p/>
        </draw:path>
        <draw:path draw:style-name="gr4" draw:text-style-name="P4" draw:layer="layout" svg:width="5.818cm" svg:height="1.755cm" svg:x="14.553cm" svg:y="11.123cm" svg:viewBox="0 0 5819 1756" svg:d="M11 1618c41 11 144 58 144 119v19h5505v-19c0-61 106-108 146-119l13-6v-1612l-122 1-3 8c-3 3-26 43-87 52-8-8-17-14-26-14-11 0-19 5-25 11-46-5-95-23-153-55l-3-3h-4982l-6 3c-55 32-106 50-150 55-6-6-15-11-26-11s-20 6-26 14c-61-9-86-49-86-52l-6-9h-118v1612zM69 1436c-20-34-32-58-35-66v-900c23 164 35 311 35 441zM190 1719c-14-75-118-118-156-133v-138c46 80 133 210 257 271zM5628 1719h-101c124-61 211-191 256-271v138c-37 15-141 58-155 133zM5783 1370c-5 8-16 32-34 66v-525c0-130 11-277 34-441zM98 35c11 18 46 52 109 61 6 8 18 14 29 14 14 0 23-6 29-15 49-8 101-26 162-60h4964c58 34 113 52 162 60 5 9 14 15 28 15 12 0 21-6 27-14 63-9 98-43 109-61h66v319c-34 210-52 396-52 557v554c-66 104-187 254-346 254h-4952c-160 0-281-150-347-254v-554c0-161-17-347-52-557v-319z">
          <text:p/>
        </draw:path>
        <draw:path draw:style-name="gr4" draw:text-style-name="P4" draw:layer="layout" svg:width="5.818cm" svg:height="2.255cm" svg:x="14.553cm" svg:y="4.779cm" svg:viewBox="0 0 5819 2256" svg:d="M5806 139c-40-12-146-58-146-121v-18h-5505v18c0 63-103 109-144 121l-11 5v2112h118l6-9c0 0 25-43 86-49 6 6 15 11 26 11s20-5 26-11c44 6 95 23 150 58h6 4982 3c58-35 107-52 153-58 6 6 14 11 25 11 9 0 18-5 26-11 61 6 84 49 87 49l3 9h122v-2112zM5749 321c18 31 29 57 34 66v1401c-23-162-34-309-34-439zM5628 35c14 77 118 121 155 135v139c-45-81-132-211-256-274zM190 35h101c-124 63-211 193-257 274v-139c37-14 142-58 156-135zM34 387c3-9 15-35 35-66v1028c0 130-12 277-35 439zM5717 2221c-11-17-46-52-109-60-6-9-15-15-27-15-14 0-23 6-29 17-48 6-103 24-161 58h-4964c-61-34-113-52-162-58-6-11-15-17-29-17-11 0-23 6-29 15-63 8-98 43-109 60h-64v-317c35-208 52-396 52-555v-1058c66-104 187-256 347-256h4952c159 0 280 152 346 257v1057c0 159 18 347 52 555v317z">
          <text:p/>
        </draw:path>
        <draw:polygon draw:style-name="gr3" draw:text-style-name="P3" draw:layer="layout" svg:width="2.728cm" svg:height="1.675cm" svg:x="10.916cm" svg:y="11.143cm" svg:viewBox="0 0 2729 1676" draw:points="2729,148 2729,1529 2581,1676 150,1676 0,1529 0,148 150,0 2581,0">
          <text:p/>
        </draw:polygon>
        <draw:path draw:style-name="gr4" draw:text-style-name="P4" draw:layer="layout" svg:width="2.789cm" svg:height="1.741cm" svg:x="10.886cm" svg:y="11.109cm" svg:viewBox="0 0 2790 1742" svg:d="M2612 0h-2435l-177 176v1390l177 176h2435l178-176v-1390zM2741 199v137c-14-43-35-89-63-134v-3h-3c-40-60-98-115-176-150h95zM2429 1695h-2070c-93-23-165-74-220-152v-1341c47-69 119-127 222-153h2068c93 23 168 72 223 153v1340c-50 67-119 127-223 153zM49 417c10-49 29-113 62-173v1258c-6-12-12-20-18-32-23-49-37-98-44-138zM2678 244c5 11 11 20 17 31 23 49 37 98 46 139v915c-11 49-29 112-63 171zM197 49h95c-80 35-138 90-179 150h-2v3c-27 45-50 91-62 134v-137zM49 1545v-135c12 43 35 89 62 132v3h2c41 61 99 116 179 150h-95zM2594 1695h-95c78-34 136-89 176-150h3v-3c28-43 49-89 63-132v135z">
          <text:p/>
        </draw:path>
        <draw:polygon draw:style-name="gr3" draw:text-style-name="P3" draw:layer="layout" svg:width="2.728cm" svg:height="1.675cm" svg:x="7.916cm" svg:y="11.143cm" svg:viewBox="0 0 2729 1676" draw:points="2729,148 2729,1529 2579,1676 148,1676 0,1529 0,148 148,0 2579,0">
          <text:p/>
        </draw:polygon>
        <draw:path draw:style-name="gr4" draw:text-style-name="P4" draw:layer="layout" svg:width="2.788cm" svg:height="1.741cm" svg:x="7.885cm" svg:y="11.109cm" svg:viewBox="0 0 2789 1742" svg:d="M2613 0h-2437l-176 176v1390l176 176h2437l176-176v-1390zM2740 199v137c-14-43-34-89-63-134v-3c-41-60-98-115-179-150h95zM2428 1695h-2068c-92-23-167-74-221-152v-1341c48-69 118-127 222-153h2068c92 23 167 72 222 153v1340c-49 67-119 127-223 153zM49 417c9-49 29-113 63-173v1258c-6-12-14-20-17-32-26-49-38-98-46-138zM2677 244c6 11 12 20 17 31 24 49 38 98 46 139v915c-8 49-29 112-63 171zM196 49h96c-81 35-139 90-179 150h-1v3c-29 45-49 91-63 134v-137zM49 1545v-135c14 43 34 89 63 132v3h1c40 61 98 116 179 150h-96zM2593 1695h-95c81-34 138-89 179-150v-3c29-43 49-89 63-132v135z">
          <text:p/>
        </draw:path>
        <draw:path draw:style-name="gr4" draw:text-style-name="P4" draw:layer="layout" svg:width="1.241cm" svg:height="0.332cm" svg:x="12.197cm" svg:y="11.363cm" svg:viewBox="0 0 1242 333" svg:d="M1078 0c-87 0-158 67-165 151h-128c-9-84-78-151-164-151-87 0-156 67-165 151h-127c-6-84-78-151-162-151-92 0-167 75-167 169 0 89 75 164 167 164 72 0 131-46 154-110h144c23 64 84 110 156 110s132-46 155-110h146c23 64 84 110 156 110 89 0 164-75 164-164 0-94-75-169-164-169zM167 301c-74 0-133-60-133-132 0-76 59-135 133-135 73 0 133 59 133 135 0 72-60 132-133 132zM326 209c3-9 3-17 3-26h127c0 9 3 17 3 26zM621 301c-73 0-133-60-133-132 0-76 60-135 133-135 74 0 133 59 133 135 0 72-59 132-133 132zM780 209c2-9 2-17 5-26h128c0 9 1 17 3 26zM1078 301c-75 0-136-60-136-132 0-76 61-135 136-135 72 0 133 59 133 135 0 72-61 132-133 132z">
          <text:p/>
        </draw:path>
        <draw:path draw:style-name="gr4" draw:text-style-name="P4" draw:layer="layout" svg:width="1.241cm" svg:height="0.332cm" svg:x="12.197cm" svg:y="11.891cm" svg:viewBox="0 0 1242 333" svg:d="M1078 0c-87 0-158 67-165 150h-128c-9-83-78-150-164-150-87 0-156 67-165 150h-127c-6-83-78-150-162-150-92 0-167 75-167 168 0 91 75 165 167 165 72 0 131-46 154-109h144c23 63 84 109 156 109s132-46 155-109h146c23 63 84 109 156 109 89 0 164-74 164-165 0-93-75-168-164-168zM167 302c-74 0-133-58-133-134 0-75 59-136 133-136 73 0 133 61 133 136 0 76-60 134-133 134zM326 209c3-9 3-17 3-27h127c0 10 3 18 3 27zM621 302c-73 0-133-58-133-134 0-75 60-136 133-136 74 0 133 61 133 136 0 76-59 134-133 134zM780 209c2-9 2-17 5-27h128c0 10 1 18 3 27zM1078 302c-75 0-136-58-136-134 0-75 61-136 136-136 72 0 133 61 133 136 0 76-61 134-133 134z">
          <text:p/>
        </draw:path>
        <draw:path draw:style-name="gr4" draw:text-style-name="P4" draw:layer="layout" svg:width="4.053cm" svg:height="3.605cm" svg:x="3.249cm" svg:y="7.048cm" svg:viewBox="0 0 4054 3606" svg:d="M3971 2181v-614c14-182 40-690 80-823l3-11-9-6c0 0-26-15-52-43 9-49 21-95 33-136l2-5-35-399-17-5c-35-10-138-56-138-116v-23h-3621v23c0 60-101 104-141 116l-15 5-35 399 1 5c14 41 26 87 34 136-26 26-52 43-55 43l-6 6 3 11c41 133 67 641 78 823v613c-11 182-37 549-78 684l-3 9 6 6c3 0 29 17 55 46-8 47-20 93-34 133l-1 5 35 399 15 6c40 11 141 55 141 115v23h3621v-23c0-60 101-104 138-115l17-6 35-399-2-5c-12-40-24-86-33-133 26-29 52-46 52-46l9-6-3-9c-40-135-66-502-80-683zM3916 3081c0 0 8 14 17 35 3 34 6 101-20 176-44 124-148 216-303 268h-3168c-332-110-329-367-320-442 8-23 14-40 14-40 15-55-3-101-29-139 49-268 23-608 23-623v-1023c0-17 26-358-23-626 26-38 44-84 29-139 0 0-6-15-14-37-3-33-6-101 20-176 43-124 147-217 300-266h3170c332 107 329 364 321 441-9 23-17 38-18 38-11 57 6 104 32 141-49 266-25 607-23 621v1026c-2 15-26 355 23 623-26 38-43 84-31 142zM4023 745c-24 86-44 248-58 404 0-116 0-284 23-433 14 14 28 23 35 29zM3941 537c1-3 18-38 30-81l8 81c-9 29-17 60-26 92-12-26-20-57-12-92zM3947 181l18 197c-3 20-9 38-14 55-1-35-7-78-21-124-31-87-101-194-268-260h129c18 72 116 116 156 132zM263 49h127c-239 95-283 280-286 386-6-19-11-37-17-57l20-197c40-16 138-60 156-132zM75 537l6-81c15 43 29 78 32 80 8 35 0 64-14 93-6-32-15-63-24-92zM67 716c20 149 23 317 20 433-12-156-32-318-58-404 9-6 23-15 38-29zM29 2861c26-86 46-248 58-403 3 115 0 283-20 433-15-12-29-24-38-30zM113 3069c-3 3-17 38-32 84l-6-84c9-29 18-60 24-92 14 26 22 58 14 92zM107 3427l-20-201c6-15 11-35 15-52 2 37 8 80 23 124 29 86 100 193 265 262h-127c-18-75-116-118-156-133zM3791 3560h-127c240-98 283-280 286-387 6 17 12 35 15 53l-18 201c-40 15-138 58-156 133zM3979 3069l-8 84c-12-46-29-81-30-83-8-33 0-64 15-93 6 34 14 64 23 92zM3988 2891c-23-148-23-315-23-433 14 155 34 317 58 403-7 6-21 18-35 30z">
          <text:p/>
        </draw:path>
        <draw:path draw:style-name="gr4" draw:text-style-name="P4" draw:layer="layout" svg:width="4.012cm" svg:height="1.223cm" svg:x="3.27cm" svg:y="5.644cm" svg:viewBox="0 0 4013 1224" svg:d="M545 1c-8 3-11 12-8 18 0 2 5 11 11 26-81 2-156 22-225 54 66-8 170-3 268 18h3c6 8 12 14 18 22-451-106-566 122-566 122 37-41 84-69 133-90 14-5 31-8 45-11-135 104-224 268-224 450 0 185 89 349 224 453-14-3-31-8-45-11-49-20-96-49-133-90 0 0 115 229 566 126-6 5-12 14-18 20h-3c-98 20-202 26-268 17 69 32 144 52 225 55-6 14-11 23-11 26-3 6 0 14 8 17 6 3 14-2 17-8 0 0 105-204 243-241 40-12 83-23 127-24-72 76-167 131-275 152-31 29-42 55-46 78 79-6 154-29 222-64l76-53c9-5 17-12 26-20h2919l9-12c20-34 83-127 135-152l15-6v-263-260l-15-6c-52-25-115-118-135-152l-9-12h-2919c-9-8-17-15-26-23l-76-47c-68-37-143-60-222-65 4 23 15 49 46 77 108 20 203 75 275 151-44 0-87-12-127-24-138-37-243-239-243-239-3-9-11-12-17-9zM987 994c11-12 20-26 32-38 43 6 86 20 135 38zM3964 841c-60 38-116 121-136 153h-153c92-38 225-110 289-205zM3828 229c20 29 76 116 136 150v52c-64-93-197-164-289-202zM987 229h167c-49 18-92 29-135 38-12-15-21-26-32-38zM1218 229h2388c84 29 306 124 358 260v121 124c-52 133-274 228-358 260h-2388c-64-32-124-52-182-63 63-90 101-200 101-321 0-118-38-228-101-320 58-12 118-32 182-61zM669 198c35 28 75 57 127 77 49 18 104 26 159 24 69 86 110 195 110 311 0 119-41 228-110 312-55 0-110 8-159 26-52 20-92 46-127 78-49 17-153 47-277 52-187-72-321-254-321-468 0-211 134-392 321-464 124 2 228 34 277 52z">
          <text:p/>
        </draw:path>
        <draw:path draw:style-name="gr4" draw:text-style-name="P4" draw:layer="layout" svg:width="6.322cm" svg:height="0.958cm" svg:x="0.952cm" svg:y="20.666cm" svg:viewBox="0 0 6323 959" svg:d="M251 6c-159 106-251 283-251 473s92 367 251 474l9 6h615l8-6c34-23 64-48 90-76h5193l9-12c20-34 84-129 136-153l12-8v-451l-12-8c-52-23-116-116-136-150l-9-12h-5193c-26-28-56-54-90-77l-8-6h-615zM69 479c0-162 81-315 214-407h283c133 58 309 90 395 107 67 84 104 190 104 300s-37 216-104 300c-86 17-263 49-395 111h-283c-133-97-214-249-214-411zM5916 132c86 30 308 125 358 260l2 174c-52 135-274 230-360 262h-4617c-23-23-69-52-159-60 26-44 83-154 83-289 0-136-57-246-83-289 90-8 136-40 159-58zM1111 190c17 29 86 147 86 289 0 141-69 260-86 288-17 0-35 0-55 1 52-87 78-185 78-289s-26-202-78-289c20 0 38 0 55 0zM851 890h-147c90-39 167-62 231-77-23 27-52 53-84 77zM1039 797c109-10 173 8 213 31h-236c8-11 14-23 23-31zM6140 828h-153c93-40 225-110 289-205v52c-60 35-115 121-136 153zM6274 283v52c-62-96-194-165-287-203h153c21 30 76 113 134 151zM1252 132c-40 20-104 38-213 30-9-10-15-21-23-30zM935 144c-64-12-141-37-231-72h147c32 20 61 46 84 72z">
          <text:p/>
        </draw:path>
        <draw:path draw:style-name="gr3" draw:text-style-name="P3" draw:layer="layout" svg:width="1.827cm" svg:height="1.94cm" svg:x="1.102cm" svg:y="5.007cm" svg:viewBox="0 0 1828 1941" svg:d="M0 699c0 0 81 395 55 759 0 0-110 110 9 289l-10 194h861 862l-9-194c118-179 8-289 8-289-26-364 52-759 52-759l-49-38c12-20 38-141 38-141l-32-407c-101 40-169-113-169-113h-701-701c0 0-67 153-168 113l-32 407c0 0 27 121 38 141z">
          <text:p/>
        </draw:path>
        <draw:path draw:style-name="gr3" draw:text-style-name="P3" draw:layer="layout" svg:width="0.864cm" svg:height="0.583cm" svg:x="1.584cm" svg:y="6.52cm" svg:viewBox="0 0 865 584" svg:d="M433 0c238 0 432 130 432 292 0 160-194 292-432 292-237 0-433-132-433-292 0-162 196-292 433-292z">
          <text:p/>
        </draw:path>
        <draw:path draw:style-name="gr1" draw:text-style-name="P1" draw:layer="layout" svg:width="0.952cm" svg:height="0.67cm" svg:x="1.541cm" svg:y="6.476cm" svg:viewBox="0 0 953 671" svg:d="M476 582c-211 0-387-114-387-247 0-135 176-248 387-248 208 0 388 113 388 248 0 133-180 247-388 247zM476 671c262 0 477-154 477-336 0-185-215-335-477-335-263 0-476 150-476 335 0 182 213 336 476 336z">
          <text:p/>
        </draw:path>
        <draw:path draw:style-name="gr4" draw:text-style-name="P4" draw:layer="layout" svg:width="1.88cm" svg:height="2.204cm" svg:x="1.078cm" svg:y="4.984cm" svg:viewBox="0 0 1881 2205" svg:d="M105 315c-23-53-35-170-35-170l3-9 15-6c34-9 129-52 129-107v-23h1444v23c0 55 99 98 133 107l15 6v9c0 0-11 117-34 170l-9-145c-39-14-131-54-149-124h-1356c-18 70-110 110-145 124zM55 1846c1 0 4 0 6 0 1-26 4-55 4-89-26-41-47-87-50-136-5-61 15-118 58-168 0-9 0-17 0-26 0 0-32-597-60-693l-3-11 11-9c0 0 26-14 49-43 0 0 26-23 38-52 11-23 14-49 8-78 0-3-12-33-26-70l-5 67c5 20 11 38 17 58-9 14-20 37-37 49-6-35-15-66-24-95l-2-6 28-321c0 48 32 152 32 152 12 64 49 152 49 157 14 53-6 101-32 136 40 214 0 981-2 1071-18-23-35-60-44-81 3-46 3-98 3-150-20 35-29 72-26 110 3 46 23 87 49 127l3 3c5 5 8 11 12 17 57 75 129 127 132 133 29 12 55 29 81 49h3l5 3c18 12 36 26 53 37l5 3c32 26 61 52 87 72 32 1 64 3 92 6-29-23-54-49-74-78h-58-21l-58-43h53c-12-38-17-70-20-98-18 26-59 66-122 43 15 3 72 11 122-95h2c9-84 58-125 58-125-52 99-38 186-23 240 0 0 11 14 32 14-14-31-20-63-20-98 0-199 225-360 499-360s499 161 499 360c0 35-5 67-20 98 23 0 32-14 32-14 17-54 29-141-21-240 0 0 47 41 58 125 50 106 107 98 122 95-61 23-102-17-122-43-2 28-8 60-20 98h55l-58 43h-23-57c-21 29-44 55-73 78 26-3 58-5 92-6 24-20 53-46 87-72l3-3c18-11 35-25 55-37l5-3h1c26-20 52-37 81-49 5-6 77-58 134-133h2c3-6 6-12 12-17 0 0 0-3 3-3 23-40 43-81 49-127 3-38-8-75-29-110 3 52 3 104 6 150-11 21-26 58-44 81-5-90-44-857-5-1071-27-35-45-83-33-136 2-5 41-93 53-157 0 0 32-104 32-152l29 321-3 6c-11 29-18 60-26 95-15-12-29-35-35-49 6-20 9-38 15-58l-6-67c-12 37-23 67-26 70-6 29 0 55 11 78 9 29 35 52 35 52 26 29 52 43 52 43l11 9-5 11c-29 96-61 693-61 693 0 9 0 17 0 26 46 50 66 107 61 168-6 49-26 95-52 136 3 34 3 63 5 89 3 0 4 0 6 0 35-3 67 14 50 38-12 25-38 28-38 28 0 0 8-6 17-20 3-8 0-11-3-12-3 0-6-2-8-2-6 0-15-1-21-1 4 55 7 87 7 90l5 23h-246-44c-34 26-66 52-92 73 100 0 161 49 161 49l-63 26c-32 14-81 31-124 40h2c-3 2-5 2-8 2s-6 0-6 1c-225 40-248 17-248 17 95 0 158-63 158-63l6-4c1-2 12-16 32-34-14 3-28 3-40 3h-3c-3 0-6 3-9 3-5 0-17 0-26 3-6 2-14 5-20 6-3 2-3 2-6 2-5 3-12 6-20 12-3 0-3 0-3 0-5 3-11 8-17 12-3 2-3 5-6 5-5 6-11 12-17 20l-182 20c-26 3-49 4-75 4s-49-1-75-4h2l-184-20c-6-8-11-14-17-20-1 0-3-3-6-5-6-4-11-9-17-12 0 0-1 0-3 0-6-6-15-9-21-12-2 0-2 0-5-2-6-1-15-4-20-6-9-3-20-3-26-3-3 0-6-3-9-3h-3c-11 0-26 0-40-3 20 18 32 32 34 34l6 4c0 0 61 63 156 63 0 0-23 23-246-17-2-1-5-1-6-1-5 0-5 0-8-2-43-9-92-26-124-40l-63-26c0 0 63-49 161-49-26-21-57-47-92-73h-43-243l3-23c0-3 3-35 8-90-8 0-14 1-19 1-3 0-6 2-9 2-6 1-9 4-3 12 8 14 17 20 17 20 0 0-26-3-40-28-15-24 14-41 51-38zM1783 1141c12-132 29-329 49-406-6-3-17-12-29-24-17 124-20 326-20 430zM1732 1857c16-3 31-6 42-8 0-9 0-23-2-35-12 15-27 32-40 43zM1614 1947h169c0-17-3-38-6-66-53 8-108 31-163 66zM1360 2146c0 0 3 0 3 3 23 11 104-12 170-38-31-11-74-14-118-14-26 23-43 40-55 49zM939 2138c162 0 303-59 381-148 9-6 15-14 20-20v-3c6-8 12-15 15-20 23-38 34-78 34-119 0-170-202-309-450-309s-450 139-450 309c0 41 11 81 34 119 3 5 9 12 15 20 0 0 0 3 2 3 4 6 9 14 18 20 78 89 219 148 381 148zM465 2097c-45 0-89 3-118 14 64 26 145 49 168 38 2-3 3-3 3-3-12-9-29-26-53-49zM107 1849c12 2 27 5 41 8-12-11-26-28-40-43 0 12-1 26-1 35zM99 1947h165c-55-35-110-58-160-66-2 28-5 49-5 66zM99 1141c0-104-3-306-21-430-11 12-22 21-31 24 20 77 38 274 52 406z">
          <text:p/>
        </draw:path>
        <draw:path draw:style-name="gr3" draw:text-style-name="P3" draw:layer="layout" svg:width="1.828cm" svg:height="1.939cm" svg:x="1.102cm" svg:y="7.542cm" svg:viewBox="0 0 1829 1940" svg:d="M0 698c0 0 81 396 55 760 0 0-110 110 9 289l-10 193h861 862l-9-193c118-179 8-289 8-289-26-364 53-760 53-760l-50-37c12-21 38-142 38-142l-32-407c-101 41-169-112-169-112h-701-701c0 0-67 153-168 112l-32 407c0 0 27 121 38 142z">
          <text:p/>
        </draw:path>
        <draw:path draw:style-name="gr3" draw:text-style-name="P3" draw:layer="layout" svg:width="0.864cm" svg:height="0.581cm" svg:x="1.584cm" svg:y="9.054cm" svg:viewBox="0 0 865 582" svg:d="M433 0c238 0 432 130 432 291 0 159-194 291-432 291-237 0-433-132-433-291 0-161 196-291 433-291z">
          <text:p/>
        </draw:path>
        <draw:path draw:style-name="gr1" draw:text-style-name="P1" draw:layer="layout" svg:width="0.952cm" svg:height="0.67cm" svg:x="1.541cm" svg:y="9.01cm" svg:viewBox="0 0 953 671" svg:d="M476 582c-211 0-387-113-387-245 0-133 176-248 387-248 210 0 388 115 388 248 0 132-178 245-388 245zM476 671c262 0 477-150 477-334 0-185-215-337-477-337-263 0-476 152-476 337 0 184 213 334 476 334z">
          <text:p/>
        </draw:path>
        <draw:path draw:style-name="gr4" draw:text-style-name="P4" draw:layer="layout" svg:width="1.88cm" svg:height="2.186cm" svg:x="1.078cm" svg:y="7.518cm" svg:viewBox="0 0 1881 2187" svg:d="M1309 2068c31-23 54-49 75-78h57 23l58-43h-55c12-38 18-69 20-98 20 26 61 64 122 41-15 5-70 14-122-93-11-86-58-124-58-124 50 98 38 185 21 239 0 0-9 15-32 15 15-32 20-64 20-98 0-200-225-361-499-361s-499 161-499 361c0 34 6 66 20 98-21 0-32-15-32-15-15-54-29-141 23-239 0 0-49 38-58 124h-2c-50 107-107 98-122 93 63 23 104-15 122-41 3 29 8 60 20 98h-53l58 43h21 58c20 29 45 55 74 78-2 1-147 87-257 15 0 0 32 66 139 60l-3 1c3-1 3 0 6-1h3c121-11 179 41 179 41-17-43-52-58-81-63 12-4 26-9 38-15 29 8 66 23 89 57l184 21h-2c26 2 49 3 75 3s49-1 75-3l182-21c23-34 61-49 89-57 14 6 26 11 38 15-29 5-64 20-81 63 0 0 58-52 179-41h3c2 1 3 0 5 1l-2-1c107 6 138-60 138-60-107 69-248-9-256-15zM558 1990c-9-6-14-14-18-20-2-2-2-3-2-3-6-8-12-14-15-20-23-38-34-78-34-118 0-171 202-309 450-309s450 138 450 309c0 40-11 80-34 118-3 6-9 12-15 20 0 0 0 1 0 3-5 6-12 14-20 20-78 90-219 148-381 148s-303-58-381-148zM1730 533c-12 52 6 101 33 135-39 214 0 982 5 1071 18-23 33-60 44-81-3-46-3-98-6-150 21 35 32 72 29 110-6 44-26 87-49 127-3 0-3 3-3 3-6 6-9 11-12 15-2 2-2 2-2 2-57 75-129 127-134 133-29 12-55 29-81 49h-1l-8 3c-17 12-34 26-52 37l-3 3c0 0-46 41-31 69 16 26 106 21 152-37 0 0-46 40-95 17-23-8-5-29 21-49h8 44 246l-5-25c0-1-3-33-7-87 6 0 15 0 21 0 2 0 5 3 8 3s6 3 3 11c-9 14-17 20-17 20 0 0 26-3 38-28 17-24-15-43-50-38-2 0-3 0-6 0-2-26-2-57-5-89 26-41 46-87 52-136 5-61-15-118-61-168 0-8 0-17 0-26 0 0 32-597 61-692l5-14-11-7c0 0-26-16-52-43 0 0-26-23-35-52-11-23-17-49-11-78 3-3 14-32 26-69l6 66c-6 21-9 38-15 58 6 15 20 38 35 47 8-32 15-64 26-93l3-6-29-317c0 46-32 150-32 150-12 64-51 150-53 156zM1772 1814c2 12 2 24 2 35-11 3-26 3-42 8 13-11 28-28 40-43zM1614 1947c55-35 110-60 163-66 3 28 6 49 6 66zM1803 712c12 11 23 20 29 23-20 78-37 274-49 407 0-104 3-306 20-430zM105 317c-23-53-35-168-35-168l3-12 15-7c34-9 129-52 129-107v-23h1444v23c0 55 99 98 133 107l15 7v12c0 0-11 115-34 168l-9-145c-39-15-131-56-149-126h-1356c-18 70-110 111-145 126zM4 1884c14 25 40 28 40 28 0 0-9-6-17-20-6-8-3-11 3-11 3 0 6-3 9-3 5 0 11 0 19 0-5 54-8 86-8 87l-3 25h243 43 9c25 20 42 41 20 49-49 23-95-17-95-17 46 58 135 63 152 37 15-28-31-69-31-69h2l-5-3c-17-11-35-25-53-37l-5-3h-3c-26-20-52-37-81-49-3-6-75-58-132-133v-2c-4-4-7-9-12-15l-3-3c-26-40-46-83-49-127-3-38 6-75 26-110 0 52 0 104-3 150 9 21 26 58 44 81 5-89 42-857 2-1071 26-34 46-83 32-135 0-6-37-92-49-156 0 0-32-104-32-150l-28 317 2 6c9 29 18 61 24 93 17-9 28-32 37-47-6-20-12-37-17-58l5-66c14 37 26 66 26 69 6 29 3 55-8 78-12 29-38 52-38 52-23 27-49 43-49 43l-11 7 3 14c28 95 60 692 60 692 0 9 0 18 0 26-43 50-63 107-58 168 3 49 24 95 50 136 0 32-3 63-4 89-2 0-5 0-8 0h2c-37-5-66 14-51 38zM108 1814c14 15 28 32 40 43-14-5-29-5-41-8 0-11 1-23 1-35zM104 1881c50 6 105 31 160 66h-165c0-17 3-38 5-66zM47 735c9-3 20-12 31-23 18 124 21 326 21 430-14-133-29-329-52-407z">
          <text:p/>
        </draw:path>
        <draw:path draw:style-name="gr3" draw:text-style-name="P3" draw:layer="layout" svg:width="1.827cm" svg:height="1.94cm" svg:x="1.102cm" svg:y="10.058cm" svg:viewBox="0 0 1828 1941" svg:d="M0 703c0 0 81 395 55 756 0 0-110 110 9 289l-10 193h861 862l-9-193c118-179 8-289 8-289-26-361 52-756 52-756l-49-40c12-20 38-143 38-143l-32-407c-101 40-169-113-169-113h-701-701c0 0-67 153-168 113l-32 407c0 0 27 123 38 143z">
          <text:p/>
        </draw:path>
        <draw:path draw:style-name="gr3" draw:text-style-name="P3" draw:layer="layout" svg:width="0.864cm" svg:height="0.581cm" svg:x="1.584cm" svg:y="11.571cm" svg:viewBox="0 0 865 582" svg:d="M433 0c238 0 432 130 432 291s-194 291-432 291c-237 0-433-130-433-291s196-291 433-291z">
          <text:p/>
        </draw:path>
        <draw:path draw:style-name="gr1" draw:text-style-name="P1" draw:layer="layout" svg:width="0.952cm" svg:height="0.67cm" svg:x="1.541cm" svg:y="11.527cm" svg:viewBox="0 0 953 671" svg:d="M476 582c-211 0-387-113-387-246 0-132 176-249 387-249 210 0 388 117 388 249 0 133-178 246-388 246zM476 671c262 0 477-150 477-335 0-186-215-336-477-336-263 0-476 150-476 336 0 185 213 335 476 335z">
          <text:p/>
        </draw:path>
        <draw:path draw:style-name="gr4" draw:text-style-name="P4" draw:layer="layout" svg:width="1.88cm" svg:height="2.203cm" svg:x="1.078cm" svg:y="10.035cm" svg:viewBox="0 0 1881 2204" svg:d="M105 315c-23-55-35-170-35-170l3-9 15-6c34-9 129-52 129-107v-23h1444v23c0 55 99 98 133 107l15 6v9c0 0-11 115-34 170l-9-145c-39-14-131-54-149-124h-1356c-18 70-110 110-145 124zM55 1842c1 0 4 0 6 0 1-26 4-55 4-87-26-40-47-87-50-136-5-60 15-118 58-167 0-9 0-18 0-29 0 0-32-597-60-692l-3-12 11-6c0 0 26-17 49-43 0 0 26-24 38-52 11-23 14-52 8-78 0-3-12-32-26-69l-5 66c5 18 11 38 17 58-9 14-20 37-37 46-6-32-15-66-24-93l-2-5 28-320c0 48 32 152 32 152 12 64 49 151 49 154 14 54-6 101-32 135 40 217 3 982-2 1071-18-21-35-58-44-81 3-46 3-95 3-147-20 35-29 69-26 109 3 44 23 87 49 125 0 3 3 3 3 6 5 5 8 8 12 14v3c57 72 129 127 132 130 29 14 55 32 81 49h3l6 5c17 12 35 24 52 38l5 3h-57-43-105c-3 17-2 72 90 94 0 0 15 49 153 80 139 32 29-140-14-174h2l-58-46h53c-12-35-17-67-20-96-18 26-59 64-122 41 15 5 72 12 122-95l2 2c9-86 58-124 58-124-52 99-38 185-23 237 0 0 11 15 32 17-14-32-20-66-20-98 0-199 225-360 499-360s499 161 499 360c0 32-5 66-20 98 23-2 32-17 32-17 17-52 29-138-21-237 0 0 47 38 58 124v-2c50 107 107 100 122 95-61 23-102-15-122-41-2 29-8 61-20 96h55l-58 46c-43 34-153 206-14 174 139-31 153-80 153-80 92-22 92-77 89-94h-103-44-55l3-3c18-14 35-26 55-38l5-5h1c26-17 52-35 81-49 5-3 77-58 134-130 0 0 0-3 2-3 3-6 6-9 12-14 0-3 0-3 3-6 23-38 43-81 49-125 3-40-8-74-29-109 3 52 3 101 6 147-11 23-26 60-44 81-5-89-44-854-5-1071-27-34-45-81-33-135 2-3 41-90 53-154 0 0 32-104 32-152l29 320-3 5c-11 27-18 61-26 93-15-9-29-32-35-46 6-20 9-40 15-58l-6-66c-12 37-23 66-26 69-6 26 0 55 11 78 9 28 35 52 35 52 26 26 52 43 52 43l11 6-5 12c-29 95-61 692-61 692 0 11 0 20 0 29 46 49 66 107 61 167-6 49-26 96-52 136 3 32 3 61 5 87 3 0 4 0 6 0 35-3 67 17 50 40-12 23-38 26-38 26 0 0 8-5 17-20 3-6 0-9-3-11-3 0-6 0-8 0-6-1-15-1-21-1 4 52 7 84 7 87l5 26h-94c-43 163-337 215-337 215-52-46-113-32-113-32 49-26 61-81 61-81l-67 15c-28 8-66 23-89 57l-185 20h3c-26 3-49 4-75 4s-49-1-75-4h2l-184-20c-23-34-60-49-89-57l-67-15c0 0 14 55 61 81 0 0-61-14-113 32 0 0-294-52-337-215h-90l3-26c0-3 3-35 8-87-8 0-14 0-19 1-3 0-6 0-9 0-6 2-9 5-3 11 8 15 17 20 17 20 0 0-26-3-40-26-15-23 14-43 51-40zM1783 1138c12-130 29-329 49-404-6-6-17-15-29-24-17 122-20 324-20 428zM1732 1853c16-2 31-5 42-6 0-11 0-22-2-34-12 14-27 29-40 40zM1614 1943h169c0-15-3-38-6-64-53 6-108 32-163 64zM1384 1989c-18 26-41 49-64 69 46 3 84-43 104-69zM489 1827c0 41 11 81 34 116 3 8 9 14 15 20 0 3 0 3 2 5 4 7 9 12 18 21 78 89 219 148 381 148s303-59 381-148c9-9 15-14 20-21 0-2 0-2 0-5 6-6 12-12 15-20 23-35 34-75 34-116 0-173-202-311-450-311s-450 138-450 311zM558 2058c-23-20-46-43-63-69h-41c20 29 58 72 104 69zM107 1847c12 1 27 4 41 6-12-11-26-26-40-40 0 12-1 23-1 34zM99 1943h165c-55-32-110-58-160-64-2 26-5 49-5 64zM99 1138c0-104-3-306-21-428-11 9-22 18-31 24 23 75 38 274 52 404z">
          <text:p/>
        </draw:path>
        <draw:path draw:style-name="gr3" draw:text-style-name="P3" draw:layer="layout" svg:width="1.827cm" svg:height="1.939cm" svg:x="1.102cm" svg:y="12.593cm" svg:viewBox="0 0 1828 1940" svg:d="M0 699c0 0 81 399 55 759 0 0-110 110 9 289l-10 193h861 862l-9-193c118-179 8-289 8-289-26-360 52-759 52-759l-49-37c12-21 38-142 38-142l-32-407c-101 41-169-113-169-113h-701-701c0 0-67 154-168 113l-32 407c0 0 27 121 38 142z">
          <text:p/>
        </draw:path>
        <draw:path draw:style-name="gr3" draw:text-style-name="P3" draw:layer="layout" svg:width="0.864cm" svg:height="0.581cm" svg:x="1.584cm" svg:y="14.105cm" svg:viewBox="0 0 865 582" svg:d="M433 0c238 0 432 131 432 293 0 159-194 289-432 289-237 0-433-130-433-289 0-162 196-293 433-293z">
          <text:p/>
        </draw:path>
        <draw:path draw:style-name="gr1" draw:text-style-name="P1" draw:layer="layout" svg:width="0.952cm" svg:height="0.671cm" svg:x="1.541cm" svg:y="14.061cm" svg:viewBox="0 0 953 672" svg:d="M476 582c-211 0-387-113-387-246 0-136 176-249 387-249 208 0 388 113 388 249 0 133-180 246-388 246zM476 672c262 0 477-151 477-336 0-188-215-336-477-336-263 0-476 148-476 336 0 185 213 336 476 336z">
          <text:p/>
        </draw:path>
        <draw:path draw:style-name="gr4" draw:text-style-name="P4" draw:layer="layout" svg:width="1.88cm" svg:height="2.186cm" svg:x="1.078cm" svg:y="12.569cm" svg:viewBox="0 0 1881 2187" svg:d="M1384 1991h52c-41 34-50 74-50 74 17 0 41 15 41 15-20-49 37-89 37-89l58-46h-55c12-35 18-67 20-96 20 26 61 66 122 41-15 5-72 14-122-93-11-86-58-124-58-124 50 98 38 185 21 239 0 0-9 15-32 15 15-32 20-64 20-98 0-201-225-362-499-362-275 0-499 161-499 362 0 34 6 66 20 98-21 0-32-15-32-15-15-54-29-141 23-239 0 0-49 38-58 124h-2c-50 107-107 98-122 93 63 25 104-15 122-41 3 29 8 61 20 96h-53l58 45-2 1c0 0 57 40 37 89 0 0 26-15 40-15 0 0-11-40-49-74h53c20 28 43 54 72 75-136 14-206 89-206 89 119-35 174 0 174 0-6-29-38-35-38-35 3-37 96-14 96-14 29 8 66 23 89 58l184 20h-2c26 3 49 3 75 3s49 0 75-3h-3l185-20c23-35 61-50 89-58 0 0 93-23 95 14 0 0-31 6-37 35 0 0 55-35 173 0 0 0-69-75-205-89 29-21 52-47 73-75zM558 1991c-9-6-14-15-18-21-2-2-2-3-2-3-6-8-12-14-15-22-23-35-34-76-34-116 0-171 202-313 450-313s450 142 450 313c0 40-11 81-34 116-3 8-9 14-15 22 0 0 0 1 0 3-5 6-12 15-20 21-78 89-219 147-381 147s-303-58-381-147zM1730 529c-12 55 6 101 33 135-39 217 0 986 5 1075 18-23 33-60 44-81-3-50-3-99-6-151 21 35 32 70 29 110-6 45-26 88-49 126-3 2-3 5-3 5-6 6-9 11-12 15-2 2-2 2-2 2-57 75-129 127-134 131-29 16-55 31-81 49h-1l-8 5c-17 12-34 26-52 38l-3 3c0 0-23 17-26 46 0 0 20-32 72-46h9 44 17c-81 48-119 115-119 115 24 8 41 34 41 34-15-52 29-92 75-120 3-1 69-32 127-29h105l-5-26c0-1-3-32-7-87 6 0 15 0 21 0 2 0 5 3 8 3s6 3 3 11c-9 15-17 20-17 20 0 0 26-2 38-28 17-24-15-43-50-40 0 0-3 0-6 0-2-26-2-55-5-87 26-41 46-87 52-137 5-61-15-118-61-168 0-9 0-20 0-28 0 0 32-598 61-693l5-12-11-6c0 0-26-17-52-43 0 0-26-26-35-52-11-23-17-49-11-78 3-3 14-31 26-69l6 66c-6 18-9 38-15 58 6 14 20 37 35 46 8-32 15-66 26-95l3-3-29-320c0 48-32 152-32 152-12 64-51 151-53 154zM1772 1814c2 12 2 24 2 35-11 3-26 6-42 9 13-14 28-29 40-44zM1614 1945c55-33 110-58 163-64 3 29 6 49 6 64zM1803 710c12 9 23 18 29 24-20 75-37 274-49 404 0-104 3-306 20-428zM105 315c-23-55-35-170-35-170l3-9 15-5c34-10 129-53 129-108v-23h1444v23c0 55 99 98 133 108l15 5v9c0 0-11 115-34 170l-9-145c-39-14-131-54-149-124h-1356c-18 70-110 110-145 124zM4 1884c14 26 40 28 40 28 0 0-9-5-17-20-6-8-3-11 3-11 3 0 6-3 9-3 5 0 11 0 19 0-5 55-8 86-8 87l-3 26h170c52 22 156 74 133 149 0 0 18-26 41-34 0 0-38-67-119-115h18 43 9c54 14 72 46 72 46-3-29-26-46-26-46h2l-5-3c-17-12-35-26-53-38l-5-5h-3c-26-18-52-33-81-49-3-4-75-56-132-131v-2c-4-4-7-9-12-15 0 0-3-3-3-5-26-38-46-81-49-126-3-40 6-75 26-110 0 52 0 101-3 151 9 21 26 58 44 81 5-89 42-858 2-1075 26-34 46-80 32-135 0-3-37-90-49-154 0 0-32-104-32-152l-28 320 2 3c9 29 18 63 24 95 17-9 28-32 37-46-6-20-12-40-17-58l5-66c14 38 26 66 26 69 6 29 3 55-8 78-12 26-38 52-38 52-23 26-49 43-49 43l-11 6 3 12c28 95 60 693 60 693 0 8 0 19 0 28-43 50-63 107-58 168 3 50 24 96 50 137 0 32-3 61-4 87-2 0-5 0-6 0-37-3-66 16-51 40zM108 1814c14 15 28 30 40 44-14-3-29-6-41-9 0-11 1-23 1-35zM104 1881c50 6 105 31 160 64h-165c0-15 3-35 5-64zM47 734c9-6 20-15 31-24 18 122 21 324 21 428-14-130-29-329-52-404z">
          <text:p/>
        </draw:path>
        <draw:path draw:style-name="gr3" draw:text-style-name="P3" draw:layer="layout" svg:width="1.827cm" svg:height="1.94cm" svg:x="1.102cm" svg:y="15.118cm" svg:viewBox="0 0 1828 1941" svg:d="M0 699c0 0 81 395 55 760 0 0-110 110 9 289l-10 193h861 862l-9-193c118-179 8-289 8-289-26-365 52-760 52-760l-49-38c12-20 38-141 38-141l-32-408c-101 41-169-112-169-112h-701-701c0 0-67 153-168 112l-32 408c0 0 27 121 38 141z">
          <text:p/>
        </draw:path>
        <draw:path draw:style-name="gr3" draw:text-style-name="P3" draw:layer="layout" svg:width="0.864cm" svg:height="0.583cm" svg:x="1.584cm" svg:y="16.631cm" svg:viewBox="0 0 865 584" svg:d="M433 0c238 0 432 130 432 288 0 162-194 296-432 296-237 0-433-134-433-296 0-158 196-288 433-288z">
          <text:p/>
        </draw:path>
        <draw:path draw:style-name="gr1" draw:text-style-name="P1" draw:layer="layout" svg:width="0.952cm" svg:height="0.67cm" svg:x="1.541cm" svg:y="16.587cm" svg:viewBox="0 0 953 671" svg:d="M476 582c-211 0-387-114-387-250 0-132 176-245 387-245 208 0 388 113 388 245 0 136-180 250-388 250zM476 671c262 0 477-150 477-339 0-184-215-332-477-332-263 0-476 148-476 332 0 189 213 339 476 339z">
          <text:p/>
        </draw:path>
        <draw:path draw:style-name="gr4" draw:text-style-name="P4" draw:layer="layout" svg:width="0.413cm" svg:height="1.828cm" svg:x="2.543cm" svg:y="15.317cm" svg:viewBox="0 0 414 1829" svg:d="M266 308c-12 55 6 101 32 138-38 214 0 981 3 1071 20-23 34-61 43-81 0-46-3-98-3-150 20 35 29 72 26 110-3 43-23 86-49 127 0 0 0 2-3 3-3 5-6 11-11 17-1 0-1 0-1 0-54 75-127 127-132 133-30 12-57 29-83 49h-2l-6 2c-17 12-35 26-52 38l-6 3c0 0-40 29-12 61 0 0-8-32 61-61h9 43 244l-3-23c0-3-3-35-6-90 6 0 12 0 18 1 3 0 6 2 9 2 5 1 8 4 3 12-7 14-15 20-15 20 0 0 23-3 37-28 15-24-14-41-49-41-3 0-5 3-6 3-2-26-5-55-5-89 26-41 46-87 52-137 3-60-17-117-61-167 0-9 0-17 0-28 0 0 32-595 61-691l3-14-9-6c0 0-26-17-52-43 0 0-26-23-37-52-9-23-15-49-9-78 3-3 14-32 26-69l5 66c-5 18-11 38-16 58 8 14 20 37 37 49 6-35 14-67 26-95v-6l-29-322c0 49-32 153-32 153-11 67-46 152-49 155zM306 1592c1 12 3 23 3 34-14 3-28 4-40 9 11-14 26-28 37-43zM150 1725c55-35 111-61 162-66 1 26 3 48 6 66zM338 489c12 12 21 20 29 24-20 75-38 274-49 406-3-104 0-306 20-430z">
          <text:p/>
        </draw:path>
        <draw:path draw:style-name="gr4" draw:text-style-name="P4" draw:layer="layout" svg:width="1.738cm" svg:height="0.318cm" svg:x="1.148cm" svg:y="15.095cm" svg:viewBox="0 0 1739 319" svg:d="M44 168c37-12 129-53 147-122h1357c18 69 110 110 148 122l8 151c23-57 35-174 35-174v-10l-17-5c-32-11-130-52-130-107v-23h-1445v23c0 55-98 96-130 107l-17 5v10c0 0 12 117 35 174z">
          <text:p/>
        </draw:path>
        <draw:path draw:style-name="gr4" draw:text-style-name="P4" draw:layer="layout" svg:width="0.414cm" svg:height="1.828cm" svg:x="1.078cm" svg:y="15.317cm" svg:viewBox="0 0 415 1829" svg:d="M4 1662c14 25 40 28 40 28 0 0-9-6-17-20-6-8-3-11 3-12 3 0 6-2 9-2 5-1 11-1 19-1-5 55-8 87-8 90l-3 23h243 43 9c70 29 64 61 64 61 26-32-14-61-14-61l-3-3c-19-12-39-26-57-38l-5-2h-3c-26-20-52-37-81-49-3-6-75-58-132-133-4-6-7-12-12-17 0-1-3-3-3-3-26-41-46-84-49-127-3-38 6-75 26-110 0 52 0 104-3 150 9 20 26 58 44 81 5-90 42-857 2-1071 26-37 46-83 32-138 0-3-37-88-49-155 0 0-32-104-32-153l-28 322 2 6c9 28 18 60 24 95 17-12 28-35 37-49-6-20-12-40-17-58l5-66c14 37 26 66 26 69 6 29 3 55-8 78-12 29-38 52-38 52-23 26-49 43-49 43l-11 6 3 14c28 96 60 691 60 691 0 11 0 19 0 28-43 50-63 107-58 167 3 50 24 96 50 137 0 34-3 63-4 89-2 0-5-3-6-3-37 0-66 17-51 41zM108 1592c14 15 28 29 40 43-14-5-29-6-41-9 0-11 1-22 1-34zM104 1659c50 5 105 31 160 66h-165c0-18 3-40 5-66zM47 513c9-6 20-12 31-24 18 124 21 326 21 430-14-132-29-331-52-406z">
          <text:p/>
        </draw:path>
        <draw:path draw:style-name="gr4" draw:text-style-name="P4" draw:layer="layout" svg:width="1.472cm" svg:height="0.72cm" svg:x="1.281cm" svg:y="16.561cm" svg:viewBox="0 0 1473 721" svg:d="M1251 599c0 0-35-31 11-75l58-43h-55c12-38 18-70 20-99 21 26 61 67 122 44-15 3-70 11-122-99-11-84-57-122-57-122 49 99 37 187 20 241 0 0-9 14-31 14 14-31 20-63 20-98 0-200-225-362-501-362-277 0-500 162-500 362 0 35 7 67 20 98-22 0-31-14-31-14-17-54-29-142 20-241 0 0-46 38-57 122-52 110-107 102-122 99 61 23 101-18 122-44 2 29 8 61 20 99h-55l58 43c46 44 11 75 11 75-57 26-136 40-222 0 0 0 35 52 87 66 0 0 80-31 126-20 0 0 70-89 139-54 3 3 6 8 11 8 1 3 1 3 1 3-139 20-128 115-128 115 12-40 70-37 70-37 12-46 84-40 84-40 8 2 14 5 23 8 2 0 5 3 6 3 5 3 11 6 17 9 6 0 9 5 14 8 3 1 6 3 9 6 8 6 14 14 20 23l182 20c12 1 23 3 34 3 12 0 27 1 41 1s26-1 40-1c12 0 23-2 35-3h-3l186-20c23-35 61-49 89-57 0 0 73-6 84 40 0 0 55-3 70 37 0 0 11-95-128-115l1-3c5 0 8-5 11-8 69-35 139 54 139 54 43-11 127 20 127 20 51-14 86-66 86-66-86 40-164 26-222 0zM736 50c249 0 451 138 451 312 0 41-11 81-34 119-3 5-9 12-14 20-1 0-1 0-1 3-5 6-11 14-19 20-29 35-67 61-111 84 0 2-2 2-5 3-12 6-26 14-41 20-2 0-3 0-3 0-17 6-35 12-53 17h-3c-14 6-29 9-46 12-3 0-8 2-14 2-12 3-26 4-38 6-5 0-11 0-15 1-19 2-37 2-54 2-18 0-37 0-55-2-6-1-9-1-14-1-15-2-26-3-41-6-3 0-8-2-14-2-14-3-29-6-44-12-2 0-2 0-3 0-17-5-34-11-51-17 0 0-1 0-3 0-14-6-29-14-41-20-2-1-5-1-5-3-44-23-82-49-113-84-6-6-11-14-17-20 0-3 0-3-1-3-5-8-11-15-14-20-23-38-34-78-34-119 0-174 202-312 450-312zM259 582c1-23-11-44-19-58h51c6 9 9 15 17 23 0 0-19 17-49 35zM1214 582c-30-18-49-35-49-35 8-8 14-14 17-23h52c-9 14-21 35-20 58z">
          <text:p/>
        </draw:path>
        <draw:path draw:style-name="gr3" draw:text-style-name="P3" draw:layer="layout" svg:width="1.828cm" svg:height="1.94cm" svg:x="1.102cm" svg:y="17.635cm" svg:viewBox="0 0 1829 1941" svg:d="M0 699c0 0 81 399 55 760 0 0-110 110 9 289l-10 193h861 862l-9-193c118-179 8-289 8-289-26-361 53-760 53-760l-50-38c12-20 38-141 38-141l-32-407c-101 40-169-113-169-113h-701-701c0 0-67 153-168 113l-32 407c0 0 27 121 38 141z">
          <text:p/>
        </draw:path>
        <draw:path draw:style-name="gr3" draw:text-style-name="P3" draw:layer="layout" svg:width="0.864cm" svg:height="0.583cm" svg:x="1.584cm" svg:y="19.148cm" svg:viewBox="0 0 865 584" svg:d="M433 0c238 0 432 130 432 291 0 163-194 293-432 293-237 0-433-130-433-293 0-161 196-291 433-291z">
          <text:p/>
        </draw:path>
        <draw:path draw:style-name="gr1" draw:text-style-name="P1" draw:layer="layout" svg:width="0.952cm" svg:height="0.67cm" svg:x="1.541cm" svg:y="19.104cm" svg:viewBox="0 0 953 671" svg:d="M476 581c-211 0-387-113-387-246 0-135 176-248 387-248 208 0 388 113 388 248 0 133-180 246-388 246zM476 671c262 0 477-152 477-336 0-185-215-335-477-335-263 0-476 150-476 335 0 184 213 336 476 336z">
          <text:p/>
        </draw:path>
        <draw:path draw:style-name="gr4" draw:text-style-name="P4" draw:layer="layout" svg:width="1.88cm" svg:height="2.203cm" svg:x="1.078cm" svg:y="17.612cm" svg:viewBox="0 0 1881 2204" svg:d="M1464 1990l58-43h-55c12-38 18-70 20-99 20 26 61 67 122 44-15 3-70 11-122-96-11-83-58-124-58-124 50 99 38 188 21 240 0 0-9 14-32 14 15-31 20-63 20-98 0-199-225-360-499-360s-499 161-499 360c0 35 6 67 20 98-21 0-32-14-32-14-15-52-29-141 23-240 0 0-49 41-58 124h-2c-50 107-107 99-122 96 63 23 104-18 122-44 3 29 8 61 20 99h-53l58 43c0 0 61 44 49 130 0 0-11 29 15 31 23 4 52-49-26-161h41c11 17 23 32 37 46 0 0 0 3 3 3 81 121 12 139 12 139-6 3-9 11-6 17 14 20 89 12 57-87 29 9 64 23 84 55l184 20h-2c26 3 49 4 75 4s49-1 75-4h-3l185-20c20-32 57-46 84-55-32 99 45 107 57 87 3-6 0-14-5-17 0 0-70-18 11-139 3 0 3-3 3-3 14-14 28-29 38-46h40c-76 112-49 165-24 161 24-2 15-31 15-31-14-86 49-130 49-130zM939 2137c-162 0-303-58-381-147-9-6-14-14-18-20-2 0-2-3-2-3-6-6-12-15-15-20-23-38-34-78-34-119 0-170 202-309 450-309s450 139 450 309c0 41-11 81-34 119-3 5-9 14-15 20v3c-5 6-12 14-20 20-78 89-219 147-381 147zM1730 528c-12 55 6 101 36 138-42 214-3 983 2 1073 18-23 33-60 44-81-3-46-3-98-6-150 21 35 32 72 29 109-6 47-26 90-49 127-3 1-3 3-3 4-6 5-9 11-12 17-2 0-2 0-2 0-57 75-129 127-134 132-29 15-55 30-81 50h-1l-5 2c-11 7-20 15-29 21-11 6-20 14-29 20-57 52-37 98-20 104 17 5 23-20 23-20 0-41 29-69 49-84h3 44 246l-5-23c0-3-3-35-7-90 6 0 15 0 21 1 2 0 5 2 8 2 3 1 6 6 3 12-9 14-17 20-17 20 0 0 26-3 38-26 17-26-15-43-50-41-2 0-3 0-6 0-2-25-2-54-5-86 26-43 46-90 52-139 5-60-15-115-61-167 0-9 0-17 0-26 0 0 32-601 61-697l5-11-11-6c0 0-26-17-52-43 0 0-26-24-35-52-11-23-17-50-8-78 0-3 11-32 23-69l6 66c-6 17-9 37-15 58 6 14 20 37 35 46 8-32 15-67 26-93l3-5-29-321c0 49-32 153-32 153-12 64-51 150-53 153zM1772 1814c2 12 2 23 2 34-11 3-26 4-42 9 13-12 28-28 40-43zM1614 1947c55-35 110-58 163-66 3 28 6 49 6 66zM1803 710c12 11 23 17 29 23-20 75-37 274-49 408 0-108 3-310 20-431zM105 315c-23-53-35-171-35-171l3-8 15-6c34-9 129-52 129-107v-23h1444v23c0 55 99 98 133 107l15 6v8c0 0-11 118-34 171l-9-145c-39-14-131-54-149-124h-1356c-18 70-110 110-145 124zM4 1886c14 23 40 26 40 26 0 0-9-6-17-20-6-6-3-11 3-12 3 0 6-2 9-2 5-1 11-1 19-1-5 55-8 87-8 90l-3 23h243 43 3c22 15 49 43 49 84 0 0 6 25 25 20 15-6 36-52-20-104h-2c-9-6-18-14-27-20-11-6-19-14-29-21l-5-2h-3c-26-20-52-35-81-50-3-5-75-57-132-132-4-6-7-12-12-17 0-1-3-3-3-4-26-37-46-80-49-127-3-37 6-74 26-109 0 52 0 104-3 150 9 21 26 58 44 81 2-90 42-859 2-1073 26-37 46-83 32-138 0-3-37-89-49-153 0 0-32-104-32-153l-28 321 2 5c9 26 18 61 24 93 17-9 28-32 37-46-6-21-12-41-17-58l5-66c14 37 26 66 26 69 6 28 3 55-8 78-12 28-38 52-38 52-23 26-49 43-49 43l-11 6 3 11c28 96 60 697 60 697 0 9 0 17 0 26-43 52-63 107-58 167 3 49 24 96 50 139 0 32-3 61-4 86-2 0-5 0-8 0h2c-37-2-66 15-51 41zM108 1814c14 15 28 31 40 43-14-5-29-6-41-9 0-11 1-22 1-34zM104 1881c50 8 105 31 160 66h-165c0-17 3-38 5-66zM47 733c9-6 20-12 31-23 18 121 21 323 21 431-14-134-29-333-52-408z">
          <text:p/>
        </draw:path>
        <draw:path draw:style-name="gr4" draw:text-style-name="P4" draw:layer="layout" svg:width="6.353cm" svg:height="6.324cm" svg:x="7.619cm" svg:y="20.747cm" svg:viewBox="0 0 6354 6325" svg:d="M6178 0h-6001l-177 176v5973l177 176h6001l176-176v-5973zM6305 196v138c-14-43-34-89-63-133v-2c-41-61-98-116-179-150h95zM5994 6276h-5636c-90-21-164-73-219-150v-5925c46-69 118-127 222-152h5633c92 22 167 72 222 150v5927c-49 66-118 127-222 150zM49 412c9-49 29-110 61-170v5841c-3-9-11-18-15-30-23-49-37-98-46-138zM6242 242c6 9 12 20 17 31 24 47 38 96 46 139v5500c-8 49-29 113-63 171zM197 49h95c-81 34-139 89-179 150h-3v2c-26 44-49 90-61 133v-138zM49 6128v-135c12 41 35 87 61 133h3c40 61 98 118 179 150h-95zM6158 6276h-95c81-32 138-89 179-150 29-46 49-92 63-133v135z">
          <text:p/>
        </draw:path>
        <draw:path draw:style-name="gr4" draw:text-style-name="P4" draw:layer="layout" svg:width="6.529cm" svg:height="7.023cm" svg:x="7.53cm" svg:y="13.421cm" svg:viewBox="0 0 6530 7024" svg:d="M6530 6288l-2-17-15-1c0 0-55-5-72-141v-5985l-15-5c-40-12-141-58-141-119v-20h-6040v20c0 61-101 107-141 119l-14 5v5985c-18 136-73 141-73 141h-17v18c0 164 38 292 90 392v199l14 6c40 12 141 58 141 116v23h6040v-23c0-58 101-104 141-116l15-6v-199c51-100 89-228 89-392zM6452 6268c14 20 32 29 41 34-1 115-21 211-52 292v-341c3 6 6 12 11 15zM133 378c6-11 14-32 29-55v5789c0 121-9 256-29 404zM133 6640c32-199 48-375 48-528v-5818c58-95 162-225 298-251h5572c136 26 240 156 298 251v5818c0 153 16 329 48 528v49c-34 63-75 112-112 150-84 84-167 127-199 141h-5642c-46-20-205-104-311-291zM6397 6516c-20-148-29-283-29-404v-5789c15 26 23 44 29 55zM6397 176v127c-43-78-127-199-242-260h87c17 73 118 118 155 133zM288 43h87c-115 61-199 182-242 260v-127c40-15 138-60 155-133zM37 6302c9-5 27-14 41-34 5-3 8-9 12-15v341c-32-81-52-179-53-292zM133 6848v-92c29 45 60 80 89 109 52 55 104 90 145 115h-79c-17-74-115-118-155-132zM6242 6980h-79c41-25 93-60 145-115 29-29 60-64 89-109v92c-37 14-138 58-155 132z">
          <text:p/>
        </draw:path>
        <draw:path draw:style-name="gr4" draw:text-style-name="P4" draw:layer="layout" svg:width="6.522cm" svg:height="13.658cm" svg:x="14.198cm" svg:y="13.421cm" svg:viewBox="0 0 6523 13659" svg:d="M6440 12718v-12574l-14-5c-41-12-142-58-142-119v-20h-6039v20c0 61-101 107-142 119l-14 5v12554c-23 90-110 462-84 658l3 12 9 3c2 0 32 11 72 29v115l14 6c41 11 142 55 142 116v22h6039v-22c0-58 101-105 142-116l14-6v-118c38-17 66-26 66-26l12-3v-12c26-184-49-525-78-638zM132 378c6-11 17-29 29-55v12424c0 122-8 255-29 404zM132 13275c32-198 49-375 49-528v-12453c58-95 162-225 298-251h5571c136 26 240 156 298 251v12453c0 153 17 330 49 528v104c-96 44-228 125-251 237h-5768c-23-110-150-190-246-236zM6368 323c12 26 23 44 29 55v12773c-20-149-29-282-29-404zM6397 176v127c-46-78-127-199-243-260h87c17 73 116 118 156 133zM288 43h87c-116 61-197 182-243 260v-127c40-15 139-60 156-133zM40 13342c-15-130 17-338 49-482v500c-21-9-40-15-49-18zM132 13483v-63c84 43 188 109 211 196h-55c-17-75-116-118-156-133zM6397 13483c-40 15-139 58-156 133h-58c21-87 128-156 214-199zM6484 13342c-9 3-24 9-44 17v-476c29 142 58 335 44 459z">
          <text:p/>
        </draw:path>
        <draw:path draw:style-name="gr4" draw:text-style-name="P4" draw:layer="layout" svg:width="6.35cm" svg:height="5.132cm" svg:x="0.952cm" svg:y="21.947cm" svg:viewBox="0 0 6351 5133" svg:d="M6351 104v-31h-101v-73h-43c0 0-18 24-66 24h-5931c-48 0-66-24-66-24h-43v73h-101v31c40 0 43 70 43 70v4743c0 0-3 67-43 67v34h43 58v115h43v-5078h6063v5024h-6063v54c0 0 18-26 66-26h5931c48 0 66 26 66 26h43v-115h58 43v-34c-40 0-43-67-43-67v-4743c0 0 3-70 43-70zM101 4917h-32v-4717h32zM6282 4917h-32v-4717h32z">
          <text:p/>
        </draw:path>
        <draw:line draw:style-name="gr11" draw:text-style-name="P5" draw:layer="layout" svg:x1="9.525cm" svg:y1="2.251cm" svg:x2="20.04cm" svg:y2="2.251cm">
          <text:p/>
        </draw:line>
        <draw:line draw:style-name="gr11" draw:text-style-name="P5" draw:layer="layout" svg:x1="9.525cm" svg:y1="3.171cm" svg:x2="20.04cm" svg:y2="3.171cm">
          <text:p/>
        </draw:line>
        <draw:frame draw:style-name="gr12" draw:text-style-name="P8" draw:layer="layout" svg:width="0.667cm" svg:height="0.289cm" svg:x="9.55cm" svg:y="3.168cm">
          <draw:text-box>
            <text:p text:style-name="P7"><text:span text:style-name="T1">RACE</text:span></text:p>
          </draw:text-box>
        </draw:frame>
        <draw:frame draw:style-name="gr12" draw:text-style-name="P8" draw:layer="layout" svg:width="1.886cm" svg:height="0.289cm" svg:x="9.55cm" svg:y="2.248cm">
          <draw:text-box>
            <text:p text:style-name="P7"><text:span text:style-name="T1">CLASS &amp; LEVEL</text:span></text:p>
          </draw:text-box>
        </draw:frame>
        <draw:frame draw:style-name="gr12" draw:text-style-name="P8" draw:layer="layout" svg:width="1.725cm" svg:height="0.289cm" svg:x="16.94cm" svg:y="2.248cm">
          <draw:text-box>
            <text:p text:style-name="P7"><text:span text:style-name="T1">PLAYER NAME</text:span></text:p>
          </draw:text-box>
        </draw:frame>
        <draw:frame draw:style-name="gr12" draw:text-style-name="P8" draw:layer="layout" svg:width="2.305cm" svg:height="0.289cm" svg:x="2.438cm" svg:y="3.175cm">
          <draw:text-box>
            <text:p text:style-name="P7"><text:span text:style-name="T1">CHARACTER NAME</text:span></text:p>
          </draw:text-box>
        </draw:frame>
        <draw:frame draw:style-name="gr12" draw:text-style-name="P8" draw:layer="layout" svg:width="1.776cm" svg:height="0.289cm" svg:x="13.529cm" svg:y="2.248cm">
          <draw:text-box>
            <text:p text:style-name="P7"><text:span text:style-name="T1">BACKGROUND</text:span></text:p>
          </draw:text-box>
        </draw:frame>
        <draw:frame draw:style-name="gr12" draw:text-style-name="P8" draw:layer="layout" svg:width="2.517cm" svg:height="0.289cm" svg:x="16.94cm" svg:y="3.175cm">
          <draw:text-box>
            <text:p text:style-name="P7"><text:span text:style-name="T1">EXPERIENCE POINTS</text:span></text:p>
          </draw:text-box>
        </draw:frame>
        <draw:line draw:style-name="gr11" draw:text-style-name="P5" draw:layer="layout" svg:x1="8.71cm" svg:y1="11.573cm" svg:x2="10.396cm" svg:y2="11.573cm">
          <text:p/>
        </draw:line>
        <draw:path draw:style-name="gr3" draw:text-style-name="P3" draw:layer="layout" svg:width="0.211cm" svg:height="0.211cm" svg:x="3.575cm" svg:y="7.348cm" svg:viewBox="0 0 212 212" svg:d="M105 212c59 0 107-46 107-105 0-61-48-107-107-107-58 0-105 46-105 107 0 59 47 105 105 105z">
          <text:p/>
        </draw:path>
        <draw:path draw:style-name="gr4" draw:text-style-name="P4" draw:layer="layout" svg:width="0.237cm" svg:height="0.234cm" svg:x="3.561cm" svg:y="7.337cm" svg:viewBox="0 0 238 235" svg:d="M120 235c-68 0-120-52-120-116 0-66 52-119 120-119 66 0 118 53 118 119 0 64-52 116-118 116zM120 25c-51 0-94 42-94 94s43 92 94 92c52 0 92-40 92-92s-40-94-92-94z">
          <text:p/>
        </draw:path>
        <draw:frame draw:style-name="gr12" draw:text-style-name="P8" draw:layer="layout" svg:width="1.45cm" svg:height="0.289cm" svg:x="13.529cm" svg:y="3.168cm">
          <draw:text-box>
            <text:p text:style-name="P7"><text:span text:style-name="T1">ALIGNMENT</text:span></text:p>
          </draw:text-box>
        </draw:frame>
        <draw:line draw:style-name="gr13" draw:text-style-name="P5" draw:layer="layout" svg:x1="3.986cm" svg:y1="7.596cm" svg:x2="4.488cm" svg:y2="7.596cm">
          <text:p/>
        </draw:line>
        <draw:path draw:style-name="gr3" draw:text-style-name="P3" draw:layer="layout" svg:width="0.211cm" svg:height="0.211cm" svg:x="3.575cm" svg:y="7.824cm" svg:viewBox="0 0 212 212" svg:d="M105 212c59 0 107-46 107-104 0-59-48-108-107-108-58 0-105 49-105 108 0 58 47 104 105 104z">
          <text:p/>
        </draw:path>
        <draw:path draw:style-name="gr4" draw:text-style-name="P4" draw:layer="layout" svg:width="0.237cm" svg:height="0.237cm" svg:x="3.561cm" svg:y="7.813cm" svg:viewBox="0 0 238 238" svg:d="M120 238c-68 0-120-55-120-119 0-67 52-119 120-119 66 0 118 52 118 119 0 64-52 119-118 119zM120 25c-51 0-94 41-94 94 0 50 43 93 94 93 52 0 92-43 92-93 0-53-40-94-92-94z">
          <text:p/>
        </draw:path>
        <draw:frame draw:style-name="gr12" draw:text-style-name="P8" draw:layer="layout" svg:width="0.246cm" svg:height="0.289cm" svg:x="3.799cm" svg:y="7.342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86cm" svg:y1="8.073cm" svg:x2="4.488cm" svg:y2="8.073cm">
          <text:p/>
        </draw:line>
        <draw:frame draw:style-name="gr12" draw:text-style-name="P8" draw:layer="layout" svg:width="0.246cm" svg:height="0.289cm" svg:x="4.487cm" svg:y="7.37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077cm" svg:height="0.289cm" svg:x="4.621cm" svg:y="7.306cm">
          <draw:text-box>
            <text:p text:style-name="P7"><text:span text:style-name="T1">Strength</text:span></text:p>
          </draw:text-box>
        </draw:frame>
        <draw:path draw:style-name="gr3" draw:text-style-name="P3" draw:layer="layout" svg:width="0.211cm" svg:height="0.21cm" svg:x="3.575cm" svg:y="8.301cm" svg:viewBox="0 0 212 211" svg:d="M105 211c59 0 107-50 107-107 0-56-48-104-107-104-58 0-105 48-105 104 0 57 47 107 105 107z">
          <text:p/>
        </draw:path>
        <draw:path draw:style-name="gr4" draw:text-style-name="P4" draw:layer="layout" svg:width="0.237cm" svg:height="0.237cm" svg:x="3.561cm" svg:y="8.289cm" svg:viewBox="0 0 238 238" svg:d="M120 238c-68 0-120-55-120-119 0-67 52-119 120-119 66 0 118 52 118 119 0 64-52 119-118 119zM120 26c-51 0-94 41-94 93 0 50 43 93 94 93 52 0 92-43 92-93 0-52-40-93-92-93z">
          <text:p/>
        </draw:path>
        <draw:frame draw:style-name="gr12" draw:text-style-name="P8" draw:layer="layout" svg:width="0.246cm" svg:height="0.289cm" svg:x="3.799cm" svg:y="7.818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86cm" svg:y1="8.549cm" svg:x2="4.488cm" svg:y2="8.549cm">
          <text:p/>
        </draw:line>
        <draw:frame draw:style-name="gr12" draw:text-style-name="P8" draw:layer="layout" svg:width="0.246cm" svg:height="0.289cm" svg:x="4.487cm" svg:y="7.85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149cm" svg:height="0.289cm" svg:x="4.621cm" svg:y="7.783cm">
          <draw:text-box>
            <text:p text:style-name="P7"><text:span text:style-name="T1">Dexterity</text:span></text:p>
          </draw:text-box>
        </draw:frame>
        <draw:path draw:style-name="gr3" draw:text-style-name="P3" draw:layer="layout" svg:width="0.211cm" svg:height="0.211cm" svg:x="3.575cm" svg:y="8.777cm" svg:viewBox="0 0 212 212" svg:d="M105 212c59 0 107-48 107-105 0-61-48-107-107-107-58 0-105 46-105 107 0 57 47 105 105 105z">
          <text:p/>
        </draw:path>
        <draw:path draw:style-name="gr4" draw:text-style-name="P4" draw:layer="layout" svg:width="0.237cm" svg:height="0.235cm" svg:x="3.561cm" svg:y="8.765cm" svg:viewBox="0 0 238 236" svg:d="M120 236c-68 0-120-52-120-116 0-66 52-120 120-120 66 0 118 54 118 120 0 64-52 116-118 116zM120 26c-51 0-94 42-94 94s43 92 94 92c52 0 92-40 92-92s-40-94-92-94z">
          <text:p/>
        </draw:path>
        <draw:frame draw:style-name="gr12" draw:text-style-name="P8" draw:layer="layout" svg:width="0.246cm" svg:height="0.289cm" svg:x="3.799cm" svg:y="8.294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86cm" svg:y1="9.025cm" svg:x2="4.488cm" svg:y2="9.025cm">
          <text:p/>
        </draw:line>
        <draw:frame draw:style-name="gr12" draw:text-style-name="P8" draw:layer="layout" svg:width="0.246cm" svg:height="0.289cm" svg:x="4.487cm" svg:y="8.32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492cm" svg:height="0.289cm" svg:x="4.621cm" svg:y="8.259cm">
          <draw:text-box>
            <text:p text:style-name="P7"><text:span text:style-name="T1">Constitution</text:span></text:p>
          </draw:text-box>
        </draw:frame>
        <draw:path draw:style-name="gr3" draw:text-style-name="P3" draw:layer="layout" svg:width="0.211cm" svg:height="0.211cm" svg:x="3.575cm" svg:y="9.253cm" svg:viewBox="0 0 212 212" svg:d="M105 212c59 0 107-46 107-105 0-58-48-107-107-107-58 0-105 49-105 107 0 59 47 105 105 105z">
          <text:p/>
        </draw:path>
        <draw:path draw:style-name="gr4" draw:text-style-name="P4" draw:layer="layout" svg:width="0.237cm" svg:height="0.234cm" svg:x="3.561cm" svg:y="9.242cm" svg:viewBox="0 0 238 235" svg:d="M120 235c-68 0-120-52-120-116 0-66 52-119 120-119 66 0 118 53 118 119 0 64-52 116-118 116zM120 27c-51 0-94 40-94 92s43 92 94 92c52 0 92-40 92-92s-40-92-92-92z">
          <text:p/>
        </draw:path>
        <draw:frame draw:style-name="gr12" draw:text-style-name="P8" draw:layer="layout" svg:width="0.246cm" svg:height="0.289cm" svg:x="3.799cm" svg:y="8.77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86cm" svg:y1="9.501cm" svg:x2="4.488cm" svg:y2="9.501cm">
          <text:p/>
        </draw:line>
        <draw:frame draw:style-name="gr12" draw:text-style-name="P8" draw:layer="layout" svg:width="0.246cm" svg:height="0.289cm" svg:x="4.487cm" svg:y="8.80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437cm" svg:height="0.289cm" svg:x="4.621cm" svg:y="8.735cm">
          <draw:text-box>
            <text:p text:style-name="P7"><text:span text:style-name="T1">Intelligence</text:span></text:p>
          </draw:text-box>
        </draw:frame>
        <draw:path draw:style-name="gr3" draw:text-style-name="P3" draw:layer="layout" svg:width="0.211cm" svg:height="0.211cm" svg:x="3.575cm" svg:y="9.729cm" svg:viewBox="0 0 212 212" svg:d="M105 212c59 0 107-48 107-106 0-59-48-106-107-106-58 0-105 47-105 106 0 58 47 106 105 106z">
          <text:p/>
        </draw:path>
        <draw:path draw:style-name="gr4" draw:text-style-name="P4" draw:layer="layout" svg:width="0.237cm" svg:height="0.237cm" svg:x="3.561cm" svg:y="9.718cm" svg:viewBox="0 0 238 238" svg:d="M120 238c-68 0-120-55-120-121 0-65 52-117 120-117 66 0 118 52 118 117 0 66-52 121-118 121zM120 25c-51 0-94 41-94 92s43 92 94 92c52 0 92-41 92-92s-40-92-92-92z">
          <text:p/>
        </draw:path>
        <draw:frame draw:style-name="gr12" draw:text-style-name="P8" draw:layer="layout" svg:width="0.246cm" svg:height="0.289cm" svg:x="3.799cm" svg:y="9.247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86cm" svg:y1="9.978cm" svg:x2="4.488cm" svg:y2="9.978cm">
          <text:p/>
        </draw:line>
        <draw:frame draw:style-name="gr12" draw:text-style-name="P8" draw:layer="layout" svg:width="0.246cm" svg:height="0.289cm" svg:x="4.487cm" svg:y="9.282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98cm" svg:height="0.289cm" svg:x="4.621cm" svg:y="9.211cm">
          <draw:text-box>
            <text:p text:style-name="P7"><text:span text:style-name="T1">Wisdom</text:span></text:p>
          </draw:text-box>
        </draw:frame>
        <draw:frame draw:style-name="gr12" draw:text-style-name="P8" draw:layer="layout" svg:width="0.246cm" svg:height="0.289cm" svg:x="3.799cm" svg:y="9.72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289cm" svg:x="4.487cm" svg:y="9.75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166cm" svg:height="0.289cm" svg:x="4.621cm" svg:y="9.688cm">
          <draw:text-box>
            <text:p text:style-name="P7"><text:span text:style-name="T1">Charisma</text:span></text:p>
          </draw:text-box>
        </draw:frame>
        <draw:frame draw:style-name="gr14" draw:text-style-name="P9" draw:layer="layout" svg:width="3.287cm" svg:height="0.239cm" svg:x="3.122cm" svg:y="21.033cm">
          <draw:text-box>
            <text:p text:style-name="P7"><text:span text:style-name="T2">P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W</text:span><text:span text:style-name="T2">I</text:span><text:span text:style-name="T2">S</text:span><text:span text:style-name="T2">D</text:span><text:span text:style-name="T2">O</text:span><text:span text:style-name="T2">M</text:span><text:span text:style-name="T2"> </text:span><text:span text:style-name="T2">(</text:span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</text:span><text:span text:style-name="T2">I</text:span><text:span text:style-name="T2">O</text:span><text:span text:style-name="T2">N</text:span><text:span text:style-name="T2">)</text:span></text:p>
          </draw:text-box>
        </draw:frame>
        <draw:frame draw:style-name="gr15" draw:text-style-name="P10" draw:layer="layout" svg:width="1.526cm" svg:height="0.268cm" svg:x="10.178cm" svg:y="26.715cm">
          <draw:text-box>
            <text:p text:style-name="P7"><text:span text:style-name="T3">EQUIPMENT</text:span></text:p>
          </draw:text-box>
        </draw:frame>
        <draw:path draw:style-name="gr4" draw:text-style-name="P4" draw:layer="layout" svg:width="4.053cm" svg:height="9.473cm" svg:x="3.249cm" svg:y="10.971cm" svg:viewBox="0 0 4054 9474" svg:d="M3971 8048v-6623c14-181 40-548 80-684l3-8-9-6c0 0-26-17-52-43 9-49 21-96 33-136l2-6-35-398-17-6c-35-11-138-55-138-115v-23h-3621v23c0 60-101 104-141 115l-15 6-35 398 1 6c14 40 26 87 34 135-26 27-52 44-55 44l-6 6 3 8c41 136 67 503 78 684v6623c-11 182-37 548-78 684l-3 8 6 6c3 0 29 18 55 44-8 49-20 95-34 136l-1 5 35 398 15 6c40 12 141 58 141 116v23h3621v-23c0-58 101-104 138-116l17-6 35-398-2-5c-12-41-24-87-33-136 26-26 52-44 52-44l9-6-3-8c-40-136-66-502-80-684zM3916 8946c0 0 8 17 17 37 3 35 6 101-20 176-44 124-148 216-303 266h-3168c-332-107-329-364-320-439 8-23 14-41 14-41 15-54-3-103-29-138 49-269 23-609 23-624v-6890c0-18 26-358-23-627 26-35 44-83 29-138 0-1-6-18-14-38-3-32-6-101 20-176 43-124 147-216 300-265h3170c332 106 329 363 321 441-9 23-17 38-18 40-11 53 6 102 32 136-49 269-25 609-23 624v6891c-2 17-26 358 23 626-26 37-43 84-31 139zM4023 744c-24 87-44 248-58 404 0-115 0-283 23-433 14 14 28 23 35 29zM3941 536c1-2 18-37 30-80l8 80c-9 29-17 61-26 93-12-26-20-58-12-93zM3947 181l18 199c-3 17-9 35-14 53-1-35-7-78-21-125-31-84-101-193-268-259h129c18 74 116 115 156 132zM263 49h127c-239 97-283 280-286 384-6-18-11-35-17-53l20-199c40-17 138-58 156-132zM75 536l6-80c15 43 29 78 32 80 8 32 0 66-14 93-6-32-15-64-24-93zM67 715c20 150 23 318 20 433-12-156-32-317-58-404 9-6 23-15 38-29zM29 8729c26-87 46-248 58-404 3 116 0 286-20 433-15-14-29-23-38-29zM113 8937c-3 3-17 37-32 81l-6-81c9-29 18-61 24-93 14 27 22 58 14 93zM107 9295l-20-202c6-17 11-35 15-52 2 35 8 78 23 124 29 86 100 193 265 260h-127c-18-73-116-116-156-130zM3791 9425h-127c240-98 283-280 286-384 6 17 12 35 15 52l-18 202c-40 14-138 57-156 130zM3979 8937l-8 81c-12-44-29-78-30-78-8-37 0-67 15-95 6 32 14 63 23 92zM3988 8758c-23-147-23-317-23-433 14 156 34 317 58 404-7 6-21 15-35 29z">
          <text:p/>
        </draw:path>
        <draw:path draw:style-name="gr3" draw:text-style-name="P3" draw:layer="layout" svg:width="0.211cm" svg:height="0.211cm" svg:x="3.575cm" svg:y="11.415cm" svg:viewBox="0 0 212 212" svg:d="M105 212c59 0 107-49 107-107 0-59-48-105-107-105-58 0-105 46-105 105 0 58 47 107 105 107z">
          <text:p/>
        </draw:path>
        <draw:path draw:style-name="gr4" draw:text-style-name="P4" draw:layer="layout" svg:width="0.237cm" svg:height="0.235cm" svg:x="3.561cm" svg:y="11.403cm" svg:viewBox="0 0 238 236" svg:d="M120 236c-68 0-120-54-120-120 0-64 52-116 120-116 66 0 118 52 118 116 0 66-52 120-118 120zM120 24c-51 0-94 42-94 92 0 52 43 92 94 92 52 0 92-40 92-92 0-50-40-92-92-92z">
          <text:p/>
        </draw:path>
        <draw:frame draw:style-name="gr15" draw:text-style-name="P10" draw:layer="layout" svg:width="4.849cm" svg:height="0.268cm" svg:x="2.177cm" svg:y="26.715cm">
          <draw:text-box>
            <text:p text:style-name="P7"><text:span text:style-name="T3">OTHER PROFICIENCIES &amp; LANGUAGES</text:span></text:p>
          </draw:text-box>
        </draw:frame>
        <draw:line draw:style-name="gr13" draw:text-style-name="P5" draw:layer="layout" svg:x1="3.951cm" svg:y1="11.663cm" svg:x2="4.45cm" svg:y2="11.663cm">
          <text:p/>
        </draw:line>
        <draw:frame draw:style-name="gr15" draw:text-style-name="P10" draw:layer="layout" svg:width="3.452cm" svg:height="0.268cm" svg:x="9.497cm" svg:y="20.111cm">
          <draw:text-box>
            <text:p text:style-name="P7"><text:span text:style-name="T3">ATTACKS &amp; SPELLCASTING</text:span></text:p>
          </draw:text-box>
        </draw:frame>
        <draw:frame draw:style-name="gr15" draw:text-style-name="P10" draw:layer="layout" svg:width="2.614cm" svg:height="0.268cm" svg:x="16.457cm" svg:y="26.723cm">
          <draw:text-box>
            <text:p text:style-name="P7"><text:span text:style-name="T3">FEATURES &amp; TRAITS</text:span></text:p>
          </draw:text-box>
        </draw:frame>
        <draw:path draw:style-name="gr3" draw:text-style-name="P3" draw:layer="layout" svg:width="0.211cm" svg:height="0.211cm" svg:x="3.575cm" svg:y="11.891cm" svg:viewBox="0 0 212 212" svg:d="M105 212c59 0 107-47 107-107 0-57-48-105-107-105-58 0-105 48-105 105 0 60 47 107 105 107z">
          <text:p/>
        </draw:path>
        <draw:path draw:style-name="gr4" draw:text-style-name="P4" draw:layer="layout" svg:width="0.237cm" svg:height="0.235cm" svg:x="3.561cm" svg:y="11.879cm" svg:viewBox="0 0 238 236" svg:d="M120 236c-68 0-120-53-120-120 0-63 52-116 120-116 66 0 118 53 118 116 0 67-52 120-118 120zM120 24c-51 0-94 40-94 92s43 95 94 95c52 0 92-43 92-95s-40-92-92-92z">
          <text:p/>
        </draw:path>
        <draw:frame draw:style-name="gr15" draw:text-style-name="P10" draw:layer="layout" svg:width="0.228cm" svg:height="0.268cm" svg:x="3.799cm" svg:y="11.46cm">
          <draw:text-box>
            <text:p text:style-name="P7"><text:span text:style-name="T4"><text:s/></text:span></text:p>
          </draw:text-box>
        </draw:frame>
        <draw:line draw:style-name="gr13" draw:text-style-name="P5" draw:layer="layout" svg:x1="3.951cm" svg:y1="12.14cm" svg:x2="4.45cm" svg:y2="12.14cm">
          <text:p/>
        </draw:line>
        <draw:frame draw:style-name="gr15" draw:text-style-name="P10" draw:layer="layout" svg:width="0.228cm" svg:height="0.268cm" svg:x="4.452cm" svg:y="11.46cm">
          <draw:text-box>
            <text:p text:style-name="P7"><text:span text:style-name="T4"><text:s/></text:span></text:p>
          </draw:text-box>
        </draw:frame>
        <draw:frame draw:style-name="gr12" draw:text-style-name="P8" draw:layer="layout" svg:width="2.051cm" svg:height="0.289cm" svg:x="4.621cm" svg:y="11.374cm">
          <draw:text-box>
            <text:p text:style-name="P7"><text:span text:style-name="T1">Acrobatics </text:span><text:span text:style-name="T5">(Dex)</text:span></text:p>
          </draw:text-box>
        </draw:frame>
        <draw:path draw:style-name="gr3" draw:text-style-name="P3" draw:layer="layout" svg:width="0.211cm" svg:height="0.21cm" svg:x="3.575cm" svg:y="12.368cm" svg:viewBox="0 0 212 211" svg:d="M105 211c59 0 107-48 107-105 0-60-48-106-107-106-58 0-105 46-105 106 0 57 47 105 105 105z">
          <text:p/>
        </draw:path>
        <draw:path draw:style-name="gr4" draw:text-style-name="P4" draw:layer="layout" svg:width="0.237cm" svg:height="0.237cm" svg:x="3.561cm" svg:y="12.353cm" svg:viewBox="0 0 238 238" svg:d="M120 238c-68 0-120-52-120-118 0-64 52-120 120-120 66 0 118 56 118 120 0 66-52 118-118 118zM120 26c-51 0-94 44-94 94 0 51 43 95 94 95 52 0 92-44 92-95 0-50-40-94-92-94z">
          <text:p/>
        </draw:path>
        <draw:frame draw:style-name="gr12" draw:text-style-name="P8" draw:layer="layout" svg:width="0.246cm" svg:height="0.289cm" svg:x="3.799cm" svg:y="11.921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2.616cm" svg:x2="4.45cm" svg:y2="12.616cm">
          <text:p/>
        </draw:line>
        <draw:frame draw:style-name="gr12" draw:text-style-name="P8" draw:layer="layout" svg:width="0.246cm" svg:height="0.289cm" svg:x="4.452cm" svg:y="11.92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737cm" svg:height="0.289cm" svg:x="4.621cm" svg:y="11.85cm">
          <draw:text-box>
            <text:p text:style-name="P7"><text:span text:style-name="T1">Animal </text:span><text:span text:style-name="T1">Handli</text:span><text:span text:style-name="T1">ng </text:span><text:span text:style-name="T5">(Wis)</text:span></text:p>
          </draw:text-box>
        </draw:frame>
        <draw:path draw:style-name="gr3" draw:text-style-name="P3" draw:layer="layout" svg:width="0.211cm" svg:height="0.211cm" svg:x="3.575cm" svg:y="12.844cm" svg:viewBox="0 0 212 212" svg:d="M105 212c59 0 107-47 107-105 0-59-48-107-107-107-58 0-105 48-105 107 0 58 47 105 105 105z">
          <text:p/>
        </draw:path>
        <draw:path draw:style-name="gr4" draw:text-style-name="P4" draw:layer="layout" svg:width="0.237cm" svg:height="0.237cm" svg:x="3.561cm" svg:y="12.829cm" svg:viewBox="0 0 238 238" svg:d="M120 238c-68 0-120-52-120-118 0-64 52-120 120-120 66 0 118 56 118 120 0 66-52 118-118 118zM120 26c-51 0-94 45-94 94 0 52 43 93 94 93 52 0 92-41 92-93 0-49-40-94-92-94z">
          <text:p/>
        </draw:path>
        <draw:frame draw:style-name="gr12" draw:text-style-name="P8" draw:layer="layout" svg:width="0.246cm" svg:height="0.289cm" svg:x="3.799cm" svg:y="12.397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3.092cm" svg:x2="4.45cm" svg:y2="13.092cm">
          <text:p/>
        </draw:line>
        <draw:frame draw:style-name="gr12" draw:text-style-name="P8" draw:layer="layout" svg:width="0.246cm" svg:height="0.289cm" svg:x="4.452cm" svg:y="12.39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467cm" svg:height="0.289cm" svg:x="4.621cm" svg:y="12.326cm">
          <draw:text-box>
            <text:p text:style-name="P7"><text:span text:style-name="T1">Arcana </text:span><text:span text:style-name="T5">(Int)</text:span></text:p>
          </draw:text-box>
        </draw:frame>
        <draw:path draw:style-name="gr3" draw:text-style-name="P3" draw:layer="layout" svg:width="0.211cm" svg:height="0.211cm" svg:x="3.575cm" svg:y="13.32cm" svg:viewBox="0 0 212 212" svg:d="M105 212c59 0 107-46 107-107 0-59-48-105-107-105-58 0-105 46-105 105 0 61 47 107 105 107z">
          <text:p/>
        </draw:path>
        <draw:path draw:style-name="gr4" draw:text-style-name="P4" draw:layer="layout" svg:width="0.237cm" svg:height="0.235cm" svg:x="3.561cm" svg:y="13.308cm" svg:viewBox="0 0 238 236" svg:d="M120 236c-68 0-120-54-120-120 0-64 52-116 120-116 66 0 118 52 118 116 0 66-52 120-118 120zM120 24c-51 0-94 42-94 92 0 52 43 94 94 94 52 0 92-42 92-94 0-50-40-92-92-92z">
          <text:p/>
        </draw:path>
        <draw:frame draw:style-name="gr12" draw:text-style-name="P8" draw:layer="layout" svg:width="0.246cm" svg:height="0.289cm" svg:x="3.799cm" svg:y="12.873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3.568cm" svg:x2="4.45cm" svg:y2="13.568cm">
          <text:p/>
        </draw:line>
        <draw:frame draw:style-name="gr12" draw:text-style-name="P8" draw:layer="layout" svg:width="0.246cm" svg:height="0.289cm" svg:x="4.452cm" svg:y="12.87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699cm" svg:height="0.289cm" svg:x="4.621cm" svg:y="12.803cm">
          <draw:text-box>
            <text:p text:style-name="P7"><text:span text:style-name="T1">Athletics </text:span><text:span text:style-name="T5">(Str)</text:span></text:p>
          </draw:text-box>
        </draw:frame>
        <draw:path draw:style-name="gr3" draw:text-style-name="P3" draw:layer="layout" svg:width="0.211cm" svg:height="0.211cm" svg:x="3.575cm" svg:y="13.796cm" svg:viewBox="0 0 212 212" svg:d="M105 212c59 0 107-47 107-107 0-57-48-105-107-105-58 0-105 48-105 105 0 60 47 107 105 107z">
          <text:p/>
        </draw:path>
        <draw:path draw:style-name="gr4" draw:text-style-name="P4" draw:layer="layout" svg:width="0.237cm" svg:height="0.235cm" svg:x="3.561cm" svg:y="13.784cm" svg:viewBox="0 0 238 236" svg:d="M120 236c-68 0-120-53-120-120 0-63 52-116 120-116 66 0 118 53 118 116 0 67-52 120-118 120zM120 24c-51 0-94 40-94 92s43 96 94 96c52 0 92-44 92-96s-40-92-92-92z">
          <text:p/>
        </draw:path>
        <draw:frame draw:style-name="gr12" draw:text-style-name="P8" draw:layer="layout" svg:width="0.246cm" svg:height="0.289cm" svg:x="3.799cm" svg:y="13.349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4.045cm" svg:x2="4.45cm" svg:y2="14.045cm">
          <text:p/>
        </draw:line>
        <draw:frame draw:style-name="gr12" draw:text-style-name="P8" draw:layer="layout" svg:width="0.246cm" svg:height="0.289cm" svg:x="4.452cm" svg:y="13.34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009cm" svg:height="0.289cm" svg:x="4.621cm" svg:y="13.279cm">
          <draw:text-box>
            <text:p text:style-name="P7"><text:span text:style-name="T1">Deceptio</text:span><text:span text:style-name="T1">n </text:span><text:span text:style-name="T5">(Cha)</text:span></text:p>
          </draw:text-box>
        </draw:frame>
        <draw:path draw:style-name="gr3" draw:text-style-name="P3" draw:layer="layout" svg:width="0.211cm" svg:height="0.21cm" svg:x="3.575cm" svg:y="14.273cm" svg:viewBox="0 0 212 211" svg:d="M105 211c59 0 107-48 107-105 0-58-48-106-107-106-58 0-105 48-105 106 0 57 47 105 105 105z">
          <text:p/>
        </draw:path>
        <draw:path draw:style-name="gr4" draw:text-style-name="P4" draw:layer="layout" svg:width="0.237cm" svg:height="0.237cm" svg:x="3.561cm" svg:y="14.258cm" svg:viewBox="0 0 238 238" svg:d="M120 238c-68 0-120-52-120-118 0-64 52-120 120-120 66 0 118 56 118 120 0 66-52 118-118 118zM120 27c-51 0-94 43-94 93 0 51 43 95 94 95 52 0 92-44 92-95 0-50-40-93-92-93z">
          <text:p/>
        </draw:path>
        <draw:frame draw:style-name="gr12" draw:text-style-name="P8" draw:layer="layout" svg:width="0.246cm" svg:height="0.289cm" svg:x="3.799cm" svg:y="13.826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4.521cm" svg:x2="4.45cm" svg:y2="14.521cm">
          <text:p/>
        </draw:line>
        <draw:frame draw:style-name="gr12" draw:text-style-name="P8" draw:layer="layout" svg:width="0.246cm" svg:height="0.289cm" svg:x="4.452cm" svg:y="13.82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471cm" svg:height="0.289cm" svg:x="4.621cm" svg:y="13.755cm">
          <draw:text-box>
            <text:p text:style-name="P7"><text:span text:style-name="T1">History </text:span><text:span text:style-name="T5">(Int)</text:span></text:p>
          </draw:text-box>
        </draw:frame>
        <draw:path draw:style-name="gr3" draw:text-style-name="P3" draw:layer="layout" svg:width="0.211cm" svg:height="0.211cm" svg:x="3.575cm" svg:y="14.749cm" svg:viewBox="0 0 212 212" svg:d="M105 212c59 0 107-49 107-108 0-58-48-104-107-104-58 0-105 46-105 104 0 59 47 108 105 108z">
          <text:p/>
        </draw:path>
        <draw:path draw:style-name="gr4" draw:text-style-name="P4" draw:layer="layout" svg:width="0.237cm" svg:height="0.237cm" svg:x="3.561cm" svg:y="14.734cm" svg:viewBox="0 0 238 238" svg:d="M120 238c-68 0-120-52-120-118 0-64 52-120 120-120 66 0 118 56 118 120 0 66-52 118-118 118zM120 28c-51 0-94 43-94 92 0 52 43 93 94 93 52 0 92-41 92-93 0-49-40-92-92-92z">
          <text:p/>
        </draw:path>
        <draw:frame draw:style-name="gr12" draw:text-style-name="P8" draw:layer="layout" svg:width="0.246cm" svg:height="0.289cm" svg:x="3.799cm" svg:y="14.302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4.997cm" svg:x2="4.45cm" svg:y2="14.997cm">
          <text:p/>
        </draw:line>
        <draw:frame draw:style-name="gr12" draw:text-style-name="P8" draw:layer="layout" svg:width="0.246cm" svg:height="0.289cm" svg:x="4.452cm" svg:y="14.302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543cm" svg:height="0.289cm" svg:x="4.621cm" svg:y="14.231cm">
          <draw:text-box>
            <text:p text:style-name="P7"><text:span text:style-name="T1">Insight </text:span><text:span text:style-name="T5">(Wis)</text:span></text:p>
          </draw:text-box>
        </draw:frame>
        <draw:path draw:style-name="gr3" draw:text-style-name="P3" draw:layer="layout" svg:width="0.211cm" svg:height="0.211cm" svg:x="3.575cm" svg:y="15.225cm" svg:viewBox="0 0 212 212" svg:d="M105 212c59 0 107-47 107-107 0-59-48-105-107-105-58 0-105 46-105 105 0 60 47 107 105 107z">
          <text:p/>
        </draw:path>
        <draw:path draw:style-name="gr4" draw:text-style-name="P4" draw:layer="layout" svg:width="0.237cm" svg:height="0.235cm" svg:x="3.561cm" svg:y="15.213cm" svg:viewBox="0 0 238 236" svg:d="M120 236c-68 0-120-53-120-118 0-66 52-118 120-118 66 0 118 52 118 118 0 65-52 118-118 118zM120 24c-51 0-94 42-94 94 0 50 43 92 94 92 52 0 92-42 92-92 0-52-40-94-92-94z">
          <text:p/>
        </draw:path>
        <draw:frame draw:style-name="gr12" draw:text-style-name="P8" draw:layer="layout" svg:width="0.246cm" svg:height="0.289cm" svg:x="3.799cm" svg:y="14.778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5.473cm" svg:x2="4.45cm" svg:y2="15.473cm">
          <text:p/>
        </draw:line>
        <draw:frame draw:style-name="gr12" draw:text-style-name="P8" draw:layer="layout" svg:width="0.246cm" svg:height="0.289cm" svg:x="4.452cm" svg:y="14.77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229cm" svg:height="0.289cm" svg:x="4.621cm" svg:y="14.708cm">
          <draw:text-box>
            <text:p text:style-name="P7"><text:span text:style-name="T1">Intimidation </text:span><text:span text:style-name="T5">(Cha)</text:span></text:p>
          </draw:text-box>
        </draw:frame>
        <draw:path draw:style-name="gr3" draw:text-style-name="P3" draw:layer="layout" svg:width="0.211cm" svg:height="0.211cm" svg:x="3.575cm" svg:y="15.701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5.689cm" svg:viewBox="0 0 238 236" svg:d="M120 236c-68 0-120-52-120-120 0-63 52-116 120-116 66 0 118 53 118 116 0 68-52 120-118 120zM120 24c-51 0-94 40-94 92s43 96 94 96c52 0 92-44 92-96s-40-92-92-92z">
          <text:p/>
        </draw:path>
        <draw:frame draw:style-name="gr12" draw:text-style-name="P8" draw:layer="layout" svg:width="0.246cm" svg:height="0.289cm" svg:x="3.799cm" svg:y="15.254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5.95cm" svg:x2="4.45cm" svg:y2="15.95cm">
          <text:p/>
        </draw:line>
        <draw:frame draw:style-name="gr12" draw:text-style-name="P8" draw:layer="layout" svg:width="0.246cm" svg:height="0.289cm" svg:x="4.452cm" svg:y="15.25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195cm" svg:height="0.289cm" svg:x="4.621cm" svg:y="15.184cm">
          <draw:text-box>
            <text:p text:style-name="P7"><text:span text:style-name="T1">Invest</text:span><text:span text:style-name="T1">igatio</text:span><text:span text:style-name="T1">n </text:span><text:span text:style-name="T5">(Int)</text:span></text:p>
          </draw:text-box>
        </draw:frame>
        <draw:path draw:style-name="gr3" draw:text-style-name="P3" draw:layer="layout" svg:width="0.211cm" svg:height="0.21cm" svg:x="3.575cm" svg:y="16.178cm" svg:viewBox="0 0 212 211" svg:d="M105 211c59 0 107-48 107-104 0-59-48-107-107-107-58 0-105 48-105 107 0 56 47 104 105 104z">
          <text:p/>
        </draw:path>
        <draw:path draw:style-name="gr4" draw:text-style-name="P4" draw:layer="layout" svg:width="0.237cm" svg:height="0.237cm" svg:x="3.561cm" svg:y="16.163cm" svg:viewBox="0 0 238 238" svg:d="M120 238c-68 0-120-52-120-116 0-66 52-122 120-122 66 0 118 56 118 122 0 64-52 116-118 116zM120 27c-51 0-94 43-94 95 0 49 43 93 94 93 52 0 92-44 92-93 0-52-40-95-92-95z">
          <text:p/>
        </draw:path>
        <draw:frame draw:style-name="gr12" draw:text-style-name="P8" draw:layer="layout" svg:width="0.246cm" svg:height="0.289cm" svg:x="3.799cm" svg:y="15.731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6.426cm" svg:x2="4.45cm" svg:y2="16.426cm">
          <text:p/>
        </draw:line>
        <draw:frame draw:style-name="gr12" draw:text-style-name="P8" draw:layer="layout" svg:width="0.246cm" svg:height="0.289cm" svg:x="4.452cm" svg:y="15.73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81cm" svg:height="0.289cm" svg:x="4.621cm" svg:y="15.66cm">
          <draw:text-box>
            <text:p text:style-name="P7"><text:span text:style-name="T1">Medicine </text:span><text:span text:style-name="T5">(Wis)</text:span></text:p>
          </draw:text-box>
        </draw:frame>
        <draw:path draw:style-name="gr3" draw:text-style-name="P3" draw:layer="layout" svg:width="0.211cm" svg:height="0.211cm" svg:x="3.575cm" svg:y="16.654cm" svg:viewBox="0 0 212 212" svg:d="M105 212c59 0 107-49 107-108 0-58-48-104-107-104-58 0-105 46-105 104 0 59 47 108 105 108z">
          <text:p/>
        </draw:path>
        <draw:path draw:style-name="gr4" draw:text-style-name="P4" draw:layer="layout" svg:width="0.237cm" svg:height="0.237cm" svg:x="3.561cm" svg:y="16.639cm" svg:viewBox="0 0 238 238" svg:d="M120 238c-68 0-120-53-120-117 0-66 52-121 120-121 66 0 118 55 118 121 0 64-52 117-118 117zM120 26c-51 0-94 43-94 95 0 50 43 90 94 90 52 0 92-40 92-90 0-52-40-95-92-95z">
          <text:p/>
        </draw:path>
        <draw:frame draw:style-name="gr12" draw:text-style-name="P8" draw:layer="layout" svg:width="0.246cm" svg:height="0.289cm" svg:x="3.799cm" svg:y="16.207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6.902cm" svg:x2="4.45cm" svg:y2="16.902cm">
          <text:p/>
        </draw:line>
        <draw:frame draw:style-name="gr12" draw:text-style-name="P8" draw:layer="layout" svg:width="0.246cm" svg:height="0.289cm" svg:x="4.452cm" svg:y="16.20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442cm" svg:height="0.289cm" svg:x="4.621cm" svg:y="16.136cm">
          <draw:text-box>
            <text:p text:style-name="P7"><text:span text:style-name="T1">Nature </text:span><text:span text:style-name="T5">(Int)</text:span></text:p>
          </draw:text-box>
        </draw:frame>
        <draw:path draw:style-name="gr3" draw:text-style-name="P3" draw:layer="layout" svg:width="0.211cm" svg:height="0.211cm" svg:x="3.575cm" svg:y="17.13cm" svg:viewBox="0 0 212 212" svg:d="M105 212c59 0 107-47 107-107 0-59-48-105-107-105-58 0-105 46-105 105 0 60 47 107 105 107z">
          <text:p/>
        </draw:path>
        <draw:path draw:style-name="gr4" draw:text-style-name="P4" draw:layer="layout" svg:width="0.237cm" svg:height="0.235cm" svg:x="3.561cm" svg:y="17.118cm" svg:viewBox="0 0 238 236" svg:d="M120 236c-68 0-120-53-120-118 0-66 52-118 120-118 66 0 118 52 118 118 0 65-52 118-118 118zM120 24c-51 0-94 42-94 94 0 51 43 92 94 92 52 0 92-41 92-92 0-52-40-94-92-94z">
          <text:p/>
        </draw:path>
        <draw:frame draw:style-name="gr12" draw:text-style-name="P8" draw:layer="layout" svg:width="0.246cm" svg:height="0.289cm" svg:x="3.799cm" svg:y="16.683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7.378cm" svg:x2="4.45cm" svg:y2="17.378cm">
          <text:p/>
        </draw:line>
        <draw:frame draw:style-name="gr12" draw:text-style-name="P8" draw:layer="layout" svg:width="0.246cm" svg:height="0.289cm" svg:x="4.452cm" svg:y="16.68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026cm" svg:height="0.289cm" svg:x="4.621cm" svg:y="16.613cm">
          <draw:text-box>
            <text:p text:style-name="P7"><text:span text:style-name="T1">Perception </text:span><text:span text:style-name="T5">(Wis)</text:span></text:p>
          </draw:text-box>
        </draw:frame>
        <draw:path draw:style-name="gr3" draw:text-style-name="P3" draw:layer="layout" svg:width="0.211cm" svg:height="0.211cm" svg:x="3.575cm" svg:y="17.606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7.594cm" svg:viewBox="0 0 238 236" svg:d="M120 236c-68 0-120-52-120-120 0-63 52-116 120-116 66 0 118 53 118 116 0 68-52 120-118 120zM120 24c-51 0-94 40-94 92 0 53 43 96 94 96 52 0 92-43 92-96 0-52-40-92-92-92z">
          <text:p/>
        </draw:path>
        <draw:frame draw:style-name="gr12" draw:text-style-name="P8" draw:layer="layout" svg:width="0.246cm" svg:height="0.289cm" svg:x="3.799cm" svg:y="17.159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7.855cm" svg:x2="4.45cm" svg:y2="17.855cm">
          <text:p/>
        </draw:line>
        <draw:frame draw:style-name="gr12" draw:text-style-name="P8" draw:layer="layout" svg:width="0.246cm" svg:height="0.289cm" svg:x="4.452cm" svg:y="17.15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322cm" svg:height="0.289cm" svg:x="4.621cm" svg:y="17.089cm">
          <draw:text-box>
            <text:p text:style-name="P7"><text:span text:style-name="T1">Performance </text:span><text:span text:style-name="T5">(Cha)</text:span></text:p>
          </draw:text-box>
        </draw:frame>
        <draw:path draw:style-name="gr3" draw:text-style-name="P3" draw:layer="layout" svg:width="0.211cm" svg:height="0.21cm" svg:x="3.575cm" svg:y="18.083cm" svg:viewBox="0 0 212 211" svg:d="M105 211c59 0 107-49 107-106 0-59-48-105-107-105-58 0-105 46-105 105 0 57 47 106 105 106z">
          <text:p/>
        </draw:path>
        <draw:path draw:style-name="gr4" draw:text-style-name="P4" draw:layer="layout" svg:width="0.237cm" svg:height="0.237cm" svg:x="3.561cm" svg:y="18.068cm" svg:viewBox="0 0 238 238" svg:d="M120 238c-68 0-120-53-120-117 0-66 52-121 120-121 66 0 118 55 118 121 0 64-52 117-118 117zM120 26c-51 0-94 43-94 95 0 49 43 92 94 92 52 0 92-43 92-92 0-52-40-95-92-95z">
          <text:p/>
        </draw:path>
        <draw:frame draw:style-name="gr12" draw:text-style-name="P8" draw:layer="layout" svg:width="0.246cm" svg:height="0.289cm" svg:x="3.799cm" svg:y="17.636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8.331cm" svg:x2="4.45cm" svg:y2="18.331cm">
          <text:p/>
        </draw:line>
        <draw:frame draw:style-name="gr12" draw:text-style-name="P8" draw:layer="layout" svg:width="0.246cm" svg:height="0.289cm" svg:x="4.452cm" svg:y="17.63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089cm" svg:height="0.289cm" svg:x="4.621cm" svg:y="17.565cm">
          <draw:text-box>
            <text:p text:style-name="P7"><text:span text:style-name="T1">Persuasion </text:span><text:span text:style-name="T5">(Cha)</text:span></text:p>
          </draw:text-box>
        </draw:frame>
        <draw:path draw:style-name="gr3" draw:text-style-name="P3" draw:layer="layout" svg:width="0.211cm" svg:height="0.211cm" svg:x="3.575cm" svg:y="18.559cm" svg:viewBox="0 0 212 212" svg:d="M105 212c59 0 107-47 107-108 0-58-48-104-107-104-58 0-105 46-105 104 0 61 47 108 105 108z">
          <text:p/>
        </draw:path>
        <draw:path draw:style-name="gr4" draw:text-style-name="P4" draw:layer="layout" svg:width="0.237cm" svg:height="0.237cm" svg:x="3.561cm" svg:y="18.544cm" svg:viewBox="0 0 238 238" svg:d="M120 238c-68 0-120-53-120-117 0-66 52-121 120-121 66 0 118 55 118 121 0 64-52 117-118 117zM120 26c-51 0-94 44-94 95 0 50 43 90 94 90 52 0 92-40 92-90 0-51-40-95-92-95z">
          <text:p/>
        </draw:path>
        <draw:frame draw:style-name="gr12" draw:text-style-name="P8" draw:layer="layout" svg:width="0.246cm" svg:height="0.289cm" svg:x="3.799cm" svg:y="18.112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8.807cm" svg:x2="4.45cm" svg:y2="18.807cm">
          <text:p/>
        </draw:line>
        <draw:frame draw:style-name="gr12" draw:text-style-name="P8" draw:layer="layout" svg:width="0.246cm" svg:height="0.289cm" svg:x="4.452cm" svg:y="18.112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586cm" svg:height="0.289cm" svg:x="4.621cm" svg:y="18.041cm">
          <draw:text-box>
            <text:p text:style-name="P7"><text:span text:style-name="T1">Religion </text:span><text:span text:style-name="T5">(Int)</text:span></text:p>
          </draw:text-box>
        </draw:frame>
        <draw:path draw:style-name="gr3" draw:text-style-name="P3" draw:layer="layout" svg:width="0.211cm" svg:height="0.211cm" svg:x="3.575cm" svg:y="19.035cm" svg:viewBox="0 0 212 212" svg:d="M105 212c59 0 107-47 107-105 0-61-48-107-107-107-58 0-105 46-105 107 0 58 47 105 105 105z">
          <text:p/>
        </draw:path>
        <draw:path draw:style-name="gr4" draw:text-style-name="P4" draw:layer="layout" svg:width="0.237cm" svg:height="0.235cm" svg:x="3.561cm" svg:y="19.023cm" svg:viewBox="0 0 238 236" svg:d="M120 236c-68 0-120-53-120-118 0-66 52-118 120-118 66 0 118 52 118 118 0 65-52 118-118 118zM120 24c-51 0-94 43-94 94s43 92 94 92c52 0 92-41 92-92s-40-94-92-94z">
          <text:p/>
        </draw:path>
        <draw:frame draw:style-name="gr12" draw:text-style-name="P8" draw:layer="layout" svg:width="0.246cm" svg:height="0.289cm" svg:x="3.799cm" svg:y="18.588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9.283cm" svg:x2="4.45cm" svg:y2="19.283cm">
          <text:p/>
        </draw:line>
        <draw:frame draw:style-name="gr12" draw:text-style-name="P8" draw:layer="layout" svg:width="0.246cm" svg:height="0.289cm" svg:x="4.452cm" svg:y="18.58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2.653cm" svg:height="0.289cm" svg:x="4.621cm" svg:y="18.518cm">
          <draw:text-box>
            <text:p text:style-name="P7"><text:span text:style-name="T1">Sleight of Hand </text:span><text:span text:style-name="T5">(Dex)</text:span></text:p>
          </draw:text-box>
        </draw:frame>
        <draw:path draw:style-name="gr3" draw:text-style-name="P3" draw:layer="layout" svg:width="0.211cm" svg:height="0.211cm" svg:x="3.575cm" svg:y="19.511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9.499cm" svg:viewBox="0 0 238 236" svg:d="M120 236c-68 0-120-52-120-120 0-63 52-116 120-116 66 0 118 53 118 116 0 68-52 120-118 120zM120 24c-51 0-94 43-94 92 0 53 43 96 94 96 52 0 92-43 92-96 0-49-40-92-92-92z">
          <text:p/>
        </draw:path>
        <draw:frame draw:style-name="gr12" draw:text-style-name="P8" draw:layer="layout" svg:width="0.246cm" svg:height="0.289cm" svg:x="3.799cm" svg:y="19.064cm">
          <draw:text-box>
            <text:p text:style-name="P7"><text:span text:style-name="T1"><text:s/></text:span></text:p>
          </draw:text-box>
        </draw:frame>
        <draw:line draw:style-name="gr13" draw:text-style-name="P5" draw:layer="layout" svg:x1="3.951cm" svg:y1="19.76cm" svg:x2="4.45cm" svg:y2="19.76cm">
          <text:p/>
        </draw:line>
        <draw:frame draw:style-name="gr12" draw:text-style-name="P8" draw:layer="layout" svg:width="0.246cm" svg:height="0.289cm" svg:x="4.452cm" svg:y="19.06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641cm" svg:height="0.289cm" svg:x="4.621cm" svg:y="18.994cm">
          <draw:text-box>
            <text:p text:style-name="P7"><text:span text:style-name="T1">Stealth </text:span><text:span text:style-name="T5">(Dex)</text:span></text:p>
          </draw:text-box>
        </draw:frame>
        <draw:frame draw:style-name="gr12" draw:text-style-name="P8" draw:layer="layout" svg:width="0.246cm" svg:height="0.289cm" svg:x="3.799cm" svg:y="19.54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289cm" svg:x="4.452cm" svg:y="19.54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1.7cm" svg:height="0.289cm" svg:x="4.621cm" svg:y="19.47cm">
          <draw:text-box>
            <text:p text:style-name="P7"><text:span text:style-name="T1">Survival </text:span><text:span text:style-name="T5">(Wis)</text:span></text:p>
          </draw:text-box>
        </draw:frame>
        <draw:frame draw:style-name="gr14" draw:text-style-name="P9" draw:layer="layout" svg:width="1.424cm" svg:height="0.239cm" svg:x="11.659cm" svg:y="12.485cm">
          <draw:text-box>
            <text:p text:style-name="P7"><text:span text:style-name="T2">D</text:span><text:span text:style-name="T2">E</text:span><text:span text:style-name="T2">A</text:span><text:span text:style-name="T2">T</text:span><text:span text:style-name="T2">H</text:span><text:span text:style-name="T2"> </text:span><text:span text:style-name="T2">S</text:span><text:span text:style-name="T2">A</text:span><text:span text:style-name="T2">V</text:span><text:span text:style-name="T2">E</text:span><text:span text:style-name="T2">S</text:span></text:p>
          </draw:text-box>
        </draw:frame>
        <draw:frame draw:style-name="gr14" draw:text-style-name="P9" draw:layer="layout" svg:width="0.887cm" svg:height="0.239cm" svg:x="8.872cm" svg:y="12.485cm">
          <draw:text-box>
            <text:p text:style-name="P7"><text:span text:style-name="T2">H</text:span><text:span text:style-name="T2">I</text:span><text:span text:style-name="T2">T</text:span><text:span text:style-name="T2"> </text:span><text:span text:style-name="T2">D</text:span><text:span text:style-name="T2">I</text:span><text:span text:style-name="T2">C</text:span><text:span text:style-name="T2">E</text:span></text:p>
          </draw:text-box>
        </draw:frame>
        <draw:frame draw:style-name="gr14" draw:text-style-name="P9" draw:layer="layout" svg:width="0.595cm" svg:height="0.239cm" svg:x="7.885cm" svg:y="13.547cm">
          <draw:text-box>
            <text:p text:style-name="P7"><text:span text:style-name="T6">NAM</text:span><text:span text:style-name="T6">E</text:span></text:p>
          </draw:text-box>
        </draw:frame>
        <draw:frame draw:style-name="gr14" draw:text-style-name="P9" draw:layer="layout" svg:width="2.707cm" svg:height="0.239cm" svg:x="10.273cm" svg:y="13.547cm">
          <draw:text-box>
            <text:p text:style-name="P7"><text:span text:style-name="T6">ATK BONUS </text:span><text:span text:style-name="T6">DAMAGE/TYPE</text:span></text:p>
          </draw:text-box>
        </draw:frame>
        <draw:frame draw:style-name="gr12" draw:text-style-name="P8" draw:layer="layout" svg:width="0.616cm" svg:height="0.289cm" svg:x="8.103cm" svg:y="11.332cm">
          <draw:text-box>
            <text:p text:style-name="P7"><text:span text:style-name="T7">To</text:span><text:span text:style-name="T7">ta</text:span><text:span text:style-name="T7">l</text:span></text:p>
          </draw:text-box>
        </draw:frame>
        <draw:frame draw:style-name="gr14" draw:text-style-name="P9" draw:layer="layout" svg:width="1.2cm" svg:height="0.239cm" svg:x="11.105cm" svg:y="11.416cm">
          <draw:text-box>
            <text:p text:style-name="P7"><text:span text:style-name="T2">SUCCESSES</text:span></text:p>
          </draw:text-box>
        </draw:frame>
        <draw:frame draw:style-name="gr14" draw:text-style-name="P9" draw:layer="layout" svg:width="0.976cm" svg:height="0.239cm" svg:x="11.282cm" svg:y="11.946cm">
          <draw:text-box>
            <text:p text:style-name="P7"><text:span text:style-name="T2">FAILURES</text:span></text:p>
          </draw:text-box>
        </draw:frame>
        <draw:frame draw:style-name="gr14" draw:text-style-name="P9" draw:layer="layout" svg:width="0.726cm" svg:height="0.239cm" svg:x="17.145cm" svg:y="8.619cm">
          <draw:text-box>
            <text:p text:style-name="P7"><text:span text:style-name="T2">IDEALS</text:span></text:p>
          </draw:text-box>
        </draw:frame>
        <draw:frame draw:style-name="gr14" draw:text-style-name="P9" draw:layer="layout" svg:width="0.739cm" svg:height="0.239cm" svg:x="17.127cm" svg:y="10.591cm">
          <draw:text-box>
            <text:p text:style-name="P7"><text:span text:style-name="T2">BONDS</text:span></text:p>
          </draw:text-box>
        </draw:frame>
        <draw:frame draw:style-name="gr14" draw:text-style-name="P9" draw:layer="layout" svg:width="0.701cm" svg:height="0.239cm" svg:x="17.166cm" svg:y="12.521cm">
          <draw:text-box>
            <text:p text:style-name="P7"><text:span text:style-name="T2">FLAWS</text:span></text:p>
          </draw:text-box>
        </draw:frame>
        <draw:frame draw:style-name="gr14" draw:text-style-name="P9" draw:layer="layout" svg:width="2.165cm" svg:height="0.239cm" svg:x="16.499cm" svg:y="6.679cm">
          <draw:text-box>
            <text:p text:style-name="P7"><text:span text:style-name="T2">PERSONALITY TRAITS</text:span></text:p>
          </draw:text-box>
        </draw:frame>
        <draw:frame draw:style-name="gr15" draw:text-style-name="P10" draw:layer="layout" svg:width="0.959cm" svg:height="0.268cm" svg:x="8.251cm" svg:y="5.852cm">
          <draw:text-box>
            <text:p text:style-name="P7"><text:span text:style-name="T3">ARMOR</text:span></text:p>
          </draw:text-box>
        </draw:frame>
        <draw:frame draw:style-name="gr15" draw:text-style-name="P10" draw:layer="layout" svg:width="0.823cm" svg:height="0.268cm" svg:x="8.326cm" svg:y="6.059cm">
          <draw:text-box>
            <text:p text:style-name="P7"><text:span text:style-name="T3">CLASS</text:span></text:p>
          </draw:text-box>
        </draw:frame>
        <draw:frame draw:style-name="gr15" draw:text-style-name="P10" draw:layer="layout" svg:width="2.868cm" svg:height="0.268cm" svg:x="9.462cm" svg:y="8.622cm">
          <draw:text-box>
            <text:p text:style-name="P7"><text:span text:style-name="T3">MAXIMUM HIT POINTS</text:span></text:p>
          </draw:text-box>
        </draw:frame>
        <draw:frame draw:style-name="gr15" draw:text-style-name="P10" draw:layer="layout" svg:width="3.16cm" svg:height="0.268cm" svg:x="9.32cm" svg:y="10.487cm">
          <draw:text-box>
            <text:p text:style-name="P7"><text:span text:style-name="T3">TEMPORARY HIT POINTS</text:span></text:p>
          </draw:text-box>
        </draw:frame>
        <draw:frame draw:style-name="gr15" draw:text-style-name="P10" draw:layer="layout" svg:width="1.357cm" svg:height="0.268cm" svg:x="10.079cm" svg:y="6.158cm">
          <draw:text-box>
            <text:p text:style-name="P7"><text:span text:style-name="T3">INITIATIVE</text:span></text:p>
          </draw:text-box>
        </draw:frame>
        <draw:frame draw:style-name="gr15" draw:text-style-name="P10" draw:layer="layout" svg:width="0.84cm" svg:height="0.268cm" svg:x="12.354cm" svg:y="6.158cm">
          <draw:text-box>
            <text:p text:style-name="P7"><text:span text:style-name="T3">SPEED</text:span></text:p>
          </draw:text-box>
        </draw:frame>
        <draw:frame draw:style-name="gr14" draw:text-style-name="P9" draw:layer="layout" svg:width="2.411cm" svg:height="0.239cm" svg:x="4.784cm" svg:y="6.142cm">
          <draw:text-box>
            <text:p text:style-name="P7"><text:span text:style-name="T8">PROFICIENCY BONUS</text:span></text:p>
          </draw:text-box>
        </draw:frame>
        <draw:frame draw:style-name="gr15" draw:text-style-name="P10" draw:layer="layout" svg:width="1.382cm" svg:height="0.268cm" svg:x="1.45cm" svg:y="5.128cm">
          <draw:text-box>
            <text:p text:style-name="P7"><text:span text:style-name="T3">STRENGTH</text:span></text:p>
          </draw:text-box>
        </draw:frame>
        <draw:frame draw:style-name="gr15" draw:text-style-name="P10" draw:layer="layout" svg:width="1.424cm" svg:height="0.268cm" svg:x="1.464cm" svg:y="7.661cm">
          <draw:text-box>
            <text:p text:style-name="P7"><text:span text:style-name="T3">DEXTERITY</text:span></text:p>
          </draw:text-box>
        </draw:frame>
        <draw:frame draw:style-name="gr15" draw:text-style-name="P10" draw:layer="layout" svg:width="1.932cm" svg:height="0.268cm" svg:x="1.21cm" svg:y="10.176cm">
          <draw:text-box>
            <text:p text:style-name="P7"><text:span text:style-name="T3">CONSTITUTION</text:span></text:p>
          </draw:text-box>
        </draw:frame>
        <draw:frame draw:style-name="gr15" draw:text-style-name="P10" draw:layer="layout" svg:width="1.822cm" svg:height="0.268cm" svg:x="1.27cm" svg:y="12.713cm">
          <draw:text-box>
            <text:p text:style-name="P7"><text:span text:style-name="T3">INTELLIGENCE</text:span></text:p>
          </draw:text-box>
        </draw:frame>
        <draw:path draw:style-name="gr16" draw:text-style-name="P11" draw:layer="layout" svg:width="3.99cm" svg:height="0.996cm" svg:x="3.292cm" svg:y="4.427cm" svg:viewBox="0 0 3991 997" svg:d="M3991 275l-15-8c-52-23-115-118-135-150l-9-14h-2841v-103h-243l-8 14c-15 18-35 35-55 48-55-24-110-39-165-42-5-8-14-14-26-14-9 0-20 6-23 14-57 3-112 18-164 42-21-13-41-30-58-48l-9-14h-240v997h240l9-12c17-20 37-34 58-46 52 23 107 35 164 38 3 9 14 17 23 17 12 0 21-8 26-17 55-3 110-15 165-38 20 12 40 26 55 46l8 12h243v-101h2830 11l9-12c20-34 83-127 135-152l15-6zM3748 772h-2685v-543h2685c81 46 165 110 194 185v173c-29 75-113 139-194 185zM991 229h46v543h-46zM3942 304v52c-64-95-197-164-289-204h153c20 31 76 118 136 152zM3584 152c26 11 67 28 113 51h-2706v-51zM471 49c6 7 15 13 23 13 12 0 20-6 24-13 45 1 86 13 129 27-12 3-26 3-38 3h-227c-12 0-26 0-38-3 41-14 84-26 127-27zM518 951c-4-8-12-12-24-12-8 0-17 4-23 12-43-3-86-11-127-26 12-3 26-3 38-3h227c12 0 26 0 38 3-43 15-84 23-129 26zM777 934c-43-47-104-76-168-76h-227c-64 0-125 29-170 76h-41c0 0-110-1-110-150v-569c0-147 110-150 110-150h41c45 49 106 78 170 78h227c64 0 125-29 168-78h43c0 0 110 3 110 150v569c0 149-110 150-110 150zM991 798h2706c-46 23-87 40-113 49h-2593zM3806 847h-153c92-38 225-109 289-202v52c-60 35-116 119-136 150z">
          <text:p/>
        </draw:path>
        <draw:frame draw:style-name="gr15" draw:text-style-name="P10" draw:layer="layout" svg:width="1.12cm" svg:height="0.268cm" svg:x="1.556cm" svg:y="15.239cm">
          <draw:text-box>
            <text:p text:style-name="P7"><text:span text:style-name="T3">WISDOM</text:span></text:p>
          </draw:text-box>
        </draw:frame>
        <draw:frame draw:style-name="gr15" draw:text-style-name="P10" draw:layer="layout" svg:width="1.374cm" svg:height="0.268cm" svg:x="1.464cm" svg:y="17.758cm">
          <draw:text-box>
            <text:p text:style-name="P7"><text:span text:style-name="T3">CHARISMA</text:span></text:p>
          </draw:text-box>
        </draw:frame>
        <draw:path draw:style-name="gr4" draw:text-style-name="P4" draw:layer="layout" svg:width="0.174cm" svg:height="0.173cm" svg:x="8.843cm" svg:y="1.14cm" svg:viewBox="0 0 175 174" svg:d="M96 60c12 0 12 20 0 20h-20v-20zM108 97c32-8 26-55-12-55h-44v87h24v-28h9l20 28h26v-5zM88 155c40 0 64-31 64-72 0-37-24-66-64-66-42 0-65 29-67 66 2 41 25 72 67 72zM175 83c0 49-32 91-87 91-56 0-88-42-88-91 0-46 32-83 88-83 55 0 87 37 87 83z">
          <text:p/>
        </draw:path>
        <draw:path draw:style-name="gr4" draw:text-style-name="P4" draw:layer="layout" svg:width="4.906cm" svg:height="0.539cm" svg:x="3.934cm" svg:y="1.005cm" svg:viewBox="0 0 4907 540" svg:d="M2441 151c0-10 0-17 3-27l12-38 14 37c6 11 15 18 26 24-3-16 0-35 6-49 0-27 20-48 43-48 38 0 49 48 29 81 11 13 23 26 35 35 3 4 8 7 11 11 0 1 0 3 3 3 17-23 29-56 29-80 0-50-32-96-101-99-43-4-72 10-93 32-11 10-34 35-28 81 2 17 6 29 11 37zM2623 387c-14 26-46 60-80 60-61 0-93-86-24-160-3 0-8 0-8 0-6 0-12 0-15 3l-31 26 8-43c0-2 0-2 3-5-15 10-32 19-35 26l-28 29 3-42 2-10c0-6 3-13 0-16v-2c-12 11-49 40-52 88 0 0 6-11 14-15 3-1 7 0 3 15-2 5-37 95 30 158 0 0-6-17-3-23 3-3 6-3 8 0 3 6 6 9 11 12 4 6 10 11 18 17 20 15 46 26 75 26 81 0 124-58 150-104-2 0-2-3-5-3-12-11-29-26-44-37zM2808 222c-61 3-113 56-138 92 5 0 8 3 14 6 6 6 14 14 23 23 6-20 23-52 46-79 23-26 64-29 84-13 14-12 60-24 84-16-15-17-47-39-81-39-29 0-44 16-49 8-4-8 20-20 20-20-35 2-58 41-69 37-6-3 8-22 8-22-29 17-55 56-60 79 28-36 83-60 118-56zM4059 393c-3-3-5-6-5-18v-81c0-10 2-12 5-16 0-4 6-10 6-10v-1-2c0 0-6-1-12-3v2c-3-2-121-2-121-2l6 3c0 0 17 13 26 17 8 5 11 9 11 28v42c-9 5-17 6-29 6-48 0-72-30-72-80 0-49 26-79 73-79 29 0 60 8 97 36v-2l-8-81v-6l-6-2-6-1c-26-6-34-8-49-9-9 0-14-2-26-2 0 0-3 0-5 0-87 0-151 61-151 146 0 88 64 149 153 149 15 0 44-3 64-9 3 0 6 0 8 0h1c11-3 23-6 34-9l12-5v-3c0 0-3-6-6-8zM4705 137h-158l5 3c0 0 15 9 24 15 8 6 11 9 11 28v68l-118-114h-93l6 3c0 0 15 9 23 15 9 6 12 12 12 31v189c0 18-3 20-12 26-8 6-26 17-26 17l-6 3h159l-6-3c0-2-19-11-26-17-8-6-11-8-11-26v-116l170 171v-247c0-19 3-22 12-28 8-6 26-15 26-15zM3681 300l-26-68-29 68zM3414 216c0-13-8-24-34-24h-9v66c3 0 6 0 9 0 17 0 34-3 34-42zM3811 401l23 20h-147c0 0 11-12 17-20 6-3 8-8 3-17 0-3 0-6-3-12h-101c-3 6-6 9-6 12-5 11-3 14 3 17 6 8 20 20 20 20h-153l-73-88c-9-13-14-19-20-20 0 0-1-2-3-2v64c0 17 3 20 11 26 9 8 32 20 32 20h-164c0 0 26-14 34-20 6-6 12-8 12-26v-191c0-18-6-23-12-27-8-6-26-17-26-17l-5-3c0 0 127 0 132 0 26 0 38 1 54 4 34 11 55 40 55 75 0 19-4 32-12 46-6 9-17 19-26 25 28 38 52 71 66 85 3 0 87-208 87-208v-3c0-1 0-3-6-7l-20-17h112c0 0 93 235 93 238 2 6 2 8 5 12 4 5 6 6 18 14zM4305 276c0-46-29-75-73-75-43 0-72 29-72 77 0 47 29 80 75 80 40 0 70-36 70-82zM4388 276c0 87-66 148-156 148-87 0-150-58-150-146 0-85 63-146 150-146s156 61 156 144zM4821 238c-5-2-8-3-12-3-28-6-45-13-45-23 0-5 2-8 5-9 3-7 12-8 26-8 3 0 6 0 6 0h3c26 1 54 14 83 34l-5-85-6-1v-2c0 0-3 0-14-3-4 0-32-6-50-7-6 0-11 0-17 0-63 0-98 29-101 82-3 28 9 54 32 68 20 12 49 21 72 29h6c12 4 28 13 26 33 0 9-3 18-29 18-3 0-9 0-14-1-18-2-38-11-61-34 0 0 0-1-3-1l-14-11-12-10 3 108 6 1h2c0 0 3 2 12 3 9 2 40 8 58 8 3 0 8 3 14 3 69 0 113-34 115-88 1-54-28-88-86-101zM3186 278c0-46-23-74-64-74h-32v148h32c41 0 64-29 64-74zM3269 276c0 34-11 67-31 91-9 11-17 20-29 28-29 18-55 26-95 26h-147l6-3c0 0 19-11 26-17 8-6 11-9 11-26v-166c0-19-3-23-11-28-36-27-41-57-41-58v-5l5 3c0 0 12 8 26 11 15 3 36 5 81 5h56c28 0 49 4 69 17 46 23 74 68 74 122zM1174 404c0 0-3-6-6-9-2-3-3-6-3-17v-81c0-10 1-13 3-16 1-3 6-10 6-10v-1-2c0 0-6-3-11-3-3 0-121 0-121 0l5 3c0 0 18 11 26 16 9 4 12 10 12 27v46c-9 3-17 4-29 4-47 0-72-30-72-82 0-47 26-76 74-76 29 0 59 6 96 35v-3l-8-81v-7h-6l-6-3c-26-4-35-6-49-7-9-2-15-3-26-3 0 0-3 0-6 0-86 0-150 62-150 147 0 86 64 146 153 146 14 0 43-3 64-6 2 0 5 0 8-3 12 0 23-3 35-8l11-3zM2063 137h-159l6 3c0 0 15 9 23 15 9 6 12 9 12 28v68l-116-114h-95l6 3c0 0 15 9 23 15 9 6 12 12 12 31v189c0 18-3 20-12 26-8 6-26 17-26 17l-6 3h159l-6-3c0 0-20-11-26-17-8-6-12-8-12-26v-116l171 171v-247c0-19 3-22 12-28 8-6 26-15 26-15zM1829 137zM923 137h-159l6 3c0 0 15 9 23 15 9 6 12 9 12 28v68l-116-114h-185c-8 0-14 1-14 3v1 2c0 0 6 4 6 9 3 3 5 5 5 12 0 0 0 143 0 144v2c0 33-14 48-42 48-29 0-44-15-44-50v-144c0-7 0-9 3-12 3-5 6-9 6-9l2-2-2-1c0-2-6-3-12-3h-118l6 3c0 0 14 9 25 15 9 6 12 9 12 28v116c0 26 3 50 9 64 3 9 9 18 20 27 23 23 52 34 93 34 52 0 95-23 112-63 6-15 8-33 8-61v-117c0-19 4-22 12-28 3-3 12-8 17-11 4 3 9 8 15 11 9 6 12 12 12 31v189c0 18-3 20-12 26s-26 17-26 17l-6 3h159l-6-3c0 0-20-11-26-17-8-6-12-8-12-26v-116l171 171v-247c0-19 3-22 12-28 8-6 26-15 26-15zM1359 352h-63v-44c0 0 57 0 60 0 9 0 17 0 20 2 6 3 12 7 12 7l3 6-1-90-2 2c0 0-6 1-9 3-3 1-3 1-17 1h-66v-35h66c17 0 20 2 32 9l14 12-6-88h-225l6 3c0 0 14 9 23 15s12 9 12 28v192c0 18-3 20-12 26s-26 17-26 17l-6 3h234l20-98c0 0-20 18-23 20-11 6-20 9-46 9zM2179 238c-3-2-9-3-12-3-29-6-46-13-46-23 0-5 3-8 5-9 4-7 15-8 27-8 3 0 5 0 8 0 1 0 1 0 1 0 25 1 54 14 83 34l-6-85-5-1v-2c0 0-3 0-12-3-6 0-35-6-52-7-6 0-11 0-17 0-64 0-98 29-102 82-2 28 9 54 33 68 20 12 51 21 72 29h5c14 4 29 13 26 33 0 9-3 18-28 18-4 0-9 0-15-1-17-2-37-11-60-34l-1-1-17-11-12-10 6 108 3 1h3c0 0 3 2 12 3 8 2 40 8 57 8 3 0 9 3 15 3 69 0 113-34 115-88 0-54-28-88-86-101zM228 278c0-46-24-74-67-74h-31v148h31c43 0 67-29 67-74zM308 276c0 34-9 67-28 91-9 11-18 20-30 28-28 18-54 26-95 26h-147l6-3c0 0 17-11 26-17s12-9 12-26v-166c0-19-4-23-12-28-35-27-40-57-40-58v-5l3 3c2 0 14 8 25 11 18 3 38 5 81 5h58c29 0 49 4 69 17 46 23 72 68 72 122zM1662 276c0-46-29-77-72-77s-70 31-70 79c0 45 27 80 72 80 41 0 70-36 70-82zM1745 276c0 87-66 148-155 148-87 0-151-60-151-146 0-85 64-146 151-146 89 0 155 61 155 144zM2614 248l-3-9c0-1-8-23-29-30l-14-3 3 10c3 13 11 32 32 32zM2447 196c3-10-18-29-26-32 29 0 43 5 43 5-8-11-11-28-6-40 15 37 70 41 84 74-2-14-14-30-28-39-9-20-3-56 5-66-2 53 75 85 90 123-9-34-44-55-61-75-5-12-3-35 3-43 0 35 38 64 58 84 25 23 32 45 29 61 5 2 11 7 11 16 6-2 15-11 18-17 3 27-12 55-29 63 0 0 5-13-3-22-9-10-32-10-38-9 0 0 9-14 3-21-3-8-46-5-66 3 6 0 23 0 29 3-3 4-12 24-6 29 6 6 11-5 11-5 0 0-5 22 0 26 3 6 15 3 15 3-9 17-32 32-50 32 7-3 15-18 18-26-6 3-17 5-23 3 8-1 17-16 15-32-4-26-38-29-55-16 5-16 22-33 34-37-8-2-17-3-26-6 12-10 38-16 52-16-20-6-60 2-78 23 6 0 21 3 26 3-23 6-57 28-66 39 3-14 6-26 3-34-4-12-20-17-49-11 20-20 60-32 63-43zM2903 433c0 40-40 72-86 66 11 11 40 18 55 11-9 15-50 38-90 27-35-9-52-44-52-67-17 18-11 46 0 55-14-3-35-17-38-43-3-23 9-49-14-69-14-12-37-30-49-41-32-23-20-42-26-55-6-9-17-15-26-23-6-9-6-21-3-29 0 11 9 19 18 22 11 3 20 0 28 4 12 8 6 25 15 31 6 4 25-2 40 12 15 15 49 41 64 56 26 20 55-4 43-29 29 14 32 60 9 77 22 4 60-5 60-37 0-17-17-32-29-34 43-3 81 28 81 66z">
          <text:p/>
        </draw:path>
        <draw:frame draw:style-name="gr15" draw:text-style-name="P10" draw:layer="layout" svg:width="2.203cm" svg:height="0.268cm" svg:x="4.396cm" svg:y="10.254cm">
          <draw:text-box>
            <text:p text:style-name="P7"><text:span text:style-name="T3">SAVING THROWS</text:span></text:p>
          </draw:text-box>
        </draw:frame>
        <draw:frame draw:style-name="gr14" draw:text-style-name="P9" draw:layer="layout" svg:width="1.492cm" svg:height="0.239cm" svg:x="5.165cm" svg:y="4.812cm">
          <draw:text-box>
            <text:p text:style-name="P7"><text:span text:style-name="T8">INSPIRATION</text:span></text:p>
          </draw:text-box>
        </draw:frame>
        <draw:frame draw:style-name="gr15" draw:text-style-name="P10" draw:layer="layout" svg:width="0.883cm" svg:height="0.268cm" svg:x="4.939cm" svg:y="20.111cm">
          <draw:text-box>
            <text:p text:style-name="P7"><text:span text:style-name="T3">S</text:span><text:span text:style-name="T3">K</text:span><text:span text:style-name="T3">I</text:span><text:span text:style-name="T3">L</text:span><text:span text:style-name="T3">L</text:span><text:span text:style-name="T3">S</text:span></text:p>
          </draw:text-box>
        </draw:frame>
        <draw:frame draw:style-name="gr17" draw:text-style-name="P12" draw:layer="layout" svg:width="2.419cm" svg:height="0.357cm" svg:x="9.596cm" svg:y="1.825cm">
          <draw:text-box>
            <text:p text:style-name="P7"><text:span text:style-name="T9">Barbarian Lv. 5</text:span></text:p>
          </draw:text-box>
        </draw:frame>
        <draw:frame draw:style-name="gr17" draw:text-style-name="P12" draw:layer="layout" svg:width="1.568cm" svg:height="0.357cm" svg:x="13.621cm" svg:y="1.825cm">
          <draw:text-box>
            <text:p text:style-name="P7"><text:span text:style-name="T9">Outlander</text:span></text:p>
          </draw:text-box>
        </draw:frame>
        <draw:frame draw:style-name="gr17" draw:text-style-name="P12" draw:layer="layout" svg:width="2.436cm" svg:height="0.357cm" svg:x="17.014cm" svg:y="1.825cm">
          <draw:text-box>
            <text:p text:style-name="P7"><text:span text:style-name="T9">Simon Weydert</text:span></text:p>
          </draw:text-box>
        </draw:frame>
        <draw:frame draw:style-name="gr18" draw:text-style-name="P13" draw:layer="layout" svg:width="1.966cm" svg:height="0.496cm" svg:x="3.754cm" svg:y="2.332cm">
          <draw:text-box>
            <text:p text:style-name="P7"><text:span text:style-name="T10">Th'Anton</text:span></text:p>
          </draw:text-box>
        </draw:frame>
        <draw:frame draw:style-name="gr17" draw:text-style-name="P12" draw:layer="layout" svg:width="1.327cm" svg:height="0.357cm" svg:x="9.56cm" svg:y="2.746cm">
          <draw:text-box>
            <text:p text:style-name="P7"><text:span text:style-name="T9">Half-Orc</text:span></text:p>
          </draw:text-box>
        </draw:frame>
        <draw:frame draw:style-name="gr17" draw:text-style-name="P12" draw:layer="layout" svg:width="2.182cm" svg:height="0.357cm" svg:x="13.6cm" svg:y="2.746cm">
          <draw:text-box>
            <text:p text:style-name="P7"><text:span text:style-name="T9">Chaotic Good</text:span></text:p>
          </draw:text-box>
        </draw:frame>
        <draw:frame draw:style-name="gr17" draw:text-style-name="P12" draw:layer="layout" svg:width="1.53cm" svg:height="0.357cm" svg:x="17.014cm" svg:y="2.746cm">
          <draw:text-box>
            <text:p text:style-name="P7"><text:span text:style-name="T9">Milestone</text:span></text:p>
          </draw:text-box>
        </draw:frame>
        <draw:frame draw:style-name="gr19" draw:text-style-name="P14" draw:layer="layout" svg:width="1.391cm" svg:height="0.619cm" svg:x="1.33cm" svg:y="5.642cm">
          <draw:text-box>
            <text:p text:style-name="P7"><text:span text:style-name="T11">16+2</text:span></text:p>
          </draw:text-box>
        </draw:frame>
        <draw:frame draw:style-name="gr20" draw:text-style-name="P15" draw:layer="layout" svg:width="0.438cm" svg:height="0.382cm" svg:x="3.574cm" svg:y="6.104cm">
          <draw:text-box>
            <text:p text:style-name="P7"><text:span text:style-name="T12">+2</text:span></text:p>
          </draw:text-box>
        </draw:frame>
        <draw:frame draw:style-name="gr21" draw:text-style-name="P16" draw:layer="layout" svg:width="0.696cm" svg:height="0.623cm" svg:x="8.393cm" svg:y="5.158cm">
          <draw:text-box>
            <text:p text:style-name="P7"><text:span text:style-name="T13">13</text:span></text:p>
          </draw:text-box>
        </draw:frame>
        <draw:frame draw:style-name="gr22" draw:text-style-name="P17" draw:layer="layout" svg:width="0.929cm" svg:height="0.814cm" svg:x="10.255cm" svg:y="5.219cm">
          <draw:text-box>
            <text:p text:style-name="P7"><text:span text:style-name="T14">+1</text:span></text:p>
          </draw:text-box>
        </draw:frame>
        <draw:frame draw:style-name="gr22" draw:text-style-name="P17" draw:layer="layout" svg:width="0.908cm" svg:height="0.814cm" svg:x="12.326cm" svg:y="5.219cm">
          <draw:text-box>
            <text:p text:style-name="P7"><text:span text:style-name="T14">40</text:span></text:p>
          </draw:text-box>
        </draw:frame>
        <draw:frame draw:style-name="gr23" draw:text-style-name="P18" draw:layer="layout" svg:width="3.334cm" svg:height="0.243cm" svg:x="14.841cm" svg:y="5.058cm">
          <draw:text-box>
            <text:p text:style-name="P7"><text:span text:style-name="T15">A heavy-set, showman's smile.</text:span></text:p>
          </draw:text-box>
        </draw:frame>
        <draw:frame draw:style-name="gr23" draw:text-style-name="P18" draw:layer="layout" svg:width="2.733cm" svg:height="0.243cm" svg:x="14.841cm" svg:y="5.386cm">
          <draw:text-box>
            <text:p text:style-name="P7"><text:span text:style-name="T15">Dramatic, simple speech.</text:span></text:p>
          </draw:text-box>
        </draw:frame>
        <draw:frame draw:style-name="gr23" draw:text-style-name="P18" draw:layer="layout" svg:width="3.804cm" svg:height="0.243cm" svg:x="14.841cm" svg:y="5.718cm">
          <draw:text-box>
            <text:p text:style-name="P7"><text:span text:style-name="T15">Quick to gesture and move around.</text:span></text:p>
          </draw:text-box>
        </draw:frame>
        <draw:frame draw:style-name="gr23" draw:text-style-name="P18" draw:layer="layout" svg:width="5.086cm" svg:height="0.243cm" svg:x="14.841cm" svg:y="6.046cm">
          <draw:text-box>
            <text:p text:style-name="P7"><text:span text:style-name="T15">Easily believes and becomes enthralled by the </text:span></text:p>
          </draw:text-box>
        </draw:frame>
        <draw:frame draw:style-name="gr23" draw:text-style-name="P18" draw:layer="layout" svg:width="2.61cm" svg:height="0.243cm" svg:x="14.841cm" svg:y="6.374cm">
          <draw:text-box>
            <text:p text:style-name="P7"><text:span text:style-name="T15">outlandish and fictitious.</text:span></text:p>
          </draw:text-box>
        </draw:frame>
        <draw:frame draw:style-name="gr24" draw:text-style-name="P19" draw:layer="layout" svg:width="0.324cm" svg:height="0.285cm" svg:x="1.852cm" svg:y="6.701cm">
          <draw:text-box>
            <text:p text:style-name="P7"><text:span text:style-name="T16">+4</text:span></text:p>
          </draw:text-box>
        </draw:frame>
        <draw:frame draw:style-name="gr25" draw:text-style-name="P20" draw:layer="layout" svg:width="0.201cm" svg:height="0.175cm" svg:x="4.131cm" svg:y="7.371cm">
          <draw:text-box>
            <text:p text:style-name="P7"><text:span text:style-name="T17">+6</text:span></text:p>
          </draw:text-box>
        </draw:frame>
        <draw:frame draw:style-name="gr19" draw:text-style-name="P14" draw:layer="layout" svg:width="0.688cm" svg:height="0.619cm" svg:x="1.679cm" svg:y="8.182cm">
          <draw:text-box>
            <text:p text:style-name="P7"><text:span text:style-name="T11">12</text:span></text:p>
          </draw:text-box>
        </draw:frame>
        <draw:frame draw:style-name="gr26" draw:text-style-name="P21" draw:layer="layout" svg:width="5.336cm" svg:height="0.289cm" svg:x="14.841cm" svg:y="7.51cm">
          <draw:text-box>
            <text:p text:style-name="P7"><text:span text:style-name="T18">Revitalize grappling or some other martial</text:span></text:p>
          </draw:text-box>
        </draw:frame>
        <draw:frame draw:style-name="gr26" draw:text-style-name="P21" draw:layer="layout" svg:width="2.444cm" svg:height="0.289cm" svg:x="14.841cm" svg:y="7.891cm">
          <draw:text-box>
            <text:p text:style-name="P7"><text:span text:style-name="T18"><text:s/></text:span><text:span text:style-name="T18">fighting as a sport.</text:span></text:p>
          </draw:text-box>
        </draw:frame>
        <draw:frame draw:style-name="gr26" draw:text-style-name="P21" draw:layer="layout" svg:width="4.671cm" svg:height="0.289cm" svg:x="14.841cm" svg:y="8.275cm">
          <draw:text-box>
            <text:p text:style-name="P7"><text:span text:style-name="T18">Achieve great feats akin to his idol’s.</text:span></text:p>
          </draw:text-box>
        </draw:frame>
        <draw:frame draw:style-name="gr24" draw:text-style-name="P19" draw:layer="layout" svg:width="0.324cm" svg:height="0.285cm" svg:x="1.852cm" svg:y="9.241cm">
          <draw:text-box>
            <text:p text:style-name="P7"><text:span text:style-name="T16">+1</text:span></text:p>
          </draw:text-box>
        </draw:frame>
        <draw:frame draw:style-name="gr26" draw:text-style-name="P21" draw:layer="layout" svg:width="4.519cm" svg:height="0.289cm" svg:x="14.841cm" svg:y="9.464cm">
          <draw:text-box>
            <text:p text:style-name="P7"><text:span text:style-name="T18">An empathy and understanding for </text:span></text:p>
          </draw:text-box>
        </draw:frame>
        <draw:frame draw:style-name="gr26" draw:text-style-name="P21" draw:layer="layout" svg:width="5.488cm" svg:height="0.289cm" svg:x="14.841cm" svg:y="9.85cm">
          <draw:text-box>
            <text:p text:style-name="P7"><text:span text:style-name="T18">slower, simpler people, as well as livestock</text:span></text:p>
          </draw:text-box>
        </draw:frame>
        <draw:frame draw:style-name="gr26" draw:text-style-name="P21" draw:layer="layout" svg:width="2.766cm" svg:height="0.289cm" svg:x="14.841cm" svg:y="10.231cm">
          <draw:text-box>
            <text:p text:style-name="P7"><text:span text:style-name="T18"><text:s/></text:span><text:span text:style-name="T18">and animals of labor.</text:span></text:p>
          </draw:text-box>
        </draw:frame>
        <draw:frame draw:style-name="gr19" draw:text-style-name="P14" draw:layer="layout" svg:width="1.391cm" svg:height="0.619cm" svg:x="1.33cm" svg:y="10.694cm">
          <draw:text-box>
            <text:p text:style-name="P7"><text:span text:style-name="T11">1</text:span><text:span text:style-name="T11">3</text:span><text:span text:style-name="T11">+</text:span><text:span text:style-name="T11">1</text:span></text:p>
          </draw:text-box>
        </draw:frame>
        <draw:frame draw:style-name="gr24" draw:text-style-name="P19" draw:layer="layout" svg:width="0.324cm" svg:height="0.285cm" svg:x="1.852cm" svg:y="11.757cm">
          <draw:text-box>
            <text:p text:style-name="P7"><text:span text:style-name="T16">+2</text:span></text:p>
          </draw:text-box>
        </draw:frame>
        <draw:frame draw:style-name="gr18" draw:text-style-name="P13" draw:layer="layout" svg:width="1.103cm" svg:height="0.496cm" svg:x="8.749cm" svg:y="11.857cm">
          <draw:text-box>
            <text:p text:style-name="P7"><text:span text:style-name="T10">5</text:span><text:span text:style-name="T10">d</text:span><text:span text:style-name="T10">1</text:span><text:span text:style-name="T10">2</text:span></text:p>
          </draw:text-box>
        </draw:frame>
        <draw:frame draw:style-name="gr26" draw:text-style-name="P21" draw:layer="layout" svg:width="4.032cm" svg:height="0.289cm" svg:x="14.841cm" svg:y="11.395cm">
          <draw:text-box>
            <text:p text:style-name="P7"><text:span text:style-name="T18">Makes </text:span><text:span text:style-name="T18">decisions </text:span><text:span text:style-name="T18">based on </text:span><text:span text:style-name="T18">flair.</text:span></text:p>
          </draw:text-box>
        </draw:frame>
        <draw:frame draw:style-name="gr26" draw:text-style-name="P21" draw:layer="layout" svg:width="4.083cm" svg:height="0.289cm" svg:x="14.841cm" svg:y="11.779cm">
          <draw:text-box>
            <text:p text:style-name="P7"><text:span text:style-name="T18">Idol may or </text:span><text:span text:style-name="T18">may not be </text:span><text:span text:style-name="T18">fictional.</text:span></text:p>
          </draw:text-box>
        </draw:frame>
        <draw:frame draw:style-name="gr26" draw:text-style-name="P21" draw:layer="layout" svg:width="5.332cm" svg:height="0.289cm" svg:x="14.841cm" svg:y="12.163cm">
          <draw:text-box>
            <text:p text:style-name="P7"><text:span text:style-name="T18">Scarcely </text:span><text:span text:style-name="T18">uses </text:span><text:span text:style-name="T18">anything </text:span><text:span text:style-name="T18">besides </text:span><text:span text:style-name="T18">melee or </text:span></text:p>
          </draw:text-box>
        </draw:frame>
        <draw:frame draw:style-name="gr26" draw:text-style-name="P21" draw:layer="layout" svg:width="2.606cm" svg:height="0.289cm" svg:x="14.841cm" svg:y="12.544cm">
          <draw:text-box>
            <text:p text:style-name="P7"><text:span text:style-name="T18">close range </text:span><text:span text:style-name="T18">combat.</text:span></text:p>
          </draw:text-box>
        </draw:frame>
        <draw:frame draw:style-name="gr19" draw:text-style-name="P14" draw:layer="layout" svg:width="0.616cm" svg:height="0.619cm" svg:x="1.852cm" svg:y="13.234cm">
          <draw:text-box>
            <text:p text:style-name="P7"><text:span text:style-name="T11">9</text:span></text:p>
          </draw:text-box>
        </draw:frame>
        <draw:frame draw:style-name="gr25" draw:text-style-name="P20" draw:layer="layout" svg:width="0.201cm" svg:height="0.175cm" svg:x="4.131cm" svg:y="7.847cm">
          <draw:text-box>
            <text:p text:style-name="P7"><text:span text:style-name="T17">+1</text:span></text:p>
          </draw:text-box>
        </draw:frame>
        <draw:frame draw:style-name="gr25" draw:text-style-name="P20" draw:layer="layout" svg:width="0.201cm" svg:height="0.175cm" svg:x="4.131cm" svg:y="8.323cm">
          <draw:text-box>
            <text:p text:style-name="P7"><text:span text:style-name="T17">+4</text:span></text:p>
          </draw:text-box>
        </draw:frame>
        <draw:frame draw:style-name="gr25" draw:text-style-name="P20" draw:layer="layout" svg:width="0.172cm" svg:height="0.175cm" svg:x="4.156cm" svg:y="8.799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172cm" svg:height="0.175cm" svg:x="4.156cm" svg:y="9.276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172cm" svg:height="0.175cm" svg:x="4.184cm" svg:y="9.748cm">
          <draw:text-box>
            <text:p text:style-name="P7"><text:span text:style-name="T17">1</text:span></text:p>
          </draw:text-box>
        </draw:frame>
        <draw:frame draw:style-name="gr25" draw:text-style-name="P20" draw:layer="layout" svg:width="0.201cm" svg:height="0.175cm" svg:x="4.106cm" svg:y="11.431cm">
          <draw:text-box>
            <text:p text:style-name="P7"><text:span text:style-name="T17">+</text:span><text:span text:style-name="T17">1</text:span></text:p>
          </draw:text-box>
        </draw:frame>
        <draw:frame draw:style-name="gr25" draw:text-style-name="P20" draw:layer="layout" svg:width="0.201cm" svg:height="0.175cm" svg:x="4.106cm" svg:y="11.911cm">
          <draw:text-box>
            <text:p text:style-name="P7"><text:span text:style-name="T17">+1</text:span></text:p>
          </draw:text-box>
        </draw:frame>
        <draw:frame draw:style-name="gr25" draw:text-style-name="P20" draw:layer="layout" svg:width="0.201cm" svg:height="0.175cm" svg:x="4.106cm" svg:y="12.863cm">
          <draw:text-box>
            <text:p text:style-name="P7"><text:span text:style-name="T17">+6</text:span></text:p>
          </draw:text-box>
        </draw:frame>
        <draw:frame draw:style-name="gr25" draw:text-style-name="P20" draw:layer="layout" svg:width="0.201cm" svg:height="0.175cm" svg:x="4.106cm" svg:y="13.34cm">
          <draw:text-box>
            <text:p text:style-name="P7"><text:span text:style-name="T17">+1</text:span></text:p>
          </draw:text-box>
        </draw:frame>
        <draw:frame draw:style-name="gr25" draw:text-style-name="P20" draw:layer="layout" svg:width="0.172cm" svg:height="0.175cm" svg:x="4.128cm" svg:y="13.816cm">
          <draw:text-box>
            <text:p text:style-name="P7"><text:span text:style-name="T17">-</text:span><text:span text:style-name="T17">1</text:span></text:p>
          </draw:text-box>
        </draw:frame>
        <draw:frame draw:style-name="gr27" draw:text-style-name="P22" draw:layer="layout" svg:width="1.293cm" svg:height="0.315cm" svg:x="7.969cm" svg:y="13.991cm">
          <draw:text-box>
            <text:p text:style-name="P7"><text:span text:style-name="T19">G</text:span><text:span text:style-name="T19">r</text:span><text:span text:style-name="T19">e</text:span><text:span text:style-name="T19">a</text:span><text:span text:style-name="T19">t</text:span><text:span text:style-name="T19">a</text:span><text:span text:style-name="T19">x</text:span><text:span text:style-name="T19">e</text:span></text:p>
          </draw:text-box>
        </draw:frame>
        <draw:frame draw:style-name="gr27" draw:text-style-name="P22" draw:layer="layout" svg:width="1.429cm" svg:height="0.315cm" svg:x="11.642cm" svg:y="13.991cm">
          <draw:text-box>
            <text:p text:style-name="P7"><text:span text:style-name="T19">1d1</text:span><text:span text:style-name="T19">2 </text:span><text:span text:style-name="T19">slsh</text:span><text:span text:style-name="T19">.</text:span></text:p>
          </draw:text-box>
        </draw:frame>
        <draw:frame draw:style-name="gr25" draw:text-style-name="P20" draw:layer="layout" svg:width="0.172cm" svg:height="0.175cm" svg:x="4.128cm" svg:y="14.292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201cm" svg:height="0.175cm" svg:x="4.106cm" svg:y="14.768cm">
          <draw:text-box>
            <text:p text:style-name="P7"><text:span text:style-name="T17">+3</text:span></text:p>
          </draw:text-box>
        </draw:frame>
        <draw:frame draw:style-name="gr27" draw:text-style-name="P22" draw:layer="layout" svg:width="1.725cm" svg:height="0.315cm" svg:x="7.969cm" svg:y="14.704cm">
          <draw:text-box>
            <text:p text:style-name="P7"><text:span text:style-name="T19">Handaxe </text:span><text:span text:style-name="T19">(2)</text:span></text:p>
          </draw:text-box>
        </draw:frame>
        <draw:frame draw:style-name="gr27" draw:text-style-name="P22" draw:layer="layout" svg:width="0.971cm" svg:height="0.315cm" svg:x="7.969cm" svg:y="15.84cm">
          <draw:text-box>
            <text:p text:style-name="P7"><text:span text:style-name="T19">Javelin</text:span></text:p>
          </draw:text-box>
        </draw:frame>
        <draw:frame draw:style-name="gr28" draw:text-style-name="P23" draw:layer="layout" svg:width="0.14cm" svg:height="0.166cm" svg:x="3.627cm" svg:y="7.376cm">
          <draw:text-box>
            <text:p text:style-name="P7"><text:span text:style-name="T20">●</text:span></text:p>
          </draw:text-box>
        </draw:frame>
        <draw:frame draw:style-name="gr28" draw:text-style-name="P23" draw:layer="layout" svg:width="0.14cm" svg:height="0.166cm" svg:x="3.627cm" svg:y="8.329cm">
          <draw:text-box>
            <text:p text:style-name="P7"><text:span text:style-name="T20">●</text:span></text:p>
          </draw:text-box>
        </draw:frame>
        <draw:frame draw:style-name="gr24" draw:text-style-name="P19" draw:layer="layout" svg:width="0.281cm" svg:height="0.285cm" svg:x="1.887cm" svg:y="14.297cm">
          <draw:text-box>
            <text:p text:style-name="P7"><text:span text:style-name="T16">-1</text:span></text:p>
          </draw:text-box>
        </draw:frame>
        <draw:frame draw:style-name="gr27" draw:text-style-name="P22" draw:layer="layout" svg:width="1.344cm" svg:height="0.315cm" svg:x="11.642cm" svg:y="14.704cm">
          <draw:text-box>
            <text:p text:style-name="P7"><text:span text:style-name="T19">1d6 </text:span><text:span text:style-name="T19">slsh. </text:span></text:p>
          </draw:text-box>
        </draw:frame>
        <draw:frame draw:style-name="gr27" draw:text-style-name="P22" draw:layer="layout" svg:width="0.997cm" svg:height="0.315cm" svg:x="11.642cm" svg:y="15.018cm">
          <draw:text-box>
            <text:p text:style-name="P7"><text:span text:style-name="T19">(20/60)</text:span></text:p>
          </draw:text-box>
        </draw:frame>
        <draw:frame draw:style-name="gr25" draw:text-style-name="P20" draw:layer="layout" svg:width="0.172cm" svg:height="0.175cm" svg:x="4.128cm" svg:y="15.248cm">
          <draw:text-box>
            <text:p text:style-name="P7"><text:span text:style-name="T17">-1</text:span></text:p>
          </draw:text-box>
        </draw:frame>
        <draw:frame draw:style-name="gr19" draw:text-style-name="P14" draw:layer="layout" svg:width="0.616cm" svg:height="0.619cm" svg:x="1.852cm" svg:y="15.75cm">
          <draw:text-box>
            <text:p text:style-name="P7"><text:span text:style-name="T11">9</text:span></text:p>
          </draw:text-box>
        </draw:frame>
        <draw:frame draw:style-name="gr25" draw:text-style-name="P20" draw:layer="layout" svg:width="0.172cm" svg:height="0.175cm" svg:x="4.128cm" svg:y="12.387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172cm" svg:height="0.175cm" svg:x="4.128cm" svg:y="16.673cm">
          <draw:text-box>
            <text:p text:style-name="P7"><text:span text:style-name="T17">-1</text:span></text:p>
          </draw:text-box>
        </draw:frame>
        <draw:frame draw:style-name="gr24" draw:text-style-name="P19" draw:layer="layout" svg:width="0.281cm" svg:height="0.285cm" svg:x="1.887cm" svg:y="16.808cm">
          <draw:text-box>
            <text:p text:style-name="P7"><text:span text:style-name="T16">-1</text:span></text:p>
          </draw:text-box>
        </draw:frame>
        <draw:frame draw:style-name="gr19" draw:text-style-name="P14" draw:layer="layout" svg:width="0.688cm" svg:height="0.619cm" svg:x="1.679cm" svg:y="18.265cm">
          <draw:text-box>
            <text:p text:style-name="P7"><text:span text:style-name="T11">12</text:span></text:p>
          </draw:text-box>
        </draw:frame>
        <draw:frame draw:style-name="gr25" draw:text-style-name="P20" draw:layer="layout" svg:width="0.172cm" svg:height="0.175cm" svg:x="4.128cm" svg:y="16.201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201cm" svg:height="0.175cm" svg:x="4.106cm" svg:y="17.15cm">
          <draw:text-box>
            <text:p text:style-name="P7"><text:span text:style-name="T17">+1</text:span></text:p>
          </draw:text-box>
        </draw:frame>
        <draw:frame draw:style-name="gr25" draw:text-style-name="P20" draw:layer="layout" svg:width="0.172cm" svg:height="0.175cm" svg:x="4.128cm" svg:y="15.721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172cm" svg:height="0.175cm" svg:x="4.128cm" svg:y="18.102cm">
          <draw:text-box>
            <text:p text:style-name="P7"><text:span text:style-name="T17">-1</text:span></text:p>
          </draw:text-box>
        </draw:frame>
        <draw:frame draw:style-name="gr25" draw:text-style-name="P20" draw:layer="layout" svg:width="0.201cm" svg:height="0.175cm" svg:x="4.106cm" svg:y="19.058cm">
          <draw:text-box>
            <text:p text:style-name="P7"><text:span text:style-name="T17">+1</text:span></text:p>
          </draw:text-box>
        </draw:frame>
        <draw:frame draw:style-name="gr28" draw:text-style-name="P23" draw:layer="layout" svg:width="0.14cm" svg:height="0.166cm" svg:x="3.627cm" svg:y="11.916cm">
          <draw:text-box>
            <text:p text:style-name="P7"><text:span text:style-name="T20">●</text:span></text:p>
          </draw:text-box>
        </draw:frame>
        <draw:frame draw:style-name="gr28" draw:text-style-name="P23" draw:layer="layout" svg:width="0.14cm" svg:height="0.166cm" svg:x="3.627cm" svg:y="12.862cm">
          <draw:text-box>
            <text:p text:style-name="P7"><text:span text:style-name="T20">●</text:span></text:p>
          </draw:text-box>
        </draw:frame>
        <draw:frame draw:style-name="gr28" draw:text-style-name="P23" draw:layer="layout" svg:width="0.14cm" svg:height="0.166cm" svg:x="3.627cm" svg:y="14.76cm">
          <draw:text-box>
            <text:p text:style-name="P7"><text:span text:style-name="T20">●</text:span></text:p>
          </draw:text-box>
        </draw:frame>
        <draw:frame draw:style-name="gr28" draw:text-style-name="P23" draw:layer="layout" svg:width="0.14cm" svg:height="0.166cm" svg:x="3.627cm" svg:y="19.536cm">
          <draw:text-box>
            <text:p text:style-name="P7"><text:span text:style-name="T20">●</text:span></text:p>
          </draw:text-box>
        </draw:frame>
        <draw:frame draw:style-name="gr25" draw:text-style-name="P20" draw:layer="layout" svg:width="0.201cm" svg:height="0.175cm" svg:x="4.106cm" svg:y="17.626cm">
          <draw:text-box>
            <text:p text:style-name="P7"><text:span text:style-name="T17">+1</text:span></text:p>
          </draw:text-box>
        </draw:frame>
        <draw:frame draw:style-name="gr29" draw:text-style-name="P24" draw:layer="layout" svg:width="1.179cm" svg:height="1.059cm" svg:x="10.26cm" svg:y="7.396cm">
          <draw:text-box>
            <text:p text:style-name="P7"><text:span text:style-name="T21">51</text:span></text:p>
          </draw:text-box>
        </draw:frame>
        <draw:frame draw:style-name="gr27" draw:text-style-name="P22" draw:layer="layout" svg:width="1.137cm" svg:height="0.315cm" svg:x="11.642cm" svg:y="15.84cm">
          <draw:text-box>
            <text:p text:style-name="P7"><text:span text:style-name="T19">1d6 prc.</text:span></text:p>
          </draw:text-box>
        </draw:frame>
        <draw:frame draw:style-name="gr27" draw:text-style-name="P22" draw:layer="layout" svg:width="1.17cm" svg:height="0.315cm" svg:x="11.642cm" svg:y="16.154cm">
          <draw:text-box>
            <text:p text:style-name="P7"><text:span text:style-name="T19">(30/120)</text:span></text:p>
          </draw:text-box>
        </draw:frame>
        <draw:frame draw:style-name="gr25" draw:text-style-name="P20" draw:layer="layout" svg:width="0.201cm" svg:height="0.175cm" svg:x="4.106cm" svg:y="18.578cm">
          <draw:text-box>
            <text:p text:style-name="P7"><text:span text:style-name="T17">+1</text:span></text:p>
          </draw:text-box>
        </draw:frame>
        <draw:frame draw:style-name="gr24" draw:text-style-name="P19" draw:layer="layout" svg:width="0.324cm" svg:height="0.285cm" svg:x="1.852cm" svg:y="19.324cm">
          <draw:text-box>
            <text:p text:style-name="P7"><text:span text:style-name="T16">+</text:span><text:span text:style-name="T16">1</text:span></text:p>
          </draw:text-box>
        </draw:frame>
        <draw:frame draw:style-name="gr25" draw:text-style-name="P20" draw:layer="layout" svg:width="0.201cm" svg:height="0.175cm" svg:x="4.106cm" svg:y="19.531cm">
          <draw:text-box>
            <text:p text:style-name="P7"><text:span text:style-name="T17">+1</text:span></text:p>
          </draw:text-box>
        </draw:frame>
        <draw:frame draw:style-name="gr20" draw:text-style-name="P15" draw:layer="layout" svg:width="0.38cm" svg:height="0.382cm" svg:x="1.408cm" svg:y="20.995cm">
          <draw:text-box>
            <text:p text:style-name="P7"><text:span text:style-name="T12">9</text:span></text:p>
          </draw:text-box>
        </draw:frame>
        <draw:frame draw:style-name="gr30" draw:text-style-name="P25" draw:layer="layout" svg:width="4.464cm" svg:height="0.416cm" svg:x="1.277cm" svg:y="22.268cm">
          <draw:text-box>
            <text:p text:style-name="P7"><text:span text:style-name="T22">A</text:span><text:span text:style-name="T22">R</text:span><text:span text:style-name="T22">M</text:span><text:span text:style-name="T22">O</text:span><text:span text:style-name="T22">R</text:span><text:span text:style-name="T22">:</text:span><text:span text:style-name="T22"> </text:span><text:span text:style-name="T22">l</text:span><text:span text:style-name="T22">i</text:span><text:span text:style-name="T22">g</text:span><text:span text:style-name="T22">h</text:span><text:span text:style-name="T22">t</text:span><text:span text:style-name="T22">,</text:span><text:span text:style-name="T22"> </text:span><text:span text:style-name="T22">m</text:span><text:span text:style-name="T22">e</text:span><text:span text:style-name="T22">d</text:span><text:span text:style-name="T22">i</text:span><text:span text:style-name="T22">u</text:span><text:span text:style-name="T22">m</text:span><text:span text:style-name="T22">,</text:span><text:span text:style-name="T22"> </text:span></text:p>
          </draw:text-box>
        </draw:frame>
        <draw:frame draw:style-name="gr30" draw:text-style-name="P25" draw:layer="layout" svg:width="1.289cm" svg:height="0.416cm" svg:x="1.277cm" svg:y="22.829cm">
          <draw:text-box>
            <text:p text:style-name="P7"><text:span text:style-name="T22">shields</text:span></text:p>
          </draw:text-box>
        </draw:frame>
        <draw:frame draw:style-name="gr30" draw:text-style-name="P25" draw:layer="layout" svg:width="5.019cm" svg:height="0.416cm" svg:x="1.277cm" svg:y="23.39cm">
          <draw:text-box>
            <text:p text:style-name="P7"><text:span text:style-name="T22">WEAPONS: simple, </text:span><text:span text:style-name="T22">martial</text:span></text:p>
          </draw:text-box>
        </draw:frame>
        <draw:frame draw:style-name="gr30" draw:text-style-name="P25" draw:layer="layout" svg:width="2.546cm" svg:height="0.416cm" svg:x="1.277cm" svg:y="24.508cm">
          <draw:text-box>
            <text:p text:style-name="P7"><text:span text:style-name="T22">TOO</text:span><text:span text:style-name="T22">LS: </text:span><text:span text:style-name="T22">none</text:span></text:p>
          </draw:text-box>
        </draw:frame>
        <draw:frame draw:style-name="gr30" draw:text-style-name="P25" draw:layer="layout" svg:width="5.383cm" svg:height="0.416cm" svg:x="1.277cm" svg:y="25.63cm">
          <draw:text-box>
            <text:p text:style-name="P7"><text:span text:style-name="T22">LANGUAGES: Common, Orc</text:span></text:p>
          </draw:text-box>
        </draw:frame>
        <draw:frame draw:style-name="gr31" draw:text-style-name="P26" draw:layer="layout" svg:width="1.534cm" svg:height="0.424cm" svg:x="14.623cm" svg:y="13.86cm">
          <draw:text-box>
            <text:p text:style-name="P7"><text:span text:style-name="T23">RACIAL</text:span></text:p>
          </draw:text-box>
        </draw:frame>
        <draw:frame draw:style-name="gr32" draw:text-style-name="P27" draw:layer="layout" svg:width="3.169cm" svg:height="0.352cm" svg:x="14.623cm" svg:y="14.38cm">
          <draw:text-box>
            <text:p text:style-name="P7"><text:span text:style-name="T24">D</text:span><text:span text:style-name="T24">a</text:span><text:span text:style-name="T24">r</text:span><text:span text:style-name="T24">k</text:span><text:span text:style-name="T24">v</text:span><text:span text:style-name="T24">i</text:span><text:span text:style-name="T24">s</text:span><text:span text:style-name="T24">i</text:span><text:span text:style-name="T24">o</text:span><text:span text:style-name="T24">n</text:span><text:span text:style-name="T24">: </text:span><text:span text:style-name="T24">P</text:span><text:span text:style-name="T24">a</text:span><text:span text:style-name="T24">s</text:span><text:span text:style-name="T24">s</text:span><text:span text:style-name="T24">i</text:span><text:span text:style-name="T24">v</text:span><text:span text:style-name="T24">e</text:span><text:span text:style-name="T24">.</text:span></text:p>
          </draw:text-box>
        </draw:frame>
        <draw:frame draw:style-name="gr32" draw:text-style-name="P27" draw:layer="layout" svg:width="5.133cm" svg:height="0.352cm" svg:x="14.623cm" svg:y="14.733cm">
          <draw:text-box>
            <text:p text:style-name="P7"><text:span text:style-name="T24">Relentless Endurance: On Death</text:span></text:p>
          </draw:text-box>
        </draw:frame>
        <draw:frame draw:style-name="gr32" draw:text-style-name="P27" draw:layer="layout" svg:width="3.931cm" svg:height="0.352cm" svg:x="14.623cm" svg:y="15.082cm">
          <draw:text-box>
            <text:p text:style-name="P7"><text:span text:style-name="T24">Savage Attacks: On Crits</text:span></text:p>
          </draw:text-box>
        </draw:frame>
        <draw:frame draw:style-name="gr31" draw:text-style-name="P26" draw:layer="layout" svg:width="2.453cm" svg:height="0.424cm" svg:x="14.623cm" svg:y="16.001cm">
          <draw:text-box>
            <text:p text:style-name="P7"><text:span text:style-name="T23">BARBARIAN</text:span></text:p>
          </draw:text-box>
        </draw:frame>
        <draw:frame draw:style-name="gr32" draw:text-style-name="P27" draw:layer="layout" svg:width="2.792cm" svg:height="0.352cm" svg:x="14.623cm" svg:y="16.521cm">
          <draw:text-box>
            <text:p text:style-name="P7"><text:span text:style-name="T24">Rage: As a bonus</text:span></text:p>
          </draw:text-box>
        </draw:frame>
        <draw:frame draw:style-name="gr32" draw:text-style-name="P27" draw:layer="layout" svg:width="2.855cm" svg:height="0.352cm" svg:x="14.623cm" svg:y="16.87cm">
          <draw:text-box>
            <text:p text:style-name="P7"><text:span text:style-name="T24">Rage Damage: +2</text:span></text:p>
          </draw:text-box>
        </draw:frame>
        <draw:frame draw:style-name="gr32" draw:text-style-name="P27" draw:layer="layout" svg:width="1.407cm" svg:height="0.352cm" svg:x="14.623cm" svg:y="17.223cm">
          <draw:text-box>
            <text:p text:style-name="P7"><text:span text:style-name="T24">Rages: 3</text:span></text:p>
          </draw:text-box>
        </draw:frame>
        <draw:frame draw:style-name="gr32" draw:text-style-name="P27" draw:layer="layout" svg:width="4.963cm" svg:height="0.352cm" svg:x="14.623cm" svg:y="17.572cm">
          <draw:text-box>
            <text:p text:style-name="P7"><text:span text:style-name="T24">Legendary Protectors: On Rage</text:span></text:p>
          </draw:text-box>
        </draw:frame>
        <draw:frame draw:style-name="gr32" draw:text-style-name="P27" draw:layer="layout" svg:width="5.844cm" svg:height="0.352cm" svg:x="14.623cm" svg:y="17.925cm">
          <draw:text-box>
            <text:p text:style-name="P7"><text:span text:style-name="T24">Reckless Attack: May activate on the </text:span></text:p>
          </draw:text-box>
        </draw:frame>
        <draw:frame draw:style-name="gr32" draw:text-style-name="P27" draw:layer="layout" svg:width="3.66cm" svg:height="0.352cm" svg:x="14.623cm" svg:y="18.274cm">
          <draw:text-box>
            <text:p text:style-name="P7"><text:span text:style-name="T24"><text:s text:c="2"/></text:span><text:span text:style-name="T24">first attack of any turn.</text:span></text:p>
          </draw:text-box>
        </draw:frame>
        <draw:frame draw:style-name="gr32" draw:text-style-name="P27" draw:layer="layout" svg:width="3.672cm" svg:height="0.352cm" svg:x="14.623cm" svg:y="18.627cm">
          <draw:text-box>
            <text:p text:style-name="P7"><text:span text:style-name="T24">Danger Sense: Passive</text:span></text:p>
          </draw:text-box>
        </draw:frame>
        <draw:frame draw:style-name="gr32" draw:text-style-name="P27" draw:layer="layout" svg:width="4.786cm" svg:height="0.352cm" svg:x="14.623cm" svg:y="18.976cm">
          <draw:text-box>
            <text:p text:style-name="P7"><text:span text:style-name="T24">Unarmored Defense: Passive, </text:span></text:p>
          </draw:text-box>
        </draw:frame>
        <draw:frame draw:style-name="gr32" draw:text-style-name="P27" draw:layer="layout" svg:width="2.69cm" svg:height="0.352cm" svg:x="14.623cm" svg:y="19.329cm">
          <draw:text-box>
            <text:p text:style-name="P7"><text:span text:style-name="T24"><text:s text:c="2"/></text:span><text:span text:style-name="T24">A</text:span><text:span text:style-name="T24">C</text:span><text:span text:style-name="T24"> </text:span><text:span text:style-name="T24">D</text:span><text:span text:style-name="T24">e</text:span><text:span text:style-name="T24">t</text:span><text:span text:style-name="T24">e</text:span><text:span text:style-name="T24">r</text:span><text:span text:style-name="T24">m</text:span><text:span text:style-name="T24">i</text:span><text:span text:style-name="T24">n</text:span><text:span text:style-name="T24">a</text:span><text:span text:style-name="T24">n</text:span><text:span text:style-name="T24">t</text:span></text:p>
          </draw:text-box>
        </draw:frame>
        <draw:frame draw:style-name="gr31" draw:text-style-name="P26" draw:layer="layout" svg:width="1.369cm" svg:height="0.424cm" svg:x="14.693cm" svg:y="21.304cm">
          <draw:text-box>
            <text:p text:style-name="P7"><text:span text:style-name="T23">F</text:span><text:span text:style-name="T23">E</text:span><text:span text:style-name="T23">A</text:span><text:span text:style-name="T23">T</text:span><text:span text:style-name="T23">S</text:span></text:p>
          </draw:text-box>
        </draw:frame>
        <draw:frame draw:style-name="gr32" draw:text-style-name="P27" draw:layer="layout" svg:width="4.625cm" svg:height="0.352cm" svg:x="14.704cm" svg:y="21.82cm">
          <draw:text-box>
            <text:p text:style-name="P7"><text:span text:style-name="T24">S</text:span><text:span text:style-name="T24">e</text:span><text:span text:style-name="T24">n</text:span><text:span text:style-name="T24">t</text:span><text:span text:style-name="T24">i</text:span><text:span text:style-name="T24">n</text:span><text:span text:style-name="T24">e</text:span><text:span text:style-name="T24">l</text:span><text:span text:style-name="T24">:</text:span><text:span text:style-name="T24"> </text:span><text:span text:style-name="T24">O</text:span><text:span text:style-name="T24">n</text:span><text:span text:style-name="T24"> </text:span><text:span text:style-name="T24">e</text:span><text:span text:style-name="T24">n</text:span><text:span text:style-name="T24">e</text:span><text:span text:style-name="T24">m</text:span><text:span text:style-name="T24">y</text:span><text:span text:style-name="T24"> </text:span><text:span text:style-name="T24">a</text:span><text:span text:style-name="T24">t</text:span><text:span text:style-name="T24">t</text:span><text:span text:style-name="T24">a</text:span><text:span text:style-name="T24">c</text:span><text:span text:style-name="T24">k</text:span><text:span text:style-name="T24"> </text:span><text:span text:style-name="T24">o</text:span><text:span text:style-name="T24">r</text:span><text:span text:style-name="T24"> </text:span></text:p>
          </draw:text-box>
        </draw:frame>
        <draw:polygon draw:style-name="gr2" draw:text-style-name="P2" draw:layer="layout" svg:width="2.257cm" svg:height="0.56cm" svg:x="7.862cm" svg:y="16.882cm" svg:viewBox="0 0 2258 561" draw:points="2258,478 2258,0 85,0 0,84 0,561 2175,561">
          <text:p/>
        </draw:polygon>
        <draw:polygon draw:style-name="gr2" draw:text-style-name="P2" draw:layer="layout" svg:width="1.101cm" svg:height="0.56cm" svg:x="10.277cm" svg:y="16.882cm" svg:viewBox="0 0 1102 561" draw:points="1102,478 1102,0 84,0 0,84 0,561 1018,561">
          <text:p/>
        </draw:polygon>
        <draw:polygon draw:style-name="gr2" draw:text-style-name="P2" draw:layer="layout" svg:width="2.194cm" svg:height="1.079cm" svg:x="11.533cm" svg:y="16.882cm" svg:viewBox="0 0 2195 1080" draw:points="2195,920 2195,0 84,0 0,161 0,1080 2111,1080">
          <text:p/>
        </draw:polygon>
        <draw:frame draw:style-name="gr32" draw:text-style-name="P27" draw:layer="layout" svg:width="5.76cm" svg:height="0.352cm" svg:x="14.704cm" svg:y="22.17cm">
          <draw:text-box>
            <text:p text:style-name="P7"><text:span text:style-name="T24"><text:s/></text:span><text:span text:style-name="T24"><text:s/></text:span><text:span text:style-name="T24">d</text:span><text:span text:style-name="T24">i</text:span><text:span text:style-name="T24">s</text:span><text:span text:style-name="T24">e</text:span><text:span text:style-name="T24">n</text:span><text:span text:style-name="T24">g</text:span><text:span text:style-name="T24">a</text:span><text:span text:style-name="T24">g</text:span><text:span text:style-name="T24">e</text:span><text:span text:style-name="T24">,</text:span><text:span text:style-name="T24"> </text:span><text:span text:style-name="T24">o</text:span><text:span text:style-name="T24">r</text:span><text:span text:style-name="T24"> </text:span><text:span text:style-name="T24">m</text:span><text:span text:style-name="T24">y</text:span><text:span text:style-name="T24"> </text:span><text:span text:style-name="T24">o</text:span><text:span text:style-name="T24">p</text:span><text:span text:style-name="T24">p</text:span><text:span text:style-name="T24">o</text:span><text:span text:style-name="T24">r</text:span><text:span text:style-name="T24">t</text:span><text:span text:style-name="T24">u</text:span><text:span text:style-name="T24">n</text:span><text:span text:style-name="T24">i</text:span><text:span text:style-name="T24">t</text:span><text:span text:style-name="T24">y</text:span><text:span text:style-name="T24"> </text:span><text:span text:style-name="T24">a</text:span><text:span text:style-name="T24">t</text:span><text:span text:style-name="T24">t</text:span><text:span text:style-name="T24">a</text:span><text:span text:style-name="T24">c</text:span><text:span text:style-name="T24">k</text:span></text:p>
          </draw:text-box>
        </draw:frame>
        <draw:frame draw:style-name="gr27" draw:text-style-name="P22" draw:layer="layout" svg:width="1.844cm" svg:height="0.315cm" svg:x="7.969cm" svg:y="17.039cm">
          <draw:text-box>
            <text:p text:style-name="P7"><text:span text:style-name="T19">Frash’s Valor</text:span></text:p>
          </draw:text-box>
        </draw:frame>
        <draw:frame draw:style-name="gr27" draw:text-style-name="P22" draw:layer="layout" svg:width="1.526cm" svg:height="0.315cm" svg:x="11.642cm" svg:y="17.039cm">
          <draw:text-box>
            <text:p text:style-name="P7"><text:span text:style-name="T19">1d10(/8)+1</text:span></text:p>
          </draw:text-box>
        </draw:frame>
        <draw:frame draw:style-name="gr27" draw:text-style-name="P22" draw:layer="layout" svg:width="0.527cm" svg:height="0.315cm" svg:x="11.642cm" svg:y="17.353cm">
          <draw:text-box>
            <text:p text:style-name="P7"><text:span text:style-name="T19">prc.</text:span></text:p>
          </draw:text-box>
        </draw:frame>
        <draw:frame draw:style-name="gr32" draw:text-style-name="P27" draw:layer="layout" svg:width="3.325cm" svg:height="0.352cm" svg:x="14.605cm" svg:y="19.685cm">
          <draw:text-box>
            <text:p text:style-name="P7"><text:span text:style-name="T24">E</text:span><text:span text:style-name="T24">x</text:span><text:span text:style-name="T24">t</text:span><text:span text:style-name="T24">r</text:span><text:span text:style-name="T24">a</text:span><text:span text:style-name="T24"> </text:span><text:span text:style-name="T24">A</text:span><text:span text:style-name="T24">t</text:span><text:span text:style-name="T24">t</text:span><text:span text:style-name="T24">a</text:span><text:span text:style-name="T24">c</text:span><text:span text:style-name="T24">k</text:span><text:span text:style-name="T24">: </text:span><text:span text:style-name="T24">P</text:span><text:span text:style-name="T24">a</text:span><text:span text:style-name="T24">s</text:span><text:span text:style-name="T24">s</text:span><text:span text:style-name="T24">i</text:span><text:span text:style-name="T24">v</text:span><text:span text:style-name="T24">e</text:span></text:p>
          </draw:text-box>
        </draw:frame>
        <draw:frame draw:style-name="gr32" draw:text-style-name="P27" draw:layer="layout" svg:width="5.471cm" svg:height="0.703cm" svg:x="14.605cm" svg:y="20.002cm">
          <draw:text-box>
            <text:p text:style-name="P7"><text:span text:style-name="T24">F</text:span><text:span text:style-name="T24">a</text:span><text:span text:style-name="T24">s</text:span><text:span text:style-name="T24">t </text:span><text:span text:style-name="T24">M</text:span><text:span text:style-name="T24">o</text:span><text:span text:style-name="T24">v</text:span><text:span text:style-name="T24">e</text:span><text:span text:style-name="T24">m</text:span><text:span text:style-name="T24">e</text:span><text:span text:style-name="T24">n</text:span><text:span text:style-name="T24">t</text:span><text:span text:style-name="T24">: </text:span><text:span text:style-name="T24">P</text:span><text:span text:style-name="T24">a</text:span><text:span text:style-name="T24">s</text:span><text:span text:style-name="T24">s</text:span><text:span text:style-name="T24">i</text:span><text:span text:style-name="T24">v</text:span><text:span text:style-name="T24">e</text:span><text:span text:style-name="T24">, </text:span><text:span text:style-name="T24">n</text:span><text:span text:style-name="T24">o</text:span><text:span text:style-name="T24"> </text:span><text:span text:style-name="T24">h</text:span><text:span text:style-name="T24">e</text:span><text:span text:style-name="T24">a</text:span><text:span text:style-name="T24">v</text:span><text:span text:style-name="T24">y</text:span></text:p>
            <text:p text:style-name="P7"><text:span text:style-name="T24"><text:s text:c="2"/></text:span><text:span text:style-name="T24">A</text:span><text:span text:style-name="T24">r</text:span><text:span text:style-name="T24">m</text:span><text:span text:style-name="T24">o</text:span><text:span text:style-name="T24">r</text:span></text:p>
          </draw:text-box>
        </draw:frame>
      </draw:page>
      <draw:page draw:name="page2" draw:style-name="dp1" draw:master-page-name="master-page3">
        <draw:polygon draw:style-name="gr3" draw:text-style-name="P3" draw:layer="layout" svg:width="21.589cm" svg:height="27.939cm" svg:x="0cm" svg:y="0cm" svg:viewBox="0 0 21590 27940" draw:points="0,0 21590,0 21590,27940 0,27940">
          <text:p/>
        </draw:polygon>
        <draw:polygon draw:style-name="gr3" draw:text-style-name="P3" draw:layer="layout" svg:width="21.59cm" svg:height="27.94cm" svg:x="0cm" svg:y="0cm" svg:viewBox="0 0 21591 27941" draw:points="0,0 21591,0 21591,27941 0,27941">
          <text:p/>
        </draw:polygon>
        <draw:path draw:style-name="gr1" draw:text-style-name="P1" draw:layer="layout" svg:width="5.854cm" svg:height="6.085cm" svg:x="14.434cm" svg:y="4.681cm" svg:viewBox="0 0 5855 6086" svg:d="M327 6048c50 9 131 15 217-11l176 49h-340c-15-12-32-23-53-38zM5136 6086h341c14-12 32-23 52-38-49 9-130 15-217-11zM5477 0h-341l176 49c87-26 168-20 217-11-20-15-38-26-52-38zM95 5682v-2270c-9-3-17-12-17-23 0-15 15-27 29-27 17 0 29 12 29 27 0 11-6 20-15 23v2270c0 156 94 271 175 341 35 11 138 31 245-4h3 3l240 67h4283l242-67h3c107 35 211 15 245 4 84-70 174-185 174-341v-2270c-9-3-15-12-15-23 0-15 12-27 27-27 16 0 28 12 28 27 0 11-6 20-14 23v2270c0 202-139 334-237 404h67c71-66 210-217 265-433v-5220c-55-216-194-367-265-433h-67c98 69 237 202 237 404v2231c8 6 14 15 14 24 0 17-12 28-28 28-15 0-27-11-27-28 0-9 6-18 15-24v-2231c0-156-90-269-174-341-34-11-138-29-245 4h-3-2l-240-67h-4283l-243 67h-3c-107-35-208-15-242-4-84 72-178 185-178 341v2231c9 6 15 15 15 24 0 17-12 28-29 28-14 0-29-11-29-28 0-9 8-18 17-24v-2231c0-202 143-335 238-404h-66c-71 66-212 217-267 433v5220c55 216 196 367 267 433h66c-95-70-238-202-238-404zM720 0h-340c-15 12-32 23-53 38 50-9 131-15 217 11zM241 0h-94c0 0-75 130-147 162v208c61-176 171-303 241-370zM5616 6086h92c0 0 75-130 147-162v-208c-61 176-171 303-239 370zM0 5716v208c72 32 147 162 147 162h94c-70-67-180-194-241-370zM5855 370v-208c-72-32-147-162-147-162h-92c68 67 178 194 239 370z">
          <text:p/>
        </draw:path>
        <draw:path draw:style-name="gr1" draw:text-style-name="P1" draw:layer="layout" svg:width="13.728cm" svg:height="1.741cm" svg:x="0.331cm" svg:y="0.712cm" svg:viewBox="0 0 13729 1742" svg:d="M2973 1450l820 61-820 61-819-61zM7887 1681l820 61 820-61-820-63zM11919 1081l786-60-970-72 1484-111-1320-98 1830-138-3117-231 837-64-1527-115-1360 104-611-81 1498-114-1201-89-837 61-974-73-907 70 921 69-1016 79-1016-79 589-46-704-52-2251 171 796 61-2528 187 1489 113-788 58 972 72-1483 110 1319 101-1830 135 2517 188-1152 86 1216 93 314-23 913 66 1359-101 611 81-1584 116 2174 164 477-37-858-64 1225-90 854 64 563-43 796 60 2252-167-797-61 2529-187z">
          <text:p/>
        </draw:path>
        <draw:path draw:style-name="gr1" draw:text-style-name="P1" draw:layer="layout" svg:width="11.15cm" svg:height="1.412cm" svg:x="4.372cm" svg:y="2.758cm" svg:viewBox="0 0 11151 1413" svg:d="M2418 1177l666 52-666 49-667-49zM6407 1364l666 49 667-49-667-49zM9682 877l638-47-787-61 1206-90-1074-81 1486-110-2531-190 681-52-1243-92-1103 83-496-66 1217-90-975-74-681 52-789-59-738 55 750 56-826 60-825-60 477-35-572-43-1827 135 647 49-2057 153 1213 92-641 47 789 60-1208 90 1078 80-1491 112 2045 153-936 72 988 72 257-18 742 55 1103-83 496 64-1285 97 1764 133 386-29-695-52 993-75 695 52 456-35 647 50 1830-136-649-49 2055-153z">
          <text:p/>
        </draw:path>
        <draw:path draw:style-name="gr1" draw:text-style-name="P1" draw:layer="layout" svg:width="9.196cm" svg:height="1.164cm" svg:x="11.86cm" svg:y="1.289cm" svg:viewBox="0 0 9197 1165" svg:d="M1995 972l549 40-549 40-552-40zM5286 1125l548 40 549-40-549-41zM7985 723l527-40-649-46 993-75-883-67 1224-93-2087-156 560-43-1022-76-912 67-407-52 1002-75-805-61-561 41-649-47-609 44 617 46-681 52-681-52 395-29-470-34-1514 112 537 40-1697 127 999 75-526 38 650 51-996 74 886 67-1226 92 1685 125-771 60 815 58 211-15 613 46 911-69 408 55-1060 78 1455 109 320-23-574-43 819-61 572 44 376-29 536 40 1507-112-534-41 1694-127z">
          <text:p/>
        </draw:path>
        <draw:polygon draw:style-name="gr3" draw:text-style-name="P3" draw:layer="layout" svg:width="1.982cm" svg:height="0.156cm" svg:x="5.308cm" svg:y="1.5cm" svg:viewBox="0 0 1983 157" draw:points="1018,157 1983,70 1018,0 0,78">
          <text:p/>
        </draw:polygon>
        <draw:polygon draw:style-name="gr3" draw:text-style-name="P3" draw:layer="layout" svg:width="1.322cm" svg:height="0.104cm" svg:x="5.836cm" svg:y="1.353cm" svg:viewBox="0 0 1323 105" draw:points="682,105 1323,48 682,0 0,54">
          <text:p/>
        </draw:polygon>
        <draw:polygon draw:style-name="gr3" draw:text-style-name="P3" draw:layer="layout" svg:width="0.979cm" svg:height="0.078cm" svg:x="5.489cm" svg:y="1.293cm" svg:viewBox="0 0 980 79" draw:points="503,79 980,34 503,0 0,40">
          <text:p/>
        </draw:polygon>
        <draw:polygon draw:style-name="gr3" draw:text-style-name="P3" draw:layer="layout" svg:width="0.916cm" svg:height="0.07cm" svg:x="6.508cm" svg:y="1.223cm" svg:viewBox="0 0 917 71" draw:points="472,71 917,33 472,0 0,36">
          <text:p/>
        </draw:polygon>
        <draw:polygon draw:style-name="gr3" draw:text-style-name="P3" draw:layer="layout" svg:width="1.32cm" svg:height="0.101cm" svg:x="5.587cm" svg:y="1.645cm" svg:viewBox="0 0 1321 102" draw:points="680,102 1321,47 680,0 0,53">
          <text:p/>
        </draw:polygon>
        <draw:polygon draw:style-name="gr3" draw:text-style-name="P3" draw:layer="layout" svg:width="1.36cm" svg:height="0.105cm" svg:x="1.873cm" svg:y="1.113cm" svg:viewBox="0 0 1361 106" draw:points="702,106 1361,46 702,0 0,52">
          <text:p/>
        </draw:polygon>
        <draw:polygon draw:style-name="gr3" draw:text-style-name="P3" draw:layer="layout" svg:width="1.045cm" svg:height="0.081cm" svg:x="2.147cm" svg:y="1.197cm" svg:viewBox="0 0 1046 82" draw:points="541,82 1046,37 541,0 0,41">
          <text:p/>
        </draw:polygon>
        <draw:polygon draw:style-name="gr3" draw:text-style-name="P3" draw:layer="layout" svg:width="1.045cm" svg:height="0.081cm" svg:x="1.85cm" svg:y="1.495cm" svg:viewBox="0 0 1046 82" draw:points="537,82 1046,38 537,0 0,41">
          <text:p/>
        </draw:polygon>
        <draw:polygon draw:style-name="gr3" draw:text-style-name="P3" draw:layer="layout" svg:width="0.924cm" svg:height="0.073cm" svg:x="2.066cm" svg:y="1.607cm" svg:viewBox="0 0 925 74" draw:points="477,74 925,33 477,0 0,39">
          <text:p/>
        </draw:polygon>
        <draw:polygon draw:style-name="gr5" draw:text-style-name="P3" draw:layer="layout" svg:width="5.276cm" svg:height="5.205cm" svg:x="14.723cm" svg:y="5.024cm" svg:viewBox="0 0 5277 5206" draw:points="5277,5206 0,5206 0,0 5277,0">
          <text:p/>
        </draw:polygon>
        <draw:polygon draw:style-name="gr2" draw:text-style-name="P2" draw:layer="layout" svg:width="4.982cm" svg:height="0.561cm" svg:x="14.867cm" svg:y="5.411cm" svg:viewBox="0 0 4983 562" draw:points="4983,481 4983,0 84,0 0,84 0,562 4899,562">
          <text:p/>
        </draw:polygon>
        <draw:path draw:style-name="gr8" draw:text-style-name="P5" draw:layer="layout" svg:width="0.669cm" svg:height="1.438cm" svg:x="20.288cm" svg:y="1.965cm" svg:viewBox="0 0 670 1439" svg:d="M0 90v1349c517-3 584 0 670-115v-1324c-164 87-334 90-670 90z">
          <text:p/>
        </draw:path>
        <draw:path draw:style-name="gr6" draw:text-style-name="P5" draw:layer="layout" svg:width="0.676cm" svg:height="0.081cm" svg:x="20.267cm" svg:y="2.075cm" svg:viewBox="0 0 677 82" svg:d="M0 82c573-3 625-45 677-82">
          <text:p/>
        </draw:path>
        <draw:path draw:style-name="gr6" draw:text-style-name="P5" draw:layer="layout" svg:width="0.664cm" svg:height="0.151cm" svg:x="20.288cm" svg:y="3.16cm" svg:viewBox="0 0 665 152" svg:d="M0 134c693 78 636-128 665-134">
          <text:p/>
        </draw:path>
        <draw:path draw:style-name="gr4" draw:text-style-name="P4" draw:layer="layout" svg:width="2.815cm" svg:height="1.261cm" svg:x="6.54cm" svg:y="1.248cm" svg:viewBox="0 0 2816 1262" svg:d="M2689 628c-4-4 2-9 8-6 3 3-3 9-8 6zM2757 730c1 5 3 11 3 15 26 17 44 48 41 74 0 9-3 12-11 15 5 5 8 14 11 23 8 40-46 52-64 23-5-6-8-12-11-17-18-6-58-6-98-3-32 49-67 98-110 136-23 22-69 11-78-18-6 3-11 6-14 9-20 14-43-6-32-26 3-9 6-15 9-23-6 0-15-3-20-6-12 12-29 14-41 8 0 3-3 4-6 7 0 2-2 2-3 5 9 29-3 64-37 72-78 17-141-6-208-34 0 11-6 20-15 25-2 4-8 9-14 12-179 84-372 133-557 199-20 9-35-3-40-17-32 17-64-14-47-43-17 14-31 23-48 34-9 9-23 6-32 1-14 11-26 22-38 34-23 18-64-3-52-35 3-6 6-14 9-20-12 14-26 29-40 43-15 18-38 9-50-8-3 3-6 6-8 9-20 17-47 2-50-18-2 3-5 6-8 11-20 26-55-2-49-28 0-3 0-6 0-9-6 6-12 14-20 20-18 15-52 0-47-26 0-3 3-6 3-8-6 5-11 9-14 14-17 12-41 6-46-12-3 3-6 6-9 9-14 14-49 12-49-14 3-21 3-41 6-61-26 17-52 32-84 41-14 6-34-15-20-27 6-5 9-8 14-14-5 3-8 3-14 6-11 3-18-3-23-12-17 9-32 15-49 23 3 26 9 50 14 75 3 6 0 9-3 12 6 3 12 6 15 11 2 3 3 6 2 9 0 1-2 3-2 6 0 0-3 3-6 3 3 8 3 15 0 23 0 3-9 6-12 0-3-8-3-15-3-23h-2l-3 3c-12 3-26 3-38 0-9-3-6-18 6-18 6 0 12 0 20 1 0-3 3-4 3-6 0-3 6-3 6 0 0 2 0 5 0 6 3-1 3-3 6-4 0-2 0-5 0-8-6 0-9 0-12-3-5 6-14 6-17 0-11-20-18-43-23-64 0 0-3-2-3-5-26 11-52 20-78 26-8 3-15 0-20-3-9 3-21-3-29-14-3 2-6 3-9 5-33 12-56-37-27-54 39-18 74-35 111-52 5-1 9-3 14-1 0-2 0-2 0-2-9-18-14-35-14-53-3-11-3-23 5-28 4-12 12-21 24-29 26-52 63-107 84-162-15-14-30-31-41-46-31-5-60-9-84-23-8 3-17 6-28 11-6 18-12 32-21 49-3 21-9 41-17 56-3 5-9 5-12 2-2 6-3 12-7 18 5 0 8 3 7 8 0 9-3 15-6 20-1 6-9 12-15 9-12-3-20-6-29-11h-3c-3 0-3-1-5-1 2 6-3 12-10 9-37-20-71-52-97-86-3 0-6-3-9-3-55-37-104-84-153-127-58-53-124-97-176-154 0-1 2-4 3-3 112 57 205 154 312 220 3-2 5-3 8-3 11-3 15 6 12 15 3 0 3 3 6 3 5 3 8 5 14 8s9 9 9 15c17 12 34 29 45 43 15 3 30 3 44 6 6-3 11-3 14 0 1 0 1 3 1 3 0 0 2 2 0 5 2 3 0 4 0 6 0 3-1 6-3 6 3 0 8 0 11-3v-2c0-1 0-1 0-3-3-1-6-4-6-9-3-3-8-9-6-18 0-11 1-26 4-37-6-3-10-6-15-9-11-5-26-9-37-17-6 3-18 3-23-3-24-32-29-80-32-119-3-18-6-47-3-70-6-3-9-9-6-17 9-35 55-49 86-55 9 0 23 0 35 3 9-12 15-26 21-40v-1c-4 0-6-2-9-5 0-1-1-3-3-6-3 0-6-3-6-6v-3c-6-6-9-14-14-20-3-3-6-6-12-8-3 2-8 2-12 0 0 5 0 8-2 11 0 8-6 8-9 3-3-3-6-9-6-14h-2l2 2c0 3-2 3-3 3 1 3 1 6 3 9 3 6-3 11-8 6-3-3-4-4-6-9-3 8-12 9-15 3-6-12-14-23-14-35-6-17-9-37-6-57 0-10 0-21 6-32-9 0-9-12-3-12 3 0 3 0 6 0 0 0 2 0 3 0 5-32 43-46 77-34v2c1-2 4-2 6 1l1 2c11 6 23 17 29 29 18 15 24 40 21 63 0 6 3 9 5 15v3c4 3 7 6 12 11 3 1 3 4 6 6 0 3 0 3 0 3 14 17 26 32 32 52 40 29 77 63 98 107 15 34 37 69 52 104 5 8 9 14 14 25 6 11 12 19 15 31 2 3 2 3 0 6 0 0 2 2 2 3 1 2 3 2 4 2 22 9 45 18 63 32 14 15 14 35 6 49 3 4 5 12 2 18-2 0-2 2-2 3 0 20-6 40-23 51-9 21-21 41-35 58 3 0 6 0 8 0 3 0 6 3 6 6v-3c1 0 3-3 3-3 6-14 15-29 20-43 3 0 6 0 6 3-2 8-6 17-9 26 1 0 3-3 4-3 8-9 23-3 20 8 0 1 0 3 0 4 0 2 0 5 0 8-3 9-6 17-9 26 0 3 0 3 0 6l3 3c3 6 6 14 11 23-2-3-2-3-2-6-3-11-3-23-6-35 0-11 14-14 17-3 0-2 0-2 0-2 6 23 14 43 20 63 6-9 15-14 20-20-8-18-14-35-26-52-5-11-3-17 0-23 3-20 9-35 15-49 0-3 0-3 3-3-15-57-18-112 32-93 11-19 26-34 46-49-3-8-3-14-3-23 0-2 0-2 0-2-14 6-29 8-46-1-20-8-35-24-46-44-4 0-6-3-6-6s0-5 0-8c-12-21-18-47-15-67 0-11 15-11 17 0 1 3 3 9 3 12 1-4 3-9 6-15-2 0-3 0-3 0-3-5-2-11-3-17-2-3 0-6 3-6-2-3-3-5-3-8-2-3 0-6 1-6-3-12-6-21-12-32-17-23-35-46-52-69-17-21-35-43-49-69-9 0-18 0-29 0-9 5-23 14-23 14 0 0-3 2-5 3-3 3-6 6-7 9 1 5 3 11 4 19 0 4 0 7-1 9 6 24 12 43 27 61 5 3-1 8-6 6-3-1-6-4-9-6-20-14-35-40-49-61-12-23-21-49-21-72 0-3 0-3 1-3 2 6 3 9 5 12 0 0 0-1 0-3-2 0-3-3-3-6 0-14 3-34 9-49-3-3-5-6-3-8 6-9 17-12 26-15 9-6 15-9 23-14 9-3 15-6 20-12v-3c0-6-2-9-5-15 0 0 0-2 3-2 3 2 6 6 8 11 3 0 6 0 6 3 38 55 78 115 110 174 8 11 14 23 20 34 8 17 15 35 23 49 3-3 3-3 3-6 0-5-3-8-3-12 0-2 0-8 0-11-9-5-15-17-8-28 8-9 17-18 22-29 3-12 9-21 15-32-3-15-3-32 0-46 0-4 6-3 6 0 0 0 0 2 0 3 2-4 2-9 2-12h-2c-9 0-18-6-26-11-3-1-6-3-12-6 0 6-2 11-6 17-3 3-8 3-11 0-17-11-12-49-12-67 0-8 1-17 3-22 0-3 0-3 0-6 3 0 3-1 3-3 6-12 11-20 20-26 0-1 0-3 1-3 2-3 5-6 8-6v-3c6-3 8-8 12-9 2-5 5-11 5-17 3-6 3-14 1-20-7-6-12-12-18-20-3-3 0-9 6-9 20 0 37 9 54 18 0-6 4-9 10-7 28 7 45 29 57 53 9 11-9 29-20 20-3 0-3 0-6 0-12 0-20-9-31-14 2 3 5 5 8 8 3 0 9 3 11 9 1 8 1 14 3 20 6-9 26-6 24 6-1 8 2 14-1 20 0 6-2 11-3 15-5 11-8 19-14 28-5 6-11 6-14 3-3 6-6 9-6 14 0 0 0-2 3-2 0-3 3-3 8-3 1 0 3 0 6 2 3-2 3-2 6 1 6 2 8 3 14 6 3 2 6 2 9 2 6-6 14-3 14 3 1 9 0 14-5 17 6 1 12 4 17 9-3-8-5-14-6-23 0-8 12-11 15-3 17 47 37 95 55 141 5-28 25-54 31-83 3-9 12-14 18-15-3-5-3-11-3-17 0-3 0-3-3-5-3-3-6-6-9-10-11-5-17-11-17-25-32-29-20-84-3-116 3-5 8-6 14-5 3-23 15-38 32-52 6-4 14-4 20 0 6-6 12-12 18-18 5-2 11 0 14 6s3 11 3 15c6 0 11 0 17 0 9 3 17 11 17 20s0 17-2 29c20 19 17 57 6 89 8 17 14 41 8 60 3 0 6 1 6 3 6 4 26 23 32 38 11 12 23 26 34 38 6 8 12 14 20 22 0-2-2-5-2-5 0-17 14-29 28-32-3-14-2-29 6-43-14-26 6-52 35-61 8-5 20 3 23 14 6 23 11 44 26 61 6-3 15-2 20 6 6 12 12 23 18 35 0-9-1-17 0-26 0-9 14-9 17-3s5 12 6 20c2-3 5-6 8-6-2-5-3-9-3-14-6-20-11-38-17-58-3-5-9-11-14-17-6-9-1-15 6-20h-1c0-9 15-15 15-6 3 3 3 6 3 9 28 23 49 52 69 80 0-3 3-5 9-6-6-8-15-14-17-23h-1c0-2 0-2 0-2 0 0 0-1 0-3 0 0 1 2 1 3 17-29 34-35 45-20 3 2 4 2 6 5 6 6 9 12 12 18 3 8 6 14 9 23 2 2 3 11 3 11 3 12 8 18 8 29 0 3 0 6 0 9 6-6 11-12 14-12 23-14 67-43 67-43 0 0 9 11 23-12 9-20 52-78 43-98-3 0-8 3-11 3s-3-3-3-3c14-11 31-18 49-23 3-26 6-49 14-72-11-29-8-64-6-95 0-3 3-3 3 0 1 20 3 40 6 60-2-11 0-23 3-37 3-12 3-24 6-38 0-3 3 0 3 0 0 6 0 12 0 18 2-6 3-12 6-15 2-3 2 0 2 0-3 12-6 23-6 35 3-15 7-26 12-38 0-3 3 0 3 0-6 18-8 35-9 52-3 12-3 23-3 35 26 25 49 54 73 81 3 0 8 0 11 0 12 0 12 19-2 17-1 0-1 0-4 0-8 20-37 75-66 121 3 55 0 113 14 170 0 0 1 1 3 1 12 11 18 23 35 28 6 0 12 3 20 3 29-26 70 15 64 46 0 3 2 3 2 3 6 11 9 18 15 26 6 0 9 6 15 6 11 0 17 26 22 32 4 6 9 11 18 14 0 3 8 10 11 10 0 0 3-3 3-7 1-3 3-8 3-11 3-6 6-9 12-9-6-3-12-9-14-17-7-32 34-70 66-84 40-17 80 8 80 54 0 4 0 9-2 12h2c0 0 1 3 3 3 12-11 27-23 46-17 3 0 9 2 12 3 20 6 32 22 40 40 3-3 6 0 6 3s1 5 1 6c2 2 5 3 8 3 3-1 6-3 9-4 0-5 2-11 5-16 9-9 12-15 21-21 2 0 2 0 3 0 5-6 11-11 17-14 5-3 11-6 17-6v-3c9-15 23-14 35-6 3 0 5 6 9 6h2c20 3 26 43 1 46 5 9 11 20 16 29 0-6 3-14 3-23 0-3 3-6 6-3 12-66 38-132 67-187 2-6 11-3 9 3-9 57-18 121-33 181 0 0 0 3 0 6-2 3-2 6-2 9 8-6 17-9 26-9 17 0 31 12 40 30 6-4 14-4 20 1 6-1 12-1 17 2 3 3 6 3 9 6 6 0 9 0 12 0 0-6 0-9 0-16 3 7 3 10 5 13 6 0 10 3 15 6-3 0-3-3-3-3 0-13 14-16 18-6 11 20 26 46 48 55 0-12 0-23-3-35-5-11-8-20-14-33l-2-2c-4-3-9-4-12-3-14 3-12-21 0-15 6 3 14 0 20 6 0 2 0 2 0 3 6-3 8-3 12 0 20 24 43 53 52 82 11 12-12 32-24 17-3-3-3-5-5-6-1 0-1 1-1 3-5 12-17 15-26 12zM2769 687c0 8 0 14 3 22 0-2 3-5 3-8 0-6-3-9-6-14zM858 200zM873 172c-3 2-9 5-11 8-1 3-3 8-3 12 2-6 3-12 8-15 3-3 3-3 6-5zM650 258zM729 307c-1-3-1-3-4-6v3c1 0 1 3 3 3zM732 267h-1zM743 284c0 0 0-3-3-3zM777 342c-2-9-8-15-14-23 6 6 9 11 12 17 0 0 2 3 2 6zM893 613c0-3 0-6 0-8-5-3-8-6-9-9-3-6-8-15-11-18 0-2 0-2 0-2 0 3 0 5 0 8 5 12 12 21 20 29zM916 628c0 0-2-1-2-3-1 0-1 2-3 2 2 1 3 1 5 1zM945 278c0-2 0-3 0-5 0 0 0 2 0 3-3 2-5 5-8 5v3c3-3 5-3 8-6zM439 304v-3zM427 712c0 0 0-3-3-3 0 0 0 1 0 3 3 0 3 0 3 0zM447 810c-11 0-23 0-32 0 4 1 9 3 15 4 0-1 0-1 0-1 8-2 11-3 15-3zM473 836c-3 0-3 0-3 0zM501 805h-1c0 0 1 0 1 3 0-3 0-3 0-3zM538 619c0 0-3-3-3-6 0 3 0 8-2 11 2-2 5-2 5-5zM1696 498c0-1 0-3 0-4 0 1 0 3 0 4zM1872 330c0-3 0-5 0-9-1 0-1 1-1 1 0 3 1 5 1 8zM954 1059h2c-2 0-2 0-2 0v3c0-3 0-3 0-3zM1490 943c3 0 6-2 9-2 0-1 0-1 0-3-2 0-3-1-3-1-3 1-5 4-6 6zM1741 558zM1981 550c3-1 3-3 6-4 0 0 0-2-3-2 0 3 0 5-3 6zM1866 125c0 15 0 32 2 49 21-5 44-6 64-6-20-25-40-52-61-78 0 9-2 21-5 32 0 1 0 1 0 3zM1854 82c0 3 0 8 3 11 0-2 0-2 0-3 0-2 0-5 0-8-3 0-3 0-3 0zM1843 180c5-3 11-3 17-6-3-14-3-31-3-49-3 0-3-2-3-2-3 19-6 39-11 57zM1690 457c2 9 3 15 5 23 0-5 0-11 1-17 2-9 17-14 20-3 5 15 11 35 3 49h-1c6 3 12 6 18 11 15 7 26-5 32-16-21-9-35-41-12-53 11-8 23-9 32-5 8-3 20-9 29-3 0 0 2 3 3 5 8 3 14 6 20 12 8 3 14 12 20 20 0 3 0 3 0 3 3-5 6-8 11-9-2-37-3-74-5-112-3-9-3-17-3-29-12 15-23 26-34 34 0 0-29-11-38 3-9 12-29 61-41 64-6 3-34 11-60 23zM1543 336c2 5 2 8 3 11 2 0 2 0 3 0-1-3-4-6-6-11zM1410 333c0 6 0 11 2 15 1 0 3 0 4 0-3-4-4-9-6-15zM1196 512c0 0 0-3 3-3-3 0-3 0-3 0zM1098 451c0 3 3 6 3 12 5 12 14 32 20 52 6-23 14-46 21-70 2-8 5-14 8-19 8-21 20-44 32-61 0-6 0-9 0-14v-1h-3c-11 9-18 21-26 32-9 26-20 49-35 66-6 4-14 6-20 3zM1014 370h1c0 0 0-2-1-2zM1005 345c1 3 3 6 6 8-2-2-3-5-3-9h-2c-1 0-1 1-1 1zM997 678c3 3 6 8 8 14 1-6 4-11 7-14-6 0-12 3-15 0zM971 345c0 2 3 3 3 6h3c-3-3-3-4-6-6zM956 602c0-3 3-6 3-9 0 0-2 0-3-3 0 6 0 9 0 12zM792 952zM772 932c0 0 3 0 3 3 0-3 0-6 0-9 3-3 6-8 9-11 0-1 2-1 2-3-2 2-2 2-3 3-2 5-6 11-11 17zM760 914c1 1 3 3 3 3 0 0 0-2 0-3 0 0-2 0-3 0zM717 724v3c3 0 3 0 3 0 0-3-3-3-3-3zM668 1021c3 9 6 15 8 23 4 0 10-2 15-3 11-5 23-8 32-11 23-8 43-15 66-23-9-14-17-29-26-44-5-5-9-14-12-20-2 0-2-2-5-2 0-1 0-4 0-6 0-3-3-6-3-9-6 6-12 11-18 15-5 5-11 11-17 17h-3c-8 6-17 12-26 17 0 3 0 6-2 9 0 0 2 0 2 3 0 2 0 5 0 8v1c1 5 0 8-3 8-2 6-2 9-5 12 0 3-3 5-3 5zM2469 675c0 0-3-3-3-6 0 3 0 3 0 6v3c0 0 3 0 3-3zM2495 667c-3-4-8-7-9-9 0 3 0 8 3 11 0 0 3-2 6-2zM2599 646l-3-2v2c3 0 3 0 3 0zM2737 701c-11-9-20-20-31-32 0 3-6 3-6-2 0-1-3-1-3-4 0 3 0 3 0 6-3 3-3 6-3 9s0 3 0 5c3 3 0 4-3 6 0 9-6 15-14 18 17 5 31 8 43 17 6-3 9-6 12-9-12-3-23-8-32-14-6-3-6-12 0-12 8 0 14 1 23 6 6 3 9 6 14 6z">
          <text:p/>
        </draw:path>
        <draw:path draw:style-name="gr4" draw:text-style-name="P4" draw:layer="layout" svg:width="1.396cm" svg:height="1.96cm" svg:x="5.364cm" svg:y="0.764cm" svg:viewBox="0 0 1397 1961" svg:d="M18 602c0 0 0 2-2 2 0 1 2 1 2 1-9 8-5 23 1 31 2 0 2 3 5 0 0 3 0 3 0 3-3 0-3 0-3 0-2 3-6 9-11 12-3 3-6 3-9 6-3 2 0 5 0 5 3 0 3 0 3 0 0 3 5 15 6 20 3 6 5 18 11 24 0 2 0 2 0 3 0 2 3 8 6 11 0 3 0 0 0 0 0-3-3-6-3-9h3c0 3 0 6 0 6 0 3 0 3 0 0 3 0 3-3 3-6 0-2 3-3 3-5 3 5 6 8 8 14 1 0 3 0 3 0 1-6 1-9 1-14 0 3 2 5 2 8-2 3 0 3 3 3 6-3 9-6 6-12 0-2 0-5 0-6 3 1 5 1 6 1 0 3 0 3 0 6 0 2 0 3 0 3 0 2 0 5 0 5 2 3 2 3 3 3 0 0 2 3 3 0 0 0 3 0 3-3 0 0 2 0 2-3 0 0 0-2 0-5 0 2 3 2 3 3 3 0 3 2 6 2-3 6-3 12 0 18v2c3 4 3 9 5 12-2 3-5 8-8 11-3 4-6 7-11 9 0-3-6-3-6 0v3c-1 0-1 0-3 0v-3c0-3-3-5-6-2 0 2 0 5 0 8-3 0-3 0-3 3 0-3 0-3 0-3 0-3 0-6-3-3 0-3 0-3 0-3-2-2-5-2-5 0 0 11 0 21 3 29 2 8 5 17 11 18 0 2 3 0 3 0 0 2 3 2 3 2 6-6 11-11 20-17 26-6 49-9 78-9 14 3 31 6 43 12 3 0 6 2 6 2 5 4 8 10 12 15 0 23 0 49-6 73 0 2-6 8-9 14v-1c3-11 3-19 0-28 0-3-6-3-6 0v3c0 2 0 3 0 3-5 23-17 40-29 60-8 12-17 24-20 38 0 2-3 3-3 6-2 0 0 3 0 2 3-2 3-2 6-5 3 3 6 3 8 0 4-3 7-9 12-12 3-3 6-5 9-8 3 3 8 3 11 0 4-3 6-9 12-15-12 29-29 55-49 78 26-17 41-40 55-66 0 2 0 3 0 5 0 1 0 3 0 3-3 0-6 3-6 6-9 18-20 32-34 46-1 0 0 3 2 3 9-8 18-15 26-23-2 3-5 9-8 14-1 1 2 3 3 1 14-15 25-27 34-44 3 0 6 0 8-5 1-3 1-4 1-7h2c1 9 7 18 12 30 0 0-3 2-3 3 6 17 17 28 29 42 0 18-3 35-3 56-17 43-17 92-23 138-3-3-6-3-9-6-2 0-2 0-5 0-1-2-6-2-9 0-3 0-5 0-8 0s-3 3-1 6c1 0 3 0 4 3 0 0 0 5 0 6v2c0-2 0-5 0-8s-3-3-4-3c-2-3-3-8-5-14h-1c-5 8-2 17-2 26-6 34-6 71-12 107-2 8-5 17-6 26-11 0-29 0-40 5h-3c-8 0-17 0-26 0-3 0-3 0-5 0-6 0-15 3-21 6-2 5-3 9-3 12 0 2 0 3 0 5l-2 3c-1 3 3 6 5 3 3-3 6-6 9-9 0-2 2-2 3-2 3-1 6-1 9-1 5 1 11 1 17 4-3 2-6 5-9 11 0 6 0 11 6 14h3c3-2 6-8 9-11 14 3 28 6 40 6 0 2-3 3-3 5-11 9-20 20-29 29-3 3 0 9 6 6 12-9 26-14 38-23 2-3 8-6 11-6s6-3 9-3 6 0 8 0c3-3 6-3 6-3 3 0 3 0 6 0 0 3 2 3 3 3 3 0 6 3 8 3 6 0 9-8 3-9 3-2 3-2 3-2 0 0 3 0 3-1 0-2 0-2 3-3 3-2 0-8-3-8 0-3 3-3 3-3 3-8 5-20 6-29 6-5 11-11 11-20 21-8 41-37 29-58 3 0 3-2 6-2 2-1 5-1 6-3 6-1 8-6 8-12 0 0 3 0 3-3 3-3 0-6-3-5 0 0 0-1 0-3-12-12-28-18-43-26 0-1 3-3 3-3v2c2-5 3-11 9-14 5-6 17-8 20-17 2-3-1-6-3-9-3 0-6 0-9 0 0-6 0-11 0-18v-2c3-6 3-9 3-14 3-12 8-26 12-41 3-11 8-23 11-34 20 17 43 34 67 46 14 14 31 29 51 34 6 9 15 15 27 15 2 0 3-1 2-3-3-1-6-3-9-6 1 0 4 3 7 6 3 2 8 5 11 8 12 20 23 41 31 61 3 9 15 3 12-6-3-12-8-26-17-38 20 9 38 15 57 15 1 6 4 12 6 18 1 2 1 3 1 5-6 24-12 47-18 72-3 17-8 35-3 52 0 1 3 1 3 1 3-6 6-10 6-15 0 5-3 9-3 14-6 9-8 18-12 26-2 1-2 3-2 6-35 35-78 67-116 101-3 3 3 6 6 6 49-26 98-58 136-96 0 1 0 1-1 4v2c-31 27-66 50-98 73-2 2-2 3 1 5-15 9-29 17-44 26-3 1 0 3 3 3 49-26 104-40 150-66 0 3 0 8-3 12-2 5-2 8-3 14 0 3 1 3 3 3 0 2 0 2 0 3-2 8-5 20-8 29-4 11-9 25-15 37 0 0-3 3-3 5-6 15-9 33-11 52-9 3-15 9-17 15 0 0-3-3-6 0-9 18-3 38 5 55 3 6 9 6 15 0 0 3 3 6 3 8h-1c-11 1-11 15-2 18 46 17 101 15 150 17-3 9-3 18-3 26-3 0-6-2-8-2-6-3-12 5-7 11 4 6 9 11 18 14 0 1 0 1 0 1-3 0-9 0-12 0-2 0-2 2-2 2-4-2-9-3-12-5-6-4-14 5-6 11 9 6 18 9 29 14 0 1 0 1 0 1 0 2 0 2 3 5 0 0 3 0 3 3 2 0 2 0 3 0l2 3c-2 0-2 3 1 5 40 33 92 50 141 70 43 15 85 35 129 46 2 0 3 3 5 3 9 8 18 18 29 20 3 0 3 0 3 0 3 0 3 3 3 6 2 0 5 0 5-3h1c2-3 2-3 2-5-3-9-8-15-17-21 0 0-3 0-3-3-3-14-17-20-31-25-9-6-21-12-32-18-30-20-62-40-94-55-15-8-32-20-46-31 0-1 0-3-3-4-6-11-17-19-29-28-6-6-12-15-20-20 0-1 0-3 2-4 1-2 1-5 4-8 11 3 22 5 32 6 2 2 2 3 5 5 15 4 29 3 46 1 3 0 9 2 12 2 9 9 23 15 32 21 17 11 32 23 45 37 2 3 5 3 5 3 3 3 3 6 6 8 8 6 15 9 23 18 3 3 8-3 6-6-3-6-9-11-15-14-11-12-14-29-20-43-3-3-6-6-6-9 3 3 6 8 9 9 6 11 12 23 20 31 9 9 20 15 32 18-3 3 0 5 3 5 5 0 5 0 11 0 9 0 9-11 0-11-14 0-26-12-37-23-11-12-20-23-26-38-3 0-3 0-3 0-3-5-6-9-9-14-4-6-10-15-16-20 12-7 0-26-11-18-6 3-11 9-15 15-2 0-2 3-2 3-15 2-32 3-46 3-3 0-6 0-9 0-6-1-9-3-14-4 0-2-1-3-3-3-15-5-26-11-41-14 15-26 26-57 40-83 3-7 6-15 9-21 14-20 26-43 29-63 6 2 12 3 20 5 3 3 6 6 11 9 1 0 3 0 4 0 6 6 11 12 14 20v1c-3 5 0 11 6 8 0 3 0 3 0 3-9 9 6 23 14 12 3-1 6-4 10-6 0 2 0 2 0 3 0 3 3 3 3 0 0-1 0-3 0-6 3 0 6-3 9-3h3c0-3 0-3 0-3 6-3 6-9 2-14 1-4 1-9 1-15 2 0 3 0 5-3 3 12 4 21 6 29 0 3 6 3 3 0 0-9 0-20-3-31 3-3 6-7 6-12v-3c0-11 0-23-3-32 6-2 12-8 15-17 5-14-4-29-18-32 0 0-2 0-3 0 0-8 0-15 0-23-3-35-3-72-17-109-6-9-9-18-15-26-7-21-15-38-27-55 17 3 34 6 50 8 18 9 35 21 50 32 3 5 5 8 8 11 3 6 12 1 9-5 3-1 3-3 3-6 3 0 3 0 3 0 8 0 11-8 8-14 1-1 3-3 3-3 6-1 12-1 18-3 2 2 3 3 5 3 0 0 0 2 1 2 2 0 5 1 8 1 26 8 52 20 75 34 3 3 9 0 9-3 2 0 5-3 8-8 1-3 3-9 6-12s6-3 9-3c23-3 46-5 69-14 0 3 6 6 9 6 3 2 3 3 3 3 3 3 8-1 5-4v-2c6-1 12-3 18-3 17 3 35 8 54 12 1 0 3-3 3-3 6-3 7-9 7-15 22 9 45 20 66 31 2 1 3-2 2-5-34-20-71-38-106-55-3 0-3-3-3-3-3 0-3 0-3 0-32-11-61-23-93-32 6 0 12 1 18 1 32 3 66 8 98 8 3 0 3-3 0-3-20-8-41-17-66-20 0-3 0-3 2-3 3 0 0-5-2-5-29 0-58-1-87-6 0 0-3 0-6-1 0-2-3-5-6-8-28-14-54-32-83-46 11 0 23-3 32-3 2 0 2 0 2 0 41-6 79-15 119-26 3-3 3-6 0-6s-6 3-6 3c0-3 0-3-3-3-17 6-38 9-57 12 5-3 8-6 11-9 6 0 14 0 20 0 3 0 6-3 6-3 3-3 3-3 6-3 0 0 0 3 2 3 4 0 10-3 15-3 3 0 3-5 0-5-9 0-17 0-23 2-3-2-3-2-3-2-6-1-9-3-12-3-2-3-3-6-5-6-3 0-3 0-3 0h-3c0 0-3 2-8 2-27-11-55-16-82-20-20-11-40-17-60-25 0 0-3 0-3 2-3-2-6-5-8-5-9-6-21-12-30-17 55 8 116 11 168-12 3 0 3-6 0-6-46 8-92 6-136 0 41 3 84 0 118-17 1 0 1 0 0 0-34 14-75 3-109-3-49-9-97-18-143-35-72-28-136-83-217-75-5 0-8 3-11 6 0 0-3 0-6 0 0-3 0-3-2-3h-1c-2-3-3-3-5-6-15-9-23-23-35-35 14 0 29 0 43-5 3 3 9 5 12 6 8 2 14 0 20 0 0 6 3 8 9 11 6 6 17 6 20-3h3c6 0 14-2 20-2s14-1 20-3c6-1 14-3 20-4 3 1 6 1 6-2h3c3-1 3-9-3-9 0-3 0-3 0-6 0 0 3-2 3-5 3-3 3-4 3-6 0 0 0 2 3 3 9 14 23 20 38 11 5-3 8-8 8-12 6 0 11-2 14-5 4-6 6-9 9-15 0-11 3-14 9-20 2 3 3 3 5 3h1c-1 3-3 6-3 9-3 6 3 12 9 12 13 0 25-6 34-15 8-3 0-14-6-9-3 3-8 3-14 6 3-3 6-6 8-8 0 0 0-1 1-1 2 3 8 3 11 0 0-2 0-2 0-3 3 1 6 4 11 6 6 0 17-2 19-8 3-12 3-21 0-30 6 0 9-2 15-5 2 0 2 0 2 0 1 0 3 0 3 0 3-3 4-3 6-3 3-3 6-6 6-8 6 2 14 2 23 5 6 0 9 0 11-3h1 2c6 6 12 0 9-5 3 0 3 0 3 0 3 2 6-1 8-4 0-8-2-11-8-14s-11 3-8 6h2c-2 0-3 0-3 0-3 0-3 3-3 3-2-3-3-3-5-6-3 0-3 0-6 0 0 0-3 0-3-3-3 0-3 0-5 0-12 0-24-5-36-9 44-63 336-485 413-607 0 0 12-39 12-45s-18 10-18 10l-454 623c-3-1-8-3-12-4 0-2 1-2 1-2 0-4-1-9-6-12-3-3-6-3-9-3-3-3-8-3-12-3-2 3-5 3-8 6-6 0-9 0-9 3-20 0-23 26-3 31 1 0 3 1 6 1-3 11-8 20-14 29 0 2 0 3 0 3-1 0-3 0-3 0 3-7 6-15 9-21 2-5-4-5-6-3-6 6-9 12-15 17 0-2 0-3 0-5 0-12-17-14-20-6-6 11-9 18-14 26-1-3-6-3-9 0 0 3-3 8-6 12 0 0-3 0-3 2 0-5-5-11-11-11-23 5-46 9-69 12-9 2-9 11-3 17 0 0 0 2 0 3 0 2 0 3-1 5-2-5-5-6-11-5-3 0-3 0-3 0-3 0-3 0-3 0l-2 2h-1c0-2 0-2-2-3-26-5-49-8-75-5 5-3 5-11 2-14-9-9-20-15-31-21 3 3 6 3 8 3 9 0 12-11 6-15 0-2 0-5 0-5-40-20-89-3-130 3-3 2-3 3-3 3-8 2-14 5-20 9-3 0-6 0-8 2 5-5 11-9 19-14 18-9 38-14 59-15 22-3 54 0 72-14-1 0-1 0-3 0 3-3 6-3 8-3 0 0 0-3-2-3-29 0-61-12-93-12 0-2 0-5 0-5l-3-3c-11-23-57-8-75 3-17 11-32 26-41 43-2 0-2 0-2 0-3-3-6-3-9-3-3 3-5 3-6 6h-2c0-3 0-3 2-3 1-3-2-8-5-11 0-3-6-3-9 0v3c-17 11-29 31-35 49-2 0-5 0-6 3-2 3-2 5-2 5-4 0-9 3-9 9 0 3 0 5 0 6-3 0-6 2-6 2-3-2-8-3-11-5 3-6 6-12 8-17 3-4-3-12-6-6-5 3-8 9-11 11 0-3 0-8-3-12 20-14 32-37 26-63 0-9-3-20-8-28-3-15-7-26-15-38-3-3-3 0-3 0 3 5 3 9 6 14-6-9-14-17-23-23 3 0 5 0 6 0 3 0 3-3 2-5-43-15-109-33-155-15-4 0-6 0-9 3 0 2 0 2-3 2 0 1 0 1 0 1 0 2-3 2-3 3 0-1 0-3 3-3 0-3-6-6-6-3-6 11-14 20-20 31-6 7-11 12-14 23 0 3 3 4 5 4zM27 634c0 2 0 2 0 2zM549 1681c-2-3-2-3-2-3 2 0 3 0 5 0-2 0-2 0-2 3-1 0-1 0-1 0zM579 1684h-1c1 0 3 3 6 3h-3c-2 0-2 0-2-3zM1183 1208c0 3 0 8 6 9 8 5 17 8 28 11-20-6-40-11-57-17-3-3-3-6-3-9 8 3 17 5 26 6zM200 922c0-3 0-3 0-3h3c-3 0-3 0-3 3zM45 572v1c-3 0-3 3-3 6 0 0-1 0-3 0 2 0 2-3 3-3 0-1 2-3 3-4zM1022 1245c-1 0-1-2-1-2 1 0 3 0 6 0-3 2-3 2-3 2zM226 680v-1zM674 1513c2 0 3 0 3-2 3 3 5 5 5 6 3 3 6-1 6-3-3-3-3-3-6-6 3 0 3 0 3 0 3 0 6 3 6 3 6 2 11 0 15-3 0 0 2 0 5 0-12 6-26 9-37 15v2c0-5 0-8 0-12zM711 1497v-1c3 1 6 1 11 1-5 0-8 0-11 0zM890 1182c0 0 0-1 0-3 0 2 0 3 0 3zM157 645c0-3 0-6 0-9 0 3 0 3 3 3v3c0 0-3 0-3 3zM122 662c0-3 0-3 0-3 0-2 0-2 0-2v-1c0 1 0 3 0 6zM137 605c0-1 2-3 2-4 1 4 1 9 4 15-1-3-1-3-3-3-1-3-3-5-3-8zM117 624c0 1 0 1 2 1-2 0-2 0-2 2 0-2-1-2-1-2 1 0 1 0 1-1zM729 1061c3 5 5 8 5 11-2-3-2-6-5-11zM812 1398c0 3 0 6 0 6 0 0 0-3 0-6zM665 1444zM812 1493c0 1 0 1-3 1v-1zM835 1240c0 2 0 2 0 3 0 0 0-1 0-3zM270 772l2-3c0 0 0 3-2 3zM241 807zM200 758v2c0-2 0-2 0-2zM186 708zM97 714c2 0 2-3 2-5 0-1 0-3 0-3 3 3 6 5 11 5v3h-2c-3-3-9-3-11 0zM131 709c-3 2-3 2-3 5 0-3 0-3 0-3 0 0 0-2 3-2zM371 682c0-2 2-2 3-3-1 1-3 1-3 4 0-1 0-1 0-1zM1033 1245zM567 1647c3-7 6-18 8-26 24-33 53-67 73-104 5 0 8 0 14-1 0 4 0 9 0 12 0 6 9 8 11 3h1c14 3 26 0 40-3 17-5 35-11 52-17v2c3 3 5 4 6 6-9 23-20 46-29 69-14 26-26 52-37 79-3 6-4 14-6 23-12-3-20-6-29-9-35-11-69-23-104-34zM206 772zM186 751c-3-2-3-5-6-5h3c0 0 0 3 3 5zM174 734c0 1 0 1 3 3-3 0-3 0-3 0 0-2 0-2 0-3zM157 688c-9 3-15 9-23 17 2-2 3-5 3-6 3 0 5-2 6-5 3 0 5-3 11-6zM65 590zM108 561c2 0 2 0 2 0zM749 714zM876 685c0 3-1 6-3 6 0 0-1 0-3-3 2 0 3 0 3 0 2 0 3 0 3-3zM876 726c-1 0-1 0-3 0 0-1-3-3-6-3 0-3 0-6 0-12 0 0 3 0 3-2 0 2-3 5-3 8s5 8 9 9zM1114 1196c8 0 14 0 23 3-3 0-6 0-9 0s-9-3-14-3zM1157 1231h3c0 2-3 2-3 2zM1206 1245c-11 0-20 3-32 3 1 0 3 0 6-3l3-2c6-3 14-1 23 2zM946 1473c0 0-2 0-2-2 2 0 2 2 2 2zM824 1534c-3 8-9 14-12 20 3-6 6-12 9-20 2 0 3 0 3 0zM177 763c-11-5-23-9-34-14 0-6-1-12-3-14-12-24 14-44 34-38l3 2v1c-3 6 0 11 3 17-3-3-6-6-11-6-3-2-6-2-9 0-9 18 3 38 17 52zM50 685zM42 683c0 0 0-1 0-3 0 2 0 2 0 3zM30 613c3 0 3 0 3 0 0 3 2 3 2 0s0-8 3-11c0 0 18-6 23-3 3 5 1 11 0 14-5 9-8 18-11 29-12-6-20-17-20-29zM61 556c1 0 1 0 1-1 2 0 3 0 3-2 0 2-3 3-3 3-3 2-6 2-9 5 3-3 6-5 8-5zM91 549c8-2 17-2 26-2-9 2-18 3-23 2 0 0-1 0-1 1 0-1-2-1-2-1zM552 709c-3 2-6 2-9 2-11 0-22-2-34-3 14-2 29 0 43 1zM832 703c1-3 1-4 1-6v3c-1 3-1 5 0 6-1 0-3 2-3 3 0-1 0-1 0-1 0-2 0-3 2-5zM899 668h-1c-2 0-2 0-5 0-3-3-9 0-11 6 0 2-1 3-1 3-2 0-2 0-2 0-3 2-3 5-3 6-3-1-6-3-9-3s-6 0-8 0c2-7 2-15 5-23 12 5 23 8 35 11zM781 760zM665 862c0 2 0 2 3 2-3 0-3 0-6 0 0 0 3 0 3-2zM668 867c3 0 5 0 8 0-2 0-5 0-8 0zM760 1828c-6-2-15-5-23-8 0-1 0-1 0-3 3 2 8 3 12 6 3 2 8 3 11 5zM714 1762c0-3 0-6 0-9 0 3 0 6 0 9zM296 1202c0 3 0 3 0 3zM188 778c-5-1-8-3-11-4 3 1 9 1 12 3 0 1 2 1 3 1-1 0-3 0-4 0zM62 803c0-2 0-2 0-2h2c0 0-2 0-2 2zM405 662c0-3 0-3-3-3 18-11 35-20 55-20 6 0 14 0 21 0-10 3-21 3-27 6-17 3-31 9-46 17zM639 732c-15 3-34 5-52 3 18-1 35-3 52-3zM844 653c3 1 6 1 9 3-1 6-4 17-9 24-3 0-3 0-6 0 3-9 6-18 6-27zM728 786h-2c2 0 3 0 3 0h2c-2 0-2 0-3 0zM1004 1017c3 0 9 6 15 6h2c-2 0-2 3-2 3-1 0-3 0-4 0-8-6-14-9-23-15 4 1 9 4 12 6zM1108 1049c-3-3-3-3-3-3-3 0-3 0-6 0h-2c3 0 8 0 11 3zM929 1560zM905 1745v-1c2 1 3 4 5 6-2-2-5-3-5-5zM901 1733c1 0 1 3 1 6-1-3-3-3-4-6 0-3 1-3 0-6 1 3 1 3 3 6zM757 1782c-5-3-9-3-14-5-3-1-6-3-9-4 3-5 3-11 6-14 5 6 9 12 15 18 0 2 2 2 2 5zM569 1689c1-5-2-11-8-14-3 0-3 0-3 0l3-2c3 5 11 8 17 11-3-3-8 0-8 5-1 0-1 0-1 0zM426 1147v3zM218 1372h-1c1 0 1 0 1-2 0 2 0 2 0 2zM154 775c-11-1-23 0-32 2 0-2 0-2 0-2 3-1 6-6 9-6 9 0 17 3 23 6zM53 780c0 1 0 1 0 1 3 0 3 0 3 0 0 2-3 3-3 3v-1c0-2 0-2 0-3zM87 758c0 0 0 2 0 3h-2c0-1 2-3 2-3zM44 699c0-2-2-2-2-2h2zM24 642v3c-3 12-3 26-3 40-2-2-2-5-2-6-1-3-3-8-4-11-2 0-2 0-2-3v-3c-1 0-3 0-3-3 6-2 11-11 14-17zM18 607c0 1 1 1 1 3h-1c0 3 1 6 1 9-1-3-3-9-1-12zM547 1349c3 0 3 6 0 6s-4 0-6 0c-3 0-3-6 0-6s3 0 6 0zM947 1811c-1-3 2-6 5-3 9 9 20 15 29 23 0 0 0 3 0 0-14-3-23-11-34-20zM992 685c0 3 1 3 0 0z">
          <text:p/>
        </draw:path>
        <draw:polygon draw:style-name="gr9" draw:text-style-name="P3" draw:layer="layout" svg:width="11.075cm" svg:height="2.139cm" svg:x="9.224cm" svg:y="1.596cm" svg:viewBox="0 0 11076 2140" draw:points="11076,2140 0,2140 0,0 11076,0">
          <text:p/>
        </draw:polygon>
        <draw:path draw:style-name="gr4" draw:text-style-name="P4" draw:layer="layout" svg:width="0.755cm" svg:height="1.89cm" svg:x="1.829cm" svg:y="0.715cm" svg:viewBox="0 0 756 1891" svg:d="M755 570c-3 0-3 0-3-3s-3-6-6-11c-5-6-11-6-17-3-6-6-12-11-17-15 3-6-3-11-9-11v-3c-17-20-40-37-61-52 0-3 0-9 0-12-2-6-3-11-3-14-2-3-2-3-3-6v-2c-2-3-2-7-5-9-3 0-3-3-6-3 0-3-3-3-5-3 0-3 0-3 0-3v3c-1 0-1 0-3-3h2 1c2 0 2-3 2-3-2 0-2 3-2 3 0-3 0-3 0-5 2-4-1-10-7-12-5 0-11 2-17 3-2 0-2 0-2 0 5-9 8-20 11-29v-3c0 0 0-3 3-3 0-3-3-6-3-8 0 2 3 2 5 0 0 0 1 0 1-1h2c-3 6-3 9-5 12 0 5-3 9-6 14-3 0 0 3 3 1 5-7 9-15 12-26 0-1 0-3-1-4v-2c1-1 1-4 0-6-2 0-3-3-6 0-2 0-5 0-8 2 0 3-3 6 0 9 0 0 0 1 3 1-3-1-6-1-9 2-8 12-11 21-14 32l-442-330c-28-18-58-38-82-50-3-2-3-2-6-3 0-2 0-2 0-2-2 0-2 0-2 0-6-6-10-9-15-12-3 0-3 0-3 3 3 0 3 0 6 3-9-6-12-6-12-6 0 26 94 98 94 98l436 356c0 3-3 7-3 12-3 3-3 9-6 12-6 8-9 17-14 26v2l-3 1c0 2 0 3-3 5v3c-3 1 0 6 3 6 3 3 3 0 5 0 3-3 6-3 7-6 2-2 2-3 2-3 0 0 0-2 0-3 6-5 12-11 15-20 2-2 2-3 5-6 0-3 3-5 4-8 2 5 3 11 5 14 3 3 3 6 6 6-8 29-12 55-14 84-4 8-6 20-12 29-3 5-8 11-12 17 0 0-2 0-2 3-3 0-4 3-6 5 0-2 0 0 0 0h-3c0 1-3 4-3 6 0 3-3 6-3 9-3 0-3 0-3 0-2 3-3 9-6 11 0-2-2-2-3 0 0 3 0 9 0 12-2 6-3 9-3 14-2 6-2 12-5 18-9-3-18 6-23 11 0 0 0 1 0 3-3 0-3 0-3 0-3 3-9 9-12 15-3 2-6 8-11 12 0 2 0 2 0 5-3 0-3 0-3 3-6 0-9 0-14 3 2-6 5-14 5-21 0-2-5-5-8-2 2-3 2-6 2-6 9-18 12-37 9-55 0-2 0-3-2-3 2-2 2-3 2-5 12-24 9-53-20-67h-3c0-3 0-3 0-3 0-2 0-3-3-3 0-2 0-2-2-3-1-3-3-6-4-8-2-3-3 0-3 0-5-6-14-12-23-17-2-1-3 2-2 3-12-4-26-7-41-4-3 0 0 4 0 4 6 0 11 2 15 2-27 3-58 21-70 43-2 1 0 1 0 1 9-9 17-15 27-21-12 12-21 26-30 38-3 0 0 3 3 0 6-6 12-12 18-18-6 9-12 18-18 26-3 3-6 4-11 6-17 9-35 18-52 26-23 9-75 29-89-3 0-2-1-2-1 0 0 41 64 23 84 18 20-6 38-15 58-24-21 15-35 35-50 56-23 20-46 34-72 17 15 20 41 14 61 2l-3 1c-6 8-11 17-20 23-17 20-46 17-58-6 9 17 15 34 35 34-3 3-6 6-8 10-3-1-4-3-7-6-8-9-11-21-17-30 0-2-3-2-3 0 3 15 9 32 20 44-8-3-19-12-20-26-2-3-3-3-3 0 0 14 9 26 23 34-3 6-5 12-8 18 0 3 0 5-3 6 0-1 0-3-3-6-6-15-11-34-15-49 0-3-2-3-2 0 5 23 5 46 17 69-5 14-8 32-9 49 0 3 0 3 0 6 0 6 0 14 1 20 0 3 2 3 2 0 0-9 1-20 3-31 6-4 9-7 12-9 0 9 0 23 0 31 0 1 0 1 0 0 2-11 3-25 6-37 14-9 28-14 43-20 5 0 11-3 17-6-6 11-12 23-17 32 0 2 3 2 3 0 14-20 26-35 43-52 11-12 23-21 32-29 0 6 2 11 2 17-8 12-20 17-28 29-23 20-40 46-35 75-3 6-6 12-9 15-8 11-14 20-14 31 0 1 0 3 0 3-5 6-8 12-9 15-6 9-11 20-8 28 0 3-3 4-3 6 0 0-3 0-3 1-3 0-8 2-9 5-5 0-9 0-11 6-6-3-15-3-20-6-9 0-15-3-24 0-5 0-8 0-11-3-3-2-6-3-9-5 6-12 0-29-11-41-3-3-9 0-6 6 3 3 3 8 3 12 0 0 0-1-3-1 0-3-3-3-6-3-3-2-3-2-5-2-8-3-10-12-13-20 0-6 2-12 3-18 0-3 2-6 2-8 0-7 3-12 0-18-2 0-3 0-5 0 0-3-3 0-3 0v3 3c-1 0-3 3-3 3-3 8-6 17-6 23-3 8-6 17-3 26-3 0-3 0-3 0 0 3-3 6-3 9 0-1 0-3-2-4 0-3-1-5-3-8 0-3-1-6-3-12 0 0-1 0-3-2 0-1 0-1 0-3 2-3-6-4-6 0 0 2 0 3 0 5-3 6 0 17 3 23 0 3 3 6 5 9-2 0-2-3-3-3-2-2-5 0-5 3 5 3 6 9 9 11-3-2-6-5-12-8-3-3-6 3-6 6 15 17 29 52 55 54 1 0 3 0 3 0 4 1 7 3 10 4 0 0 0 2 3 2 6 6 11 9 20 12h3c6 3 11 6 17 8 9 7 20 15 32 21 0 2 3 2 3 2 23 12 49 15 75 7 6-1 6-7 6-9 3-6 8-6 14-9 3-3 6-6 3-9 3-3 3-3 3-6 3 0 3-2 3-2 0 2 0 2 0 3 0 2 0 5 0 5-3 4 0 9 3 9 0 14 0 29 0 41 0 2 0 2 0 3v2c0 1 0 3 0 6-3 0-3 0-3 0-11 26-26 44-43 66-15 24-29 52-41 78-14 26-26 52-37 79-3 14-9 28-12 40-6 14-8 29-12 46-2-3-3 0-5 0-3 17 2 32 17 43 6 44 21 87 35 127 17 46 14 96 28 142 0 2 1 2 3 3-5 8-11 17-17 25-3 6-2 12 0 15-6 11-14 23-23 34 0 0 0 1 0 3-12 9-6 23 9 20 0 1 0 3 2 3 1 3 4 4 9 4-2 8 6 8 9 5 0-3 3-6 3-8 5-1 9-4 12-4 11-2 19-8 28-14 6 3 9 3 12-2 5-7 11-15 17-21 6-9 11-14 17-23 3-6 1-12-3-15 1 0 4-2 6-5 9-20 15-40 23-58 27-43 41-95 53-144 5-9 8-18 11-26 5-15 23-52 8-69v-1c0-3 0-5 0-8v-3c0-6 1-9 1-15-1-3-1-8-1-11v-3c0-3-3-5-5-3v-2c-3-4-6-9-9-12-3 0-3-3-3-3-2-3-3-8-3-9 6-14 9-26 12-40 3-3 5-6 8-12 1 3 4 3 7 0 23-14 42-43 57-69 3-3 6-6 9-9 2-3 3-6 6-8 11-14 25-32 23-49 5-6 11-15 11-21 6-6 11-11 14-17 6 0 12 0 21 0s23-9 31-14c18-17 32-43 56-50 11-2 11-14 2-19-11-7-34-18-37-33 0-2 0-2 0-2-3-9-6-20-9-29-3-8-3-20-6-29 0-9-3-20-3-29-2-5-6-6-11-6-17 6-32 12-47 18-2 0-19 6-17 14 1 0 3 3 3 3h-3c-2-9-3-17-6-26 0-3 0-6 1-9 2 0 2 0 3-3 8-20 8-43 8-63 0-3 0-5 0-6 0-3 0-8 0-11 11-23 26-44 32-67l3-2v-1c0-3 0-6 0-8 5-3 11-9 14-14 9-6 15-9 20-15 4-3 9-3 12-8 3 0 3-1 3-3 0-1 0-4 0-7 3 1 5 0 5-5-2-15-5-29-8-44 6-11 11-23 15-34 5-9 8-18 11-26 3 0 6 0 6-3 5-12 8-26 11-38 12-5 15-20 17-34 0-3-2-12-5-18 0-2 0-2 0-3 2-11 3-25 5-37 3-9 3-20 6-31l32 8c26 20 52 37 78 58h3c0 2 0 5 3 8 5 6 20 6 20-5 0-1 0-1 0-3 3-3 0-6 0-9zM535 513zM189 1716c1 8 3 17 6 23 0 9 0 14 0 20l-3 3c0-14-2-29-3-46zM186 1837c3-6 6-11 9-17 0 6 0 8 0 14 0 1 0 3 0 6-3-3-6-3-9-3zM608 440c0 3 2 3 2 0 1 3 3 6 4 9l-1 3c-2-3-5-6-5-9-3 0-3-3-6-6 3 1 3 3 6 3z">
          <text:p/>
        </draw:path>
        <draw:path draw:style-name="gr4" draw:text-style-name="P4" draw:layer="layout" svg:width="1.262cm" svg:height="1.679cm" svg:x="2.369cm" svg:y="0.909cm" svg:viewBox="0 0 1263 1680" svg:d="M19 717c6 3 9 9 18 12 2 0 3 0 3-3 3 3 5 6 8 3 9-6-3-20-8-26 8 6 14 12 20 17 2 0 6 0 5-3h-2c2 0 3 0 3 0-7 9-15 21-18 29-3 0-6 3-6 6 0 0-2 0-2 2 0 1-1 4-1 7s3 5 6 8h3c3 0 3 0 6 0l2 3c3 0 4-3 4-6 2 0 3 0 3-2 3-3 2-7 0-9 0-1-1-3-3-3 3-3 8-6 8-9 9-8 20-17 29-26 3-5 9-11 15-17 5 0 8 0 14-3 0-3 0-3 0-3-3 0-6-3-6-3 0 0 3-2 3-3l815-152c0 0 99-24 124-35 0 0-95-3-141 6-43 8-636 115-754 135 11-9 20-20 28-28 3-4 9-7 12-12 5-9-6-17-12-15v-2c6-4 9-6 17-3 3 0 6 2 9 3-2 0-3 2-5 3-4 2 0 8 3 11 5 0 11-3 17-3 8-3 14 0 17-3s3-3 3-5c3-3 5-6 6-9 3-6 6-15 9-20 2 0 2-1 2-3 3 3 3 3 6 3 6 2 9-3 9-9 0-3 2-3 3-6 3-3 6-6 8-6 3 0 6 3 6 3 3 3 6 3 9 0 8-6 17-14 26-20 3 0 6-3 8-3 3 0 3 0 6 0 8-3 17-6 26-8 6 26 6 83 6 83l550-101-1-3c1-6-5-20-8-26-3-14-6-29 0-46v-3c3-20-11-40-20-55-14-20-29-34-49-43-3-3-3 0-3 3-6 0-17 3-21 6-8 2-14 2-22 2-9-3-15-8-26-11-5 0-7 0-10 0 0-3-1-6-3-6 0-20 0-37 0-55 0-23 6-43 15-63 3 0 3 0 3-3-2-23-15-43-7-67 7-20 30-28 47-26 12 1 24 7 30 15 3 12 8 23 14 32-3 2-3 5 0 6 3 8 8 11 12 17 0 3 2 3 2 3 0 3 0 6 1 9-9-12-18-18-30-26 9-12 1-30-8-41s-23-14-37-8c-37 14-23 63 2 86-17 3-29 26-33 41-6 14-5 28 2 43 0 5 2 8 3 11-1 0-1 3-1 3v3c0 3 1 6 3 8 23 15 61 15 81-5 6 8 11 15 17 20 0 3 1 3 3 3 0 0 1 0 1-3 2 0 2 0 2-3 12-32 12-69 17-103 4-33 9-67 4-101-1-1-1-3-1-3-3-29-29-58-49-78-20-21-46-32-75-21-3-2-10-2-15-2-9 0-18 5-26 8v3c2 0 2 0 2 0-28 3-49 43-55 66-11 32-14 69-5 104-6 3-9 6-12 9-2 6-5 9-8 12-1 2-3 3-3 3h-1c-2-1-5 0-5 2l3 3c-3 0-3 0-3 0 0 3 0 6 5 6h1c0 3 2 5 3 6 2 8 8 6 11 2 3 0 3 0 6 0 20 4 34 24 43 38 11 15 20 26 26 40 0 1 0 3 0 4-17-29-58-93-81-70-8-5-14-14-20-23-3-3-8-3-8 0 0 9 0 15 2 20-3 0-5-2-8-3-9-14-18-25-32-34-9-6-17-6-23 3-9 8-9 23-6 34-17-3-37-2-52-2-29 2-57 8-81 23-2-1-3-1-5-1-9 3-15 12-18 23 0 0 0-2-2-2 0-3-3-3-4-1-6 7-11 15-14 24 0-1-3-3-3-6 0 0-3-3-3 0-5 5-8 12-11 17-3 3-6 6-9 9v-3c0-6-8-6-9-3-9 15-20 26-28 38 0-6 0-15-4-20 0 0-2 0-2-1-1-2-3-2-3 1-12 3-17 17-26 25-12 12-29 21-43 32-18 14-38 26-56 41-8 5-16 8-19 14s0 18 0 23c0 0-1 3-3 3-4 3-9 9-15 14-5 4-9 6-12 12-2 0-2 0-5 0-3-3-9-6-14-8-7-6-15-9-24-9v-1h-2v1c-3 0-6 3-3 6-15 20-24 45-35 66-14 23-26 49-32 77-11 7-23 15-35 21-3 0-5 3-5 6 2 9 0 17-3 26-3 3-3 9 0 14 0 3 0 3 0 3-3 3-3 6 0 8 5 4 11 9 17 12zM43 763c2 1 0 1 0 0zM400 307v1zM449 264l3-3c0 3 0 3 0 3-3 0-3 0-5 3-3 3-4 5-6 6 3-3 6-6 8-9zM97 651c-3 0-3 2-5 2l-1-2c0 0 1 0 1-3 0 3 2 3 5 3zM167 602c3 0 3 0 5 0-2 2-3 3-5 3 0 0 0-1 0-3zM872 345zM800 342h3zM605 230c0-1 0-3 0-3 0-1 0-1 0-3 0 2 3 3 3 5 0 0-3 0-3 1zM288 533c2 0 2 0 3 0-1 0-3 0-3 2 0-2 0-2 0-2zM311 527c-1 0-1 0-3 2 0-2 0-2 0-2 0 0 2 0 3 0zM886 365c-2 0-2-3-3-3 3 0 3 3 4 6zM901 189zM855 189v-3zM860 198v-1c1 0 1 1 3 1-2 0-2 0-3 0zM834 264h1c-1 0-1 0-1 0zM889 299c1 0 3-3 3-6 0 5 0 6 0 9-2 0-2-1-3-3zM904 189v-3c0 3 0 3 0 3zM663 244c0-3 0-3 0-3zM97 530c-3 5-5 8-6 14 1-6 3-9 6-14zM17 659c0-2 0-2 0-2h2c-2 0-2 0-2 2zM34 697c2 0 2 0 2 0l1 3c-1-3-1-3-3-3zM912 461c0 0 0-1 1-3 0 2 0 3 0 5zM823 10c-8 0-15-3-23-3h-3c9 0 17 0 26 3zM761 13c-3 0-3 0-3 0zM421 290c-3 0-3 0-4 3 1-3 3-6 4-9 0 3 0 3 0 3zM118 487c-1 2-3 5-6 5 2-3 3-3 3-5 2 0 3 0 3 0zM1262 552c-9-14-29-16-44-11-8 3-22 9-23 20 0 1 0 1 0 1-2 2-3 2-6 5-2 0-2 0-5 0v-3-2c0-1 3-3 3-4 11 4 17-17 5-20-2-2-3-2-5-2-6-3-9-6-15-9-3-3-9-3-11 2-3 4-6 9-6 12-9 9-12 21-20 29 0 3 0 3 0 3-6 5-12 9-20 12-4-1-9-1-12-3-8-3-15-3-20-4v-2c-6-9-29-12-38-14-9-1-20-4-31-6-6-6-15-4-24 0-2 0-3 0-3 0-3 0-3 3-3 3l-2 2c0-2 0-5 0-5-3-9-17-18-17-18l-582 113c0 12-17 17-17 17 0 0-6 9-9 14-3 4-6 9-3 15 0 3 14 11 18 20 5 9-18 14-18 14l-3 21c-6 6-12 12-17 20-3 6-6 15-9 23-3 6-5 15-3 21 3 2 3 5 6 5 0 6 0 12 0 18 0 3 0 5-3 5 0 3 0 6 0 9-3 0-5 0-6 0-6 0-8 8-6 12 6 11 6 20 6 31-9 6-17 12-17 23 0 6 3 12 3 18 3 6 3 14 9 17 3 3 8 0 8 0 0-3 0-3 0-3 3 0 6-3 9-3h3c3 3 6 6 9 9 11 14 11 40 11 55 0 22-3 43 0 63 0 23 0 43 3 63-3 1-3 3-3 4-3 14 0 29 0 43-3 14-3 28-3 40-3 29 3 55 6 81 0 3 6 3 8 3 1 3 4 3 7 3 5 3 14 3 22 6 6 2 12 3 18 5 3 20 9 38 17 55-29 18-57 29-84 44-23 11-63 25-80 49-9-1-18-1-24 3-11 8-20 23-25 34-4 3-9 6-12 9-6 6-12 11-14 17-3 0-9 3-6 9-1-3 0-3-3 0-3 5 3 9 8 9 6 8 15 14 27 20 8 6 17 8 26 14 3 0 5 3 8 3 0 5 3 6 6 3 5 0 6-3 6-6 3 0 6-3 9-6 8 6 17 14 23 21 3 5 8 12 11 15 6 9 12 15 17 20 3 3 3 6 6 9 6 6 9 14 17 18 3 2 3 2 6 0 17 2 32-1 49-3 12-1 21-4 29-6 9-3 15-3 23-6 0 3 6 0 6 0 0-3 0-3 0-3 0-3 0-6 0-6-3-6-6-8-11-14-3 0-7-3-12-3-3-3-6-5-9-5-2-3-5-4-8-6-3-1-4-1-6-1 3-13 3-24-6-30v-2c-3-6-8-15-11-21-6-8-7-15-12-23 3 0 3 0 3 0 6 0 12 0 17 3 9 0 18 6 26 0h3c3 3 6 0 6-3 0-6 3-11 6-15 0-2 0-2 0-3 5-8 11-13 14-17 9-5 17-8 23-11 18-6 35-12 52-20 18-9 37-20 55-29 17-9 40-17 55-29 9 0 14-3 20-6h3c3 3 6 6 8 9 4 12 12 23 24 31 5 6 8 12 11 18 3 9 6 17 9 23 9 23 14 43 20 67 5 20 8 40 15 59 2 2 2 5 5 5 0 20 0 38 11 58 6 11 23 3 23-9 8 9 20 9 25-2 3 0 3 0 3 0 0 11 17 14 23 3 3-4 6-10 9-15h3c23-14 43-29 60-45 9-8 0-23-11-20-15 3-26 9-38 18 0-1 0-3 0-3 0-3 0-4 1-6 2-6 5-9 8-15 6 0 12-8 17-14 0-3 1-6 3-9 3-3 6-5 6-8 3-6 6-12 0-18 0 0 0-3-3-3v-2c0 0 0-1-3-1 0-5 0-8-2-11 8-17 2-43 2-61-3-26-8-54-12-80-2-21-5-44-11-64 0-11-3-23-6-35 0-2 0-5 0-6-3-17-5-37-9-54 0-15 0-32-2-46v-1c2-2 2-2 3-3 2-3 3-8 5-11 1 0 3-3 3-6 1-2 3-2 3-3 6-29-9-80-34-98-1 0-1 0-3 0-6-5-12-6-20-11 8-3 11-12 3-17-9-12-24-15-39-21 0-11-7-20-15-28-6-4-11-9-18-12-5-3-8-6-11-12-3-11-9-23-17-34 0-6 0-12 0-18 2 0 2-2 3-3 0-3 0-6 2-9 0-2 1-2 1-5 0 0 0-3 0-6 3 0 3 0 6 0 2 3 5 0 5-2 3-6 3-15 3-24v-3c0-20 3-37 0-54 3 0 3 0 3-1 0-5 0 0 5-11 4-9-2-6-2-14 0-9 12-15 6-38-6-20 3-11 3-20-1-9 3-12 3-12 0 0 2-5 5-20 0-12 6-12 6-12 0 0 0 9 14 4 14-6 25-38 25-38l3-9 23-14 2 9c1 8 15 25 18 31 3 3 3 6 6 11 0 1 2 3 5 4 1 6 3 8 6 11 12 14 29 29 46 23v3c0 3 3 3 4 3 5-3 11-6 17-3 6 0 14 3 23 3 6 3 20 11 31 8 1 1 6 1 6-2 3-9 6-14 15-17 5-1 11-1 17-4 3-2 3-2 3-5 14-3 26-6 40-6 20-3 46-3 67-11 0 0 0-1 0-3 2 0 2 0 5 2 3-2 7 0 12 0 6 3 11 0 17-2 4 0 9 2 12 3 3 0 3 0 3 0 6 3 17 3 26 2 5 0 11-2 17-5 9-1 18-3 26-6 6-3 6-6 3-9 0-5 3-11 3-17 0-3 3-6 3-6 2-5 0-11 0-15 0-5-3-8-6-8 0-3 0-3 0-3h3c0-3 0-5 3-8h-3c0-1 0-3 0-4-3-3-3-8-3-11 6-3 9-11 6-18zM657 1251c0-2 0-2 0-2 3 5 3 11 6 16 0 1 0 1 0 1 0 2 0 3 0 3-3-6-3-12-6-18zM328 1520zM841 1220c2 2 2 2 2 3 0 2 0 2 0 5 0-3 0-5-2-8zM386 939c2 0 2 1 3 1 0 0 0 3 0 5-1-2-1-5-3-6zM392 1611c0 2 0 2 0 2-1 0-1 0-1 0 0 0 1 0 1-2zM849 1245c0 3 0 4 0 6 0-2 0-5 0-6zM808 1058l1-3c0 3-1 3-1 3zM233 1563h-3c0 0-3-3-6-3 3 0 6 3 9 3zM394 1303h-2zM400 1303zM835 1064zM809 1662c-3-2-3-2 0 0zM1002 567v-3l3 3zM999 564c0 0-3 0-5 0h2zM1241 637c1 0 1 0 1-1 2-2 2-2 2-2v2c0 1-2 1-3 1zM1236 648c2-3 2-3 5-6 0 0 0 3 1 3-1 0-4 3-6 3z">
          <text:p/>
        </draw:path>
        <draw:polygon draw:style-name="gr5" draw:text-style-name="P3" draw:layer="layout" svg:width="1.256cm" svg:height="1.487cm" svg:x="1.102cm" svg:y="2.129cm" svg:viewBox="0 0 1257 1488" draw:points="0,166 0,1488 1257,1324 1257,0">
          <text:p/>
        </draw:polygon>
        <draw:line draw:style-name="gr6" draw:text-style-name="P5" draw:layer="layout" svg:x1="1.131cm" svg:y1="3.519cm" svg:x2="2.359cm" svg:y2="3.345cm">
          <text:p/>
        </draw:line>
        <draw:line draw:style-name="gr6" draw:text-style-name="P5" draw:layer="layout" svg:x1="1.131cm" svg:y1="2.382cm" svg:x2="2.359cm" svg:y2="2.225cm">
          <text:p/>
        </draw:line>
        <draw:polygon draw:style-name="gr7" draw:text-style-name="P6" draw:layer="layout" svg:width="0.858cm" svg:height="1.449cm" svg:x="1.5cm" svg:y="2.003cm" svg:viewBox="0 0 859 1450" draw:points="859,126 0,0 0,1325 859,1450">
          <text:p/>
        </draw:polygon>
        <draw:polygon draw:style-name="gr8" draw:text-style-name="P5" draw:layer="layout" svg:width="0.858cm" svg:height="1.449cm" svg:x="1.5cm" svg:y="2.003cm" svg:viewBox="0 0 859 1450" draw:points="859,126 0,0 0,1325 859,1450">
          <text:p/>
        </draw:polygon>
        <draw:path draw:style-name="gr5" draw:text-style-name="P3" draw:layer="layout" svg:width="7.728cm" svg:height="1.554cm" svg:x="1.5cm" svg:y="1.897cm" svg:viewBox="0 0 7729 1555" svg:d="M7729 1441c-2177 396-5549-398-7729 0v-1326c2180-398 5552 400 7729 0z">
          <text:p/>
        </draw:path>
        <draw:path draw:style-name="gr6" draw:text-style-name="P5" draw:layer="layout" svg:width="7.744cm" svg:height="0.227cm" svg:x="1.515cm" svg:y="3.112cm" svg:viewBox="0 0 7745 228" svg:d="M7745 87c0 0-722 310-4044 11-2348-209-3520-25-3701 9">
          <text:p/>
        </draw:path>
        <draw:path draw:style-name="gr6" draw:text-style-name="P5" draw:layer="layout" svg:width="7.722cm" svg:height="0.232cm" svg:x="1.506cm" svg:y="1.998cm" svg:viewBox="0 0 7723 233" svg:d="M7723 110c0 0-699 284-4021-12-2349-209-3520-23-3702 6">
          <text:p/>
        </draw:path>
        <draw:path draw:style-name="gr9" draw:text-style-name="P3" draw:layer="layout" svg:width="0.076cm" svg:height="2.587cm" svg:x="9.149cm" svg:y="1.373cm" svg:viewBox="0 0 77 2588" svg:d="M0 0v2588c38-94 77-129 77-129v-2334c0 0-39-36-77-125z">
          <text:p/>
        </draw:path>
        <draw:path draw:style-name="gr10" draw:text-style-name="P5" draw:layer="layout" svg:width="1.799cm" svg:height="0.364cm" svg:x="9.224cm" svg:y="1.509cm" svg:viewBox="0 0 1800 365" svg:d="M0 365c0 0 38-365 297-365h778c0 0 252 87 725 87">
          <text:p/>
        </draw:path>
        <draw:path draw:style-name="gr10" draw:text-style-name="P5" draw:layer="layout" svg:width="1.799cm" svg:height="0.364cm" svg:x="9.224cm" svg:y="3.457cm" svg:viewBox="0 0 1800 365" svg:d="M0 0c0 0 38 365 297 365h778c0 0 252-86 725-86">
          <text:p/>
        </draw:path>
        <draw:path draw:style-name="gr10" draw:text-style-name="P5" draw:layer="layout" svg:width="1.798cm" svg:height="0.364cm" svg:x="18.501cm" svg:y="1.509cm" svg:viewBox="0 0 1799 365" svg:d="M1799 365c0 0-37-365-297-365h-776c0 0-252 87-726 87">
          <text:p/>
        </draw:path>
        <draw:path draw:style-name="gr10" draw:text-style-name="P5" draw:layer="layout" svg:width="1.798cm" svg:height="0.364cm" svg:x="18.501cm" svg:y="3.457cm" svg:viewBox="0 0 1799 365" svg:d="M1799 0c0 0-37 365-297 365h-776c0 0-252-86-726-86">
          <text:p/>
        </draw:path>
        <draw:path draw:style-name="gr6" draw:text-style-name="P5" draw:layer="layout" svg:width="9.528cm" svg:height="0.069cm" svg:x="9.998cm" svg:y="1.596cm" svg:viewBox="0 0 9529 70" svg:d="M9529 0c-182 32-404 70-606 70h-8317c-202 0-424-38-606-70">
          <text:p/>
        </draw:path>
        <draw:path draw:style-name="gr6" draw:text-style-name="P5" draw:layer="layout" svg:width="9.528cm" svg:height="0.067cm" svg:x="9.998cm" svg:y="3.668cm" svg:viewBox="0 0 9529 68" svg:d="M0 68c182-33 404-68 606-68h8317c202 0 424 35 606 68">
          <text:p/>
        </draw:path>
        <draw:path draw:style-name="gr9" draw:text-style-name="P3" draw:layer="layout" svg:width="0.075cm" svg:height="2.587cm" svg:x="20.299cm" svg:y="1.373cm" svg:viewBox="0 0 76 2588" svg:d="M76 0v2588c-38-94-76-129-76-129v-2334c0 0 38-36 76-125z">
          <text:p/>
        </draw:path>
        <draw:line draw:style-name="gr11" draw:text-style-name="P5" draw:layer="layout" svg:x1="9.348cm" svg:y1="2.357cm" svg:x2="20.207cm" svg:y2="2.357cm">
          <text:p/>
        </draw:line>
        <draw:line draw:style-name="gr11" draw:text-style-name="P5" draw:layer="layout" svg:x1="9.348cm" svg:y1="3.276cm" svg:x2="20.207cm" svg:y2="3.276cm">
          <text:p/>
        </draw:line>
        <draw:path draw:style-name="gr4" draw:text-style-name="P4" draw:layer="layout" svg:width="6.35cm" svg:height="13.659cm" svg:x="0.952cm" svg:y="13.415cm" svg:viewBox="0 0 6351 13660" svg:d="M6175 0h-5999l-176 176v13308l176 176h5999l176-176v-13308zM6305 197v138c-17-43-37-89-66-133v-3h-1c-40-60-98-115-179-150h96zM5990 13611h-5630c-92-23-167-73-222-151v-13258c49-69 119-127 223-153h5630c92 23 167 73 222 150v13259c-49 69-119 127-223 153zM49 413c9-49 29-110 63-170v13174c-6-9-14-20-20-32-23-49-35-98-43-138zM6239 243c6 8 14 20 20 31 23 49 35 98 46 139v12834c-12 49-32 110-66 170zM196 49h96c-81 35-139 90-179 150h-1v3c-29 44-49 90-63 133v-138zM49 13461v-136c14 43 34 89 63 133v2h1c40 61 98 116 179 151h-96zM6155 13611h-96c81-35 139-90 179-151h1v-2c29-44 49-90 66-133v136z">
          <text:p/>
        </draw:path>
        <draw:path draw:style-name="gr4" draw:text-style-name="P4" draw:layer="layout" svg:width="13.017cm" svg:height="7.851cm" svg:x="7.62cm" svg:y="13.052cm" svg:viewBox="0 0 13018 7852" svg:d="M12842 0h-12666l-176 176v7499l176 177h12666l176-177v-7499zM12972 196v138c-17-43-37-89-66-133v-2h-1c-40-61-98-116-179-150h96zM12657 7805h-12300c-90-23-164-75-219-152v-7454c46-67 118-125 222-150h12298c92 22 167 72 222 150v7453c-49 67-119 127-223 153zM48 412c9-49 29-110 61-170v7370c-3-12-11-20-15-32-23-49-37-98-46-138zM12906 239c6 12 14 23 20 34 23 49 35 96 46 139v7027c-12 49-32 112-66 171zM196 49h95c-81 34-139 89-179 150h-3v2c-26 44-49 90-61 133v-138zM48 7655v-135c12 43 35 89 61 132v1h3c40 63 98 118 179 152h-95zM12822 7805h-96c81-34 139-89 179-152h1v-1c29-43 49-89 66-132v135z">
          <text:p/>
        </draw:path>
        <draw:path draw:style-name="gr4" draw:text-style-name="P4" draw:layer="layout" svg:width="13.029cm" svg:height="8.449cm" svg:x="7.62cm" svg:y="4.395cm" svg:viewBox="0 0 13030 8450" svg:d="M12853 0h-12677l-176 177v8093l176 180h12677l177-180v-8093zM12980 197v135c-14-43-34-87-63-130v-3h-2c-41-63-96-118-179-150h95zM12669 8401h-12312c-90-23-164-75-219-154v-8047c46-67 118-125 222-151h12309c92 23 167 73 222 151v8046c-49 69-118 129-222 155zM48 413c9-49 29-112 61-170v7960c-3-8-11-20-15-29-23-49-37-98-46-141zM12917 242c6 10 12 21 17 32 23 49 38 98 46 139v7620c-11 49-28 112-63 170zM196 49h95c-81 32-139 87-179 150h-3v3c-26 43-49 87-61 130v-135zM48 8250v-139c12 43 35 90 61 135v1h3c40 64 98 119 179 154h-95zM12831 8401h-95c83-35 138-90 179-154h2v-1c29-45 49-92 63-135v139z">
          <text:p/>
        </draw:path>
        <draw:path draw:style-name="gr4" draw:text-style-name="P4" draw:layer="layout" svg:width="13.017cm" svg:height="5.958cm" svg:x="7.62cm" svg:y="21.113cm" svg:viewBox="0 0 13018 5959" svg:d="M12842 0h-12666l-176 176v5607l176 176h12666l176-176v-5607zM12972 197v135c-17-41-37-87-66-130v-3h-1c-40-61-98-118-179-150h96zM12657 5910h-12300c-90-21-164-73-219-150v-5561c46-66 118-127 222-150h12298c92 21 167 72 222 150v5561c-49 66-119 127-223 150zM48 413c9-49 29-113 61-171v5475c-3-9-11-20-15-33-23-50-37-99-46-139zM12906 242c6 9 14 20 20 30 23 49 35 98 46 138v5132c-12 52-32 113-66 175zM196 49h95c-81 32-139 89-179 150h-3v3c-26 43-49 89-61 130v-135zM48 5762v-139c12 43 35 91 61 137h3c40 61 98 118 179 150h-95zM12822 5910h-96c81-32 139-89 179-150h1c29-46 49-94 66-137v139z">
          <text:p/>
        </draw:path>
        <draw:path draw:style-name="gr4" draw:text-style-name="P4" draw:layer="layout" svg:width="6.35cm" svg:height="9.118cm" svg:x="0.952cm" svg:y="4.058cm" svg:viewBox="0 0 6351 9119" svg:d="M6175 337h-341c-37-69-63-144-63-225v-26h-1951c-205-57-422-86-644-86s-438 29-641 86h-1955v26c0 81-26 156-63 225h-341l-176 180v8091l176 176h343c35 67 61 142 61 222v24h1955c203 60 419 89 641 89s439-29 644-89h1951v-24c0-80 26-155 61-222h343l176-176v-8091zM2261 236c20 0 38-17 38-37 0-3 0-3-3-6 52-20 101-40 153-58h1454c52 18 102 38 153 58 0 0-2 3-2 6 0 20 17 37 40 37 9 0 20-5 26-14 40 17 78 37 115 57h-2119c37-20 75-40 116-57 6 9 17 14 29 14zM1974 337h-1348c29-46 110-129 298-129h1284c-81 37-159 80-234 129zM2078 300h2195c23 11 43 25 64 37h-2323c21-12 41-26 64-37zM4377 337c-75-49-153-92-234-129h1288c187 0 268 83 297 129zM5780 337h-26c-21-34-69-95-173-129h152c9 46 26 89 47 129zM5722 135c0 18 3 35 6 52h-1599c-6-14-20-26-35-26-14 0-23 3-29 12-32-12-63-26-98-38zM3176 20c193 0 381 23 560 66h-1120c182-43 367-66 560-66zM2385 135c-32 12-63 26-95 38-9-9-17-12-29-12-17 0-32 12-35 26h-1603c3-17 6-34 6-52zM618 208h155c-104 34-152 95-173 129h-28c20-40 37-83 46-129zM49 538l147-151h96c-81 31-139 89-179 151h-1v2c-29 44-49 90-63 133zM49 754c9-51 29-112 63-173v7961c-6-9-14-20-20-32-23-46-35-96-43-139zM196 8735l-147-147v-138c14 43 34 89 63 132v3h1c40 61 98 116 179 150zM4094 8882c-23 0-38 17-38 38 0 2 0 3 0 5-49 21-101 41-153 58h-1454c-52-17-101-37-150-58 0-2 0-3 0-5 0-21-18-38-38-38-12 0-20 6-29 15-41-18-79-38-116-58h2119c-37 20-75 40-112 58-9-9-18-15-29-15zM4371 8784h1351c-29 46-112 127-295 127h-1284c78-38 156-81 228-127zM4273 8819h-2195c-20-12-40-24-60-35h2315c-20 11-40 23-60 35zM1980 8784c72 46 150 89 228 127h-1288c-184 0-265-81-297-127zM574 8784h26c21 35 69 93 168 127h-150c-9-46-24-87-44-127zM629 8983c0-17-3-35-6-52h1603c3 15 18 26 35 26 12 0 20-5 29-11 32 11 63 26 95 37zM3176 9099c-193 0-378-24-560-69h1120c-179 45-367 69-560 69zM3967 8983c35-11 66-26 98-37 6 6 17 11 29 11 15 0 29-11 35-26h1599c-3 17-6 35-6 52zM5733 8911h-155c101-34 150-92 170-127h29c-20 40-35 81-44 127zM360 8735c-92-20-167-72-222-150v-8045c49-70 119-128 223-153h5630c92 22 167 72 222 151v8047c-49 66-119 124-223 150zM6305 8588l-150 147h-96c81-34 139-89 179-150h1v-3c29-43 49-89 66-132zM6305 8371c-12 49-32 113-66 171v-7961c6 11 14 20 20 32 23 49 35 98 46 138zM6305 673c-17-43-37-89-66-133v-2h-1c-40-62-98-120-179-151h96l150 151z">
          <text:p/>
        </draw:path>
        <draw:path draw:style-name="gr8" draw:text-style-name="P5" draw:layer="layout" svg:width="5.276cm" svg:height="0.283cm" svg:x="14.723cm" svg:y="4.889cm" svg:viewBox="0 0 5277 284" svg:d="M5277 284c-167-124-245-284-245-284h-4787c0 0-78 160-245 284">
          <text:p/>
        </draw:path>
        <draw:line draw:style-name="gr33" draw:text-style-name="P5" draw:layer="layout" svg:x1="14.928cm" svg:y1="4.953cm" svg:x2="19.76cm" svg:y2="4.953cm">
          <text:p/>
        </draw:line>
        <draw:path draw:style-name="gr33" draw:text-style-name="P5" draw:layer="layout" svg:width="2.228cm" svg:height="0.173cm" svg:x="16.247cm" svg:y="4.953cm" svg:viewBox="0 0 2229 174" svg:d="M2229 0c-326 109-707 174-1114 174s-792-65-1115-174">
          <text:p/>
        </draw:path>
        <draw:path draw:style-name="gr4" draw:text-style-name="P4" draw:layer="layout" svg:width="0.092cm" svg:height="0.093cm" svg:x="17.315cm" svg:y="5.079cm" svg:viewBox="0 0 93 94" svg:d="M93 48c0 26-20 46-46 46-25 0-47-20-47-46 0-27 22-48 47-48 26 0 46 21 46 48z">
          <text:p/>
        </draw:path>
        <draw:path draw:style-name="gr8" draw:text-style-name="P5" draw:layer="layout" svg:width="5.276cm" svg:height="0.283cm" svg:x="14.723cm" svg:y="10.081cm" svg:viewBox="0 0 5277 284" svg:d="M0 0c167 124 245 284 245 284h4787c0 0 78-160 245-284">
          <text:p/>
        </draw:path>
        <draw:line draw:style-name="gr33" draw:text-style-name="P5" draw:layer="layout" svg:x1="19.791cm" svg:y1="10.298cm" svg:x2="14.962cm" svg:y2="10.298cm">
          <text:p/>
        </draw:line>
        <draw:path draw:style-name="gr33" draw:text-style-name="P5" draw:layer="layout" svg:width="2.228cm" svg:height="0.171cm" svg:x="16.247cm" svg:y="10.127cm" svg:viewBox="0 0 2229 172" svg:d="M0 172c326-110 708-172 1115-172s788 62 1114 172">
          <text:p/>
        </draw:path>
        <draw:path draw:style-name="gr4" draw:text-style-name="P4" draw:layer="layout" svg:width="0.092cm" svg:height="0.093cm" svg:x="17.315cm" svg:y="10.081cm" svg:viewBox="0 0 93 94" svg:d="M0 47c0-26 23-47 47-47 26 0 46 21 46 47 0 25-20 47-46 47-24 0-47-22-47-47z">
          <text:p/>
        </draw:path>
        <draw:frame draw:style-name="gr12" draw:text-style-name="P8" draw:layer="layout" svg:width="2.305cm" svg:height="0.289cm" svg:x="2.473cm" svg:y="3.267cm">
          <draw:text-box>
            <text:p text:style-name="P7"><text:span text:style-name="T1">CHARACTER NAME</text:span></text:p>
          </draw:text-box>
        </draw:frame>
        <draw:frame draw:style-name="gr12" draw:text-style-name="P8" draw:layer="layout" svg:width="0.62cm" svg:height="0.289cm" svg:x="9.373cm" svg:y="3.274cm">
          <draw:text-box>
            <text:p text:style-name="P7"><text:span text:style-name="T1">EYES</text:span></text:p>
          </draw:text-box>
        </draw:frame>
        <draw:frame draw:style-name="gr12" draw:text-style-name="P8" draw:layer="layout" svg:width="0.518cm" svg:height="0.289cm" svg:x="9.373cm" svg:y="2.353cm">
          <draw:text-box>
            <text:p text:style-name="P7"><text:span text:style-name="T1">AGE</text:span></text:p>
          </draw:text-box>
        </draw:frame>
        <draw:frame draw:style-name="gr12" draw:text-style-name="P8" draw:layer="layout" svg:width="0.997cm" svg:height="0.289cm" svg:x="16.764cm" svg:y="2.353cm">
          <draw:text-box>
            <text:p text:style-name="P7"><text:span text:style-name="T1">WEIGHT</text:span></text:p>
          </draw:text-box>
        </draw:frame>
        <draw:frame draw:style-name="gr12" draw:text-style-name="P8" draw:layer="layout" svg:width="0.942cm" svg:height="0.289cm" svg:x="13.353cm" svg:y="2.353cm">
          <draw:text-box>
            <text:p text:style-name="P7"><text:span text:style-name="T1">HEIGHT</text:span></text:p>
          </draw:text-box>
        </draw:frame>
        <draw:frame draw:style-name="gr12" draw:text-style-name="P8" draw:layer="layout" svg:width="0.599cm" svg:height="0.289cm" svg:x="16.764cm" svg:y="3.281cm">
          <draw:text-box>
            <text:p text:style-name="P7"><text:span text:style-name="T1">HAIR</text:span></text:p>
          </draw:text-box>
        </draw:frame>
        <draw:frame draw:style-name="gr12" draw:text-style-name="P8" draw:layer="layout" svg:width="0.574cm" svg:height="0.289cm" svg:x="13.353cm" svg:y="3.274cm">
          <draw:text-box>
            <text:p text:style-name="P7"><text:span text:style-name="T1">SKIN</text:span></text:p>
          </draw:text-box>
        </draw:frame>
        <draw:frame draw:style-name="gr14" draw:text-style-name="P9" draw:layer="layout" svg:width="0.595cm" svg:height="0.239cm" svg:x="14.891cm" svg:y="5.126cm">
          <draw:text-box>
            <text:p text:style-name="P7"><text:span text:style-name="T6">NAME</text:span></text:p>
          </draw:text-box>
        </draw:frame>
        <draw:frame draw:style-name="gr15" draw:text-style-name="P10" draw:layer="layout" svg:width="1.357cm" svg:height="0.268cm" svg:x="13.603cm" svg:y="26.715cm">
          <draw:text-box>
            <text:p text:style-name="P7"><text:span text:style-name="T3">TREASURE</text:span></text:p>
          </draw:text-box>
        </draw:frame>
        <draw:frame draw:style-name="gr15" draw:text-style-name="P10" draw:layer="layout" svg:width="3.194cm" svg:height="0.268cm" svg:x="2.882cm" svg:y="26.718cm">
          <draw:text-box>
            <text:p text:style-name="P7"><text:span text:style-name="T3">CHARACTER BACKSTORY</text:span></text:p>
          </draw:text-box>
        </draw:frame>
        <draw:frame draw:style-name="gr15" draw:text-style-name="P10" draw:layer="layout" svg:width="3.359cm" svg:height="0.268cm" svg:x="2.812cm" svg:y="12.462cm">
          <draw:text-box>
            <text:p text:style-name="P7"><text:span text:style-name="T3">CHARACTER APPEARANCE</text:span></text:p>
          </draw:text-box>
        </draw:frame>
        <draw:path draw:style-name="gr4" draw:text-style-name="P4" draw:layer="layout" svg:width="0.124cm" svg:height="0.127cm" svg:x="5.241cm" svg:y="1.607cm" svg:viewBox="0 0 125 128" svg:d="M68 46c11 0 11 15 0 15h-14v-15zM77 72c23-3 19-40-9-40h-29v64h15v-21h8l14 21h18v-3zM62 117c32 0 49-24 49-53 0-27-17-49-49-49-29 0-47 22-47 49 0 29 18 53 47 53zM125 64c0 34-23 64-63 64-39 0-62-30-62-64 0-35 23-64 62-64 40 0 63 29 63 64z">
          <text:p/>
        </draw:path>
        <draw:path draw:style-name="gr4" draw:text-style-name="P4" draw:layer="layout" svg:width="1.721cm" svg:height="0.655cm" svg:x="3.57cm" svg:y="1.079cm" svg:viewBox="0 0 1722 656" svg:d="M1562 75c-43-23-89-35-150-37h-124c-98 0-144-1-179-9-29-9-55-24-57-24l-6-5v9c0 3 8 69 86 127 15 11 26 22 26 60v26c18-11 38-20 58-29-8 6-17 17-23 26 14-8 32-15 58-20 37-8 66-6 81-3v-8h69c89 0 141 57 141 158s-52 159-141 159h-29c26 20 40 52 40 88 0 23-8 46-22 63 86 0 141-14 201-55 26-17 49-37 67-62 40-51 64-123 64-196 0-115-59-216-160-268zM1190 505c6-3 6-11 3-17l-20-55 49 29c6 3 9 6 14 11l30-3c23-2 45 0 66 9v-156c-12 3-21 9-26 12l-12 11-14-11c-9-6-21-9-37-9-21 0-44 9-59 26-8 11-17 20-26 32v124c12 9 26 9 32-3zM571 499l-20 26 8-75c6-63 44-107 70-132-6 0-11 2-17 2l-69 15 49-49c17-18 40-29 60-41 3 0 6-3 9-3-24-72-73-130-142-167-46-23-92-35-152-37h-125c-98 0-144-1-179-9-28-9-54-24-54-24l-9-5 2 9c0 3 7 69 87 127 15 11 26 22 26 60v355c0 42-8 53-26 65-20 9-58 32-58 32l-14 8h323c90 0 145-14 208-55 6-5 15-11 23-20-5-30-3-56 0-82zM1332 219v-15c-12 4-26 9-35 12 11 0 23 3 35 3zM355 505h-69v-317h69c92 0 144 57 144 158s-52 159-144 159z">
          <text:p/>
        </draw:path>
        <draw:path draw:style-name="gr4" draw:text-style-name="P4" draw:layer="layout" svg:width="0.838cm" svg:height="0.813cm" svg:x="4.15cm" svg:y="1.017cm" svg:viewBox="0 0 839 814" svg:d="M685 576c9 0 27 11 27 29 0 11-4 20-15 26-3 3-9 3-15 5 3-8 6-20 4-31-1-21-1-29-1-29zM671 340c-93 5-173 83-215 138 10 3 16 5 24 11 9 9 20 18 35 29 11-25 35-72 72-115 35-41 95-44 125-21 22-19 92-34 127-25-21-24-70-55-122-55-43 0-66 20-72 11-9-14 29-32 29-32-52 3-90 64-104 55-11-3 12-32 12-32-46 26-84 84-93 119 43-52 127-90 182-83zM456 637c-18-15-46-38-66-55-23 40-73 92-124 92-93 0-139-130-35-237-6-3-12-3-14-3-9 0-18 3-24 6l-40 29 9-52c0-3 3-6 3-9-23 12-47 29-55 38l-41 44 3-61c3-6 3-9 3-15 3-9 6-20 5-26 0-2-2-3-5-3-17 15-69 61-75 130 0 0 9-14 17-17 6-3 12 0 6 17-3 6-52 142 46 237 0 0-9-26-3-35 3-5 6-6 14 3 4 6 7 12 12 15 9 11 18 20 26 26 32 23 73 40 119 40 123 0 187-87 226-159 0 0-7-3-7-5zM810 654c0-61-56-107-122-101 18 3 44 23 44 52 0 46-55 60-87 54 32-25 29-92-14-115 14 38-27 75-67 41-23-18-75-61-98-78-24-21-51-9-62-18-12-8-6-34-20-43s-29-5-44-11c-17-4-26-15-25-30-6 10-6 29 5 44 12 11 29 18 38 34 9 18-9 44 37 76 21 17 52 46 77 63 34 32 17 70 20 104 6 40 37 63 58 67-18-15-24-58 2-84 0 34 24 86 79 101 60 14 121-18 133-41-21 9-64-2-82-17 70 9 128-38 128-98zM358 368c0 0-9-29-38-40 6 23 14 40 38 40zM26 363c31-29 90-47 95-61 3-18-29-44-40-49 43-3 63 5 63 5-9-14-14-40-6-62 23 57 105 66 127 112-3-20-22-41-46-55-11-29-2-88 12-103-6 82 110 128 135 186-14-49-69-81-95-112-6-20 0-56 9-68-3 57 55 99 87 129 37 37 46 69 40 95 9 0 20 8 17 23 14-3 26-18 29-26 7 40-18 83-46 95 0 0 9-20-3-34-12-15-46-15-58-12 0 0 15-23 9-32-9-14-72-9-104 3 12 0 35 3 44 6-4 5-18 34-9 43s20-6 20-6c0 0-11 32-3 41 6 5 23 0 23 0-11 26-49 43-75 43 9-3 23-20 26-31-6 5-26 5-32 5 9-3 26-26 21-52-7-35-58-41-84-23 9-23 32-46 52-55-12-5-24-8-38-9 15-14 55-26 78-25-32-6-90 2-118 34 9 0 32 6 40 9-37 5-86 40-101 55 3-21 9-38 3-52-6-18-29-26-72-17zM95 174c-6-70 26-108 41-125 32-31 77-52 141-49 104 6 153 75 153 153 0 37-18 88-44 123-2-3-5-3-5-6-6-3-11-9-17-15-18-16-35-34-49-52 29-53 11-125-47-125-35 0-66 29-61 72-11 21-14 53-14 79-17-11-29-23-37-41l-21-55-17 57c-5 13-5 28-3 42h-2c-6-11-18-32-18-58z">
          <text:p/>
        </draw:path>
        <draw:frame draw:style-name="gr15" draw:text-style-name="P10" draw:layer="layout" svg:width="4.286cm" svg:height="0.268cm" svg:x="12.432cm" svg:y="20.537cm">
          <draw:text-box>
            <text:p text:style-name="P7"><text:span text:style-name="T3">ADDITIONAL FEATURES &amp; TRAITS</text:span></text:p>
          </draw:text-box>
        </draw:frame>
        <draw:frame draw:style-name="gr15" draw:text-style-name="P10" draw:layer="layout" svg:width="3.38cm" svg:height="0.268cm" svg:x="12.764cm" svg:y="12.462cm">
          <draw:text-box>
            <text:p text:style-name="P7"><text:span text:style-name="T3">ALLIES &amp; ORGANIZATIONS</text:span></text:p>
          </draw:text-box>
        </draw:frame>
        <draw:frame draw:style-name="gr15" draw:text-style-name="P10" draw:layer="layout" svg:width="1.073cm" svg:height="0.268cm" svg:x="16.923cm" svg:y="10.43cm">
          <draw:text-box>
            <text:p text:style-name="P7"><text:span text:style-name="T25">SYMBOL</text:span></text:p>
          </draw:text-box>
        </draw:frame>
        <draw:frame draw:style-name="gr34" draw:text-style-name="P28" draw:layer="layout" svg:width="10.556cm" svg:height="0.23cm" svg:x="6.1cm" svg:y="27.301cm">
          <draw:text-box>
            <text:p text:style-name="P7"><text:span text:style-name="T26">TM &amp; © 2014 Wizards of the Coast LLC. Permission is granted to photocopy this document for personal use.</text:span></text:p>
          </draw:text-box>
        </draw:frame>
        <draw:frame draw:style-name="gr18" draw:text-style-name="P13" draw:layer="layout" svg:width="1.966cm" svg:height="0.496cm" svg:x="4.374cm" svg:y="2.469cm">
          <draw:text-box>
            <text:p text:style-name="P7"><text:span text:style-name="T10">Th'Anton</text:span></text:p>
          </draw:text-box>
        </draw:frame>
        <draw:frame draw:style-name="gr17" draw:text-style-name="P12" draw:layer="layout" svg:width="0.4cm" svg:height="0.357cm" svg:x="9.454cm" svg:y="1.931cm">
          <draw:text-box>
            <text:p text:style-name="P7"><text:span text:style-name="T9">17</text:span></text:p>
          </draw:text-box>
        </draw:frame>
        <draw:frame draw:style-name="gr17" draw:text-style-name="P12" draw:layer="layout" svg:width="0.595cm" svg:height="0.357cm" svg:x="13.444cm" svg:y="1.931cm">
          <draw:text-box>
            <text:p text:style-name="P7"><text:span text:style-name="T9">6'3"</text:span></text:p>
          </draw:text-box>
        </draw:frame>
        <draw:frame draw:style-name="gr17" draw:text-style-name="P12" draw:layer="layout" svg:width="0.4cm" svg:height="0.357cm" svg:x="16.835cm" svg:y="1.931cm">
          <draw:text-box>
            <text:p text:style-name="P7"><text:span text:style-name="T9">??</text:span></text:p>
          </draw:text-box>
        </draw:frame>
        <draw:frame draw:style-name="gr17" draw:text-style-name="P12" draw:layer="layout" svg:width="0.4cm" svg:height="0.357cm" svg:x="9.419cm" svg:y="2.852cm">
          <draw:text-box>
            <text:p text:style-name="P7"><text:span text:style-name="T9">??</text:span></text:p>
          </draw:text-box>
        </draw:frame>
        <draw:frame draw:style-name="gr17" draw:text-style-name="P12" draw:layer="layout" svg:width="0.4cm" svg:height="0.357cm" svg:x="13.427cm" svg:y="2.852cm">
          <draw:text-box>
            <text:p text:style-name="P7"><text:span text:style-name="T9">??</text:span></text:p>
          </draw:text-box>
        </draw:frame>
        <draw:frame draw:style-name="gr17" draw:text-style-name="P12" draw:layer="layout" svg:width="0.4cm" svg:height="0.357cm" svg:x="16.835cm" svg:y="2.852cm">
          <draw:text-box>
            <text:p text:style-name="P7"><text:span text:style-name="T9">??</text:span></text:p>
          </draw:text-box>
        </draw:frame>
        <draw:frame draw:style-name="gr30" draw:text-style-name="P25" draw:layer="layout" svg:width="2.483cm" svg:height="0.416cm" svg:x="1.298cm" svg:y="13.738cm">
          <draw:text-box>
            <text:p text:style-name="P7"><text:span text:style-name="T22">Homesteader</text:span></text:p>
          </draw:text-box>
        </draw:frame>
        <draw:frame draw:style-name="gr30" draw:text-style-name="P25" draw:layer="layout" svg:width="1.814cm" svg:height="0.416cm" svg:x="1.298cm" svg:y="14.863cm">
          <draw:text-box>
            <text:p text:style-name="P7"><text:span text:style-name="T22">Outlander</text:span></text:p>
          </draw:text-box>
        </draw:frame>
        <draw:frame draw:style-name="gr30" draw:text-style-name="P25" draw:layer="layout" svg:width="4.472cm" svg:height="0.416cm" svg:x="1.298cm" svg:y="15.992cm">
          <draw:text-box>
            <text:p text:style-name="P7"><text:span text:style-name="T22">Wanderer: You have an </text:span></text:p>
          </draw:text-box>
        </draw:frame>
        <draw:frame draw:style-name="gr30" draw:text-style-name="P25" draw:layer="layout" svg:width="5.768cm" svg:height="0.416cm" svg:x="1.298cm" svg:y="16.56cm">
          <draw:text-box>
            <text:p text:style-name="P7"><text:span text:style-name="T22">excellent memory for maps and</text:span></text:p>
          </draw:text-box>
        </draw:frame>
        <draw:frame draw:style-name="gr30" draw:text-style-name="P25" draw:layer="layout" svg:width="4.65cm" svg:height="0.416cm" svg:x="1.298cm" svg:y="17.128cm">
          <draw:text-box>
            <text:p text:style-name="P7"><text:span text:style-name="T22"><text:s/></text:span><text:span text:style-name="T22">geography, and you can </text:span></text:p>
          </draw:text-box>
        </draw:frame>
        <draw:frame draw:style-name="gr30" draw:text-style-name="P25" draw:layer="layout" svg:width="5.764cm" svg:height="0.416cm" svg:x="1.298cm" svg:y="17.689cm">
          <draw:text-box>
            <text:p text:style-name="P7"><text:span text:style-name="T22">always recall the general layout</text:span></text:p>
          </draw:text-box>
        </draw:frame>
        <draw:frame draw:style-name="gr30" draw:text-style-name="P25" draw:layer="layout" svg:width="5.116cm" svg:height="0.416cm" svg:x="1.298cm" svg:y="18.257cm">
          <draw:text-box>
            <text:p text:style-name="P7"><text:span text:style-name="T22"><text:s/></text:span><text:span text:style-name="T22">of terrain, settlements, and </text:span></text:p>
          </draw:text-box>
        </draw:frame>
        <draw:frame draw:style-name="gr30" draw:text-style-name="P25" draw:layer="layout" svg:width="5.408cm" svg:height="0.416cm" svg:x="1.298cm" svg:y="18.818cm">
          <draw:text-box>
            <text:p text:style-name="P7"><text:span text:style-name="T22">other features around you. In </text:span></text:p>
          </draw:text-box>
        </draw:frame>
        <draw:frame draw:style-name="gr30" draw:text-style-name="P25" draw:layer="layout" svg:width="5.725cm" svg:height="0.416cm" svg:x="1.298cm" svg:y="19.386cm">
          <draw:text-box>
            <text:p text:style-name="P7"><text:span text:style-name="T22">addition, you can find food and </text:span></text:p>
          </draw:text-box>
        </draw:frame>
        <draw:frame draw:style-name="gr30" draw:text-style-name="P25" draw:layer="layout" svg:width="5.692cm" svg:height="0.416cm" svg:x="1.298cm" svg:y="19.943cm">
          <draw:text-box>
            <text:p text:style-name="P7"><text:span text:style-name="T22">fresh water for yourself and up </text:span></text:p>
          </draw:text-box>
        </draw:frame>
        <draw:frame draw:style-name="gr30" draw:text-style-name="P25" draw:layer="layout" svg:width="5.522cm" svg:height="0.416cm" svg:x="1.298cm" svg:y="20.511cm">
          <draw:text-box>
            <text:p text:style-name="P7"><text:span text:style-name="T22">to five other people each day, </text:span></text:p>
          </draw:text-box>
        </draw:frame>
        <draw:frame draw:style-name="gr30" draw:text-style-name="P25" draw:layer="layout" svg:width="5.226cm" svg:height="0.416cm" svg:x="1.298cm" svg:y="21.072cm">
          <draw:text-box>
            <text:p text:style-name="P7"><text:span text:style-name="T22">provided that the land offers </text:span></text:p>
          </draw:text-box>
        </draw:frame>
        <draw:frame draw:style-name="gr30" draw:text-style-name="P25" draw:layer="layout" svg:width="5.768cm" svg:height="0.416cm" svg:x="1.298cm" svg:y="21.64cm">
          <draw:text-box>
            <text:p text:style-name="P7"><text:span text:style-name="T22">berries, small game, water, and</text:span></text:p>
          </draw:text-box>
        </draw:frame>
        <draw:frame draw:style-name="gr30" draw:text-style-name="P25" draw:layer="layout" svg:width="1.606cm" svg:height="0.416cm" svg:x="1.298cm" svg:y="22.208cm">
          <draw:text-box>
            <text:p text:style-name="P7"><text:span text:style-name="T22"><text:s/></text:span><text:span text:style-name="T22">so forth.</text:span></text:p>
          </draw:text-box>
        </draw:frame>
        <draw:frame draw:style-name="gr35" draw:text-style-name="P29" draw:layer="layout" svg:width="5.471cm" svg:height="0.708cm" svg:x="8.001cm" svg:y="13.533cm">
          <draw:text-box>
            <text:p text:style-name="P7"><text:span text:style-name="T27">Quick Reference:</text:span></text:p>
          </draw:text-box>
        </draw:frame>
        <draw:frame draw:style-name="gr35" draw:text-style-name="P29" draw:layer="layout" svg:width="10.966cm" svg:height="0.708cm" svg:x="8.001cm" svg:y="14.944cm">
          <draw:text-box>
            <text:p text:style-name="P7"><text:span text:style-name="T27">Two-Weapon Fighting: (putting this</text:span></text:p>
          </draw:text-box>
        </draw:frame>
        <draw:frame draw:style-name="gr35" draw:text-style-name="P29" draw:layer="layout" svg:width="11.597cm" svg:height="0.708cm" svg:x="8.001cm" svg:y="15.649cm">
          <draw:text-box>
            <text:p text:style-name="P7"><text:span text:style-name="T27">here for quick ref.): When <text:s/>you attack</text:span></text:p>
          </draw:text-box>
        </draw:frame>
        <draw:frame draw:style-name="gr35" draw:text-style-name="P29" draw:layer="layout" svg:width="10.255cm" svg:height="0.708cm" svg:x="8.001cm" svg:y="16.355cm">
          <draw:text-box>
            <text:p text:style-name="P7"><text:span text:style-name="T27">with a light melee weapon, use a</text:span></text:p>
          </draw:text-box>
        </draw:frame>
        <draw:frame draw:style-name="gr35" draw:text-style-name="P29" draw:layer="layout" svg:width="10.928cm" svg:height="0.708cm" svg:x="8.001cm" svg:y="17.06cm">
          <draw:text-box>
            <text:p text:style-name="P7"><text:span text:style-name="T27">bonus action to attack with another</text:span></text:p>
          </draw:text-box>
        </draw:frame>
        <draw:frame draw:style-name="gr35" draw:text-style-name="P29" draw:layer="layout" svg:width="11.085cm" svg:height="0.708cm" svg:x="8.001cm" svg:y="17.766cm">
          <draw:text-box>
            <text:p text:style-name="P7"><text:span text:style-name="T27">light melee weapon. Don’t add your</text:span></text:p>
          </draw:text-box>
        </draw:frame>
        <draw:frame draw:style-name="gr35" draw:text-style-name="P29" draw:layer="layout" svg:width="11.195cm" svg:height="0.708cm" svg:x="8.001cm" svg:y="18.472cm">
          <draw:text-box>
            <text:p text:style-name="P7"><text:span text:style-name="T27">ability modifier to the damage of the</text:span></text:p>
          </draw:text-box>
        </draw:frame>
        <draw:frame draw:style-name="gr35" draw:text-style-name="P29" draw:layer="layout" svg:width="4.21cm" svg:height="0.708cm" svg:x="8.001cm" svg:y="19.177cm">
          <draw:text-box>
            <text:p text:style-name="P7"><text:span text:style-name="T27">bonus attack.</text:span></text:p>
          </draw:text-box>
        </draw:frame>
      </draw:page>
      <draw:page draw:name="page3" draw:style-name="dp1" draw:master-page-name="master-page3">
        <draw:polygon draw:style-name="gr3" draw:text-style-name="P3" draw:layer="layout" svg:width="21.589cm" svg:height="27.939cm" svg:x="0cm" svg:y="0cm" svg:viewBox="0 0 21590 27940" draw:points="0,0 21590,0 21590,27940 0,27940">
          <text:p/>
        </draw:polygon>
        <draw:polygon draw:style-name="gr3" draw:text-style-name="P3" draw:layer="layout" svg:width="21.59cm" svg:height="27.94cm" svg:x="0cm" svg:y="0cm" svg:viewBox="0 0 21591 27941" draw:points="0,0 21591,0 21591,27941 0,27941">
          <text:p/>
        </draw:polygon>
        <draw:path draw:style-name="gr1" draw:text-style-name="P1" draw:layer="layout" svg:width="13.728cm" svg:height="1.741cm" svg:x="0.331cm" svg:y="0.712cm" svg:viewBox="0 0 13729 1742" svg:d="M2973 1450l820 61-820 61-819-61zM7887 1681l820 61 820-61-820-63zM11919 1081l786-60-970-72 1484-111-1320-98 1830-138-3117-231 837-64-1527-115-1360 104-611-81 1498-114-1201-89-837 61-974-73-907 70 921 69-1016 79-1016-79 589-46-704-52-2251 171 796 61-2528 187 1489 113-788 58 972 72-1483 110 1319 101-1830 135 2517 188-1152 86 1216 93 314-23 913 66 1359-101 611 81-1584 116 2174 164 477-37-858-64 1225-90 854 64 563-43 796 60 2252-167-797-61 2529-187z">
          <text:p/>
        </draw:path>
        <draw:path draw:style-name="gr1" draw:text-style-name="P1" draw:layer="layout" svg:width="11.15cm" svg:height="1.412cm" svg:x="4.372cm" svg:y="2.758cm" svg:viewBox="0 0 11151 1413" svg:d="M2418 1177l666 52-666 49-667-49zM6407 1364l666 49 667-49-667-49zM9682 877l638-47-787-61 1206-90-1074-81 1486-110-2531-190 681-52-1243-92-1103 83-496-66 1217-90-975-74-681 52-789-59-738 55 750 56-826 60-825-60 477-35-572-43-1827 135 647 49-2057 153 1213 92-641 47 789 60-1208 90 1078 80-1491 112 2045 153-936 72 988 72 257-18 742 55 1103-83 496 64-1285 97 1764 133 386-29-695-52 993-75 695 52 456-35 647 50 1830-136-649-49 2055-153z">
          <text:p/>
        </draw:path>
        <draw:path draw:style-name="gr1" draw:text-style-name="P1" draw:layer="layout" svg:width="9.196cm" svg:height="1.164cm" svg:x="11.86cm" svg:y="1.289cm" svg:viewBox="0 0 9197 1165" svg:d="M1995 972l549 40-549 40-552-40zM5286 1125l548 40 549-40-549-41zM7985 723l527-40-649-46 993-75-883-67 1224-93-2087-156 560-43-1022-76-912 67-407-52 1002-75-805-61-561 41-649-47-609 44 617 46-681 52-681-52 395-29-470-34-1514 112 537 40-1697 127 999 75-526 38 650 51-996 74 886 67-1226 92 1685 125-771 60 815 58 211-15 613 46 911-69 408 55-1060 78 1455 109 320-23-574-43 819-61 572 44 376-29 536 40 1507-112-534-41 1694-127z">
          <text:p/>
        </draw:path>
        <draw:path draw:style-name="gr36" draw:text-style-name="P30" draw:layer="layout" svg:width="6.252cm" svg:height="22.973cm" svg:x="7.663cm" svg:y="4.297cm" svg:viewBox="0 0 6253 22974" svg:d="M6253 471c-75-95-145-217-145-350v-26h-2294c-217-63-445-95-681-95-234 0-465 32-681 95h-2311v26c0 133-67 255-141 350h63c18-23 34-47 49-72h49 9l3-7c3-8 63-169 332-169h1603c-95 46-188 97-277 155l14 18c41-26 84-52 125-76h2326c43 24 86 50 127 76l12-18c-87-58-182-109-278-155h1593c269 0 329 161 332 169l1 7h57c15 25 29 49 46 72zM182 223h164c-133 42-179 127-190 153h-32c26-47 46-99 58-153zM2293 147c-32 12-67 26-101 40-6-11-18-14-29-14-20 0-35 12-38 26h-1938c3-17 6-34 6-52zM3727 95h-1186c188-49 387-72 592-72 204 0 404 23 594 72zM3904 147c54 18 109 38 161 58 0 3 0 6 0 6 0 23 17 40 40 40 12 0 23-5 29-14 41 17 81 40 121 61h-2242c37-21 78-44 118-61 9 9 18 14 32 14 20 0 38-17 38-40 0 0-1-3-1-6 53-20 107-40 162-58zM6063 199h-1920c-6-14-20-26-38-26-11 0-23 3-31 14-32-14-67-28-102-40h2085c2 18 3 35 6 52zM6129 376h-29c-12-26-60-111-191-153h162c11 54 32 106 58 153zM2 22506c73 93 139 217 139 347v26h2311c216 61 447 95 681 95 236 0 464-34 681-95h2294v-26c0-130 70-254 142-347h-67c-14 23-28 44-43 70h-60l-3 6c0 8-63 170-332 170h-1588c96-47 188-98 277-156l-11-18c-43 26-84 52-127 75h-2326c-41-23-84-49-127-77l-12 20c89 57 182 109 277 156h-1606c-269 0-329-162-332-170l-3-6h-55c-14-26-29-47-46-70zM6071 22752h-165c130-43 177-127 191-153h32c-26 46-47 98-58 153zM3972 22827c35-12 70-26 102-40 8 8 20 14 31 14 18 0 32-12 38-29h1920c-3 18-4 37-6 55zM2541 22879h1186c-190 49-390 72-594 72-205 0-404-23-592-72zM2362 22827c-55-18-109-38-162-61 0 0 1-3 1-5 0-21-18-38-38-38-14 0-23 6-32 14-40-20-81-40-118-60h2242c-40 20-80 40-121 60-6-8-17-14-29-14-23 0-40 17-40 38 0 2 0 5 0 5-52 23-107 43-161 61zM187 22772h1938c6 17 18 29 38 29 11 0 23-6 29-14 34 14 69 28 103 40h-2102c0-18-3-37-6-55zM124 22599h28c12 26 59 110 188 153h-158c-12-55-32-107-58-153z">
          <text:p/>
        </draw:path>
        <draw:polygon draw:style-name="gr37" draw:text-style-name="P3" draw:layer="layout" svg:width="6.673cm" svg:height="22.211cm" svg:x="7.452cm" svg:y="4.678cm" svg:viewBox="0 0 6674 22212" draw:points="6674,168 6504,0 168,0 0,168 0,22044 168,22212 6504,22212 6674,22044">
          <text:p/>
        </draw:polygon>
        <draw:path draw:style-name="gr36" draw:text-style-name="P30" draw:layer="layout" svg:width="6.252cm" svg:height="22.973cm" svg:x="1.001cm" svg:y="4.297cm" svg:viewBox="0 0 6253 22974" svg:d="M6253 471c-75-95-144-217-144-350v-26h-2295c-216-63-445-95-678-95-237 0-467 32-682 95h-2310v26c0 133-69 255-144 350h66c17-23 32-47 47-72h51 6l3-7c3-8 64-169 332-169h1602c-95 46-187 97-277 155l14 18c41-26 81-52 125-76h2327c44 24 87 50 127 76l14-18c-89-58-181-109-279-155h1593c268 0 329 161 332 169l3 7h54c15 25 30 49 47 72zM182 223h164c-130 42-179 127-190 153h-32c26-47 46-99 58-153zM2296 147c-35 12-70 26-104 40-6-11-17-14-29-14-17 0-32 12-39 26h-1936c3-17 5-34 5-52zM3727 95h-1186c191-49 390-72 595-72 202 0 401 23 591 72zM3906 147c53 18 107 38 160 58 0 3-1 6-1 6 0 23 18 40 40 40 12 0 24-5 30-14 43 17 81 40 121 61h-2245c38-21 79-44 121-61 8 9 19 14 31 14 21 0 40-17 40-40 0 0-2-3-2-6 54-20 107-40 162-58zM6065 199h-1922c-6-14-20-26-38-26-11 0-23 3-28 14-35-14-70-28-104-40h2087c0 18 2 35 5 52zM6129 376h-29c-12-26-58-111-190-153h161c12 54 32 106 58 153zM3 22506c72 93 141 217 141 347v26h2310c215 61 445 95 682 95 233 0 462-34 678-95h2295v-26c0-130 69-254 141-347h-63c-18 23-32 44-47 70h-57l-3 6c-3 8-64 170-332 170h-1590c98-47 190-98 277-156l-12-18c-40 26-84 52-127 75h-2327c-44-23-85-49-127-77l-12 20c89 57 182 109 277 156h-1605c-268 0-329-162-332-170l-3-6h-54c-15-26-29-47-47-70zM6071 22752h-164c130-43 179-127 190-153h32c-26 46-46 98-58 153zM3973 22827c34-12 69-26 104-40 6 8 17 14 28 14 18 0 33-12 38-29h1922c-3 18-5 37-5 55zM2541 22879h1186c-190 49-389 72-591 72-205 0-404-23-595-72zM2362 22827c-54-18-107-38-161-61 0 0 2-3 2-5 0-21-19-38-40-38-12 0-23 6-31 14-42-20-83-40-121-60h2245c-40 20-78 40-121 60-6-8-18-14-30-14-22 0-40 17-40 38 0 2 1 5 1 5-53 23-107 43-160 61zM188 22772h1936c7 17 22 29 39 29 12 0 23-6 29-14 34 14 69 28 104 40h-2103c0-18-2-37-5-55zM124 22599h29c12 26 58 110 190 153h-161c-12-55-32-107-58-153z">
          <text:p/>
        </draw:path>
        <draw:polygon draw:style-name="gr37" draw:text-style-name="P3" draw:layer="layout" svg:width="6.674cm" svg:height="22.211cm" svg:x="0.79cm" svg:y="4.678cm" svg:viewBox="0 0 6675 22212" draw:points="6675,168 6505,0 170,0 0,168 0,22044 170,22212 6505,22212 6675,22044">
          <text:p/>
        </draw:polygon>
        <draw:path draw:style-name="gr36" draw:text-style-name="P30" draw:layer="layout" svg:width="6.252cm" svg:height="22.973cm" svg:x="14.336cm" svg:y="4.297cm" svg:viewBox="0 0 6253 22974" svg:d="M6253 471c-75-95-144-217-144-350v-26h-2295c-216-63-445-95-678-95-237 0-467 32-682 95h-2310v26c0 133-69 255-144 350h66c17-23 32-47 47-72h51 6l3-7c3-8 64-169 332-169h1604c-96 46-188 97-275 155l11 18c41-26 84-52 127-76h2324c44 24 87 50 127 76l14-18c-89-58-181-109-279-155h1593c268 0 329 161 332 169l3 7h54c15 25 30 49 47 72zM182 223h164c-130 42-179 127-190 153h-32c26-47 46-99 58-153zM2296 147c-35 12-70 26-104 40-6-11-17-14-29-14-17 0-32 12-38 26h-1937c3-17 5-34 5-52zM3727 95h-1186c191-49 390-72 595-72 202 0 401 23 591 72zM3906 147c53 18 107 38 160 58 0 3-1 6-1 6 0 23 18 40 40 40 12 0 24-5 30-14 43 17 81 40 121 61h-2243c38-21 78-44 119-61 8 9 19 14 31 14 21 0 40-17 40-40 0 0-2-3-2-6 54-20 107-40 162-58zM6065 199h-1922c-6-14-20-26-38-26-11 0-23 3-28 14-35-14-70-28-104-40h2087c0 18 2 35 5 52zM6129 376h-29c-12-26-58-111-190-153h161c12 54 32 106 58 153zM3 22506c72 93 141 217 141 347v26h2310c215 61 445 95 682 95 233 0 462-34 678-95h2295v-26c0-130 69-254 141-347h-63c-18 23-32 44-47 70h-57l-3 6c-3 8-64 170-332 170h-1590c98-47 190-98 277-156l-12-18c-40 26-84 52-127 75h-2324c-43-23-86-49-127-77l-14 20c90 57 182 109 278 156h-1607c-268 0-329-162-332-170l-3-6h-54c-15-26-29-47-47-70zM6071 22752h-164c130-43 179-127 190-153h32c-26 46-46 98-58 153zM3973 22827c34-12 69-26 104-40 6 8 17 14 28 14 18 0 33-12 38-29h1922c-3 18-5 37-5 55zM2541 22879h1186c-190 49-389 72-591 72-205 0-404-23-595-72zM2362 22827c-54-18-107-38-161-61 0 0 2-3 2-5 0-21-19-38-40-38-12 0-23 6-31 14-41-20-81-40-119-60h2243c-40 20-78 40-121 60-6-8-18-14-30-14-22 0-40 17-40 38 0 2 1 5 1 5-53 23-107 43-160 61zM188 22772h1937c6 17 21 29 38 29 12 0 23-6 29-14 34 14 69 28 104 40h-2103c0-18-2-37-5-55zM124 22599h29c12 26 58 110 190 153h-161c-12-55-32-107-58-153z">
          <text:p/>
        </draw:path>
        <draw:polygon draw:style-name="gr37" draw:text-style-name="P3" draw:layer="layout" svg:width="6.674cm" svg:height="22.211cm" svg:x="14.125cm" svg:y="4.678cm" svg:viewBox="0 0 6675 22212" draw:points="6675,168 6505,0 170,0 0,168 0,22044 170,22212 6505,22212 6675,22044">
          <text:p/>
        </draw:polygon>
        <draw:path draw:style-name="gr36" draw:text-style-name="P30" draw:layer="layout" svg:width="0.318cm" svg:height="0.235cm" svg:x="7.452cm" svg:y="12.586cm" svg:viewBox="0 0 319 236" svg:d="M117 116c0-2 0-5 0-8h202l-26-18c-133 0-226-69-226-69-19-14-42-21-67-21v236c30 0 56-12 76-30 26-17 107-67 217-67l26-17h-202c0-3 0-3 0-6z">
          <text:p/>
        </draw:path>
        <draw:path draw:style-name="gr3" draw:text-style-name="P3" draw:layer="layout" svg:width="0.108cm" svg:height="0.179cm" svg:x="7.434cm" svg:y="12.613cm" svg:viewBox="0 0 109 180" svg:d="M18 0c-6 0-11 0-18 3v177c7 0 12 0 18 0 49 0 91-40 91-90 0-49-42-90-91-90z">
          <text:p/>
        </draw:path>
        <draw:path draw:style-name="gr36" draw:text-style-name="P30" draw:layer="layout" svg:width="0.32cm" svg:height="0.235cm" svg:x="13.805cm" svg:y="12.586cm" svg:viewBox="0 0 321 236" svg:d="M201 116c0-2 2-5 2-8h-203l26-18c137 0 226-69 226-69 20-14 43-21 69-21v236c-31 0-57-12-78-30-25-17-106-67-217-67l-26-17h203c0-3-2-3-2-6z">
          <text:p/>
        </draw:path>
        <draw:path draw:style-name="gr3" draw:text-style-name="P3" draw:layer="layout" svg:width="0.108cm" svg:height="0.179cm" svg:x="14.035cm" svg:y="12.613cm" svg:viewBox="0 0 109 180" svg:d="M91 0c6 0 12 0 18 3v177c-6 0-12 0-18 0-49 0-91-40-91-90 0-49 42-90 91-90z">
          <text:p/>
        </draw:path>
        <draw:path draw:style-name="gr36" draw:text-style-name="P30" draw:layer="layout" svg:width="0.318cm" svg:height="0.236cm" svg:x="7.452cm" svg:y="20.542cm" svg:viewBox="0 0 319 237" svg:d="M117 119c0-3 0-6 0-9h202l-26-18c-133 0-226-72-226-72v2c-19-14-42-22-67-22v237c30 0 56-11 76-28 26-18 107-67 217-67l26-17h-202c0-3 0-5 0-6z">
          <text:p/>
        </draw:path>
        <draw:path draw:style-name="gr3" draw:text-style-name="P3" draw:layer="layout" svg:width="0.108cm" svg:height="0.18cm" svg:x="7.434cm" svg:y="20.57cm" svg:viewBox="0 0 109 181" svg:d="M18 0c-6 0-11 1-18 1v177c7 3 12 3 18 3 49 0 91-41 91-90 0-53-42-91-91-91z">
          <text:p/>
        </draw:path>
        <draw:path draw:style-name="gr36" draw:text-style-name="P30" draw:layer="layout" svg:width="0.32cm" svg:height="0.236cm" svg:x="13.805cm" svg:y="20.542cm" svg:viewBox="0 0 321 237" svg:d="M201 119c0-3 2-6 2-9h-203l26-18c137 0 226-72 226-72v2c20-14 43-22 69-22v237c-31 0-57-11-78-28-25-18-106-67-217-67l-26-17h203c0-3-2-5-2-6z">
          <text:p/>
        </draw:path>
        <draw:path draw:style-name="gr3" draw:text-style-name="P3" draw:layer="layout" svg:width="0.108cm" svg:height="0.18cm" svg:x="14.035cm" svg:y="20.57cm" svg:viewBox="0 0 109 181" svg:d="M91 0c6 0 12 1 18 1v177c-6 3-12 3-18 3-49 0-91-41-91-90 0-53 42-91 91-91z">
          <text:p/>
        </draw:path>
        <draw:path draw:style-name="gr36" draw:text-style-name="P30" draw:layer="layout" svg:width="0.321cm" svg:height="0.237cm" svg:x="0.79cm" svg:y="18.579cm" svg:viewBox="0 0 322 238" svg:d="M120 118c0-3 0-5 0-8h202l-29-18c-133 0-222-72-222-72-21-11-44-20-71-20v238c31 0 57-12 79-29 24-17 104-67 214-67l29-17h-202c0-1 0-4 0-7z">
          <text:p/>
        </draw:path>
        <draw:path draw:style-name="gr3" draw:text-style-name="P3" draw:layer="layout" svg:width="0.107cm" svg:height="0.179cm" svg:x="0.773cm" svg:y="18.608cm" svg:viewBox="0 0 108 180" svg:d="M17 0c-5 0-11 0-17 2v175c6 3 12 3 17 3 51 0 91-41 91-91 0-49-40-89-91-89z">
          <text:p/>
        </draw:path>
        <draw:path draw:style-name="gr36" draw:text-style-name="P30" draw:layer="layout" svg:width="0.321cm" svg:height="0.237cm" svg:x="7.143cm" svg:y="18.579cm" svg:viewBox="0 0 322 238" svg:d="M203 118c0-3 0-5 0-8h-203l29-18c134 0 224-72 224-72 20-11 43-20 69-20v238c-29 0-55-12-78-29s-104-67-215-67l-29-17h203c0-1 0-4 0-7z">
          <text:p/>
        </draw:path>
        <draw:path draw:style-name="gr3" draw:text-style-name="P3" draw:layer="layout" svg:width="0.107cm" svg:height="0.179cm" svg:x="7.374cm" svg:y="18.608cm" svg:viewBox="0 0 108 180" svg:d="M91 0c5 0 11 0 17 2v175c-6 3-12 3-17 3-51 0-91-41-91-91 0-49 40-89 91-89z">
          <text:p/>
        </draw:path>
        <draw:path draw:style-name="gr36" draw:text-style-name="P30" draw:layer="layout" svg:width="0.321cm" svg:height="0.237cm" svg:x="0.79cm" svg:y="10.113cm" svg:viewBox="0 0 322 238" svg:d="M120 119c0-3 0-6 0-9h202l-29-17c-133 0-222-72-222-72-21-12-44-21-71-21v238c31 0 57-12 79-29 24-18 104-67 214-67l29-18h-202c0 0 0-2 0-5z">
          <text:p/>
        </draw:path>
        <draw:path draw:style-name="gr3" draw:text-style-name="P3" draw:layer="layout" svg:width="0.107cm" svg:height="0.179cm" svg:x="0.773cm" svg:y="10.142cm" svg:viewBox="0 0 108 180" svg:d="M17 0c-5 0-11 0-17 0v178c6 2 12 2 17 2 51 0 91-41 91-91 0-49-40-89-91-89z">
          <text:p/>
        </draw:path>
        <draw:path draw:style-name="gr36" draw:text-style-name="P30" draw:layer="layout" svg:width="0.321cm" svg:height="0.237cm" svg:x="7.143cm" svg:y="10.113cm" svg:viewBox="0 0 322 238" svg:d="M203 119c0-3 0-6 0-9h-203l29-17c134 0 224-72 224-72 20-12 43-21 69-21v238c-29 0-55-12-78-29-23-18-104-67-215-67l-29-18h203c0 0 0-2 0-5z">
          <text:p/>
        </draw:path>
        <draw:path draw:style-name="gr3" draw:text-style-name="P3" draw:layer="layout" svg:width="0.107cm" svg:height="0.179cm" svg:x="7.374cm" svg:y="10.142cm" svg:viewBox="0 0 108 180" svg:d="M91 0c5 0 11 0 17 0v178c-6 2-12 2-17 2-51 0-91-41-91-91 0-49 40-89 91-89z">
          <text:p/>
        </draw:path>
        <draw:path draw:style-name="gr36" draw:text-style-name="P30" draw:layer="layout" svg:width="0.321cm" svg:height="0.237cm" svg:x="14.125cm" svg:y="10.578cm" svg:viewBox="0 0 322 238" svg:d="M120 118c0-3 0-5 0-8h202l-29-18c-133 0-226-72-226-72v3c-18-14-41-23-67-23v238c29 0 55-12 76-29 25-18 107-65 217-65l29-20h-202c0 0 0-3 0-6z">
          <text:p/>
        </draw:path>
        <draw:path draw:style-name="gr3" draw:text-style-name="P3" draw:layer="layout" svg:width="0.107cm" svg:height="0.179cm" svg:x="14.108cm" svg:y="10.607cm" svg:viewBox="0 0 108 180" svg:d="M17 0c-5 0-11 0-17 2v178c6 0 12 0 17 0 49 0 91-41 91-90 0-50-42-90-91-90z">
          <text:p/>
        </draw:path>
        <draw:path draw:style-name="gr36" draw:text-style-name="P30" draw:layer="layout" svg:width="0.321cm" svg:height="0.237cm" svg:x="20.478cm" svg:y="10.578cm" svg:viewBox="0 0 322 238" svg:d="M203 118c0-3 0-5 0-8h-203l29-18c134 0 224-72 224-72v3c20-14 43-23 69-23v238c-29 0-55-12-78-29-23-18-105-65-215-65l-29-20h203c0 0 0-3 0-6z">
          <text:p/>
        </draw:path>
        <draw:path draw:style-name="gr3" draw:text-style-name="P3" draw:layer="layout" svg:width="0.107cm" svg:height="0.179cm" svg:x="20.709cm" svg:y="10.607cm" svg:viewBox="0 0 108 180" svg:d="M90 0c5 0 11 0 18 2v178c-7 0-13 0-18 0-49 0-90-41-90-90 0-50 41-90 90-90z">
          <text:p/>
        </draw:path>
        <draw:path draw:style-name="gr36" draw:text-style-name="P30" draw:layer="layout" svg:width="0.321cm" svg:height="0.234cm" svg:x="14.125cm" svg:y="16.579cm" svg:viewBox="0 0 322 235" svg:d="M120 115c0-3 0-3 0-6h202l-29-17c-133 0-226-72-226-72-18-12-41-20-67-20v235c29 0 55-9 76-26 25-18 107-68 217-68l29-17h-202c0-3 0-6 0-9z">
          <text:p/>
        </draw:path>
        <draw:path draw:style-name="gr3" draw:text-style-name="P3" draw:layer="layout" svg:width="0.107cm" svg:height="0.18cm" svg:x="14.108cm" svg:y="16.607cm" svg:viewBox="0 0 108 181" svg:d="M17 0c-5 0-11 1-17 1v177c6 3 12 3 17 3 49 0 91-41 91-91 0-49-42-90-91-90z">
          <text:p/>
        </draw:path>
        <draw:path draw:style-name="gr36" draw:text-style-name="P30" draw:layer="layout" svg:width="0.321cm" svg:height="0.234cm" svg:x="20.478cm" svg:y="16.579cm" svg:viewBox="0 0 322 235" svg:d="M203 115c0-3 0-3 0-6h-203l29-17c134 0 224-72 224-72 20-12 43-20 69-20v235c-29 0-55-9-78-26-23-18-105-68-215-68l-29-17h203c0-3 0-6 0-9z">
          <text:p/>
        </draw:path>
        <draw:path draw:style-name="gr3" draw:text-style-name="P3" draw:layer="layout" svg:width="0.107cm" svg:height="0.18cm" svg:x="20.709cm" svg:y="16.607cm" svg:viewBox="0 0 108 181" svg:d="M90 0c5 0 11 1 18 1v177c-7 3-13 3-18 3-49 0-90-41-90-91 0-49 41-90 90-90z">
          <text:p/>
        </draw:path>
        <draw:path draw:style-name="gr36" draw:text-style-name="P30" draw:layer="layout" svg:width="0.321cm" svg:height="0.237cm" svg:x="14.125cm" svg:y="21.572cm" svg:viewBox="0 0 322 238" svg:d="M120 120c0-3 0-6 0-9h202l-29-17c-133 0-226-74-226-74-18-11-41-20-67-20v238c29 0 55-12 76-29 25-17 107-66 217-66l29-18h-202c0 0 0-3 0-5z">
          <text:p/>
        </draw:path>
        <draw:path draw:style-name="gr3" draw:text-style-name="P3" draw:layer="layout" svg:width="0.107cm" svg:height="0.179cm" svg:x="14.108cm" svg:y="21.601cm" svg:viewBox="0 0 108 180" svg:d="M17 0c-5 0-11 0-17 2v175c6 3 12 3 17 3 49 0 91-41 91-90 0-50-42-90-91-90z">
          <text:p/>
        </draw:path>
        <draw:path draw:style-name="gr36" draw:text-style-name="P30" draw:layer="layout" svg:width="0.321cm" svg:height="0.237cm" svg:x="20.478cm" svg:y="21.572cm" svg:viewBox="0 0 322 238" svg:d="M203 120c0-3 0-6 0-9h-203l29-17c134 0 224-74 224-74 20-11 43-20 69-20v238c-29 0-55-12-78-29s-105-66-215-66l-29-18h203c0 0 0-3 0-5z">
          <text:p/>
        </draw:path>
        <draw:path draw:style-name="gr3" draw:text-style-name="P3" draw:layer="layout" svg:width="0.107cm" svg:height="0.179cm" svg:x="20.709cm" svg:y="21.601cm" svg:viewBox="0 0 108 180" svg:d="M90 0c5 0 11 0 18 2v175c-7 3-13 3-18 3-49 0-90-41-90-90 0-50 41-90 90-90z">
          <text:p/>
        </draw:path>
        <draw:polygon draw:style-name="gr3" draw:text-style-name="P3" draw:layer="layout" svg:width="5.752cm" svg:height="0.923cm" svg:x="1.463cm" svg:y="5.054cm" svg:viewBox="0 0 5753 924" draw:points="5583,924 5753,719 5753,208 5583,0 0,0 0,924">
          <text:p/>
        </draw:polygon>
        <draw:polygon draw:style-name="gr3" draw:text-style-name="P3" draw:layer="layout" svg:width="5.752cm" svg:height="0.923cm" svg:x="1.463cm" svg:y="10.971cm" svg:viewBox="0 0 5753 924" draw:points="5583,924 5753,719 5753,207 5583,0 0,0 0,924">
          <text:p/>
        </draw:polygon>
        <draw:polygon draw:style-name="gr3" draw:text-style-name="P3" draw:layer="layout" svg:width="5.752cm" svg:height="0.924cm" svg:x="1.463cm" svg:y="19.035cm" svg:viewBox="0 0 5753 925" draw:points="5583,925 5753,716 5753,205 5583,0 0,0 0,925">
          <text:p/>
        </draw:polygon>
        <draw:polygon draw:style-name="gr3" draw:text-style-name="P3" draw:layer="layout" svg:width="5.753cm" svg:height="0.923cm" svg:x="8.13cm" svg:y="5.054cm" svg:viewBox="0 0 5754 924" draw:points="5584,924 5754,719 5754,208 5584,0 0,0 0,924">
          <text:p/>
        </draw:polygon>
        <draw:polygon draw:style-name="gr3" draw:text-style-name="P3" draw:layer="layout" svg:width="5.752cm" svg:height="0.923cm" svg:x="14.732cm" svg:y="5.054cm" svg:viewBox="0 0 5753 924" draw:points="5583,924 5753,719 5753,208 5583,0 0,0 0,924">
          <text:p/>
        </draw:polygon>
        <draw:polygon draw:style-name="gr3" draw:text-style-name="P3" draw:layer="layout" svg:width="5.752cm" svg:height="0.923cm" svg:x="14.732cm" svg:y="11.043cm" svg:viewBox="0 0 5753 924" draw:points="5583,924 5753,719 5753,205 5583,0 0,0 0,924">
          <text:p/>
        </draw:polygon>
        <draw:polygon draw:style-name="gr3" draw:text-style-name="P3" draw:layer="layout" svg:width="5.752cm" svg:height="0.922cm" svg:x="14.732cm" svg:y="17.034cm" svg:viewBox="0 0 5753 923" draw:points="5583,923 5753,718 5753,207 5583,0 0,0 0,923">
          <text:p/>
        </draw:polygon>
        <draw:polygon draw:style-name="gr3" draw:text-style-name="P3" draw:layer="layout" svg:width="5.752cm" svg:height="0.924cm" svg:x="14.732cm" svg:y="21.996cm" svg:viewBox="0 0 5753 925" draw:points="5583,925 5753,720 5753,208 5583,0 0,0 0,925">
          <text:p/>
        </draw:polygon>
        <draw:polygon draw:style-name="gr3" draw:text-style-name="P3" draw:layer="layout" svg:width="5.753cm" svg:height="0.924cm" svg:x="8.13cm" svg:y="13.011cm" svg:viewBox="0 0 5754 925" draw:points="5584,925 5754,720 5754,208 5584,0 0,0 0,925">
          <text:p/>
        </draw:polygon>
        <draw:polygon draw:style-name="gr3" draw:text-style-name="P3" draw:layer="layout" svg:width="5.753cm" svg:height="0.922cm" svg:x="8.13cm" svg:y="21.006cm" svg:viewBox="0 0 5754 923" draw:points="5584,923 5754,717 5754,205 5584,0 0,0 0,923">
          <text:p/>
        </draw:polygon>
        <draw:polygon draw:style-name="gr3" draw:text-style-name="P3" draw:layer="layout" svg:width="0.456cm" svg:height="1.025cm" svg:x="1.2cm" svg:y="10.921cm" svg:viewBox="0 0 457 1026" draw:points="0,937 0,90 95,0 457,312 457,711 95,1026">
          <text:p/>
        </draw:polygon>
        <draw:polygon draw:style-name="gr3" draw:text-style-name="P3" draw:layer="layout" svg:width="0.456cm" svg:height="1.028cm" svg:x="1.2cm" svg:y="18.983cm" svg:viewBox="0 0 457 1029" draw:points="0,936 0,91 95,0 457,315 457,714 95,1029">
          <text:p/>
        </draw:polygon>
        <draw:polygon draw:style-name="gr3" draw:text-style-name="P3" draw:layer="layout" svg:width="0.457cm" svg:height="1.025cm" svg:x="7.867cm" svg:y="5.004cm" svg:viewBox="0 0 458 1026" draw:points="0,937 0,90 96,0 458,312 458,714 96,1026">
          <text:p/>
        </draw:polygon>
        <draw:polygon draw:style-name="gr3" draw:text-style-name="P3" draw:layer="layout" svg:width="0.456cm" svg:height="1.025cm" svg:x="14.469cm" svg:y="5.004cm" svg:viewBox="0 0 457 1026" draw:points="0,937 0,90 95,0 457,312 457,714 95,1026">
          <text:p/>
        </draw:polygon>
        <draw:polygon draw:style-name="gr3" draw:text-style-name="P3" draw:layer="layout" svg:width="0.456cm" svg:height="1.027cm" svg:x="14.469cm" svg:y="10.991cm" svg:viewBox="0 0 457 1028" draw:points="0,939 0,89 95,0 457,314 457,713 95,1028">
          <text:p/>
        </draw:polygon>
        <draw:polygon draw:style-name="gr3" draw:text-style-name="P3" draw:layer="layout" svg:width="0.456cm" svg:height="1.025cm" svg:x="14.469cm" svg:y="16.983cm" svg:viewBox="0 0 457 1026" draw:points="0,932 0,89 95,0 457,312 457,710 95,1026">
          <text:p/>
        </draw:polygon>
        <draw:polygon draw:style-name="gr3" draw:text-style-name="P3" draw:layer="layout" svg:width="0.456cm" svg:height="1.025cm" svg:x="14.469cm" svg:y="21.947cm" svg:viewBox="0 0 457 1026" draw:points="0,937 0,90 95,0 457,314 457,714 95,1026">
          <text:p/>
        </draw:polygon>
        <draw:polygon draw:style-name="gr3" draw:text-style-name="P3" draw:layer="layout" svg:width="0.457cm" svg:height="1.025cm" svg:x="7.867cm" svg:y="12.962cm" svg:viewBox="0 0 458 1026" draw:points="0,936 0,90 96,0 458,312 458,710 96,1026">
          <text:p/>
        </draw:polygon>
        <draw:polygon draw:style-name="gr3" draw:text-style-name="P3" draw:layer="layout" svg:width="0.457cm" svg:height="1.024cm" svg:x="7.867cm" svg:y="20.955cm" svg:viewBox="0 0 458 1025" draw:points="0,936 0,90 96,0 458,313 458,713 96,1025">
          <text:p/>
        </draw:polygon>
        <draw:path draw:style-name="gr1" draw:text-style-name="P1" draw:layer="layout" svg:width="0.563cm" svg:height="1.169cm" svg:x="1.145cm" svg:y="10.849cm" svg:viewBox="0 0 564 1170" svg:d="M150 142l310 269v350l-310 265-43-40v-801zM148 0l-148 139v893l148 138 416-360v-448z">
          <text:p/>
        </draw:path>
        <draw:path draw:style-name="gr1" draw:text-style-name="P1" draw:layer="layout" svg:width="0.563cm" svg:height="1.167cm" svg:x="1.145cm" svg:y="18.913cm" svg:viewBox="0 0 564 1168" svg:d="M150 142l310 267v352l-310 266-43-43v-801zM148 0l-148 137v893l148 138 416-360v-445z">
          <text:p/>
        </draw:path>
        <draw:path draw:style-name="gr1" draw:text-style-name="P1" draw:layer="layout" svg:width="0.563cm" svg:height="1.169cm" svg:x="7.813cm" svg:y="4.932cm" svg:viewBox="0 0 564 1170" svg:d="M150 142l310 269v350l-310 265-43-40v-804zM147 0l-147 139v893l147 138 417-361v-447z">
          <text:p/>
        </draw:path>
        <draw:path draw:style-name="gr1" draw:text-style-name="P1" draw:layer="layout" svg:width="0.561cm" svg:height="1.169cm" svg:x="14.416cm" svg:y="4.932cm" svg:viewBox="0 0 562 1170" svg:d="M148 142l310 269v350l-310 265-43-40v-804zM145 0l-145 139v893l145 138 417-361v-447z">
          <text:p/>
        </draw:path>
        <draw:path draw:style-name="gr1" draw:text-style-name="P1" draw:layer="layout" svg:width="0.561cm" svg:height="1.167cm" svg:x="14.416cm" svg:y="10.921cm" svg:viewBox="0 0 562 1168" svg:d="M148 142l310 267v352l-310 265-43-40v-800zM145 0l-145 136v896l145 136 417-358v-448z">
          <text:p/>
        </draw:path>
        <draw:path draw:style-name="gr1" draw:text-style-name="P1" draw:layer="layout" svg:width="0.561cm" svg:height="1.169cm" svg:x="14.416cm" svg:y="16.911cm" svg:viewBox="0 0 562 1170" svg:d="M148 143l310 265v352l-310 265-43-40v-800zM145 0l-145 139v890l145 141 417-361v-447z">
          <text:p/>
        </draw:path>
        <draw:path draw:style-name="gr1" draw:text-style-name="P1" draw:layer="layout" svg:width="0.561cm" svg:height="1.169cm" svg:x="14.416cm" svg:y="21.875cm" svg:viewBox="0 0 562 1170" svg:d="M148 142l310 265v352l-310 267-43-40v-801zM145 0l-145 139v893l145 138 417-362v-447z">
          <text:p/>
        </draw:path>
        <draw:path draw:style-name="gr1" draw:text-style-name="P1" draw:layer="layout" svg:width="0.563cm" svg:height="1.169cm" svg:x="7.813cm" svg:y="12.89cm" svg:viewBox="0 0 564 1170" svg:d="M150 141l310 268v352l-310 265-43-41v-800zM147 0l-147 139v892l147 139 417-361v-448z">
          <text:p/>
        </draw:path>
        <draw:path draw:style-name="gr1" draw:text-style-name="P1" draw:layer="layout" svg:width="0.563cm" svg:height="1.169cm" svg:x="7.813cm" svg:y="20.882cm" svg:viewBox="0 0 564 1170" svg:d="M150 144l310 263v354l-310 268-43-43v-801zM147 0l-147 139v893l147 138 417-360v-449z">
          <text:p/>
        </draw:path>
        <draw:polygon draw:style-name="gr3" draw:text-style-name="P3" draw:layer="layout" svg:width="0.456cm" svg:height="1.025cm" svg:x="1.2cm" svg:y="5.004cm" svg:viewBox="0 0 457 1026" draw:points="0,937 0,90 95,0 457,312 457,714 95,1026">
          <text:p/>
        </draw:polygon>
        <draw:path draw:style-name="gr1" draw:text-style-name="P1" draw:layer="layout" svg:width="0.563cm" svg:height="1.169cm" svg:x="1.145cm" svg:y="4.932cm" svg:viewBox="0 0 564 1170" svg:d="M150 142l310 269v350l-310 265-43-40v-804zM148 0l-148 139v893l148 138 416-361v-447z">
          <text:p/>
        </draw:path>
        <draw:path draw:style-name="gr3" draw:text-style-name="P3" draw:layer="layout" svg:width="6.706cm" svg:height="1.51cm" svg:x="1.939cm" svg:y="0.66cm" svg:viewBox="0 0 6707 1511" svg:d="M0 1390v-430h268c0 0 133 61 338-231h448l179-124c0 0 152-219 293-219s695-254 695-254l600-132 711 209 380 153c0 0 577 214 497 563 0 0 69-291-497-488 0 0 306 225 243 356 0 0 332 227 381 412 0 0 736 219 1028-280 0 0-104 237-203 280 0 0 687 413 1346-280 0 0-474 416-442 586l-1882-58c0 0 20-828-1152-900s-1299 514-1204 736z">
          <text:p/>
        </draw:path>
        <draw:path draw:style-name="gr3" draw:text-style-name="P3" draw:layer="layout" svg:width="1.063cm" svg:height="0.49cm" svg:x="5.169cm" svg:y="1.622cm" svg:viewBox="0 0 1064 491" svg:d="M112 379c0 0 214-794 952 112 0 0-516-1007-1064-138z">
          <text:p/>
        </draw:path>
        <draw:path draw:style-name="gr4" draw:text-style-name="P4" draw:layer="layout" svg:width="7.723cm" svg:height="2.145cm" svg:x="1.535cm" svg:y="0.662cm" svg:viewBox="0 0 7724 2146" svg:d="M5123 1584c29 123 44 254 41 398 0 0 23-170-41-398zM1658 1038l-6 11-11 6 11 6 6 11 6-11 9-6-9-6zM951 1513l-11 19-20 11 20 11 12 20 8-20 20-12-20-10zM1725 962l-14 27-29 16 29 15 14 27 17-29 26-15-28-14zM1618 1073l-5 13-9 6 9 4 5 11 6-11 12-6-12-4zM758 1522l-9 18-17 11 18 9 8 18 11-18 18-11-18-9zM825 1555l-7 14-14 8 14 6 7 14 5-14 15-8-15-7zM813 1607l-6 10-8 6 8 4 6 9 6-9 11-4-11-6zM5958 1434c0 11 8 19 20 19 9 0 17-9 17-20 0-9-9-18-20-18-9 0-17 9-17 19zM6157 1271c8 0 17-9 15-19 0-7-7-15-15-13-9 0-17 6-17 15s8 17 17 17zM6039 1349c17 0 32-16 31-32 0-19-14-32-32-32-17 0-31 15-31 32 0 18 14 32 32 32zM7075 746c9 0 17-6 17-15 0-10-8-17-17-17s-15 7-15 17c0 9 9 15 15 15zM6950 878c18 0 35-17 35-37-2-19-17-35-37-35-20 1-35 16-35 36s17 36 37 36zM6826 992c0 9 6 16 15 16s17-8 17-17-8-16-17-16-15 8-15 17zM6850 940l11-20 17-10-17-10-12-18-8 18-20 11 20 9zM6942 1000l11-22 21-10-21-12-11-20-12 20-22 12 22 10zM7704 429l-12-24-11 24-21 12 21 11 11 20 12-21 20-11zM7539 490l-20 37-35 20 38 18 18 36 19-36 35-20-35-19zM7617 591l-6 11-11 8 11 4 7 13 8-13 11-6-11-6zM7540 630l-12 26-23 13 23 13 14 24 15-24 23-16-26-12zM6408 1416c-225-27-523-50-730-1-50 23-136 76-93 140 41 62 595-3 823-139zM7409 376c0 0 81 274 38 466 0 0 6-179-66-133-70 46-356 302-133 427 0 0-497 15-531 331 0 0-113-23-271-45-20 14-46 29-76 45-294 139-1042 300-825-3-101 55-145 145-92 287 0 0-173-300 277-392 0 0-104-42-47-82 0 0 419 151 797 78 38-49 32-106-49-167 0 0 127 67 84 161 103-25 202-68 288-135 0 0-135 41-199 55 0 0 121-46 271-153l-8-18-49-26 46-28 26-49 29 49 29 16c173-140 366-358 461-684zM4760 1526c0 2 0 3 0 3 0 0 0-1 0-3zM4760 1526zM4760 1529c-3 6-9 14-12 22 0 0 6-8 12-22zM2428 1361l-9 21-23 13 23 10 11 20 12-20 20-12-20-11zM2335 1259l-12 19-18 10 18 10 13 19 11-19 17-10-17-11zM2227 1300l-17 30-29 17 29 16 17 29 17-29 29-17-31-17zM4953 978l12-22 23-13-23-13-14-23-12 24-23 12 23 13zM5892 1112l-7 13-14 8 14 8 9 13 6-13 14-8-14-8zM5661 1060l19-37 35-20-35-18-20-37-20 37-35 20 38 18zM5473 1162l9-18 19-9-19-10-9-18-9 18-17 10 17 10zM5363 1132l11 6 7 10 8-10 11-6-11-8-9-11-6 12zM5340 1086l14-26 26-16-28-13-15-28-14 28-26 13 28 16zM5227 1153l20-35 35-22-37-18-20-35-18 35-35 21 35 19zM4073 749l17-31 32-16-32-17-17-31-18 31-28 17 29 16zM3998 613l-12 21-20 12 20 13 15 23 11-23 21-13-23-12zM4555 728c-52-164-309-422-1345-517 0 0 269 26 609 139-3 6-3 11-3 17 0 26 20 50 46 50 21-2 38-18 43-38 214 81 445 191 650 349zM3972 472c0-5-6-8-9-8-5 0-8 3-8 10 0 3 3 6 8 6 6 0 9-3 9-8zM3931 441c0-6-5-10-11-10s-12 4-12 12c0 6 6 11 12 11s11-5 11-13zM3749 364c0-8-8-17-19-17-9 0-18 9-18 18 0 11 9 19 18 19 11 0 20-8 19-20zM3709 407c0-8-9-19-20-19-11 2-20 11-20 20 3 15 9 23 20 23s20-9 20-24zM3620 344c0-11-9-20-21-17-11 0-19 8-19 17 0 12 11 20 20 20 11 0 20-8 20-20zM3530 338l-17-8-9-18-9 18-17 8 17 9 9 17 9-17zM3443 359l-17-9-8-15-9 18-17 8 17 9 9 15 8-15zM3805 269c0 0-382-191-993-135 0 0-136 118-335 132 0 0-408 149-608 351 0 0 92-81 179-56 0 0 862-659 1757-292zM1912 812c38-39 280-277 280-277 0 0-268 200-441 225-78 10-226 0-407 23-110 55-275 134-283 111-3-13 12-35 29-56-159 49-326 134-482 286 0 0-84 53-63 66 20 12 42 24 42 24 0 0-109 71-77 116 29 45 286-146 286-146 0 0-116 123-208 189-95 65-92 166-75 227 0 0 34 142 210 104l-11-20-35-18 35-17 17-36 18 34 34 19-32 18-8 14c9-3 20-6 31-10 217-81 486-16 598 8 116 25 260-144 329-312 0 0 35 6 81-54 0 0-38 92-12 127 23 37 78 11 90-15l-26-50c0 0 86-45 138-153 55-107 3-221-38-265 0 0 41 38 56 60 0 0 23-193 127-279 0 0-188 118-220 132-28 12-23-37 17-75zM1711 1600c-205 225-396 136-396 136 193 171 396-136 396-136zM1636 648c0 9 5 15 16 15 7 0 15-7 15-15 0-9-8-15-17-15s-14 7-14 15zM1742 558c0 13 9 23 24 23 11 0 22-11 22-23 0-13-11-23-23-23-14 0-23 10-23 23zM1789 604c0 9 5 15 16 15 7 0 15-6 15-15 0-10-8-16-17-16s-14 6-14 16zM1861 533c-15 2-23 11-23 25 0 10 11 23 23 21 11 0 23-11 23-23 0-14-12-23-23-23zM1817 470l24 14 14 25 12-25 25-14-25-13-15-23-11 24zM5138 1355c-9-8-52-28-115-58 43 89 77 185 100 287-26-91-66-195-129-301-113-54-275-138-430-246 175 134 447 364 421 453 0 0-15-36-41-23-22 10-95 101-181 52 0 3-3 6-3 7 0-1 0-4 3-7-12-6-23-13-32-23 0 0 12 7 32 13 14-64-6-195-292-341 0 0-95-10-101 66 0 0-306-156-323-40-18 117 150 159 150 159l-321 11c0 0-28-161 78-297 0 0-5 71 59 51 65-22 204-166 164-254 0 0 144 49 222 119 72 64 427 314 366 526 41 13 102 16 116-68 17-104-254-349-390-459-5-4-8-7-11-10-6-4-14-9-18-13 1 1 4 3 7 6-87-71-165-150-226-241 0 0 278 274 647 408-81-100-182-198-312-287-6 10-12 20-20 29 0 0 5-13 8-36-291-196-718-354-1353-406 0 0-563-12-532 270 0 0-11 78 110 113 0 0-127-5-202-25 0 0 15-35-17-36-35 0-498 298-475 514 0 0 116 0 223-218 0 0-52 156-82 228 0 0-149 52-181 178-32 125-66 177-66 177 0 0-540 453-1011 510 0 0-208 26-355-70l84-4c0 0-326-52-465-254-138-202-285-638-234-915 0 0 32 251 127 391 0 0 90-808 771-1273 0 0-184 222-182 314 0 0-72-19-158 152-87 166-78 456 153 429 231-29 285-271 248-401 0 0 40 102 135 73 93-30 182-110 182-110 0 0-54 207 303 118l-101-12c0 0 520-399 820-520 0 0-254 144-418 281 0 0 817-483 1637-301 23 6 44 11 67 17h-3c0 0 8 1 20 4 20 8 43 11 63 17 139 37 416 100 557 69 0 0-121 43-106 84 17 43 268 132 268 132 0 0-72 21-6 93 113 105 180 209 197 294 136 110 262 241 360 397 301 97 650 88 959-232 0 0-156 206-144 251 14 43 118 49 118 49l31 62c0 0-256-131-496 23 0 0 17 48 151 22 0 0-18 14-105 27-84 16-156 26-54 129 0 0-110-22-298-84 0 0 72-3 32-40zM4425 931c6 5 20 14 37 28-25-17-37-28-37-28z">
          <text:p/>
        </draw:path>
        <draw:path draw:style-name="gr4" draw:text-style-name="P4" draw:layer="layout" svg:width="0.722cm" svg:height="0.349cm" svg:x="1.953cm" svg:y="1.599cm" svg:viewBox="0 0 723 350" svg:d="M402 0c0 0-231 164-168 221 64 56 164-51 164-51 0 0-31 78 0 86 30 12 139-109 325-55 0 0-168 6-130 110l-593 39 6-155c0 0 231-190 396-195z">
          <text:p/>
        </draw:path>
        <draw:path draw:style-name="gr4" draw:text-style-name="P4" draw:layer="layout" svg:width="0.321cm" svg:height="0.209cm" svg:x="3.183cm" svg:y="1.679cm" svg:viewBox="0 0 322 210" svg:d="M0 201c0 0 130 3 181-92 0 0 14 40 52 28 40-12 89-76 65-137 0 0 47 70 9 143 0 0-58 32-55 67z">
          <text:p/>
        </draw:path>
        <draw:path draw:style-name="gr3" draw:text-style-name="P3" draw:layer="layout" svg:width="0.05cm" svg:height="0.179cm" svg:x="2.168cm" svg:y="1.627cm" svg:viewBox="0 0 51 180" svg:d="M11 180c0 0-38-69 28-180 0 0-41 105 12 128z">
          <text:p/>
        </draw:path>
        <draw:polygon draw:style-name="gr3" draw:text-style-name="P3" draw:layer="layout" svg:width="0.168cm" svg:height="0.121cm" svg:x="2.88cm" svg:y="1.333cm" svg:viewBox="0 0 169 122" draw:points="0,108 169,0 26,122">
          <text:p/>
        </draw:polygon>
        <draw:path draw:style-name="gr9" draw:text-style-name="P3" draw:layer="layout" svg:width="0.076cm" svg:height="2.587cm" svg:x="9.149cm" svg:y="1.373cm" svg:viewBox="0 0 77 2588" svg:d="M0 0v2588c38-94 77-129 77-129v-2334c0 0-39-36-77-125z">
          <text:p/>
        </draw:path>
        <draw:polygon draw:style-name="gr5" draw:text-style-name="P3" draw:layer="layout" svg:width="1.256cm" svg:height="1.487cm" svg:x="1.102cm" svg:y="2.129cm" svg:viewBox="0 0 1257 1488" draw:points="0,166 0,1488 1257,1324 1257,0">
          <text:p/>
        </draw:polygon>
        <draw:line draw:style-name="gr6" draw:text-style-name="P5" draw:layer="layout" svg:x1="1.131cm" svg:y1="3.519cm" svg:x2="2.359cm" svg:y2="3.345cm">
          <text:p/>
        </draw:line>
        <draw:line draw:style-name="gr6" draw:text-style-name="P5" draw:layer="layout" svg:x1="1.131cm" svg:y1="2.382cm" svg:x2="2.359cm" svg:y2="2.225cm">
          <text:p/>
        </draw:line>
        <draw:polygon draw:style-name="gr38" draw:text-style-name="P6" draw:layer="layout" svg:width="0.858cm" svg:height="1.449cm" svg:x="1.5cm" svg:y="2.003cm" svg:viewBox="0 0 859 1450" draw:points="859,126 0,0 0,1325 859,1450">
          <text:p/>
        </draw:polygon>
        <draw:path draw:style-name="gr5" draw:text-style-name="P3" draw:layer="layout" svg:width="7.728cm" svg:height="1.554cm" svg:x="1.5cm" svg:y="1.897cm" svg:viewBox="0 0 7729 1555" svg:d="M7729 1441c-2177 396-5549-398-7729 0v-1326c2180-398 5552 400 7729 0z">
          <text:p/>
        </draw:path>
        <draw:path draw:style-name="gr6" draw:text-style-name="P5" draw:layer="layout" svg:width="7.744cm" svg:height="0.227cm" svg:x="1.515cm" svg:y="3.112cm" svg:viewBox="0 0 7745 228" svg:d="M7745 87c0 0-722 310-4044 11-2348-209-3520-25-3701 9">
          <text:p/>
        </draw:path>
        <draw:path draw:style-name="gr6" draw:text-style-name="P5" draw:layer="layout" svg:width="7.722cm" svg:height="0.232cm" svg:x="1.506cm" svg:y="1.998cm" svg:viewBox="0 0 7723 233" svg:d="M7723 110c0 0-699 284-4021-12-2349-209-3520-23-3702 6">
          <text:p/>
        </draw:path>
        <draw:path draw:style-name="gr8" draw:text-style-name="P5" draw:layer="layout" svg:width="0.669cm" svg:height="1.438cm" svg:x="20.288cm" svg:y="1.965cm" svg:viewBox="0 0 670 1439" svg:d="M0 90v1349c517-3 584 0 670-115v-1324c-164 87-334 90-670 90z">
          <text:p/>
        </draw:path>
        <draw:path draw:style-name="gr6" draw:text-style-name="P5" draw:layer="layout" svg:width="0.676cm" svg:height="0.081cm" svg:x="20.267cm" svg:y="2.075cm" svg:viewBox="0 0 677 82" svg:d="M0 82c573-3 625-45 677-82">
          <text:p/>
        </draw:path>
        <draw:path draw:style-name="gr6" draw:text-style-name="P5" draw:layer="layout" svg:width="0.664cm" svg:height="0.151cm" svg:x="20.288cm" svg:y="3.16cm" svg:viewBox="0 0 665 152" svg:d="M0 134c693 78 636-128 665-134">
          <text:p/>
        </draw:path>
        <draw:polygon draw:style-name="gr39" draw:text-style-name="P30" draw:layer="layout" svg:width="11.075cm" svg:height="2.139cm" svg:x="9.224cm" svg:y="1.596cm" svg:viewBox="0 0 11076 2140" draw:points="11076,2140 0,2140 0,0 11076,0">
          <text:p/>
        </draw:polygon>
        <draw:path draw:style-name="gr10" draw:text-style-name="P5" draw:layer="layout" svg:width="1.799cm" svg:height="0.364cm" svg:x="9.224cm" svg:y="1.509cm" svg:viewBox="0 0 1800 365" svg:d="M0 365c0 0 38-365 297-365h778c0 0 252 87 725 87">
          <text:p/>
        </draw:path>
        <draw:path draw:style-name="gr10" draw:text-style-name="P5" draw:layer="layout" svg:width="1.799cm" svg:height="0.364cm" svg:x="9.224cm" svg:y="3.457cm" svg:viewBox="0 0 1800 365" svg:d="M0 0c0 0 38 365 297 365h778c0 0 252-86 725-86">
          <text:p/>
        </draw:path>
        <draw:path draw:style-name="gr10" draw:text-style-name="P5" draw:layer="layout" svg:width="1.798cm" svg:height="0.364cm" svg:x="18.501cm" svg:y="1.509cm" svg:viewBox="0 0 1799 365" svg:d="M1799 365c0 0-37-365-297-365h-776c0 0-252 87-726 87">
          <text:p/>
        </draw:path>
        <draw:path draw:style-name="gr10" draw:text-style-name="P5" draw:layer="layout" svg:width="1.798cm" svg:height="0.364cm" svg:x="18.501cm" svg:y="3.457cm" svg:viewBox="0 0 1799 365" svg:d="M1799 0c0 0-37 365-297 365h-776c0 0-252-86-726-86">
          <text:p/>
        </draw:path>
        <draw:path draw:style-name="gr6" draw:text-style-name="P5" draw:layer="layout" svg:width="9.528cm" svg:height="0.069cm" svg:x="9.998cm" svg:y="1.596cm" svg:viewBox="0 0 9529 70" svg:d="M9529 0c-182 32-404 70-606 70h-8317c-202 0-424-38-606-70">
          <text:p/>
        </draw:path>
        <draw:path draw:style-name="gr6" draw:text-style-name="P5" draw:layer="layout" svg:width="9.528cm" svg:height="0.067cm" svg:x="9.998cm" svg:y="3.668cm" svg:viewBox="0 0 9529 68" svg:d="M0 68c182-33 404-68 606-68h8317c202 0 424 35 606 68">
          <text:p/>
        </draw:path>
        <draw:path draw:style-name="gr9" draw:text-style-name="P3" draw:layer="layout" svg:width="0.075cm" svg:height="2.587cm" svg:x="20.299cm" svg:y="1.373cm" svg:viewBox="0 0 76 2588" svg:d="M76 0v2588c-38-94-76-129-76-129v-2334c0 0 38-36 76-125z">
          <text:p/>
        </draw:path>
        <draw:polygon draw:style-name="gr5" draw:text-style-name="P3" draw:layer="layout" svg:width="2.621cm" svg:height="1.149cm" svg:x="9.845cm" svg:y="1.832cm" svg:viewBox="0 0 2622 1150" draw:points="2397,0 222,0 0,280 0,866 222,1150 2397,1150 2622,866 2622,280">
          <text:p/>
        </draw:polygon>
        <draw:line draw:style-name="gr33" draw:text-style-name="P5" draw:layer="layout" svg:x1="9.911cm" svg:y1="2.029cm" svg:x2="9.911cm" svg:y2="2.796cm">
          <text:p/>
        </draw:line>
        <draw:line draw:style-name="gr33" draw:text-style-name="P5" draw:layer="layout" svg:x1="9.911cm" svg:y1="2.687cm" svg:x2="10.152cm" svg:y2="2.982cm">
          <text:p/>
        </draw:line>
        <draw:line draw:style-name="gr33" draw:text-style-name="P5" draw:layer="layout" svg:x1="10.152cm" svg:y1="1.832cm" svg:x2="9.911cm" svg:y2="2.128cm">
          <text:p/>
        </draw:line>
        <draw:path draw:style-name="gr4" draw:text-style-name="P4" draw:layer="layout" svg:width="0.067cm" svg:height="0.069cm" svg:x="9.879cm" svg:y="2.372cm" svg:viewBox="0 0 68 70" svg:d="M0 36c0 20 16 34 36 34 17 0 32-14 32-34 0-18-15-36-32-36-20 0-36 18-36 36z">
          <text:p/>
        </draw:path>
        <draw:path draw:style-name="gr4" draw:text-style-name="P4" draw:layer="layout" svg:width="0.069cm" svg:height="0.069cm" svg:x="12.362cm" svg:y="2.372cm" svg:viewBox="0 0 70 70" svg:d="M70 36c0 20-17 34-35 34-21 0-35-14-35-34 0-18 14-36 35-36 18 0 35 18 35 36z">
          <text:p/>
        </draw:path>
        <draw:line draw:style-name="gr33" draw:text-style-name="P5" draw:layer="layout" svg:x1="12.396cm" svg:y1="2.029cm" svg:x2="12.396cm" svg:y2="2.796cm">
          <text:p/>
        </draw:line>
        <draw:line draw:style-name="gr33" draw:text-style-name="P5" draw:layer="layout" svg:x1="12.397cm" svg:y1="2.687cm" svg:x2="12.159cm" svg:y2="2.982cm">
          <text:p/>
        </draw:line>
        <draw:line draw:style-name="gr33" draw:text-style-name="P5" draw:layer="layout" svg:x1="12.159cm" svg:y1="1.832cm" svg:x2="12.397cm" svg:y2="2.128cm">
          <text:p/>
        </draw:line>
        <draw:polygon draw:style-name="gr5" draw:text-style-name="P3" draw:layer="layout" svg:width="2.618cm" svg:height="1.149cm" svg:x="13.398cm" svg:y="1.832cm" svg:viewBox="0 0 2619 1150" draw:points="2397,0 222,0 0,280 0,866 222,1150 2397,1150 2619,866 2619,280">
          <text:p/>
        </draw:polygon>
        <draw:line draw:style-name="gr33" draw:text-style-name="P5" draw:layer="layout" svg:x1="13.464cm" svg:y1="2.029cm" svg:x2="13.464cm" svg:y2="2.796cm">
          <text:p/>
        </draw:line>
        <draw:line draw:style-name="gr33" draw:text-style-name="P5" draw:layer="layout" svg:x1="13.464cm" svg:y1="2.687cm" svg:x2="13.705cm" svg:y2="2.982cm">
          <text:p/>
        </draw:line>
        <draw:line draw:style-name="gr33" draw:text-style-name="P5" draw:layer="layout" svg:x1="13.705cm" svg:y1="1.832cm" svg:x2="13.464cm" svg:y2="2.128cm">
          <text:p/>
        </draw:line>
        <draw:path draw:style-name="gr4" draw:text-style-name="P4" draw:layer="layout" svg:width="0.067cm" svg:height="0.069cm" svg:x="13.432cm" svg:y="2.372cm" svg:viewBox="0 0 68 70" svg:d="M0 36c0 20 16 34 36 34 18 0 32-14 32-34 0-18-14-36-32-36-20 0-36 18-36 36z">
          <text:p/>
        </draw:path>
        <draw:path draw:style-name="gr4" draw:text-style-name="P4" draw:layer="layout" svg:width="0.069cm" svg:height="0.069cm" svg:x="15.915cm" svg:y="2.372cm" svg:viewBox="0 0 70 70" svg:d="M70 36c0 20-18 34-35 34-21 0-35-14-35-34 0-18 14-36 35-36 17 0 35 18 35 36z">
          <text:p/>
        </draw:path>
        <draw:line draw:style-name="gr33" draw:text-style-name="P5" draw:layer="layout" svg:x1="15.95cm" svg:y1="2.029cm" svg:x2="15.95cm" svg:y2="2.796cm">
          <text:p/>
        </draw:line>
        <draw:line draw:style-name="gr33" draw:text-style-name="P5" draw:layer="layout" svg:x1="15.951cm" svg:y1="2.687cm" svg:x2="15.712cm" svg:y2="2.982cm">
          <text:p/>
        </draw:line>
        <draw:line draw:style-name="gr33" draw:text-style-name="P5" draw:layer="layout" svg:x1="15.712cm" svg:y1="1.832cm" svg:x2="15.951cm" svg:y2="2.128cm">
          <text:p/>
        </draw:line>
        <draw:polygon draw:style-name="gr5" draw:text-style-name="P3" draw:layer="layout" svg:width="2.619cm" svg:height="1.149cm" svg:x="17.06cm" svg:y="1.832cm" svg:viewBox="0 0 2620 1150" draw:points="2394,0 223,0 0,280 0,866 223,1150 2394,1150 2620,866 2620,280">
          <text:p/>
        </draw:polygon>
        <draw:line draw:style-name="gr33" draw:text-style-name="P5" draw:layer="layout" svg:x1="17.127cm" svg:y1="2.029cm" svg:x2="17.127cm" svg:y2="2.796cm">
          <text:p/>
        </draw:line>
        <draw:line draw:style-name="gr33" draw:text-style-name="P5" draw:layer="layout" svg:x1="17.127cm" svg:y1="2.687cm" svg:x2="17.365cm" svg:y2="2.982cm">
          <text:p/>
        </draw:line>
        <draw:line draw:style-name="gr33" draw:text-style-name="P5" draw:layer="layout" svg:x1="17.365cm" svg:y1="1.832cm" svg:x2="17.127cm" svg:y2="2.128cm">
          <text:p/>
        </draw:line>
        <draw:path draw:style-name="gr4" draw:text-style-name="P4" draw:layer="layout" svg:width="0.069cm" svg:height="0.069cm" svg:x="17.093cm" svg:y="2.372cm" svg:viewBox="0 0 70 70" svg:d="M0 36c0 20 17 34 35 34 20 0 35-14 35-34 0-18-15-36-35-36-18 0-35 18-35 36z">
          <text:p/>
        </draw:path>
        <draw:path draw:style-name="gr4" draw:text-style-name="P4" draw:layer="layout" svg:width="0.067cm" svg:height="0.069cm" svg:x="19.577cm" svg:y="2.372cm" svg:viewBox="0 0 68 70" svg:d="M68 36c0 20-14 34-32 34-21 0-36-14-36-34 0-18 15-36 36-36 18 0 32 18 32 36z">
          <text:p/>
        </draw:path>
        <draw:line draw:style-name="gr33" draw:text-style-name="P5" draw:layer="layout" svg:x1="19.612cm" svg:y1="2.029cm" svg:x2="19.612cm" svg:y2="2.796cm">
          <text:p/>
        </draw:line>
        <draw:line draw:style-name="gr33" draw:text-style-name="P5" draw:layer="layout" svg:x1="19.613cm" svg:y1="2.687cm" svg:x2="19.373cm" svg:y2="2.982cm">
          <text:p/>
        </draw:line>
        <draw:line draw:style-name="gr33" draw:text-style-name="P5" draw:layer="layout" svg:x1="19.373cm" svg:y1="1.832cm" svg:x2="19.613cm" svg:y2="2.128cm">
          <text:p/>
        </draw:line>
        <draw:line draw:style-name="gr40" draw:text-style-name="P5" draw:layer="layout" svg:x1="7.175cm" svg:y1="6.508cm" svg:x2="1.128cm" svg:y2="6.508cm">
          <text:p/>
        </draw:line>
        <draw:line draw:style-name="gr40" draw:text-style-name="P5" draw:layer="layout" svg:x1="7.175cm" svg:y1="7.004cm" svg:x2="1.128cm" svg:y2="7.004cm">
          <text:p/>
        </draw:line>
        <draw:line draw:style-name="gr40" draw:text-style-name="P5" draw:layer="layout" svg:x1="7.175cm" svg:y1="7.498cm" svg:x2="1.128cm" svg:y2="7.498cm">
          <text:p/>
        </draw:line>
        <draw:line draw:style-name="gr40" draw:text-style-name="P5" draw:layer="layout" svg:x1="7.175cm" svg:y1="7.992cm" svg:x2="1.128cm" svg:y2="7.992cm">
          <text:p/>
        </draw:line>
        <draw:line draw:style-name="gr40" draw:text-style-name="P5" draw:layer="layout" svg:x1="7.175cm" svg:y1="8.485cm" svg:x2="1.128cm" svg:y2="8.485cm">
          <text:p/>
        </draw:line>
        <draw:line draw:style-name="gr40" draw:text-style-name="P5" draw:layer="layout" svg:x1="7.175cm" svg:y1="8.979cm" svg:x2="1.128cm" svg:y2="8.979cm">
          <text:p/>
        </draw:line>
        <draw:line draw:style-name="gr40" draw:text-style-name="P5" draw:layer="layout" svg:x1="7.175cm" svg:y1="9.473cm" svg:x2="1.128cm" svg:y2="9.473cm">
          <text:p/>
        </draw:line>
        <draw:line draw:style-name="gr40" draw:text-style-name="P5" draw:layer="layout" svg:x1="7.175cm" svg:y1="9.966cm" svg:x2="1.128cm" svg:y2="9.966cm">
          <text:p/>
        </draw:line>
        <draw:path draw:style-name="gr3" draw:text-style-name="P3" draw:layer="layout" svg:width="0.211cm" svg:height="0.211cm" svg:x="1.142cm" svg:y="12.327cm" svg:viewBox="0 0 212 212" svg:d="M106 212c58 0 106-48 106-108 0-58-48-104-106-104s-106 46-106 104c0 60 48 108 106 108z">
          <text:p/>
        </draw:path>
        <draw:path draw:style-name="gr4" draw:text-style-name="P4" draw:layer="layout" svg:width="0.237cm" svg:height="0.236cm" svg:x="1.128cm" svg:y="12.313cm" svg:viewBox="0 0 238 237" svg:d="M118 237c-64 0-118-54-118-118 0-65 54-119 118-119 68 0 120 54 120 119 0 64-52 118-120 118zM118 26c-52 0-92 40-92 93 0 52 40 93 92 93s94-41 94-93c0-53-42-93-94-93z">
          <text:p/>
        </draw:path>
        <draw:line draw:style-name="gr40" draw:text-style-name="P5" draw:layer="layout" svg:x1="1.425cm" svg:y1="12.544cm" svg:x2="7.177cm" svg:y2="12.544cm">
          <text:p/>
        </draw:line>
        <draw:path draw:style-name="gr3" draw:text-style-name="P3" draw:layer="layout" svg:width="0.211cm" svg:height="0.21cm" svg:x="1.142cm" svg:y="12.821cm" svg:viewBox="0 0 212 211" svg:d="M106 211c58 0 106-48 106-103 0-60-48-108-106-108s-106 48-106 108c0 55 48 103 106 103z">
          <text:p/>
        </draw:path>
        <draw:path draw:style-name="gr4" draw:text-style-name="P4" draw:layer="layout" svg:width="0.237cm" svg:height="0.237cm" svg:x="1.128cm" svg:y="12.806cm" svg:viewBox="0 0 238 238" svg:d="M118 238c-64 0-118-52-118-118 0-65 54-120 118-120 68 0 120 55 120 120 0 66-52 118-120 118zM118 26c-52 0-92 45-92 94 0 52 40 95 92 95s94-43 94-95c0-49-42-94-94-94z">
          <text:p/>
        </draw:path>
        <draw:line draw:style-name="gr40" draw:text-style-name="P5" draw:layer="layout" svg:x1="1.425cm" svg:y1="13.037cm" svg:x2="7.177cm" svg:y2="13.037cm">
          <text:p/>
        </draw:line>
        <draw:path draw:style-name="gr3" draw:text-style-name="P3" draw:layer="layout" svg:width="0.211cm" svg:height="0.211cm" svg:x="1.142cm" svg:y="13.314cm" svg:viewBox="0 0 212 212" svg:d="M106 212c58 0 106-49 106-107s-48-105-106-105-106 47-106 105 48 107 106 107z">
          <text:p/>
        </draw:path>
        <draw:path draw:style-name="gr4" draw:text-style-name="P4" draw:layer="layout" svg:width="0.237cm" svg:height="0.235cm" svg:x="1.128cm" svg:y="13.302cm" svg:viewBox="0 0 238 236" svg:d="M118 236c-64 0-118-53-118-120 0-63 54-116 118-116 68 0 120 53 120 116 0 67-52 120-120 120zM118 24c-52 0-92 43-92 92 0 52 40 96 92 96s94-44 94-96c0-49-42-92-94-92z">
          <text:p/>
        </draw:path>
        <draw:line draw:style-name="gr40" draw:text-style-name="P5" draw:layer="layout" svg:x1="1.425cm" svg:y1="13.531cm" svg:x2="7.177cm" svg:y2="13.531cm">
          <text:p/>
        </draw:line>
        <draw:path draw:style-name="gr3" draw:text-style-name="P3" draw:layer="layout" svg:width="0.211cm" svg:height="0.211cm" svg:x="1.142cm" svg:y="13.808cm" svg:viewBox="0 0 212 212" svg:d="M106 212c58 0 106-47 106-105 0-60-48-107-106-107s-106 47-106 107c0 58 48 105 106 105z">
          <text:p/>
        </draw:path>
        <draw:path draw:style-name="gr4" draw:text-style-name="P4" draw:layer="layout" svg:width="0.237cm" svg:height="0.235cm" svg:x="1.128cm" svg:y="13.796cm" svg:viewBox="0 0 238 236" svg:d="M118 236c-64 0-118-54-118-120 0-64 54-116 118-116 68 0 120 52 120 116 0 66-52 120-120 120zM118 23c-52 0-92 43-92 93 0 52 40 96 92 96s94-44 94-96c0-50-42-93-94-93z">
          <text:p/>
        </draw:path>
        <draw:frame draw:style-name="gr12" draw:text-style-name="P8" draw:layer="layout" svg:width="0.246cm" svg:height="0.289cm" svg:x="1.365cm" svg:y="12.31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4.024cm" svg:x2="7.177cm" svg:y2="14.024cm">
          <text:p/>
        </draw:line>
        <draw:path draw:style-name="gr3" draw:text-style-name="P3" draw:layer="layout" svg:width="0.211cm" svg:height="0.211cm" svg:x="1.142cm" svg:y="14.301cm" svg:viewBox="0 0 212 212" svg:d="M106 212c58 0 106-46 106-105 0-58-48-107-106-107s-106 49-106 107c0 59 48 105 106 105z">
          <text:p/>
        </draw:path>
        <draw:path draw:style-name="gr4" draw:text-style-name="P4" draw:layer="layout" svg:width="0.237cm" svg:height="0.237cm" svg:x="1.128cm" svg:y="14.29cm" svg:viewBox="0 0 238 238" svg:d="M118 238c-64 0-118-56-118-120 0-66 54-118 118-118 68 0 120 52 120 118 0 64-52 120-120 120zM118 25c-52 0-92 41-92 93 0 49 40 92 92 92s94-43 94-92c0-52-42-93-94-93z">
          <text:p/>
        </draw:path>
        <draw:frame draw:style-name="gr12" draw:text-style-name="P8" draw:layer="layout" svg:width="0.246cm" svg:height="0.289cm" svg:x="1.365cm" svg:y="12.81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4.52cm" svg:x2="7.177cm" svg:y2="14.52cm">
          <text:p/>
        </draw:line>
        <draw:path draw:style-name="gr3" draw:text-style-name="P3" draw:layer="layout" svg:width="0.211cm" svg:height="0.211cm" svg:x="1.142cm" svg:y="14.795cm" svg:viewBox="0 0 212 212" svg:d="M106 212c58 0 106-46 106-104 0-61-48-108-106-108s-106 47-106 108c0 58 48 104 106 104z">
          <text:p/>
        </draw:path>
        <draw:path draw:style-name="gr4" draw:text-style-name="P4" draw:layer="layout" svg:width="0.237cm" svg:height="0.237cm" svg:x="1.128cm" svg:y="14.783cm" svg:viewBox="0 0 238 238" svg:d="M118 238c-64 0-118-55-118-118 0-67 54-120 118-120 68 0 120 53 120 120 0 63-52 118-120 118zM118 26c-52 0-92 42-92 94 0 51 40 92 92 92s94-41 94-92c0-52-42-94-94-94z">
          <text:p/>
        </draw:path>
        <draw:frame draw:style-name="gr12" draw:text-style-name="P8" draw:layer="layout" svg:width="0.246cm" svg:height="0.289cm" svg:x="1.365cm" svg:y="13.30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5.014cm" svg:x2="7.177cm" svg:y2="15.014cm">
          <text:p/>
        </draw:line>
        <draw:path draw:style-name="gr3" draw:text-style-name="P3" draw:layer="layout" svg:width="0.211cm" svg:height="0.211cm" svg:x="1.142cm" svg:y="15.289cm" svg:viewBox="0 0 212 212" svg:d="M106 212c58 0 106-47 106-105s-48-107-106-107-106 49-106 107 48 105 106 105z">
          <text:p/>
        </draw:path>
        <draw:path draw:style-name="gr4" draw:text-style-name="P4" draw:layer="layout" svg:width="0.237cm" svg:height="0.237cm" svg:x="1.128cm" svg:y="15.277cm" svg:viewBox="0 0 238 238" svg:d="M118 238c-64 0-118-52-118-120 0-64 54-118 118-118 68 0 120 54 120 118 0 68-52 120-120 120zM118 26c-52 0-92 40-92 92s40 94 92 94 94-42 94-94-42-92-94-92z">
          <text:p/>
        </draw:path>
        <draw:frame draw:style-name="gr12" draw:text-style-name="P8" draw:layer="layout" svg:width="0.246cm" svg:height="0.289cm" svg:x="1.365cm" svg:y="13.801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5.508cm" svg:x2="7.177cm" svg:y2="15.508cm">
          <text:p/>
        </draw:line>
        <draw:path draw:style-name="gr3" draw:text-style-name="P3" draw:layer="layout" svg:width="0.211cm" svg:height="0.214cm" svg:x="1.142cm" svg:y="15.782cm" svg:viewBox="0 0 212 215" svg:d="M106 215c58 0 106-49 106-107 0-59-48-108-106-108s-106 49-106 108c0 58 48 107 106 107z">
          <text:p/>
        </draw:path>
        <draw:path draw:style-name="gr4" draw:text-style-name="P4" draw:layer="layout" svg:width="0.237cm" svg:height="0.236cm" svg:x="1.128cm" svg:y="15.771cm" svg:viewBox="0 0 238 237" svg:d="M118 237c-64 0-118-52-118-119 0-64 54-118 118-118 68 0 120 54 120 118 0 67-52 119-120 119zM118 26c-52 0-92 42-92 92 0 53 40 93 92 93s94-40 94-93c0-50-42-92-94-92z">
          <text:p/>
        </draw:path>
        <draw:frame draw:style-name="gr12" draw:text-style-name="P8" draw:layer="layout" svg:width="0.246cm" svg:height="0.289cm" svg:x="1.365cm" svg:y="14.29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6.002cm" svg:x2="7.177cm" svg:y2="16.002cm">
          <text:p/>
        </draw:line>
        <draw:path draw:style-name="gr3" draw:text-style-name="P3" draw:layer="layout" svg:width="0.211cm" svg:height="0.211cm" svg:x="1.142cm" svg:y="16.278cm" svg:viewBox="0 0 212 212" svg:d="M106 212c58 0 106-49 106-106 0-59-48-106-106-106s-106 47-106 106c0 57 48 106 106 106z">
          <text:p/>
        </draw:path>
        <draw:path draw:style-name="gr4" draw:text-style-name="P4" draw:layer="layout" svg:width="0.237cm" svg:height="0.237cm" svg:x="1.128cm" svg:y="16.264cm" svg:viewBox="0 0 238 238" svg:d="M118 238c-64 0-118-53-118-119 0-67 54-119 118-119 68 0 120 52 120 119 0 66-52 119-120 119zM118 26c-52 0-92 41-92 93 0 51 40 93 92 93s94-42 94-93c0-52-42-93-94-93z">
          <text:p/>
        </draw:path>
        <draw:frame draw:style-name="gr12" draw:text-style-name="P8" draw:layer="layout" svg:width="0.246cm" svg:height="0.289cm" svg:x="1.365cm" svg:y="14.78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6.495cm" svg:x2="7.177cm" svg:y2="16.495cm">
          <text:p/>
        </draw:line>
        <draw:path draw:style-name="gr3" draw:text-style-name="P3" draw:layer="layout" svg:width="0.211cm" svg:height="0.211cm" svg:x="1.142cm" svg:y="16.772cm" svg:viewBox="0 0 212 212" svg:d="M106 212c58 0 106-46 106-108 0-58-48-104-106-104s-106 46-106 104c0 62 48 108 106 108z">
          <text:p/>
        </draw:path>
        <draw:path draw:style-name="gr4" draw:text-style-name="P4" draw:layer="layout" svg:width="0.237cm" svg:height="0.236cm" svg:x="1.128cm" svg:y="16.758cm" svg:viewBox="0 0 238 237" svg:d="M118 237c-64 0-118-54-118-118 0-65 54-119 118-119 68 0 120 54 120 119 0 64-52 118-120 118zM118 26c-52 0-92 40-92 93 0 52 40 93 92 93s94-41 94-93c0-53-42-93-94-93z">
          <text:p/>
        </draw:path>
        <draw:frame draw:style-name="gr12" draw:text-style-name="P8" draw:layer="layout" svg:width="0.246cm" svg:height="0.289cm" svg:x="1.365cm" svg:y="15.28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6.989cm" svg:x2="7.177cm" svg:y2="16.989cm">
          <text:p/>
        </draw:line>
        <draw:path draw:style-name="gr3" draw:text-style-name="P3" draw:layer="layout" svg:width="0.211cm" svg:height="0.21cm" svg:x="1.142cm" svg:y="17.266cm" svg:viewBox="0 0 212 211" svg:d="M106 211c58 0 106-49 106-106 0-59-48-105-106-105s-106 46-106 105c0 57 48 106 106 106z">
          <text:p/>
        </draw:path>
        <draw:path draw:style-name="gr4" draw:text-style-name="P4" draw:layer="layout" svg:width="0.237cm" svg:height="0.237cm" svg:x="1.128cm" svg:y="17.251cm" svg:viewBox="0 0 238 238" svg:d="M118 238c-64 0-118-52-118-118 0-65 54-120 118-120 68 0 120 55 120 120 0 66-52 118-120 118zM118 26c-52 0-92 43-92 94 0 52 40 95 92 95s94-43 94-95c0-51-42-94-94-94z">
          <text:p/>
        </draw:path>
        <draw:frame draw:style-name="gr12" draw:text-style-name="P8" draw:layer="layout" svg:width="0.246cm" svg:height="0.289cm" svg:x="1.365cm" svg:y="15.7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7.482cm" svg:x2="7.177cm" svg:y2="17.482cm">
          <text:p/>
        </draw:line>
        <draw:path draw:style-name="gr3" draw:text-style-name="P3" draw:layer="layout" svg:width="0.211cm" svg:height="0.211cm" svg:x="1.142cm" svg:y="17.759cm" svg:viewBox="0 0 212 212" svg:d="M106 212c58 0 106-47 106-107 0-59-48-105-106-105s-106 46-106 105c0 60 48 107 106 107z">
          <text:p/>
        </draw:path>
        <draw:path draw:style-name="gr4" draw:text-style-name="P4" draw:layer="layout" svg:width="0.237cm" svg:height="0.235cm" svg:x="1.128cm" svg:y="17.747cm" svg:viewBox="0 0 238 236" svg:d="M118 236c-64 0-118-53-118-120 0-63 54-116 118-116 68 0 120 53 120 116 0 67-52 120-120 120zM118 24c-52 0-92 43-92 92 0 52 40 95 92 95s94-43 94-95c0-49-42-92-94-92z">
          <text:p/>
        </draw:path>
        <draw:frame draw:style-name="gr12" draw:text-style-name="P8" draw:layer="layout" svg:width="0.246cm" svg:height="0.289cm" svg:x="1.365cm" svg:y="16.2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7.976cm" svg:x2="7.177cm" svg:y2="17.976cm">
          <text:p/>
        </draw:line>
        <draw:path draw:style-name="gr3" draw:text-style-name="P3" draw:layer="layout" svg:width="0.211cm" svg:height="0.211cm" svg:x="1.142cm" svg:y="18.253cm" svg:viewBox="0 0 212 212" svg:d="M106 212c58 0 106-48 106-106s-48-106-106-106-106 48-106 106 48 106 106 106z">
          <text:p/>
        </draw:path>
        <draw:path draw:style-name="gr4" draw:text-style-name="P4" draw:layer="layout" svg:width="0.237cm" svg:height="0.235cm" svg:x="1.128cm" svg:y="18.241cm" svg:viewBox="0 0 238 236" svg:d="M118 236c-64 0-118-54-118-120 0-64 54-116 118-116 68 0 120 52 120 116 0 66-52 120-120 120zM118 23c-52 0-92 43-92 93 0 52 40 96 92 96s94-44 94-96c0-50-42-93-94-93z">
          <text:p/>
        </draw:path>
        <draw:frame draw:style-name="gr12" draw:text-style-name="P8" draw:layer="layout" svg:width="0.246cm" svg:height="0.289cm" svg:x="1.365cm" svg:y="16.76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18.469cm" svg:x2="7.177cm" svg:y2="18.469cm">
          <text:p/>
        </draw:line>
        <draw:path draw:style-name="gr3" draw:text-style-name="P3" draw:layer="layout" svg:width="0.211cm" svg:height="0.21cm" svg:x="1.142cm" svg:y="20.32cm" svg:viewBox="0 0 212 211" svg:d="M106 211c58 0 106-48 106-105 0-60-48-106-106-106s-106 46-106 106c0 57 48 105 106 105z">
          <text:p/>
        </draw:path>
        <draw:path draw:style-name="gr4" draw:text-style-name="P4" draw:layer="layout" svg:width="0.237cm" svg:height="0.237cm" svg:x="1.128cm" svg:y="20.305cm" svg:viewBox="0 0 238 238" svg:d="M118 238c-64 0-118-52-118-118 0-65 54-120 118-120 68 0 120 55 120 120 0 66-52 118-120 118zM118 26c-52 0-92 43-92 94s40 95 92 95 94-44 94-95-42-94-94-94z">
          <text:p/>
        </draw:path>
        <draw:frame draw:style-name="gr12" draw:text-style-name="P8" draw:layer="layout" svg:width="0.246cm" svg:height="0.289cm" svg:x="1.365cm" svg:y="17.25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0.538cm" svg:x2="7.177cm" svg:y2="20.538cm">
          <text:p/>
        </draw:line>
        <draw:path draw:style-name="gr3" draw:text-style-name="P3" draw:layer="layout" svg:width="0.211cm" svg:height="0.211cm" svg:x="1.142cm" svg:y="20.813cm" svg:viewBox="0 0 212 212" svg:d="M106 212c58 0 106-50 106-108s-48-104-106-104-106 46-106 104 48 108 106 108z">
          <text:p/>
        </draw:path>
        <draw:path draw:style-name="gr4" draw:text-style-name="P4" draw:layer="layout" svg:width="0.237cm" svg:height="0.235cm" svg:x="1.128cm" svg:y="20.801cm" svg:viewBox="0 0 238 236" svg:d="M118 236c-64 0-118-54-118-120 0-64 54-116 118-116 68 0 120 52 120 116 0 66-52 120-120 120zM118 24c-52 0-92 43-92 92 0 52 40 95 92 95s94-43 94-95c0-49-42-92-94-92z">
          <text:p/>
        </draw:path>
        <draw:frame draw:style-name="gr12" draw:text-style-name="P8" draw:layer="layout" svg:width="0.246cm" svg:height="0.289cm" svg:x="1.365cm" svg:y="17.75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1.03cm" svg:x2="7.177cm" svg:y2="21.03cm">
          <text:p/>
        </draw:line>
        <draw:path draw:style-name="gr3" draw:text-style-name="P3" draw:layer="layout" svg:width="0.211cm" svg:height="0.21cm" svg:x="1.142cm" svg:y="21.307cm" svg:viewBox="0 0 212 211" svg:d="M106 211c58 0 106-46 106-106 0-58-48-105-106-105s-106 47-106 105c0 60 48 106 106 106z">
          <text:p/>
        </draw:path>
        <draw:path draw:style-name="gr4" draw:text-style-name="P4" draw:layer="layout" svg:width="0.237cm" svg:height="0.237cm" svg:x="1.128cm" svg:y="21.295cm" svg:viewBox="0 0 238 238" svg:d="M118 238c-64 0-118-55-118-119 0-67 54-119 118-119 68 0 120 52 120 119 0 64-52 119-120 119zM118 23c-52 0-92 44-92 96 0 50 40 93 92 93s94-43 94-93c0-52-42-96-94-96z">
          <text:p/>
        </draw:path>
        <draw:frame draw:style-name="gr12" draw:text-style-name="P8" draw:layer="layout" svg:width="0.246cm" svg:height="0.289cm" svg:x="1.365cm" svg:y="18.24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1.523cm" svg:x2="7.177cm" svg:y2="21.523cm">
          <text:p/>
        </draw:line>
        <draw:path draw:style-name="gr3" draw:text-style-name="P3" draw:layer="layout" svg:width="0.211cm" svg:height="0.211cm" svg:x="1.142cm" svg:y="21.8cm" svg:viewBox="0 0 212 212" svg:d="M106 212c58 0 106-46 106-104s-48-108-106-108-106 50-106 108 48 104 106 104z">
          <text:p/>
        </draw:path>
        <draw:path draw:style-name="gr4" draw:text-style-name="P4" draw:layer="layout" svg:width="0.237cm" svg:height="0.236cm" svg:x="1.128cm" svg:y="21.789cm" svg:viewBox="0 0 238 237" svg:d="M118 237c-64 0-118-54-118-118 0-66 54-119 118-119 68 0 120 53 120 119 0 64-52 118-120 118zM118 25c-52 0-92 42-92 94 0 50 40 92 92 92s94-42 94-92c0-52-42-94-94-94z">
          <text:p/>
        </draw:path>
        <draw:frame draw:style-name="gr12" draw:text-style-name="P8" draw:layer="layout" svg:width="0.246cm" svg:height="0.289cm" svg:x="1.365cm" svg:y="20.31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2.019cm" svg:x2="7.177cm" svg:y2="22.019cm">
          <text:p/>
        </draw:line>
        <draw:path draw:style-name="gr3" draw:text-style-name="P3" draw:layer="layout" svg:width="0.211cm" svg:height="0.211cm" svg:x="1.142cm" svg:y="22.294cm" svg:viewBox="0 0 212 212" svg:d="M106 212c58 0 106-48 106-105 0-59-48-107-106-107s-106 48-106 107c0 57 48 105 106 105z">
          <text:p/>
        </draw:path>
        <draw:path draw:style-name="gr4" draw:text-style-name="P4" draw:layer="layout" svg:width="0.237cm" svg:height="0.237cm" svg:x="1.128cm" svg:y="22.282cm" svg:viewBox="0 0 238 238" svg:d="M118 238c-64 0-118-54-118-118 0-68 54-120 118-120 68 0 120 52 120 120 0 64-52 118-120 118zM118 26c-52 0-92 41-92 94 0 52 40 92 92 92s94-40 94-92c0-53-42-94-94-94z">
          <text:p/>
        </draw:path>
        <draw:frame draw:style-name="gr12" draw:text-style-name="P8" draw:layer="layout" svg:width="0.246cm" svg:height="0.289cm" svg:x="1.365cm" svg:y="20.80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2.513cm" svg:x2="7.177cm" svg:y2="22.513cm">
          <text:p/>
        </draw:line>
        <draw:path draw:style-name="gr3" draw:text-style-name="P3" draw:layer="layout" svg:width="0.211cm" svg:height="0.214cm" svg:x="1.142cm" svg:y="22.787cm" svg:viewBox="0 0 212 215" svg:d="M106 215c58 0 106-49 106-108 0-58-48-107-106-107s-106 49-106 107c0 59 48 108 106 108z">
          <text:p/>
        </draw:path>
        <draw:path draw:style-name="gr4" draw:text-style-name="P4" draw:layer="layout" svg:width="0.237cm" svg:height="0.236cm" svg:x="1.128cm" svg:y="22.776cm" svg:viewBox="0 0 238 237" svg:d="M118 237c-64 0-118-52-118-119 0-64 54-118 118-118 68 0 120 54 120 118 0 67-52 119-120 119zM118 26c-52 0-92 40-92 92s40 93 92 93 94-41 94-93-42-92-94-92z">
          <text:p/>
        </draw:path>
        <draw:frame draw:style-name="gr12" draw:text-style-name="P8" draw:layer="layout" svg:width="0.246cm" svg:height="0.289cm" svg:x="1.365cm" svg:y="21.301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3.007cm" svg:x2="7.177cm" svg:y2="23.007cm">
          <text:p/>
        </draw:line>
        <draw:path draw:style-name="gr3" draw:text-style-name="P3" draw:layer="layout" svg:width="0.211cm" svg:height="0.212cm" svg:x="1.142cm" svg:y="23.283cm" svg:viewBox="0 0 212 213" svg:d="M106 213c58 0 106-49 106-107s-48-106-106-106-106 48-106 106 48 107 106 107z">
          <text:p/>
        </draw:path>
        <draw:path draw:style-name="gr4" draw:text-style-name="P4" draw:layer="layout" svg:width="0.237cm" svg:height="0.237cm" svg:x="1.128cm" svg:y="23.269cm" svg:viewBox="0 0 238 238" svg:d="M118 238c-64 0-118-52-118-118 0-65 54-120 118-120 68 0 120 55 120 120 0 66-52 118-120 118zM118 26c-52 0-92 43-92 94 0 52 40 92 92 92s94-40 94-92c0-51-42-94-94-94z">
          <text:p/>
        </draw:path>
        <draw:frame draw:style-name="gr12" draw:text-style-name="P8" draw:layer="layout" svg:width="0.246cm" svg:height="0.289cm" svg:x="1.365cm" svg:y="21.79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3.5cm" svg:x2="7.177cm" svg:y2="23.5cm">
          <text:p/>
        </draw:line>
        <draw:path draw:style-name="gr3" draw:text-style-name="P3" draw:layer="layout" svg:width="0.211cm" svg:height="0.211cm" svg:x="1.142cm" svg:y="23.777cm" svg:viewBox="0 0 212 212" svg:d="M106 212c58 0 106-47 106-108 0-57-48-104-106-104s-106 47-106 104c0 61 48 108 106 108z">
          <text:p/>
        </draw:path>
        <draw:path draw:style-name="gr4" draw:text-style-name="P4" draw:layer="layout" svg:width="0.237cm" svg:height="0.237cm" svg:x="1.128cm" svg:y="23.763cm" svg:viewBox="0 0 238 238" svg:d="M118 238c-64 0-118-53-118-119 0-65 54-119 118-119 68 0 120 54 120 119 0 66-52 119-120 119zM118 26c-52 0-92 41-92 93s40 93 92 93 94-41 94-93-42-93-94-93z">
          <text:p/>
        </draw:path>
        <draw:frame draw:style-name="gr12" draw:text-style-name="P8" draw:layer="layout" svg:width="0.246cm" svg:height="0.289cm" svg:x="1.365cm" svg:y="22.28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3.994cm" svg:x2="7.177cm" svg:y2="23.994cm">
          <text:p/>
        </draw:line>
        <draw:path draw:style-name="gr3" draw:text-style-name="P3" draw:layer="layout" svg:width="0.211cm" svg:height="0.211cm" svg:x="1.142cm" svg:y="24.271cm" svg:viewBox="0 0 212 212" svg:d="M106 212c58 0 106-48 106-106 0-60-48-106-106-106s-106 46-106 106c0 58 48 106 106 106z">
          <text:p/>
        </draw:path>
        <draw:path draw:style-name="gr4" draw:text-style-name="P4" draw:layer="layout" svg:width="0.237cm" svg:height="0.236cm" svg:x="1.128cm" svg:y="24.257cm" svg:viewBox="0 0 238 237" svg:d="M118 237c-64 0-118-54-118-119 0-64 54-118 118-118 68 0 120 54 120 118 0 65-52 119-120 119zM118 25c-52 0-92 43-92 93 0 53 40 94 92 94s94-41 94-94c0-50-42-93-94-93z">
          <text:p/>
        </draw:path>
        <draw:frame draw:style-name="gr12" draw:text-style-name="P8" draw:layer="layout" svg:width="0.246cm" svg:height="0.289cm" svg:x="1.365cm" svg:y="22.78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4.487cm" svg:x2="7.177cm" svg:y2="24.487cm">
          <text:p/>
        </draw:line>
        <draw:path draw:style-name="gr3" draw:text-style-name="P3" draw:layer="layout" svg:width="0.211cm" svg:height="0.21cm" svg:x="1.142cm" svg:y="24.765cm" svg:viewBox="0 0 212 211" svg:d="M106 211c58 0 106-48 106-105 0-58-48-106-106-106s-106 48-106 106c0 57 48 105 106 105z">
          <text:p/>
        </draw:path>
        <draw:path draw:style-name="gr4" draw:text-style-name="P4" draw:layer="layout" svg:width="0.237cm" svg:height="0.237cm" svg:x="1.128cm" svg:y="24.75cm" svg:viewBox="0 0 238 238" svg:d="M118 238c-64 0-118-52-118-120 0-63 54-118 118-118 68 0 120 55 120 118 0 68-52 120-120 120zM118 26c-52 0-92 43-92 92 0 53 40 97 92 97s94-44 94-97c0-49-42-92-94-92z">
          <text:p/>
        </draw:path>
        <draw:frame draw:style-name="gr12" draw:text-style-name="P8" draw:layer="layout" svg:width="0.246cm" svg:height="0.289cm" svg:x="1.365cm" svg:y="23.2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4.983cm" svg:x2="7.177cm" svg:y2="24.983cm">
          <text:p/>
        </draw:line>
        <draw:path draw:style-name="gr3" draw:text-style-name="P3" draw:layer="layout" svg:width="0.211cm" svg:height="0.211cm" svg:x="1.142cm" svg:y="25.258cm" svg:viewBox="0 0 212 212" svg:d="M106 212c58 0 106-47 106-108 0-57-48-104-106-104s-106 47-106 104c0 61 48 108 106 108z">
          <text:p/>
        </draw:path>
        <draw:path draw:style-name="gr4" draw:text-style-name="P4" draw:layer="layout" svg:width="0.237cm" svg:height="0.235cm" svg:x="1.128cm" svg:y="25.246cm" svg:viewBox="0 0 238 236" svg:d="M118 236c-64 0-118-53-118-119 0-64 54-117 118-117 68 0 120 53 120 117 0 66-52 119-120 119zM118 25c-52 0-92 43-92 92 0 52 40 95 92 95s94-43 94-95c0-49-42-92-94-92z">
          <text:p/>
        </draw:path>
        <draw:frame draw:style-name="gr12" draw:text-style-name="P8" draw:layer="layout" svg:width="0.246cm" svg:height="0.289cm" svg:x="1.365cm" svg:y="23.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5.475cm" svg:x2="7.177cm" svg:y2="25.475cm">
          <text:p/>
        </draw:line>
        <draw:path draw:style-name="gr3" draw:text-style-name="P3" draw:layer="layout" svg:width="0.211cm" svg:height="0.21cm" svg:x="1.142cm" svg:y="25.752cm" svg:viewBox="0 0 212 211" svg:d="M106 211c58 0 106-47 106-105 0-60-48-106-106-106s-106 46-106 106c0 58 48 105 106 105z">
          <text:p/>
        </draw:path>
        <draw:path draw:style-name="gr4" draw:text-style-name="P4" draw:layer="layout" svg:width="0.237cm" svg:height="0.237cm" svg:x="1.128cm" svg:y="25.74cm" svg:viewBox="0 0 238 238" svg:d="M118 238c-64 0-118-55-118-119 0-67 54-119 118-119 68 0 120 52 120 119 0 64-52 119-120 119zM118 23c-52 0-92 43-92 96 0 50 40 93 92 93s94-43 94-93c0-53-42-96-94-96z">
          <text:p/>
        </draw:path>
        <draw:frame draw:style-name="gr12" draw:text-style-name="P8" draw:layer="layout" svg:width="0.246cm" svg:height="0.289cm" svg:x="1.365cm" svg:y="24.26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5.968cm" svg:x2="7.177cm" svg:y2="25.968cm">
          <text:p/>
        </draw:line>
        <draw:path draw:style-name="gr3" draw:text-style-name="P3" draw:layer="layout" svg:width="0.211cm" svg:height="0.211cm" svg:x="1.142cm" svg:y="26.245cm" svg:viewBox="0 0 212 212" svg:d="M106 212c58 0 106-46 106-107 0-58-48-105-106-105s-106 47-106 105c0 61 48 107 106 107z">
          <text:p/>
        </draw:path>
        <draw:path draw:style-name="gr4" draw:text-style-name="P4" draw:layer="layout" svg:width="0.237cm" svg:height="0.236cm" svg:x="1.128cm" svg:y="26.234cm" svg:viewBox="0 0 238 237" svg:d="M118 237c-64 0-118-54-118-118 0-67 54-119 118-119 68 0 120 52 120 119 0 64-52 118-120 118zM118 25c-52 0-92 41-92 94 0 50 40 92 92 92s94-42 94-92c0-53-42-94-94-94z">
          <text:p/>
        </draw:path>
        <draw:frame draw:style-name="gr12" draw:text-style-name="P8" draw:layer="layout" svg:width="0.246cm" svg:height="0.289cm" svg:x="1.365cm" svg:y="24.75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.425cm" svg:y1="26.464cm" svg:x2="7.177cm" svg:y2="26.464cm">
          <text:p/>
        </draw:line>
        <draw:path draw:style-name="gr3" draw:text-style-name="P3" draw:layer="layout" svg:width="0.214cm" svg:height="0.211cm" svg:x="7.807cm" svg:y="6.338cm" svg:viewBox="0 0 215 212" svg:d="M107 212c58 0 108-47 108-104 0-59-50-108-108-108s-107 49-107 108c0 57 49 104 107 104z">
          <text:p/>
        </draw:path>
        <draw:path draw:style-name="gr4" draw:text-style-name="P4" draw:layer="layout" svg:width="0.236cm" svg:height="0.235cm" svg:x="7.796cm" svg:y="6.326cm" svg:viewBox="0 0 237 236" svg:d="M119 236c-65 0-119-52-119-117 0-67 54-119 119-119 66 0 118 52 118 119 0 65-52 117-118 117zM119 26c-51 0-93 41-93 93 0 53 42 93 93 93 52 0 92-40 92-93 0-52-40-93-92-93z">
          <text:p/>
        </draw:path>
        <draw:frame draw:style-name="gr12" draw:text-style-name="P8" draw:layer="layout" svg:width="0.246cm" svg:height="0.289cm" svg:x="1.365cm" svg:y="25.25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6.557cm" svg:x2="13.843cm" svg:y2="6.557cm">
          <text:p/>
        </draw:line>
        <draw:path draw:style-name="gr3" draw:text-style-name="P3" draw:layer="layout" svg:width="0.214cm" svg:height="0.211cm" svg:x="7.807cm" svg:y="6.832cm" svg:viewBox="0 0 215 212" svg:d="M107 212c58 0 108-47 108-105s-50-107-108-107-107 49-107 107 49 105 107 105z">
          <text:p/>
        </draw:path>
        <draw:path draw:style-name="gr4" draw:text-style-name="P4" draw:layer="layout" svg:width="0.236cm" svg:height="0.237cm" svg:x="7.796cm" svg:y="6.82cm" svg:viewBox="0 0 237 238" svg:d="M119 238c-65 0-119-52-119-120 0-66 54-118 119-118 66 0 118 52 118 118 0 68-52 120-118 120zM119 26c-51 0-93 40-93 92 0 53 42 94 93 94 52 0 92-41 92-94 0-52-40-92-92-92z">
          <text:p/>
        </draw:path>
        <draw:frame draw:style-name="gr12" draw:text-style-name="P8" draw:layer="layout" svg:width="0.246cm" svg:height="0.289cm" svg:x="1.365cm" svg:y="25.74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7.051cm" svg:x2="13.843cm" svg:y2="7.051cm">
          <text:p/>
        </draw:line>
        <draw:path draw:style-name="gr3" draw:text-style-name="P3" draw:layer="layout" svg:width="0.214cm" svg:height="0.211cm" svg:x="7.807cm" svg:y="7.325cm" svg:viewBox="0 0 215 212" svg:d="M107 212c58 0 108-46 108-105 0-58-50-107-108-107s-107 49-107 107c0 59 49 105 107 105z">
          <text:p/>
        </draw:path>
        <draw:path draw:style-name="gr4" draw:text-style-name="P4" draw:layer="layout" svg:width="0.236cm" svg:height="0.236cm" svg:x="7.796cm" svg:y="7.314cm" svg:viewBox="0 0 237 237" svg:d="M119 237c-65 0-119-54-119-119 0-66 54-118 119-118 66 0 118 52 118 118 0 65-52 119-118 119zM119 26c-51 0-93 42-93 92 0 53 42 93 93 93 52 0 92-40 92-93 0-50-40-92-92-92z">
          <text:p/>
        </draw:path>
        <draw:frame draw:style-name="gr12" draw:text-style-name="P8" draw:layer="layout" svg:width="0.246cm" svg:height="0.289cm" svg:x="1.365cm" svg:y="26.2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7.544cm" svg:x2="13.843cm" svg:y2="7.544cm">
          <text:p/>
        </draw:line>
        <draw:path draw:style-name="gr3" draw:text-style-name="P3" draw:layer="layout" svg:width="0.214cm" svg:height="0.209cm" svg:x="7.807cm" svg:y="7.821cm" svg:viewBox="0 0 215 210" svg:d="M107 210c58 0 108-47 108-104 0-58-50-106-108-106s-107 48-107 106c0 57 49 104 107 104z">
          <text:p/>
        </draw:path>
        <draw:path draw:style-name="gr4" draw:text-style-name="P4" draw:layer="layout" svg:width="0.236cm" svg:height="0.237cm" svg:x="7.796cm" svg:y="7.807cm" svg:viewBox="0 0 237 238" svg:d="M119 238c-65 0-119-52-119-119 0-64 54-119 119-119 66 0 118 55 118 119 0 67-52 119-118 119zM119 26c-51 0-93 43-93 93 0 52 42 93 93 93 52 0 92-41 92-93 0-50-40-93-92-93z">
          <text:p/>
        </draw:path>
        <draw:frame draw:style-name="gr12" draw:text-style-name="P8" draw:layer="layout" svg:width="0.246cm" svg:height="0.289cm" svg:x="8.033cm" svg:y="6.33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8.038cm" svg:x2="13.843cm" svg:y2="8.038cm">
          <text:p/>
        </draw:line>
        <draw:path draw:style-name="gr3" draw:text-style-name="P3" draw:layer="layout" svg:width="0.214cm" svg:height="0.211cm" svg:x="7.807cm" svg:y="8.315cm" svg:viewBox="0 0 215 212" svg:d="M107 212c58 0 108-50 108-108s-50-104-108-104-107 46-107 104 49 108 107 108z">
          <text:p/>
        </draw:path>
        <draw:path draw:style-name="gr4" draw:text-style-name="P4" draw:layer="layout" svg:width="0.236cm" svg:height="0.236cm" svg:x="7.796cm" svg:y="8.301cm" svg:viewBox="0 0 237 237" svg:d="M119 237c-65 0-119-52-119-118 0-64 54-119 119-119 66 0 118 55 118 119 0 66-52 118-118 118zM119 26c-51 0-93 43-93 93 0 52 42 93 93 93 52 0 92-41 92-93 0-50-40-93-92-93z">
          <text:p/>
        </draw:path>
        <draw:frame draw:style-name="gr12" draw:text-style-name="P8" draw:layer="layout" svg:width="0.246cm" svg:height="0.289cm" svg:x="8.033cm" svg:y="6.82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8.532cm" svg:x2="13.843cm" svg:y2="8.532cm">
          <text:p/>
        </draw:line>
        <draw:path draw:style-name="gr3" draw:text-style-name="P3" draw:layer="layout" svg:width="0.214cm" svg:height="0.21cm" svg:x="7.807cm" svg:y="8.809cm" svg:viewBox="0 0 215 211" svg:d="M107 211c58 0 108-48 108-107 0-58-50-104-108-104s-107 46-107 104c0 59 49 107 107 107z">
          <text:p/>
        </draw:path>
        <draw:path draw:style-name="gr4" draw:text-style-name="P4" draw:layer="layout" svg:width="0.236cm" svg:height="0.237cm" svg:x="7.796cm" svg:y="8.794cm" svg:viewBox="0 0 237 238" svg:d="M119 238c-65 0-119-54-119-118 0-65 54-120 119-120 66 0 118 55 118 120 0 64-52 118-118 118zM119 26c-51 0-93 42-93 94s42 92 93 92c52 0 92-40 92-92s-40-94-92-94z">
          <text:p/>
        </draw:path>
        <draw:frame draw:style-name="gr12" draw:text-style-name="P8" draw:layer="layout" svg:width="0.246cm" svg:height="0.289cm" svg:x="8.033cm" svg:y="7.3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9.025cm" svg:x2="13.843cm" svg:y2="9.025cm">
          <text:p/>
        </draw:line>
        <draw:path draw:style-name="gr3" draw:text-style-name="P3" draw:layer="layout" svg:width="0.214cm" svg:height="0.211cm" svg:x="7.807cm" svg:y="9.302cm" svg:viewBox="0 0 215 212" svg:d="M107 212c58 0 108-49 108-107 0-59-50-105-108-105s-107 46-107 105c0 58 49 107 107 107z">
          <text:p/>
        </draw:path>
        <draw:path draw:style-name="gr4" draw:text-style-name="P4" draw:layer="layout" svg:width="0.236cm" svg:height="0.235cm" svg:x="7.796cm" svg:y="9.29cm" svg:viewBox="0 0 237 236" svg:d="M119 236c-65 0-119-54-119-120 0-64 54-116 119-116 66 0 118 52 118 116 0 66-52 120-118 120zM119 24c-51 0-93 40-93 92s42 93 93 93c52 0 92-41 92-93s-40-92-92-92z">
          <text:p/>
        </draw:path>
        <draw:frame draw:style-name="gr12" draw:text-style-name="P8" draw:layer="layout" svg:width="0.246cm" svg:height="0.289cm" svg:x="8.033cm" svg:y="7.81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9.519cm" svg:x2="13.843cm" svg:y2="9.519cm">
          <text:p/>
        </draw:line>
        <draw:path draw:style-name="gr3" draw:text-style-name="P3" draw:layer="layout" svg:width="0.214cm" svg:height="0.211cm" svg:x="7.807cm" svg:y="9.796cm" svg:viewBox="0 0 215 212" svg:d="M107 212c58 0 108-47 108-107 0-58-50-105-108-105s-107 47-107 105c0 60 49 107 107 107z">
          <text:p/>
        </draw:path>
        <draw:path draw:style-name="gr4" draw:text-style-name="P4" draw:layer="layout" svg:width="0.236cm" svg:height="0.235cm" svg:x="7.796cm" svg:y="9.784cm" svg:viewBox="0 0 237 236" svg:d="M119 236c-65 0-119-54-119-120 0-64 54-116 119-116 66 0 118 52 118 116 0 66-52 120-118 120zM119 23c-51 0-93 43-93 93 0 52 42 94 93 94 52 0 92-42 92-94 0-50-40-93-92-93z">
          <text:p/>
        </draw:path>
        <draw:frame draw:style-name="gr12" draw:text-style-name="P8" draw:layer="layout" svg:width="0.246cm" svg:height="0.289cm" svg:x="8.033cm" svg:y="8.30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0.012cm" svg:x2="13.843cm" svg:y2="10.012cm">
          <text:p/>
        </draw:line>
        <draw:path draw:style-name="gr3" draw:text-style-name="P3" draw:layer="layout" svg:width="0.214cm" svg:height="0.211cm" svg:x="7.807cm" svg:y="10.289cm" svg:viewBox="0 0 215 212" svg:d="M107 212c58 0 108-46 108-105 0-60-50-107-108-107s-107 47-107 107c0 59 49 105 107 105z">
          <text:p/>
        </draw:path>
        <draw:path draw:style-name="gr4" draw:text-style-name="P4" draw:layer="layout" svg:width="0.236cm" svg:height="0.234cm" svg:x="7.796cm" svg:y="10.278cm" svg:viewBox="0 0 237 235" svg:d="M119 235c-65 0-119-52-119-120 0-63 54-115 119-115 66 0 118 52 118 115 0 68-52 120-118 120zM119 25c-51 0-93 41-93 90 0 54 42 97 93 97 52 0 92-43 92-97 0-49-40-90-92-90z">
          <text:p/>
        </draw:path>
        <draw:frame draw:style-name="gr12" draw:text-style-name="P8" draw:layer="layout" svg:width="0.246cm" svg:height="0.289cm" svg:x="8.033cm" svg:y="8.80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0.508cm" svg:x2="13.843cm" svg:y2="10.508cm">
          <text:p/>
        </draw:line>
        <draw:path draw:style-name="gr3" draw:text-style-name="P3" draw:layer="layout" svg:width="0.214cm" svg:height="0.211cm" svg:x="7.807cm" svg:y="10.783cm" svg:viewBox="0 0 215 212" svg:d="M107 212c58 0 108-47 108-104 0-61-50-108-108-108s-107 47-107 108c0 57 49 104 107 104z">
          <text:p/>
        </draw:path>
        <draw:path draw:style-name="gr4" draw:text-style-name="P4" draw:layer="layout" svg:width="0.236cm" svg:height="0.235cm" svg:x="7.796cm" svg:y="10.771cm" svg:viewBox="0 0 237 236" svg:d="M119 236c-65 0-119-52-119-117 0-67 54-119 119-119 66 0 118 52 118 119 0 65-52 117-118 117zM119 26c-51 0-93 41-93 93 0 53 42 93 93 93 52 0 92-40 92-93 0-52-40-93-92-93z">
          <text:p/>
        </draw:path>
        <draw:frame draw:style-name="gr12" draw:text-style-name="P8" draw:layer="layout" svg:width="0.246cm" svg:height="0.289cm" svg:x="8.033cm" svg:y="9.29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1.002cm" svg:x2="13.843cm" svg:y2="11.002cm">
          <text:p/>
        </draw:line>
        <draw:path draw:style-name="gr3" draw:text-style-name="P3" draw:layer="layout" svg:width="0.214cm" svg:height="0.211cm" svg:x="7.807cm" svg:y="11.277cm" svg:viewBox="0 0 215 212" svg:d="M107 212c58 0 108-47 108-105s-50-107-108-107-107 49-107 107 49 105 107 105z">
          <text:p/>
        </draw:path>
        <draw:path draw:style-name="gr4" draw:text-style-name="P4" draw:layer="layout" svg:width="0.236cm" svg:height="0.237cm" svg:x="7.796cm" svg:y="11.265cm" svg:viewBox="0 0 237 238" svg:d="M119 238c-65 0-119-52-119-120 0-66 54-118 119-118 66 0 118 52 118 118 0 68-52 120-118 120zM119 26c-51 0-93 40-93 92s42 94 93 94c52 0 92-42 92-94s-40-92-92-92z">
          <text:p/>
        </draw:path>
        <draw:frame draw:style-name="gr12" draw:text-style-name="P8" draw:layer="layout" svg:width="0.246cm" svg:height="0.289cm" svg:x="8.033cm" svg:y="9.7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1.496cm" svg:x2="13.843cm" svg:y2="11.496cm">
          <text:p/>
        </draw:line>
        <draw:path draw:style-name="gr3" draw:text-style-name="P3" draw:layer="layout" svg:width="0.214cm" svg:height="0.211cm" svg:x="7.807cm" svg:y="11.77cm" svg:viewBox="0 0 215 212" svg:d="M107 212c58 0 108-46 108-104 0-59-50-108-108-108s-107 49-107 108c0 58 49 104 107 104z">
          <text:p/>
        </draw:path>
        <draw:path draw:style-name="gr4" draw:text-style-name="P4" draw:layer="layout" svg:width="0.236cm" svg:height="0.236cm" svg:x="7.796cm" svg:y="11.759cm" svg:viewBox="0 0 237 237" svg:d="M119 237c-65 0-119-54-119-119 0-66 54-118 119-118 66 0 118 52 118 118 0 65-52 119-118 119zM119 26c-51 0-93 42-93 92 0 53 42 93 93 93 52 0 92-40 92-93 0-50-40-92-92-92z">
          <text:p/>
        </draw:path>
        <draw:frame draw:style-name="gr12" draw:text-style-name="P8" draw:layer="layout" svg:width="0.246cm" svg:height="0.289cm" svg:x="8.033cm" svg:y="10.28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1.989cm" svg:x2="13.843cm" svg:y2="11.989cm">
          <text:p/>
        </draw:line>
        <draw:path draw:style-name="gr3" draw:text-style-name="P3" draw:layer="layout" svg:width="0.214cm" svg:height="0.209cm" svg:x="7.807cm" svg:y="12.266cm" svg:viewBox="0 0 215 210" svg:d="M107 210c58 0 108-48 108-106 0-57-50-104-108-104s-107 47-107 104c0 58 49 106 107 106z">
          <text:p/>
        </draw:path>
        <draw:path draw:style-name="gr4" draw:text-style-name="P4" draw:layer="layout" svg:width="0.236cm" svg:height="0.237cm" svg:x="7.796cm" svg:y="12.252cm" svg:viewBox="0 0 237 238" svg:d="M119 238c-65 0-119-53-119-120 0-63 54-118 119-118 66 0 118 55 118 118 0 67-52 120-118 120zM119 26c-51 0-93 43-93 92 0 52 42 94 93 94 52 0 92-42 92-94 0-49-40-92-92-92z">
          <text:p/>
        </draw:path>
        <draw:frame draw:style-name="gr12" draw:text-style-name="P8" draw:layer="layout" svg:width="0.246cm" svg:height="0.289cm" svg:x="8.033cm" svg:y="10.77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2.483cm" svg:x2="13.843cm" svg:y2="12.483cm">
          <text:p/>
        </draw:line>
        <draw:path draw:style-name="gr3" draw:text-style-name="P3" draw:layer="layout" svg:width="0.211cm" svg:height="0.211cm" svg:x="14.411cm" svg:y="6.338cm" svg:viewBox="0 0 212 212" svg:d="M104 212c60 0 108-47 108-104 0-59-48-108-108-108-58 0-104 49-104 108 0 57 46 104 104 104z">
          <text:p/>
        </draw:path>
        <draw:path draw:style-name="gr4" draw:text-style-name="P4" draw:layer="layout" svg:width="0.236cm" svg:height="0.235cm" svg:x="14.397cm" svg:y="6.326cm" svg:viewBox="0 0 237 236" svg:d="M119 236c-65 0-119-52-119-117 0-67 54-119 119-119 64 0 118 52 118 119 0 65-54 117-118 117zM119 26c-53 0-93 41-93 93 0 53 40 93 93 93 50 0 92-40 92-93 0-52-42-93-92-93z">
          <text:p/>
        </draw:path>
        <draw:frame draw:style-name="gr12" draw:text-style-name="P8" draw:layer="layout" svg:width="0.246cm" svg:height="0.289cm" svg:x="8.033cm" svg:y="11.27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6.557cm" svg:x2="20.446cm" svg:y2="6.557cm">
          <text:p/>
        </draw:line>
        <draw:path draw:style-name="gr3" draw:text-style-name="P3" draw:layer="layout" svg:width="0.211cm" svg:height="0.211cm" svg:x="14.411cm" svg:y="6.832cm" svg:viewBox="0 0 212 212" svg:d="M104 212c60 0 108-47 108-105s-48-107-108-107c-58 0-104 49-104 107s46 105 104 105z">
          <text:p/>
        </draw:path>
        <draw:path draw:style-name="gr4" draw:text-style-name="P4" draw:layer="layout" svg:width="0.236cm" svg:height="0.237cm" svg:x="14.397cm" svg:y="6.82cm" svg:viewBox="0 0 237 238" svg:d="M119 238c-65 0-119-52-119-120 0-66 54-118 119-118 64 0 118 52 118 118 0 68-54 120-118 120zM119 26c-53 0-93 40-93 92 0 53 40 94 93 94 50 0 92-41 92-94 0-52-42-92-92-92z">
          <text:p/>
        </draw:path>
        <draw:frame draw:style-name="gr12" draw:text-style-name="P8" draw:layer="layout" svg:width="0.246cm" svg:height="0.289cm" svg:x="8.033cm" svg:y="11.76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7.051cm" svg:x2="20.446cm" svg:y2="7.051cm">
          <text:p/>
        </draw:line>
        <draw:path draw:style-name="gr3" draw:text-style-name="P3" draw:layer="layout" svg:width="0.211cm" svg:height="0.211cm" svg:x="14.411cm" svg:y="7.325cm" svg:viewBox="0 0 212 212" svg:d="M104 212c60 0 108-46 108-105 0-58-48-107-108-107-58 0-104 49-104 107 0 59 46 105 104 105z">
          <text:p/>
        </draw:path>
        <draw:path draw:style-name="gr4" draw:text-style-name="P4" draw:layer="layout" svg:width="0.236cm" svg:height="0.236cm" svg:x="14.397cm" svg:y="7.314cm" svg:viewBox="0 0 237 237" svg:d="M119 237c-65 0-119-54-119-119 0-66 54-118 119-118 64 0 118 52 118 118 0 65-54 119-118 119zM119 26c-53 0-93 42-93 92 0 53 40 93 93 93 50 0 92-40 92-93 0-50-42-92-92-92z">
          <text:p/>
        </draw:path>
        <draw:frame draw:style-name="gr12" draw:text-style-name="P8" draw:layer="layout" svg:width="0.246cm" svg:height="0.289cm" svg:x="8.033cm" svg:y="12.25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7.544cm" svg:x2="20.446cm" svg:y2="7.544cm">
          <text:p/>
        </draw:line>
        <draw:path draw:style-name="gr3" draw:text-style-name="P3" draw:layer="layout" svg:width="0.211cm" svg:height="0.209cm" svg:x="14.411cm" svg:y="7.821cm" svg:viewBox="0 0 212 210" svg:d="M104 210c60 0 108-47 108-104 0-58-48-106-108-106-58 0-104 48-104 106 0 57 46 104 104 104z">
          <text:p/>
        </draw:path>
        <draw:path draw:style-name="gr4" draw:text-style-name="P4" draw:layer="layout" svg:width="0.236cm" svg:height="0.237cm" svg:x="14.397cm" svg:y="7.807cm" svg:viewBox="0 0 237 238" svg:d="M119 238c-65 0-119-52-119-119 0-64 54-119 119-119 64 0 118 55 118 119 0 67-54 119-118 119zM119 26c-53 0-93 43-93 93 0 52 40 93 93 93 50 0 92-41 92-93 0-50-42-93-92-93z">
          <text:p/>
        </draw:path>
        <draw:frame draw:style-name="gr12" draw:text-style-name="P8" draw:layer="layout" svg:width="0.246cm" svg:height="0.289cm" svg:x="14.633cm" svg:y="6.33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8.038cm" svg:x2="20.446cm" svg:y2="8.038cm">
          <text:p/>
        </draw:line>
        <draw:path draw:style-name="gr3" draw:text-style-name="P3" draw:layer="layout" svg:width="0.211cm" svg:height="0.211cm" svg:x="14.411cm" svg:y="8.315cm" svg:viewBox="0 0 212 212" svg:d="M104 212c60 0 108-50 108-108s-48-104-108-104c-58 0-104 46-104 104s46 108 104 108z">
          <text:p/>
        </draw:path>
        <draw:path draw:style-name="gr4" draw:text-style-name="P4" draw:layer="layout" svg:width="0.236cm" svg:height="0.236cm" svg:x="14.397cm" svg:y="8.301cm" svg:viewBox="0 0 237 237" svg:d="M119 237c-65 0-119-52-119-118 0-64 54-119 119-119 64 0 118 55 118 119 0 66-54 118-118 118zM119 26c-53 0-93 43-93 93 0 52 40 93 93 93 50 0 92-41 92-93 0-50-42-93-92-93z">
          <text:p/>
        </draw:path>
        <draw:frame draw:style-name="gr12" draw:text-style-name="P8" draw:layer="layout" svg:width="0.246cm" svg:height="0.289cm" svg:x="14.633cm" svg:y="6.82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8.532cm" svg:x2="20.446cm" svg:y2="8.532cm">
          <text:p/>
        </draw:line>
        <draw:path draw:style-name="gr3" draw:text-style-name="P3" draw:layer="layout" svg:width="0.211cm" svg:height="0.21cm" svg:x="14.411cm" svg:y="8.809cm" svg:viewBox="0 0 212 211" svg:d="M104 211c60 0 108-48 108-107 0-58-48-104-108-104-58 0-104 46-104 104 0 59 46 107 104 107z">
          <text:p/>
        </draw:path>
        <draw:path draw:style-name="gr4" draw:text-style-name="P4" draw:layer="layout" svg:width="0.236cm" svg:height="0.237cm" svg:x="14.397cm" svg:y="8.794cm" svg:viewBox="0 0 237 238" svg:d="M119 238c-65 0-119-54-119-118 0-65 54-120 119-120 64 0 118 55 118 120 0 64-54 118-118 118zM119 26c-53 0-93 42-93 94s40 92 93 92c50 0 92-40 92-92s-42-94-92-94z">
          <text:p/>
        </draw:path>
        <draw:frame draw:style-name="gr12" draw:text-style-name="P8" draw:layer="layout" svg:width="0.246cm" svg:height="0.289cm" svg:x="14.633cm" svg:y="7.3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9.025cm" svg:x2="20.446cm" svg:y2="9.025cm">
          <text:p/>
        </draw:line>
        <draw:path draw:style-name="gr3" draw:text-style-name="P3" draw:layer="layout" svg:width="0.211cm" svg:height="0.211cm" svg:x="14.411cm" svg:y="9.302cm" svg:viewBox="0 0 212 212" svg:d="M104 212c60 0 108-49 108-107 0-59-48-105-108-105-58 0-104 46-104 105 0 58 46 107 104 107z">
          <text:p/>
        </draw:path>
        <draw:path draw:style-name="gr4" draw:text-style-name="P4" draw:layer="layout" svg:width="0.236cm" svg:height="0.235cm" svg:x="14.397cm" svg:y="9.29cm" svg:viewBox="0 0 237 236" svg:d="M119 236c-65 0-119-54-119-120 0-64 54-116 119-116 64 0 118 52 118 116 0 66-54 120-118 120zM119 24c-53 0-93 40-93 92s40 93 93 93c50 0 92-41 92-93s-42-92-92-92z">
          <text:p/>
        </draw:path>
        <draw:frame draw:style-name="gr12" draw:text-style-name="P8" draw:layer="layout" svg:width="0.246cm" svg:height="0.289cm" svg:x="14.633cm" svg:y="7.81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9.519cm" svg:x2="20.446cm" svg:y2="9.519cm">
          <text:p/>
        </draw:line>
        <draw:path draw:style-name="gr3" draw:text-style-name="P3" draw:layer="layout" svg:width="0.211cm" svg:height="0.211cm" svg:x="14.411cm" svg:y="9.796cm" svg:viewBox="0 0 212 212" svg:d="M104 212c60 0 108-47 108-107 0-58-48-105-108-105-58 0-104 47-104 105 0 60 46 107 104 107z">
          <text:p/>
        </draw:path>
        <draw:path draw:style-name="gr4" draw:text-style-name="P4" draw:layer="layout" svg:width="0.236cm" svg:height="0.235cm" svg:x="14.397cm" svg:y="9.784cm" svg:viewBox="0 0 237 236" svg:d="M119 236c-65 0-119-54-119-120 0-64 54-116 119-116 64 0 118 52 118 116 0 66-54 120-118 120zM119 23c-53 0-93 43-93 93 0 52 40 94 93 94 50 0 92-42 92-94 0-50-42-93-92-93z">
          <text:p/>
        </draw:path>
        <draw:frame draw:style-name="gr12" draw:text-style-name="P8" draw:layer="layout" svg:width="0.246cm" svg:height="0.289cm" svg:x="14.633cm" svg:y="8.30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0.012cm" svg:x2="20.446cm" svg:y2="10.012cm">
          <text:p/>
        </draw:line>
        <draw:path draw:style-name="gr3" draw:text-style-name="P3" draw:layer="layout" svg:width="0.211cm" svg:height="0.211cm" svg:x="14.411cm" svg:y="10.289cm" svg:viewBox="0 0 212 212" svg:d="M104 212c60 0 108-46 108-105 0-60-48-107-108-107-58 0-104 47-104 107 0 59 46 105 104 105z">
          <text:p/>
        </draw:path>
        <draw:path draw:style-name="gr4" draw:text-style-name="P4" draw:layer="layout" svg:width="0.236cm" svg:height="0.234cm" svg:x="14.397cm" svg:y="10.278cm" svg:viewBox="0 0 237 235" svg:d="M119 235c-65 0-119-52-119-120 0-63 54-115 119-115 64 0 118 52 118 115 0 68-54 120-118 120zM119 25c-53 0-93 41-93 90 0 54 40 97 93 97 50 0 92-43 92-97 0-49-42-90-92-90z">
          <text:p/>
        </draw:path>
        <draw:frame draw:style-name="gr12" draw:text-style-name="P8" draw:layer="layout" svg:width="0.246cm" svg:height="0.289cm" svg:x="14.633cm" svg:y="8.80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0.508cm" svg:x2="20.446cm" svg:y2="10.508cm">
          <text:p/>
        </draw:line>
        <draw:path draw:style-name="gr3" draw:text-style-name="P3" draw:layer="layout" svg:width="0.211cm" svg:height="0.211cm" svg:x="14.411cm" svg:y="12.327cm" svg:viewBox="0 0 212 212" svg:d="M104 212c60 0 108-47 108-107 0-58-48-105-108-105-58 0-104 47-104 105 0 60 46 107 104 107z">
          <text:p/>
        </draw:path>
        <draw:path draw:style-name="gr4" draw:text-style-name="P4" draw:layer="layout" svg:width="0.236cm" svg:height="0.235cm" svg:x="14.397cm" svg:y="12.315cm" svg:viewBox="0 0 237 236" svg:d="M119 236c-65 0-119-53-119-119 0-63 54-117 119-117 64 0 118 54 118 117 0 66-54 119-118 119zM119 25c-53 0-93 43-93 92 0 52 40 95 93 95 50 0 92-43 92-95 0-49-42-92-92-92z">
          <text:p/>
        </draw:path>
        <draw:frame draw:style-name="gr12" draw:text-style-name="P8" draw:layer="layout" svg:width="0.246cm" svg:height="0.289cm" svg:x="14.633cm" svg:y="9.29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2.544cm" svg:x2="20.446cm" svg:y2="12.544cm">
          <text:p/>
        </draw:line>
        <draw:path draw:style-name="gr3" draw:text-style-name="P3" draw:layer="layout" svg:width="0.211cm" svg:height="0.21cm" svg:x="14.411cm" svg:y="12.821cm" svg:viewBox="0 0 212 211" svg:d="M104 211c60 0 108-46 108-103 0-60-48-108-108-108-58 0-104 48-104 108 0 57 46 103 104 103z">
          <text:p/>
        </draw:path>
        <draw:path draw:style-name="gr4" draw:text-style-name="P4" draw:layer="layout" svg:width="0.236cm" svg:height="0.237cm" svg:x="14.397cm" svg:y="12.809cm" svg:viewBox="0 0 237 238" svg:d="M119 238c-65 0-119-55-119-121 0-65 54-117 119-117 64 0 118 52 118 117 0 66-54 121-118 121zM119 23c-53 0-93 45-93 94 0 52 40 95 93 95 50 0 92-43 92-95 0-49-42-94-92-94z">
          <text:p/>
        </draw:path>
        <draw:frame draw:style-name="gr12" draw:text-style-name="P8" draw:layer="layout" svg:width="0.246cm" svg:height="0.289cm" svg:x="14.633cm" svg:y="9.7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3.037cm" svg:x2="20.446cm" svg:y2="13.037cm">
          <text:p/>
        </draw:line>
        <draw:path draw:style-name="gr3" draw:text-style-name="P3" draw:layer="layout" svg:width="0.211cm" svg:height="0.211cm" svg:x="14.411cm" svg:y="13.314cm" svg:viewBox="0 0 212 212" svg:d="M104 212c60 0 108-46 108-106 0-59-48-106-108-106-58 0-104 47-104 106 0 60 46 106 104 106z">
          <text:p/>
        </draw:path>
        <draw:path draw:style-name="gr4" draw:text-style-name="P4" draw:layer="layout" svg:width="0.236cm" svg:height="0.236cm" svg:x="14.397cm" svg:y="13.303cm" svg:viewBox="0 0 237 237" svg:d="M119 237c-65 0-119-54-119-120 0-64 54-117 119-117 64 0 118 53 118 117 0 66-54 120-118 120zM119 25c-53 0-93 42-93 92 0 52 40 94 93 94 50 0 92-42 92-94 0-50-42-92-92-92z">
          <text:p/>
        </draw:path>
        <draw:frame draw:style-name="gr12" draw:text-style-name="P8" draw:layer="layout" svg:width="0.246cm" svg:height="0.289cm" svg:x="14.633cm" svg:y="10.28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3.533cm" svg:x2="20.446cm" svg:y2="13.533cm">
          <text:p/>
        </draw:line>
        <draw:path draw:style-name="gr3" draw:text-style-name="P3" draw:layer="layout" svg:width="0.211cm" svg:height="0.211cm" svg:x="14.411cm" svg:y="13.808cm" svg:viewBox="0 0 212 212" svg:d="M104 212c60 0 108-47 108-104 0-59-48-108-108-108-58 0-104 49-104 108 0 57 46 104 104 104z">
          <text:p/>
        </draw:path>
        <draw:path draw:style-name="gr4" draw:text-style-name="P4" draw:layer="layout" svg:width="0.236cm" svg:height="0.237cm" svg:x="14.397cm" svg:y="13.796cm" svg:viewBox="0 0 237 238" svg:d="M119 238c-65 0-119-54-119-118 0-68 54-120 119-120 64 0 118 52 118 120 0 64-54 118-118 118zM119 26c-53 0-93 41-93 94 0 52 40 92 93 92 50 0 92-40 92-92 0-53-42-94-92-94z">
          <text:p/>
        </draw:path>
        <draw:frame draw:style-name="gr12" draw:text-style-name="P8" draw:layer="layout" svg:width="0.246cm" svg:height="0.289cm" svg:x="14.633cm" svg:y="12.31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4.027cm" svg:x2="20.446cm" svg:y2="14.027cm">
          <text:p/>
        </draw:line>
        <draw:path draw:style-name="gr3" draw:text-style-name="P3" draw:layer="layout" svg:width="0.211cm" svg:height="0.212cm" svg:x="14.411cm" svg:y="14.301cm" svg:viewBox="0 0 212 213" svg:d="M104 213c60 0 108-47 108-106 0-57-48-107-108-107-58 0-104 50-104 107 0 59 46 106 104 106z">
          <text:p/>
        </draw:path>
        <draw:path draw:style-name="gr4" draw:text-style-name="P4" draw:layer="layout" svg:width="0.236cm" svg:height="0.237cm" svg:x="14.397cm" svg:y="14.29cm" svg:viewBox="0 0 237 238" svg:d="M119 238c-65 0-119-53-119-120 0-66 54-118 119-118 64 0 118 52 118 118 0 67-54 120-118 120zM119 26c-53 0-93 40-93 92s40 93 93 93c50 0 92-41 92-93s-42-92-92-92z">
          <text:p/>
        </draw:path>
        <draw:frame draw:style-name="gr12" draw:text-style-name="P8" draw:layer="layout" svg:width="0.246cm" svg:height="0.289cm" svg:x="14.633cm" svg:y="12.81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4.521cm" svg:x2="20.446cm" svg:y2="14.521cm">
          <text:p/>
        </draw:line>
        <draw:path draw:style-name="gr3" draw:text-style-name="P3" draw:layer="layout" svg:width="0.211cm" svg:height="0.212cm" svg:x="14.411cm" svg:y="14.797cm" svg:viewBox="0 0 212 213" svg:d="M104 213c60 0 108-49 108-107 0-59-48-106-108-106-58 0-104 47-104 106 0 58 46 107 104 107z">
          <text:p/>
        </draw:path>
        <draw:path draw:style-name="gr4" draw:text-style-name="P4" draw:layer="layout" svg:width="0.236cm" svg:height="0.237cm" svg:x="14.397cm" svg:y="14.783cm" svg:viewBox="0 0 237 238" svg:d="M119 238c-65 0-119-52-119-118 0-67 54-120 119-120 64 0 118 53 118 120 0 66-54 118-118 118zM119 26c-53 0-93 42-93 94s40 92 93 92c50 0 92-40 92-92s-42-94-92-94z">
          <text:p/>
        </draw:path>
        <draw:frame draw:style-name="gr12" draw:text-style-name="P8" draw:layer="layout" svg:width="0.246cm" svg:height="0.289cm" svg:x="14.633cm" svg:y="13.311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5.014cm" svg:x2="20.446cm" svg:y2="15.014cm">
          <text:p/>
        </draw:line>
        <draw:path draw:style-name="gr3" draw:text-style-name="P3" draw:layer="layout" svg:width="0.211cm" svg:height="0.211cm" svg:x="14.411cm" svg:y="15.291cm" svg:viewBox="0 0 212 212" svg:d="M104 212c60 0 108-48 108-107 0-57-48-105-108-105-58 0-104 48-104 105 0 59 46 107 104 107z">
          <text:p/>
        </draw:path>
        <draw:path draw:style-name="gr4" draw:text-style-name="P4" draw:layer="layout" svg:width="0.236cm" svg:height="0.237cm" svg:x="14.397cm" svg:y="15.277cm" svg:viewBox="0 0 237 238" svg:d="M119 238c-65 0-119-52-119-119 0-63 54-119 119-119 64 0 118 56 118 119 0 67-54 119-118 119zM119 27c-53 0-93 43-93 92 0 52 40 93 93 93 50 0 92-41 92-93 0-49-42-92-92-92z">
          <text:p/>
        </draw:path>
        <draw:frame draw:style-name="gr12" draw:text-style-name="P8" draw:layer="layout" svg:width="0.246cm" svg:height="0.289cm" svg:x="14.633cm" svg:y="13.80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5.508cm" svg:x2="20.446cm" svg:y2="15.508cm">
          <text:p/>
        </draw:line>
        <draw:path draw:style-name="gr3" draw:text-style-name="P3" draw:layer="layout" svg:width="0.211cm" svg:height="0.211cm" svg:x="14.411cm" svg:y="15.785cm" svg:viewBox="0 0 212 212" svg:d="M104 212c60 0 108-49 108-107 0-59-48-105-108-105-58 0-104 46-104 105 0 58 46 107 104 107z">
          <text:p/>
        </draw:path>
        <draw:path draw:style-name="gr4" draw:text-style-name="P4" draw:layer="layout" svg:width="0.236cm" svg:height="0.236cm" svg:x="14.397cm" svg:y="15.771cm" svg:viewBox="0 0 237 237" svg:d="M119 237c-65 0-119-52-119-117 0-66 54-120 119-120 64 0 118 54 118 120 0 65-54 117-118 117zM119 26c-53 0-93 43-93 94s40 92 93 92c50 0 92-41 92-92s-42-94-92-94z">
          <text:p/>
        </draw:path>
        <draw:frame draw:style-name="gr12" draw:text-style-name="P8" draw:layer="layout" svg:width="0.246cm" svg:height="0.289cm" svg:x="14.633cm" svg:y="14.29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6.002cm" svg:x2="20.446cm" svg:y2="16.002cm">
          <text:p/>
        </draw:line>
        <draw:path draw:style-name="gr3" draw:text-style-name="P3" draw:layer="layout" svg:width="0.211cm" svg:height="0.21cm" svg:x="14.411cm" svg:y="16.279cm" svg:viewBox="0 0 212 211" svg:d="M104 211c60 0 108-50 108-107 0-58-48-104-108-104-58 0-104 46-104 104 0 57 46 107 104 107z">
          <text:p/>
        </draw:path>
        <draw:path draw:style-name="gr4" draw:text-style-name="P4" draw:layer="layout" svg:width="0.236cm" svg:height="0.237cm" svg:x="14.397cm" svg:y="16.264cm" svg:viewBox="0 0 237 238" svg:d="M119 238c-65 0-119-52-119-119 0-64 54-119 119-119 64 0 118 55 118 119 0 67-54 119-118 119zM119 26c-53 0-93 43-93 93 0 52 40 93 93 93 50 0 92-41 92-93 0-50-42-93-92-93z">
          <text:p/>
        </draw:path>
        <draw:frame draw:style-name="gr12" draw:text-style-name="P8" draw:layer="layout" svg:width="0.246cm" svg:height="0.289cm" svg:x="14.633cm" svg:y="14.79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6.495cm" svg:x2="20.446cm" svg:y2="16.495cm">
          <text:p/>
        </draw:line>
        <draw:path draw:style-name="gr3" draw:text-style-name="P3" draw:layer="layout" svg:width="0.211cm" svg:height="0.212cm" svg:x="14.411cm" svg:y="18.316cm" svg:viewBox="0 0 212 213" svg:d="M104 213c60 0 108-47 108-106 0-58-48-107-108-107-58 0-104 49-104 107 0 59 46 106 104 106z">
          <text:p/>
        </draw:path>
        <draw:path draw:style-name="gr4" draw:text-style-name="P4" draw:layer="layout" svg:width="0.236cm" svg:height="0.237cm" svg:x="14.397cm" svg:y="18.305cm" svg:viewBox="0 0 237 238" svg:d="M119 238c-65 0-119-56-119-120 0-66 54-118 119-118 64 0 118 52 118 118 0 64-54 120-118 120zM119 26c-53 0-93 40-93 92s40 93 93 93c50 0 92-41 92-93s-42-92-92-92z">
          <text:p/>
        </draw:path>
        <draw:frame draw:style-name="gr12" draw:text-style-name="P8" draw:layer="layout" svg:width="0.246cm" svg:height="0.289cm" svg:x="14.633cm" svg:y="15.28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8.536cm" svg:x2="20.446cm" svg:y2="18.536cm">
          <text:p/>
        </draw:line>
        <draw:path draw:style-name="gr3" draw:text-style-name="P3" draw:layer="layout" svg:width="0.211cm" svg:height="0.209cm" svg:x="14.411cm" svg:y="18.812cm" svg:viewBox="0 0 212 210" svg:d="M104 210c60 0 108-47 108-104 0-59-48-106-108-106-58 0-104 47-104 106 0 57 46 104 104 104z">
          <text:p/>
        </draw:path>
        <draw:path draw:style-name="gr4" draw:text-style-name="P4" draw:layer="layout" svg:width="0.236cm" svg:height="0.237cm" svg:x="14.397cm" svg:y="18.798cm" svg:viewBox="0 0 237 238" svg:d="M119 238c-65 0-119-55-119-118 0-64 54-120 119-120 64 0 118 56 118 120 0 63-54 118-118 118zM119 26c-53 0-93 44-93 94 0 51 40 92 93 92 50 0 92-41 92-92 0-50-42-94-92-94z">
          <text:p/>
        </draw:path>
        <draw:frame draw:style-name="gr12" draw:text-style-name="P8" draw:layer="layout" svg:width="0.246cm" svg:height="0.289cm" svg:x="14.633cm" svg:y="15.7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9.029cm" svg:x2="20.446cm" svg:y2="19.029cm">
          <text:p/>
        </draw:line>
        <draw:path draw:style-name="gr3" draw:text-style-name="P3" draw:layer="layout" svg:width="0.211cm" svg:height="0.209cm" svg:x="14.411cm" svg:y="19.306cm" svg:viewBox="0 0 212 210" svg:d="M104 210c60 0 108-47 108-105 0-57-48-105-108-105-58 0-104 48-104 105 0 58 46 105 104 105z">
          <text:p/>
        </draw:path>
        <draw:path draw:style-name="gr4" draw:text-style-name="P4" draw:layer="layout" svg:width="0.236cm" svg:height="0.237cm" svg:x="14.397cm" svg:y="19.292cm" svg:viewBox="0 0 237 238" svg:d="M119 238c-65 0-119-52-119-119 0-63 54-119 119-119 64 0 118 56 118 119 0 67-54 119-118 119zM119 27c-53 0-93 43-93 92 0 52 40 93 93 93 50 0 92-41 92-93 0-49-42-92-92-92z">
          <text:p/>
        </draw:path>
        <draw:frame draw:style-name="gr12" draw:text-style-name="P8" draw:layer="layout" svg:width="0.246cm" svg:height="0.289cm" svg:x="14.633cm" svg:y="16.2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19.523cm" svg:x2="20.446cm" svg:y2="19.523cm">
          <text:p/>
        </draw:line>
        <draw:path draw:style-name="gr3" draw:text-style-name="P3" draw:layer="layout" svg:width="0.211cm" svg:height="0.211cm" svg:x="14.411cm" svg:y="19.8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6cm" svg:x="14.397cm" svg:y="19.786cm" svg:viewBox="0 0 237 237" svg:d="M119 237c-65 0-119-54-119-119 0-64 54-118 119-118 64 0 118 54 118 118 0 65-54 119-118 119zM119 26c-53 0-93 42-93 92 0 53 40 93 93 93 50 0 92-40 92-93 0-50-42-92-92-92z">
          <text:p/>
        </draw:path>
        <draw:frame draw:style-name="gr12" draw:text-style-name="P8" draw:layer="layout" svg:width="0.246cm" svg:height="0.289cm" svg:x="14.633cm" svg:y="18.30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0.016cm" svg:x2="20.446cm" svg:y2="20.016cm">
          <text:p/>
        </draw:line>
        <draw:path draw:style-name="gr3" draw:text-style-name="P3" draw:layer="layout" svg:width="0.211cm" svg:height="0.211cm" svg:x="14.411cm" svg:y="20.293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7cm" svg:x="14.397cm" svg:y="20.279cm" svg:viewBox="0 0 237 238" svg:d="M119 238c-65 0-119-52-119-120 0-63 54-118 119-118 64 0 118 55 118 118 0 68-54 120-118 120zM119 26c-53 0-93 40-93 92 0 53 40 94 93 94 50 0 92-41 92-94 0-52-42-92-92-92z">
          <text:p/>
        </draw:path>
        <draw:frame draw:style-name="gr12" draw:text-style-name="P8" draw:layer="layout" svg:width="0.246cm" svg:height="0.289cm" svg:x="14.633cm" svg:y="18.80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0.51cm" svg:x2="20.446cm" svg:y2="20.51cm">
          <text:p/>
        </draw:line>
        <draw:path draw:style-name="gr3" draw:text-style-name="P3" draw:layer="layout" svg:width="0.211cm" svg:height="0.211cm" svg:x="14.411cm" svg:y="20.787cm" svg:viewBox="0 0 212 212" svg:d="M104 212c60 0 108-47 108-106 0-60-48-106-108-106-58 0-104 46-104 106 0 59 46 106 104 106z">
          <text:p/>
        </draw:path>
        <draw:path draw:style-name="gr4" draw:text-style-name="P4" draw:layer="layout" svg:width="0.236cm" svg:height="0.235cm" svg:x="14.397cm" svg:y="20.775cm" svg:viewBox="0 0 237 236" svg:d="M119 236c-65 0-119-53-119-119 0-63 54-117 119-117 64 0 118 54 118 117 0 66-54 119-118 119zM119 25c-53 0-93 43-93 92 0 52 40 93 93 93 50 0 92-41 92-93 0-49-42-92-92-92z">
          <text:p/>
        </draw:path>
        <draw:frame draw:style-name="gr12" draw:text-style-name="P8" draw:layer="layout" svg:width="0.246cm" svg:height="0.289cm" svg:x="14.633cm" svg:y="19.29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1.004cm" svg:x2="20.446cm" svg:y2="21.004cm">
          <text:p/>
        </draw:line>
        <draw:path draw:style-name="gr3" draw:text-style-name="P3" draw:layer="layout" svg:width="0.211cm" svg:height="0.21cm" svg:x="14.411cm" svg:y="21.281cm" svg:viewBox="0 0 212 211" svg:d="M104 211c60 0 108-46 108-106 0-58-48-105-108-105-58 0-104 47-104 105 0 60 46 106 104 106z">
          <text:p/>
        </draw:path>
        <draw:path draw:style-name="gr4" draw:text-style-name="P4" draw:layer="layout" svg:width="0.236cm" svg:height="0.234cm" svg:x="14.397cm" svg:y="21.269cm" svg:viewBox="0 0 237 235" svg:d="M119 235c-65 0-119-52-119-119 0-64 54-116 119-116 64 0 118 52 118 116 0 67-54 119-118 119zM119 23c-53 0-93 43-93 93 0 53 40 96 93 96 50 0 92-43 92-96 0-50-42-93-92-93z">
          <text:p/>
        </draw:path>
        <draw:frame draw:style-name="gr12" draw:text-style-name="P8" draw:layer="layout" svg:width="0.246cm" svg:height="0.289cm" svg:x="14.633cm" svg:y="19.79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1.497cm" svg:x2="20.446cm" svg:y2="21.497cm">
          <text:p/>
        </draw:line>
        <draw:path draw:style-name="gr3" draw:text-style-name="P3" draw:layer="layout" svg:width="0.211cm" svg:height="0.211cm" svg:x="14.411cm" svg:y="23.281cm" svg:viewBox="0 0 212 212" svg:d="M104 212c60 0 108-47 108-104 0-58-48-108-108-108-58 0-104 50-104 108 0 57 46 104 104 104z">
          <text:p/>
        </draw:path>
        <draw:path draw:style-name="gr4" draw:text-style-name="P4" draw:layer="layout" svg:width="0.236cm" svg:height="0.237cm" svg:x="14.397cm" svg:y="23.269cm" svg:viewBox="0 0 237 238" svg:d="M119 238c-65 0-119-55-119-118 0-68 54-120 119-120 64 0 118 52 118 120 0 63-54 118-118 118zM119 26c-53 0-93 41-93 94 0 51 40 92 93 92 50 0 92-41 92-92 0-53-42-94-92-94z">
          <text:p/>
        </draw:path>
        <draw:frame draw:style-name="gr12" draw:text-style-name="P8" draw:layer="layout" svg:width="0.246cm" svg:height="0.289cm" svg:x="14.633cm" svg:y="20.28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3.5cm" svg:x2="20.446cm" svg:y2="23.5cm">
          <text:p/>
        </draw:line>
        <draw:path draw:style-name="gr3" draw:text-style-name="P3" draw:layer="layout" svg:width="0.211cm" svg:height="0.212cm" svg:x="14.411cm" svg:y="23.774cm" svg:viewBox="0 0 212 213" svg:d="M104 213c60 0 108-48 108-106s-48-107-108-107c-58 0-104 49-104 107s46 106 104 106z">
          <text:p/>
        </draw:path>
        <draw:path draw:style-name="gr4" draw:text-style-name="P4" draw:layer="layout" svg:width="0.236cm" svg:height="0.237cm" svg:x="14.397cm" svg:y="23.763cm" svg:viewBox="0 0 237 238" svg:d="M119 238c-65 0-119-56-119-120 0-66 54-118 119-118 64 0 118 52 118 118 0 64-54 120-118 120zM119 26c-53 0-93 40-93 92 0 50 40 94 93 94 50 0 92-44 92-94 0-52-42-92-92-92z">
          <text:p/>
        </draw:path>
        <draw:frame draw:style-name="gr12" draw:text-style-name="P8" draw:layer="layout" svg:width="0.246cm" svg:height="0.289cm" svg:x="14.633cm" svg:y="20.78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3.994cm" svg:x2="20.446cm" svg:y2="23.994cm">
          <text:p/>
        </draw:line>
        <draw:path draw:style-name="gr3" draw:text-style-name="P3" draw:layer="layout" svg:width="0.211cm" svg:height="0.212cm" svg:x="14.411cm" svg:y="24.27cm" svg:viewBox="0 0 212 213" svg:d="M104 213c60 0 108-49 108-107 0-59-48-106-108-106-58 0-104 47-104 106 0 58 46 107 104 107z">
          <text:p/>
        </draw:path>
        <draw:path draw:style-name="gr4" draw:text-style-name="P4" draw:layer="layout" svg:width="0.236cm" svg:height="0.236cm" svg:x="14.397cm" svg:y="24.257cm" svg:viewBox="0 0 237 237" svg:d="M119 237c-65 0-119-54-119-119 0-67 54-118 119-118 64 0 118 51 118 118 0 65-54 119-118 119zM119 25c-53 0-93 41-93 93 0 53 40 93 93 93 50 0 92-40 92-93 0-52-42-93-92-93z">
          <text:p/>
        </draw:path>
        <draw:frame draw:style-name="gr12" draw:text-style-name="P8" draw:layer="layout" svg:width="0.246cm" svg:height="0.289cm" svg:x="14.633cm" svg:y="21.27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4.487cm" svg:x2="20.446cm" svg:y2="24.487cm">
          <text:p/>
        </draw:line>
        <draw:path draw:style-name="gr3" draw:text-style-name="P3" draw:layer="layout" svg:width="0.211cm" svg:height="0.211cm" svg:x="14.411cm" svg:y="24.764cm" svg:viewBox="0 0 212 212" svg:d="M104 212c60 0 108-48 108-107 0-57-48-105-108-105-58 0-104 48-104 105 0 59 46 107 104 107z">
          <text:p/>
        </draw:path>
        <draw:path draw:style-name="gr4" draw:text-style-name="P4" draw:layer="layout" svg:width="0.236cm" svg:height="0.237cm" svg:x="14.397cm" svg:y="24.75cm" svg:viewBox="0 0 237 238" svg:d="M119 238c-65 0-119-52-119-119 0-64 54-119 119-119 64 0 118 55 118 119 0 67-54 119-118 119zM119 27c-53 0-93 40-93 92s40 93 93 93c50 0 92-41 92-93s-42-92-92-92z">
          <text:p/>
        </draw:path>
        <draw:frame draw:style-name="gr12" draw:text-style-name="P8" draw:layer="layout" svg:width="0.246cm" svg:height="0.289cm" svg:x="14.633cm" svg:y="23.2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4.981cm" svg:x2="20.446cm" svg:y2="24.981cm">
          <text:p/>
        </draw:line>
        <draw:path draw:style-name="gr3" draw:text-style-name="P3" draw:layer="layout" svg:width="0.211cm" svg:height="0.211cm" svg:x="14.411cm" svg:y="25.258cm" svg:viewBox="0 0 212 212" svg:d="M104 212c60 0 108-46 108-107 0-59-48-105-108-105-58 0-104 46-104 105 0 61 46 107 104 107z">
          <text:p/>
        </draw:path>
        <draw:path draw:style-name="gr4" draw:text-style-name="P4" draw:layer="layout" svg:width="0.236cm" svg:height="0.236cm" svg:x="14.397cm" svg:y="25.244cm" svg:viewBox="0 0 237 237" svg:d="M119 237c-65 0-119-52-119-119 0-64 54-118 119-118 64 0 118 54 118 118 0 67-54 119-118 119zM119 26c-53 0-93 42-93 92 0 53 40 94 93 94 50 0 92-41 92-94 0-50-42-92-92-92z">
          <text:p/>
        </draw:path>
        <draw:frame draw:style-name="gr12" draw:text-style-name="P8" draw:layer="layout" svg:width="0.246cm" svg:height="0.289cm" svg:x="14.633cm" svg:y="23.7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5.475cm" svg:x2="20.446cm" svg:y2="25.475cm">
          <text:p/>
        </draw:line>
        <draw:path draw:style-name="gr3" draw:text-style-name="P3" draw:layer="layout" svg:width="0.211cm" svg:height="0.21cm" svg:x="14.411cm" svg:y="25.752cm" svg:viewBox="0 0 212 211" svg:d="M104 211c60 0 108-50 108-105 0-60-48-106-108-106-58 0-104 46-104 106 0 55 46 105 104 105z">
          <text:p/>
        </draw:path>
        <draw:path draw:style-name="gr4" draw:text-style-name="P4" draw:layer="layout" svg:width="0.236cm" svg:height="0.237cm" svg:x="14.397cm" svg:y="25.737cm" svg:viewBox="0 0 237 238" svg:d="M119 238c-65 0-119-52-119-116 0-67 54-122 119-122 64 0 118 55 118 122 0 64-54 116-118 116zM119 26c-53 0-93 43-93 96 0 50 40 93 93 93 50 0 92-43 92-93 0-53-42-96-92-96z">
          <text:p/>
        </draw:path>
        <draw:frame draw:style-name="gr12" draw:text-style-name="P8" draw:layer="layout" svg:width="0.246cm" svg:height="0.289cm" svg:x="14.633cm" svg:y="24.26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5.968cm" svg:x2="20.446cm" svg:y2="25.968cm">
          <text:p/>
        </draw:line>
        <draw:path draw:style-name="gr3" draw:text-style-name="P3" draw:layer="layout" svg:width="0.211cm" svg:height="0.211cm" svg:x="14.411cm" svg:y="26.245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5cm" svg:x="14.397cm" svg:y="26.233cm" svg:viewBox="0 0 237 236" svg:d="M119 236c-65 0-119-53-119-120 0-63 54-116 119-116 64 0 118 53 118 116 0 67-54 120-118 120zM119 24c-53 0-93 43-93 92 0 52 40 96 93 96 50 0 92-44 92-96 0-49-42-92-92-92z">
          <text:p/>
        </draw:path>
        <draw:frame draw:style-name="gr12" draw:text-style-name="P8" draw:layer="layout" svg:width="0.246cm" svg:height="0.289cm" svg:x="14.633cm" svg:y="24.75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14.694cm" svg:y1="26.462cm" svg:x2="20.446cm" svg:y2="26.462cm">
          <text:p/>
        </draw:line>
        <draw:path draw:style-name="gr3" draw:text-style-name="P3" draw:layer="layout" svg:width="0.214cm" svg:height="0.211cm" svg:x="7.807cm" svg:y="14.296cm" svg:viewBox="0 0 215 212" svg:d="M107 212c58 0 108-47 108-106 0-57-50-106-108-106s-107 49-107 106c0 59 49 106 107 106z">
          <text:p/>
        </draw:path>
        <draw:path draw:style-name="gr4" draw:text-style-name="P4" draw:layer="layout" svg:width="0.236cm" svg:height="0.237cm" svg:x="7.796cm" svg:y="14.284cm" svg:viewBox="0 0 237 238" svg:d="M119 238c-65 0-119-53-119-119 0-67 54-119 119-119 66 0 118 52 118 119 0 66-52 119-118 119zM119 26c-51 0-93 42-93 93 0 52 42 93 93 93 52 0 92-41 92-93 0-51-40-93-92-93z">
          <text:p/>
        </draw:path>
        <draw:frame draw:style-name="gr12" draw:text-style-name="P8" draw:layer="layout" svg:width="0.246cm" svg:height="0.289cm" svg:x="14.633cm" svg:y="25.25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4.515cm" svg:x2="13.843cm" svg:y2="14.515cm">
          <text:p/>
        </draw:line>
        <draw:path draw:style-name="gr3" draw:text-style-name="P3" draw:layer="layout" svg:width="0.214cm" svg:height="0.214cm" svg:x="7.807cm" svg:y="14.789cm" svg:viewBox="0 0 215 215" svg:d="M107 215c58 0 108-49 108-107s-50-108-108-108-107 50-107 108 49 107 107 107z">
          <text:p/>
        </draw:path>
        <draw:path draw:style-name="gr4" draw:text-style-name="P4" draw:layer="layout" svg:width="0.236cm" svg:height="0.236cm" svg:x="7.796cm" svg:y="14.778cm" svg:viewBox="0 0 237 237" svg:d="M119 237c-65 0-119-53-119-119s54-118 119-118c66 0 118 52 118 118s-52 119-118 119zM119 26c-51 0-93 40-93 92s42 93 93 93c52 0 92-41 92-93s-40-92-92-92z">
          <text:p/>
        </draw:path>
        <draw:frame draw:style-name="gr12" draw:text-style-name="P8" draw:layer="layout" svg:width="0.246cm" svg:height="0.289cm" svg:x="14.633cm" svg:y="25.74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5.009cm" svg:x2="13.843cm" svg:y2="15.009cm">
          <text:p/>
        </draw:line>
        <draw:path draw:style-name="gr3" draw:text-style-name="P3" draw:layer="layout" svg:width="0.214cm" svg:height="0.211cm" svg:x="7.807cm" svg:y="15.285cm" svg:viewBox="0 0 215 212" svg:d="M107 212c58 0 108-48 108-106s-50-106-108-106-107 48-107 106 49 106 107 106z">
          <text:p/>
        </draw:path>
        <draw:path draw:style-name="gr4" draw:text-style-name="P4" draw:layer="layout" svg:width="0.236cm" svg:height="0.237cm" svg:x="7.796cm" svg:y="15.271cm" svg:viewBox="0 0 237 238" svg:d="M119 238c-65 0-119-52-119-118 0-67 54-120 119-120 66 0 118 53 118 120 0 66-52 118-118 118zM119 27c-51 0-93 43-93 93 0 52 42 92 93 92 52 0 92-40 92-92 0-50-40-93-92-93z">
          <text:p/>
        </draw:path>
        <draw:frame draw:style-name="gr12" draw:text-style-name="P8" draw:layer="layout" svg:width="0.246cm" svg:height="0.289cm" svg:x="14.633cm" svg:y="26.2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5.502cm" svg:x2="13.843cm" svg:y2="15.502cm">
          <text:p/>
        </draw:line>
        <draw:path draw:style-name="gr3" draw:text-style-name="P3" draw:layer="layout" svg:width="0.214cm" svg:height="0.211cm" svg:x="7.807cm" svg:y="15.779cm" svg:viewBox="0 0 215 212" svg:d="M107 212c58 0 108-46 108-108 0-58-50-104-108-104s-107 46-107 104c0 62 49 108 107 108z">
          <text:p/>
        </draw:path>
        <draw:path draw:style-name="gr4" draw:text-style-name="P4" draw:layer="layout" svg:width="0.236cm" svg:height="0.237cm" svg:x="7.796cm" svg:y="15.765cm" svg:viewBox="0 0 237 238" svg:d="M119 238c-65 0-119-53-119-120 0-63 54-118 119-118 66 0 118 55 118 118 0 67-52 120-118 120zM119 26c-51 0-93 43-93 92 0 52 42 93 93 93 52 0 92-41 92-93 0-49-40-92-92-92z">
          <text:p/>
        </draw:path>
        <draw:frame draw:style-name="gr12" draw:text-style-name="P8" draw:layer="layout" svg:width="0.246cm" svg:height="0.289cm" svg:x="8.033cm" svg:y="14.291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5.996cm" svg:x2="13.843cm" svg:y2="15.996cm">
          <text:p/>
        </draw:line>
        <draw:path draw:style-name="gr3" draw:text-style-name="P3" draw:layer="layout" svg:width="0.214cm" svg:height="0.211cm" svg:x="7.807cm" svg:y="16.273cm" svg:viewBox="0 0 215 212" svg:d="M107 212c58 0 108-49 108-107s-50-105-108-105-107 47-107 105 49 107 107 107z">
          <text:p/>
        </draw:path>
        <draw:path draw:style-name="gr4" draw:text-style-name="P4" draw:layer="layout" svg:width="0.236cm" svg:height="0.237cm" svg:x="7.796cm" svg:y="16.258cm" svg:viewBox="0 0 237 238" svg:d="M119 238c-65 0-119-52-119-117 0-66 54-121 119-121 66 0 118 55 118 121 0 65-52 117-118 117zM119 26c-51 0-93 44-93 95s42 92 93 92c52 0 92-41 92-92s-40-95-92-95z">
          <text:p/>
        </draw:path>
        <draw:frame draw:style-name="gr12" draw:text-style-name="P8" draw:layer="layout" svg:width="0.246cm" svg:height="0.289cm" svg:x="8.033cm" svg:y="14.78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6.489cm" svg:x2="13.843cm" svg:y2="16.489cm">
          <text:p/>
        </draw:line>
        <draw:path draw:style-name="gr3" draw:text-style-name="P3" draw:layer="layout" svg:width="0.214cm" svg:height="0.211cm" svg:x="7.807cm" svg:y="16.766cm" svg:viewBox="0 0 215 212" svg:d="M107 212c58 0 108-46 108-107 0-57-50-105-108-105s-107 48-107 105c0 61 49 107 107 107z">
          <text:p/>
        </draw:path>
        <draw:path draw:style-name="gr4" draw:text-style-name="P4" draw:layer="layout" svg:width="0.236cm" svg:height="0.235cm" svg:x="7.796cm" svg:y="16.754cm" svg:viewBox="0 0 237 236" svg:d="M119 236c-65 0-119-52-119-118 0-64 54-118 119-118 66 0 118 54 118 118 0 66-52 118-118 118zM119 24c-51 0-93 44-93 94 0 51 42 92 93 92 52 0 92-41 92-92 0-50-40-94-92-94z">
          <text:p/>
        </draw:path>
        <draw:frame draw:style-name="gr12" draw:text-style-name="P8" draw:layer="layout" svg:width="0.246cm" svg:height="0.289cm" svg:x="8.033cm" svg:y="15.27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6.985cm" svg:x2="13.843cm" svg:y2="16.985cm">
          <text:p/>
        </draw:line>
        <draw:path draw:style-name="gr3" draw:text-style-name="P3" draw:layer="layout" svg:width="0.214cm" svg:height="0.211cm" svg:x="7.807cm" svg:y="17.26cm" svg:viewBox="0 0 215 212" svg:d="M107 212c58 0 108-49 108-108 0-58-50-104-108-104s-107 46-107 104c0 59 49 108 107 108z">
          <text:p/>
        </draw:path>
        <draw:path draw:style-name="gr4" draw:text-style-name="P4" draw:layer="layout" svg:width="0.236cm" svg:height="0.235cm" svg:x="7.796cm" svg:y="17.248cm" svg:viewBox="0 0 237 236" svg:d="M119 236c-65 0-119-53-119-119 0-64 54-117 119-117 66 0 118 53 118 117 0 66-52 119-118 119zM119 24c-51 0-93 44-93 93 0 52 42 95 93 95 52 0 92-43 92-95 0-49-40-93-92-93z">
          <text:p/>
        </draw:path>
        <draw:frame draw:style-name="gr12" draw:text-style-name="P8" draw:layer="layout" svg:width="0.246cm" svg:height="0.289cm" svg:x="8.033cm" svg:y="15.77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7.476cm" svg:x2="13.843cm" svg:y2="17.476cm">
          <text:p/>
        </draw:line>
        <draw:path draw:style-name="gr3" draw:text-style-name="P3" draw:layer="layout" svg:width="0.214cm" svg:height="0.21cm" svg:x="7.807cm" svg:y="17.754cm" svg:viewBox="0 0 215 211" svg:d="M107 211c58 0 108-47 108-108 0-57-50-103-108-103s-107 46-107 103c0 61 49 108 107 108z">
          <text:p/>
        </draw:path>
        <draw:path draw:style-name="gr4" draw:text-style-name="P4" draw:layer="layout" svg:width="0.236cm" svg:height="0.237cm" svg:x="7.796cm" svg:y="17.742cm" svg:viewBox="0 0 237 238" svg:d="M119 238c-65 0-119-55-119-121 0-65 54-117 119-117 66 0 118 52 118 117 0 66-52 121-118 121zM119 23c-51 0-93 43-93 94 0 52 42 95 93 95 52 0 92-43 92-95 0-51-40-94-92-94z">
          <text:p/>
        </draw:path>
        <draw:frame draw:style-name="gr12" draw:text-style-name="P8" draw:layer="layout" svg:width="0.246cm" svg:height="0.289cm" svg:x="8.033cm" svg:y="16.26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7.972cm" svg:x2="13.843cm" svg:y2="17.972cm">
          <text:p/>
        </draw:line>
        <draw:path draw:style-name="gr3" draw:text-style-name="P3" draw:layer="layout" svg:width="0.214cm" svg:height="0.211cm" svg:x="7.807cm" svg:y="18.247cm" svg:viewBox="0 0 215 212" svg:d="M107 212c58 0 108-46 108-104s-50-108-108-108-107 50-107 108 49 104 107 104z">
          <text:p/>
        </draw:path>
        <draw:path draw:style-name="gr4" draw:text-style-name="P4" draw:layer="layout" svg:width="0.236cm" svg:height="0.236cm" svg:x="7.796cm" svg:y="18.236cm" svg:viewBox="0 0 237 237" svg:d="M119 237c-65 0-119-54-119-118 0-67 54-119 119-119 66 0 118 52 118 119 0 64-52 118-118 118zM119 25c-51 0-93 42-93 94s42 92 93 92c52 0 92-40 92-92s-40-94-92-94z">
          <text:p/>
        </draw:path>
        <draw:frame draw:style-name="gr12" draw:text-style-name="P8" draw:layer="layout" svg:width="0.246cm" svg:height="0.289cm" svg:x="8.033cm" svg:y="16.761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8.466cm" svg:x2="13.843cm" svg:y2="18.466cm">
          <text:p/>
        </draw:line>
        <draw:path draw:style-name="gr3" draw:text-style-name="P3" draw:layer="layout" svg:width="0.214cm" svg:height="0.211cm" svg:x="7.807cm" svg:y="18.741cm" svg:viewBox="0 0 215 212" svg:d="M107 212c58 0 108-47 108-106 0-58-50-106-108-106s-107 48-107 106c0 59 49 106 107 106z">
          <text:p/>
        </draw:path>
        <draw:path draw:style-name="gr4" draw:text-style-name="P4" draw:layer="layout" svg:width="0.236cm" svg:height="0.237cm" svg:x="7.796cm" svg:y="18.729cm" svg:viewBox="0 0 237 238" svg:d="M119 238c-65 0-119-52-119-119s54-119 119-119c66 0 118 52 118 119s-52 119-118 119zM119 26c-51 0-93 41-93 93s42 93 93 93c52 0 92-41 92-93s-40-93-92-93z">
          <text:p/>
        </draw:path>
        <draw:frame draw:style-name="gr12" draw:text-style-name="P8" draw:layer="layout" svg:width="0.246cm" svg:height="0.289cm" svg:x="8.033cm" svg:y="17.25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8.96cm" svg:x2="13.843cm" svg:y2="18.96cm">
          <text:p/>
        </draw:line>
        <draw:path draw:style-name="gr3" draw:text-style-name="P3" draw:layer="layout" svg:width="0.214cm" svg:height="0.214cm" svg:x="7.807cm" svg:y="19.234cm" svg:viewBox="0 0 215 215" svg:d="M107 215c58 0 108-49 108-107s-50-108-108-108-107 50-107 108 49 107 107 107z">
          <text:p/>
        </draw:path>
        <draw:path draw:style-name="gr4" draw:text-style-name="P4" draw:layer="layout" svg:width="0.236cm" svg:height="0.236cm" svg:x="7.796cm" svg:y="19.223cm" svg:viewBox="0 0 237 237" svg:d="M119 237c-65 0-119-52-119-118s54-119 119-119c66 0 118 53 118 119s-52 118-118 118zM119 27c-51 0-93 40-93 92s42 92 93 92c52 0 92-40 92-92s-40-92-92-92z">
          <text:p/>
        </draw:path>
        <draw:frame draw:style-name="gr12" draw:text-style-name="P8" draw:layer="layout" svg:width="0.246cm" svg:height="0.289cm" svg:x="8.033cm" svg:y="17.749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9.454cm" svg:x2="13.843cm" svg:y2="19.454cm">
          <text:p/>
        </draw:line>
        <draw:path draw:style-name="gr3" draw:text-style-name="P3" draw:layer="layout" svg:width="0.214cm" svg:height="0.211cm" svg:x="7.807cm" svg:y="19.73cm" svg:viewBox="0 0 215 212" svg:d="M107 212c58 0 108-49 108-107s-50-105-108-105-107 47-107 105 49 107 107 107z">
          <text:p/>
        </draw:path>
        <draw:path draw:style-name="gr4" draw:text-style-name="P4" draw:layer="layout" svg:width="0.236cm" svg:height="0.237cm" svg:x="7.796cm" svg:y="19.716cm" svg:viewBox="0 0 237 238" svg:d="M119 238c-65 0-119-52-119-118 0-68 54-120 119-120 66 0 118 52 118 120 0 66-52 118-118 118zM119 26c-51 0-93 43-93 94 0 52 42 92 93 92 52 0 92-40 92-92 0-51-40-94-92-94z">
          <text:p/>
        </draw:path>
        <draw:frame draw:style-name="gr12" draw:text-style-name="P8" draw:layer="layout" svg:width="0.246cm" svg:height="0.289cm" svg:x="8.033cm" svg:y="18.242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19.947cm" svg:x2="13.843cm" svg:y2="19.947cm">
          <text:p/>
        </draw:line>
        <draw:path draw:style-name="gr3" draw:text-style-name="P3" draw:layer="layout" svg:width="0.214cm" svg:height="0.211cm" svg:x="7.807cm" svg:y="20.224cm" svg:viewBox="0 0 215 212" svg:d="M107 212c58 0 108-46 108-108 0-58-50-104-108-104s-107 46-107 104c0 62 49 108 107 108z">
          <text:p/>
        </draw:path>
        <draw:path draw:style-name="gr4" draw:text-style-name="P4" draw:layer="layout" svg:width="0.236cm" svg:height="0.237cm" svg:x="7.796cm" svg:y="20.21cm" svg:viewBox="0 0 237 238" svg:d="M119 238c-65 0-119-53-119-119 0-63 54-119 119-119 66 0 118 56 118 119 0 66-52 119-118 119zM119 26c-51 0-93 44-93 93 0 52 42 93 93 93 52 0 92-41 92-93 0-49-40-93-92-93z">
          <text:p/>
        </draw:path>
        <draw:frame draw:style-name="gr12" draw:text-style-name="P8" draw:layer="layout" svg:width="0.246cm" svg:height="0.289cm" svg:x="8.033cm" svg:y="18.73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0.441cm" svg:x2="13.843cm" svg:y2="20.441cm">
          <text:p/>
        </draw:line>
        <draw:path draw:style-name="gr3" draw:text-style-name="P3" draw:layer="layout" svg:width="0.214cm" svg:height="0.212cm" svg:x="7.807cm" svg:y="22.29cm" svg:viewBox="0 0 215 213" svg:d="M107 213c58 0 108-50 108-108s-50-105-108-105-107 47-107 105 49 108 107 108z">
          <text:p/>
        </draw:path>
        <draw:path draw:style-name="gr4" draw:text-style-name="P4" draw:layer="layout" svg:width="0.236cm" svg:height="0.237cm" svg:x="7.796cm" svg:y="22.276cm" svg:viewBox="0 0 237 238" svg:d="M119 238c-65 0-119-54-119-119 0-66 54-119 119-119 66 0 118 53 118 119 0 65-52 119-118 119zM119 26c-51 0-93 41-93 93 0 53 42 93 93 93 52 0 92-40 92-93 0-52-40-93-92-93z">
          <text:p/>
        </draw:path>
        <draw:frame draw:style-name="gr12" draw:text-style-name="P8" draw:layer="layout" svg:width="0.246cm" svg:height="0.289cm" svg:x="8.033cm" svg:y="19.2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2.507cm" svg:x2="13.843cm" svg:y2="22.507cm">
          <text:p/>
        </draw:line>
        <draw:path draw:style-name="gr3" draw:text-style-name="P3" draw:layer="layout" svg:width="0.214cm" svg:height="0.209cm" svg:x="7.807cm" svg:y="22.784cm" svg:viewBox="0 0 215 210" svg:d="M107 210c58 0 108-47 108-104 0-59-50-106-108-106s-107 47-107 106c0 57 49 104 107 104z">
          <text:p/>
        </draw:path>
        <draw:path draw:style-name="gr4" draw:text-style-name="P4" draw:layer="layout" svg:width="0.236cm" svg:height="0.237cm" svg:x="7.796cm" svg:y="22.77cm" svg:viewBox="0 0 237 238" svg:d="M119 238c-65 0-119-52-119-118 0-65 54-120 119-120 66 0 118 55 118 120 0 66-52 118-118 118zM119 26c-51 0-93 43-93 94s42 92 93 92c52 0 92-41 92-92s-40-94-92-94z">
          <text:p/>
        </draw:path>
        <draw:frame draw:style-name="gr12" draw:text-style-name="P8" draw:layer="layout" svg:width="0.246cm" svg:height="0.289cm" svg:x="8.033cm" svg:y="19.724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3.001cm" svg:x2="13.843cm" svg:y2="23.001cm">
          <text:p/>
        </draw:line>
        <draw:path draw:style-name="gr3" draw:text-style-name="P3" draw:layer="layout" svg:width="0.214cm" svg:height="0.211cm" svg:x="7.807cm" svg:y="23.278cm" svg:viewBox="0 0 215 212" svg:d="M107 212c58 0 108-49 108-108 0-58-50-104-108-104s-107 46-107 104c0 59 49 108 107 108z">
          <text:p/>
        </draw:path>
        <draw:path draw:style-name="gr4" draw:text-style-name="P4" draw:layer="layout" svg:width="0.236cm" svg:height="0.236cm" svg:x="7.796cm" svg:y="23.264cm" svg:viewBox="0 0 237 237" svg:d="M119 237c-65 0-119-53-119-117 0-66 54-120 119-120 66 0 118 54 118 120 0 64-52 117-118 117zM119 26c-51 0-93 43-93 94 0 50 42 90 93 90 52 0 92-40 92-90 0-51-40-94-92-94z">
          <text:p/>
        </draw:path>
        <draw:frame draw:style-name="gr12" draw:text-style-name="P8" draw:layer="layout" svg:width="0.246cm" svg:height="0.289cm" svg:x="8.033cm" svg:y="20.218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3.495cm" svg:x2="13.843cm" svg:y2="23.495cm">
          <text:p/>
        </draw:line>
        <draw:path draw:style-name="gr3" draw:text-style-name="P3" draw:layer="layout" svg:width="0.214cm" svg:height="0.21cm" svg:x="7.807cm" svg:y="23.772cm" svg:viewBox="0 0 215 211" svg:d="M107 211c58 0 108-48 108-106 0-59-50-105-108-105s-107 46-107 105c0 58 49 106 107 106z">
          <text:p/>
        </draw:path>
        <draw:path draw:style-name="gr4" draw:text-style-name="P4" draw:layer="layout" svg:width="0.236cm" svg:height="0.237cm" svg:x="7.796cm" svg:y="23.757cm" svg:viewBox="0 0 237 238" svg:d="M119 238c-65 0-119-54-119-119 0-64 54-119 119-119 66 0 118 55 118 119 0 65-52 119-118 119zM119 26c-51 0-93 43-93 93 0 51 42 93 93 93 52 0 92-42 92-93 0-50-40-93-92-93z">
          <text:p/>
        </draw:path>
        <draw:frame draw:style-name="gr12" draw:text-style-name="P8" draw:layer="layout" svg:width="0.246cm" svg:height="0.289cm" svg:x="8.033cm" svg:y="22.28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3.988cm" svg:x2="13.843cm" svg:y2="23.988cm">
          <text:p/>
        </draw:line>
        <draw:path draw:style-name="gr3" draw:text-style-name="P3" draw:layer="layout" svg:width="0.214cm" svg:height="0.211cm" svg:x="7.807cm" svg:y="24.265cm" svg:viewBox="0 0 215 212" svg:d="M107 212c58 0 108-47 108-108 0-58-50-104-108-104s-107 46-107 104c0 61 49 108 107 108z">
          <text:p/>
        </draw:path>
        <draw:path draw:style-name="gr4" draw:text-style-name="P4" draw:layer="layout" svg:width="0.236cm" svg:height="0.235cm" svg:x="7.796cm" svg:y="24.253cm" svg:viewBox="0 0 237 236" svg:d="M119 236c-65 0-119-53-119-119 0-64 54-117 119-117 66 0 118 53 118 117 0 66-52 119-118 119zM119 24c-51 0-93 40-93 93 0 52 42 93 93 93 52 0 92-41 92-93 0-53-40-93-92-93z">
          <text:p/>
        </draw:path>
        <draw:frame draw:style-name="gr12" draw:text-style-name="P8" draw:layer="layout" svg:width="0.246cm" svg:height="0.289cm" svg:x="8.033cm" svg:y="22.776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4.482cm" svg:x2="13.843cm" svg:y2="24.482cm">
          <text:p/>
        </draw:line>
        <draw:path draw:style-name="gr3" draw:text-style-name="P3" draw:layer="layout" svg:width="0.214cm" svg:height="0.21cm" svg:x="7.807cm" svg:y="24.759cm" svg:viewBox="0 0 215 211" svg:d="M107 211c58 0 108-46 108-105 0-58-50-106-108-106s-107 48-107 106c0 59 49 105 107 105z">
          <text:p/>
        </draw:path>
        <draw:path draw:style-name="gr4" draw:text-style-name="P4" draw:layer="layout" svg:width="0.236cm" svg:height="0.237cm" svg:x="7.796cm" svg:y="24.747cm" svg:viewBox="0 0 237 238" svg:d="M119 238c-65 0-119-55-119-122 0-64 54-116 119-116 66 0 118 52 118 116 0 67-52 122-118 122zM119 23c-51 0-93 43-93 93 0 53 42 96 93 96 52 0 92-43 92-96 0-50-40-93-92-93z">
          <text:p/>
        </draw:path>
        <draw:frame draw:style-name="gr12" draw:text-style-name="P8" draw:layer="layout" svg:width="0.246cm" svg:height="0.289cm" svg:x="8.033cm" svg:y="23.2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4.975cm" svg:x2="13.843cm" svg:y2="24.975cm">
          <text:p/>
        </draw:line>
        <draw:path draw:style-name="gr3" draw:text-style-name="P3" draw:layer="layout" svg:width="0.214cm" svg:height="0.211cm" svg:x="7.807cm" svg:y="25.252cm" svg:viewBox="0 0 215 212" svg:d="M107 212c58 0 108-47 108-107 0-59-50-105-108-105s-107 46-107 105c0 60 49 107 107 107z">
          <text:p/>
        </draw:path>
        <draw:path draw:style-name="gr4" draw:text-style-name="P4" draw:layer="layout" svg:width="0.236cm" svg:height="0.234cm" svg:x="7.796cm" svg:y="25.241cm" svg:viewBox="0 0 237 235" svg:d="M119 235c-65 0-119-52-119-120 0-63 54-115 119-115 66 0 118 52 118 115 0 68-52 120-118 120zM119 25c-51 0-93 41-93 90 0 54 42 96 93 96 52 0 92-42 92-96 0-49-40-90-92-90z">
          <text:p/>
        </draw:path>
        <draw:frame draw:style-name="gr12" draw:text-style-name="P8" draw:layer="layout" svg:width="0.246cm" svg:height="0.289cm" svg:x="8.033cm" svg:y="23.763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5.471cm" svg:x2="13.843cm" svg:y2="25.471cm">
          <text:p/>
        </draw:line>
        <draw:path draw:style-name="gr3" draw:text-style-name="P3" draw:layer="layout" svg:width="0.214cm" svg:height="0.211cm" svg:x="7.807cm" svg:y="25.746cm" svg:viewBox="0 0 215 212" svg:d="M107 212c58 0 108-47 108-104 0-60-50-108-108-108s-107 48-107 108c0 57 49 104 107 104z">
          <text:p/>
        </draw:path>
        <draw:path draw:style-name="gr4" draw:text-style-name="P4" draw:layer="layout" svg:width="0.236cm" svg:height="0.235cm" svg:x="7.796cm" svg:y="25.734cm" svg:viewBox="0 0 237 236" svg:d="M119 236c-65 0-119-53-119-118 0-66 54-118 119-118 66 0 118 52 118 118 0 65-52 118-118 118zM119 26c-51 0-93 41-93 92 0 53 42 93 93 93 52 0 92-40 92-93 0-51-40-92-92-92z">
          <text:p/>
        </draw:path>
        <draw:frame draw:style-name="gr12" draw:text-style-name="P8" draw:layer="layout" svg:width="0.246cm" svg:height="0.289cm" svg:x="8.033cm" svg:y="24.257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5.965cm" svg:x2="13.843cm" svg:y2="25.965cm">
          <text:p/>
        </draw:line>
        <draw:path draw:style-name="gr3" draw:text-style-name="P3" draw:layer="layout" svg:width="0.214cm" svg:height="0.212cm" svg:x="7.807cm" svg:y="26.239cm" svg:viewBox="0 0 215 213" svg:d="M107 213c58 0 108-47 108-105s-50-108-108-108-107 50-107 108 49 105 107 105z">
          <text:p/>
        </draw:path>
        <draw:path draw:style-name="gr4" draw:text-style-name="P4" draw:layer="layout" svg:width="0.236cm" svg:height="0.237cm" svg:x="7.796cm" svg:y="26.228cm" svg:viewBox="0 0 237 238" svg:d="M119 238c-65 0-119-52-119-119s54-119 119-119c66 0 118 52 118 119s-52 119-118 119zM119 26c-51 0-93 40-93 93 0 52 42 93 93 93 52 0 92-41 92-93 0-53-40-93-92-93z">
          <text:p/>
        </draw:path>
        <draw:frame draw:style-name="gr12" draw:text-style-name="P8" draw:layer="layout" svg:width="0.246cm" svg:height="0.289cm" svg:x="8.033cm" svg:y="24.755cm">
          <draw:text-box>
            <text:p text:style-name="P7"><text:span text:style-name="T1"><text:s/></text:span></text:p>
          </draw:text-box>
        </draw:frame>
        <draw:line draw:style-name="gr40" draw:text-style-name="P5" draw:layer="layout" svg:x1="8.093cm" svg:y1="26.464cm" svg:x2="13.843cm" svg:y2="26.464cm">
          <text:p/>
        </draw:line>
        <draw:path draw:style-name="gr4" draw:text-style-name="P4" draw:layer="layout" svg:width="5.834cm" svg:height="0.971cm" svg:x="1.405cm" svg:y="5.03cm" svg:viewBox="0 0 5835 972" svg:d="M5835 755v-535l-220-220h-3717-1898l58 49h245l248 305c-9 28-14 58-17 92-20 6-34 21-34 41s14 37 34 43c3 32 8 63 17 92l-248 303h-245l-58 47h1898 3717zM448 925l57-72h5009c-78 40-155 61-213 72zM655 391v193l-64 84c-19-37-34-84-37-141 18-3 29-20 29-40 0-18-11-32-29-38 3-58 18-104 37-143zM523 142h196c-35 17-78 49-116 101zM603 729c38 52 81 84 116 104h-196zM557 645c6 15 12 27 20 41l-190 239h-58zM387 49l190 237c-8 15-14 30-20 44l-228-281zM5280 49c58 9 142 29 228 72h-5003l-57-72zM5786 362c-95-188-257-273-387-313h196l191 191zM5786 553c-55 135-144 222-237 280h-4779c-11-3-94-32-153-119l87-112v-228l-87-114c59-87 142-115 153-118h4776c95 57 185 144 240 287zM5786 732l-191 193h-185c128-40 284-127 376-309z">
          <text:p/>
        </draw:path>
        <draw:path draw:style-name="gr4" draw:text-style-name="P4" draw:layer="layout" svg:width="0.668cm" svg:height="1.311cm" svg:x="1.093cm" svg:y="4.86cm" svg:viewBox="0 0 669 1312" svg:d="M200 72l416 358v450l-416 362-148-138v-893zM199 0l-37 34-144 136-18 18v23 893 23l18 14 144 139 37 32 35-29 417-363 18-16v-24-450-23l-18-15-417-360z">
          <text:p/>
        </draw:path>
        <draw:path draw:style-name="gr4" draw:text-style-name="P4" draw:layer="layout" svg:width="5.822cm" svg:height="0.973cm" svg:x="1.417cm" svg:y="10.947cm" svg:viewBox="0 0 5823 974" svg:d="M5823 755v-533l-220-222h-3717-1886l57 49h1722l248 305c-9 28-14 58-17 95-20 3-35 18-35 38 0 22 15 37 35 43 3 32 8 64 17 92l-248 303h-1722l-57 49h1886 3717zM1926 925l55-72h3521c-78 40-155 61-213 72zM2134 391v194l-69 83c-18-37-29-83-35-141 17-3 32-20 32-40 0-18-15-32-32-38 6-58 17-104 35-142zM1998 142h196c-31 17-78 49-115 105zM2079 729c37 52 84 84 115 104h-196zM2036 645c3 15 9 29 17 41l-191 239h-57zM2053 290c-8 12-14 26-17 41l-231-282h57zM5268 49c58 9 142 29 228 73h-3515l-55-73zM5774 362c-95-188-257-275-387-313h196l191 195zM5774 553c-53 135-144 225-237 280h-3291c-11-3-92-32-155-119l89-112v-228l-89-112c63-89 144-117 155-120h3288c95 57 185 148 240 287zM5774 735l-191 190h-185c128-40 284-127 376-309z">
          <text:p/>
        </draw:path>
        <draw:path draw:style-name="gr4" draw:text-style-name="P4" draw:layer="layout" svg:width="5.822cm" svg:height="0.973cm" svg:x="1.417cm" svg:y="19.009cm" svg:viewBox="0 0 5823 974" svg:d="M5823 753v-531l-220-222h-3717-1886l57 49h1722l248 303c-9 29-14 60-17 95-20 3-35 20-35 41 0 20 15 35 35 40 3 35 8 66 17 93l-248 307h-1722l-57 46h1886 3717zM1926 928l55-76h3521c-78 42-155 63-213 76zM2134 390v193l-69 84c-18-38-29-84-35-139 17-6 32-23 32-40 0-20-15-35-32-41 6-55 17-103 35-141zM1998 144h196c-31 18-78 49-115 101zM2079 730c37 52 84 81 115 101h-196zM2036 644c3 14 9 29 17 40l-191 244h-57zM2053 289c-8 11-14 26-17 40l-231-280h57zM5268 49c58 11 142 31 228 72h-3515l-55-72zM5774 361c-95-185-257-271-387-312h196l191 193zM5774 551c-53 136-144 225-237 280h-3291c-11-3-92-31-155-118l89-113v-228l-89-110c63-89 144-115 155-118h3288c95 55 185 145 240 283zM5774 733l-191 195h-185c128-45 284-131 376-311z">
          <text:p/>
        </draw:path>
        <draw:path draw:style-name="gr4" draw:text-style-name="P4" draw:layer="layout" svg:width="5.822cm" svg:height="0.971cm" svg:x="8.084cm" svg:y="5.03cm" svg:viewBox="0 0 5823 972" svg:d="M5823 755v-535l-219-220h-3718-1886l58 49h1721l248 305c-8 28-14 58-17 92-20 6-35 21-35 41s15 37 35 43c3 32 9 63 17 92l-248 303h-1721l-58 47h1886 3718zM1924 925l57-72h3522c-78 40-153 61-214 72zM2132 391v193l-64 84c-20-37-32-84-38-141 18-3 30-20 30-40 0-18-12-32-30-38 6-58 18-104 38-143zM1999 142h196c-34 17-78 49-116 101zM2079 729c38 52 82 84 116 104h-196zM2034 645c8 15 14 27 19 41l-190 239h-58zM2053 286c-5 15-11 30-19 44l-229-281h58zM5269 49c58 9 142 29 228 72h-3516l-57-72zM5774 362c-95-188-254-273-387-313h196l191 191zM5774 553c-54 135-144 222-237 280h-3290c-11-3-93-32-153-119l87-112v-228l-87-114c60-87 142-115 153-118h3287c96 57 185 144 240 287zM5774 732l-191 193h-184c130-40 283-127 375-309z">
          <text:p/>
        </draw:path>
        <draw:path draw:style-name="gr4" draw:text-style-name="P4" draw:layer="layout" svg:width="5.822cm" svg:height="0.971cm" svg:x="14.685cm" svg:y="5.03cm" svg:viewBox="0 0 5823 972" svg:d="M5823 755v-535l-221-220h-3717-1885l58 49h1717l251 305c-9 28-17 58-20 92-17 6-31 21-31 41s14 37 34 43c0 32 8 63 17 92l-251 303h-1717l-58 47h1885 3717zM1923 925l57-72h3522c-78 40-156 61-214 72zM2130 391v193l-66 84c-17-37-32-84-35-141 18-3 29-20 29-40 0-18-11-32-29-38 3-58 18-104 35-143zM1998 142h196c-35 17-78 49-116 101zM2078 729c38 52 81 84 116 104h-196zM2032 645c6 15 12 27 18 41l-188 239h-58zM2050 286c-6 15-12 30-18 44l-228-281h55zM5267 49c59 9 142 29 226 72h-3513l-57-72zM5777 362c-99-188-261-273-391-313h196l195 191zM5777 553c-57 135-148 222-241 280h-3291c-11-3-94-32-155-119l90-112v-228l-90-114c61-87 144-115 155-118h3288c95 57 187 144 244 287zM5777 732l-195 193h-184c127-40 283-127 379-309z">
          <text:p/>
        </draw:path>
        <draw:path draw:style-name="gr4" draw:text-style-name="P4" draw:layer="layout" svg:width="5.822cm" svg:height="0.971cm" svg:x="14.685cm" svg:y="11.019cm" svg:viewBox="0 0 5823 972" svg:d="M5823 752v-531l-221-221h-3717-1885l58 49h1717l251 305c-9 26-17 58-20 92-17 6-31 20-31 41 0 20 14 37 34 40 0 35 8 66 17 95l-251 301h-1717l-58 49h1885 3717zM1923 923l57-72h3522c-78 43-156 63-214 72zM2130 391v194l-66 83c-17-37-32-83-35-141 18-6 29-20 29-40 0-18-11-35-29-40 3-56 18-102 35-139zM1998 142h196c-35 19-78 50-116 102zM2078 729c38 52 81 84 116 101h-196zM2032 645c6 15 12 27 18 41l-188 237h-58zM2050 290c-6 12-12 24-18 41l-228-282h55zM5267 49c59 9 142 27 226 72h-3513l-57-72zM5777 362c-99-187-261-275-391-313h196l195 192zM5777 550c-57 139-148 225-241 283v-3h-3291c-11-3-94-29-155-118l90-112v-226l-90-113c61-86 144-116 155-119h3288c95 59 187 146 244 287zM5777 732l-195 191h-184c127-41 283-127 379-307z">
          <text:p/>
        </draw:path>
        <draw:path draw:style-name="gr4" draw:text-style-name="P4" draw:layer="layout" svg:width="5.822cm" svg:height="0.974cm" svg:x="14.685cm" svg:y="17.009cm" svg:viewBox="0 0 5823 975" svg:d="M5823 751v-531l-221-220h-3717-1885l58 50h1717l251 300c-9 29-17 61-20 95-17 3-31 21-31 41s14 37 34 40c0 35 8 67 17 95l-251 303h-1717l-58 51h1885 3717zM1923 924l57-72h3522c-78 40-156 61-214 72zM2130 390v194l-66 83c-17-40-32-84-35-141 18-6 29-20 29-40 0-18-11-35-29-41 3-54 18-101 35-138zM1998 142h196c-35 18-78 49-116 101zM2078 728c38 52 81 84 116 101h-196zM2032 645c6 14 12 25 18 40l-188 239h-58zM2050 289c-6 12-12 26-18 40l-228-279h55zM5267 50c59 9 142 29 226 72h-3513l-57-72zM5777 361c-99-185-261-271-391-311h196l195 190zM5777 549c-57 138-148 225-241 283v-3h-3291c-11-3-94-29-155-116l90-112v-228l-90-112c61-87 144-116 155-119h3288c95 58 187 147 244 283zM5777 731l-195 193h-184c127-43 283-127 379-308z">
          <text:p/>
        </draw:path>
        <draw:path draw:style-name="gr4" draw:text-style-name="P4" draw:layer="layout" svg:width="5.822cm" svg:height="0.973cm" svg:x="14.685cm" svg:y="21.973cm" svg:viewBox="0 0 5823 974" svg:d="M5823 751v-531l-221-220h-3717-1885l58 49h1717l251 303c-9 27-17 58-20 93-17 5-31 20-31 40 0 21 14 38 34 41 0 34 8 66 17 95l-251 304h-1717l-58 49h1885 3717zM1923 925l57-73h3522c-78 40-156 62-214 73zM2130 390v193l-66 84c-17-38-32-86-35-141 18-6 29-21 29-41s-11-34-29-40c3-55 18-101 35-139zM1998 142h196c-35 17-78 49-116 101zM2078 728c38 52 81 83 116 103h-196zM2032 644c6 14 12 28 18 40l-188 241h-58zM2050 286c-6 15-12 26-18 41l-228-278h55zM5267 49c59 9 142 29 226 73h-3513l-57-73zM5777 361c-99-187-261-272-391-312h196l195 191zM5777 549c-57 135-148 225-241 283v-1h-3291c-11-3-94-31-155-121l90-110v-227l-90-113c61-87 144-115 155-118h3288c95 57 187 144 244 283zM5777 731l-195 194h-184c127-41 283-131 379-310z">
          <text:p/>
        </draw:path>
        <draw:path draw:style-name="gr4" draw:text-style-name="P4" draw:layer="layout" svg:width="5.822cm" svg:height="0.973cm" svg:x="8.084cm" svg:y="12.988cm" svg:viewBox="0 0 5823 974" svg:d="M5823 754v-531l-219-223h-3718-1886l58 49h1721l248 304c-8 29-14 61-17 96-20 2-35 20-35 40s15 35 35 40c3 33 9 67 17 93l-248 303h-1721l-58 49h1886 3718zM1924 925l57-72h3522c-78 40-153 61-214 72zM2132 391v193l-64 84c-20-38-32-84-38-141 18-3 30-21 30-38 0-20-12-35-30-40 6-58 18-104 38-142zM1999 144h196c-34 19-78 51-116 102zM2079 729c38 52 82 84 116 103h-196zM2034 645c8 14 14 29 19 40l-190 240h-58zM2053 290c-5 12-11 26-19 40l-229-281h58zM5269 49c58 9 142 29 228 72h-3516l-57-72zM5774 362c-95-185-254-273-387-313h196l191 195zM5774 552c-54 136-144 226-237 280h-3290c-11-2-93-31-153-118l87-112v-228l-87-110c60-90 142-117 153-120h3287c96 56 185 146 240 284zM5774 734l-191 191h-184c130-41 283-127 375-309z">
          <text:p/>
        </draw:path>
        <draw:path draw:style-name="gr4" draw:text-style-name="P4" draw:layer="layout" svg:width="5.822cm" svg:height="0.973cm" svg:x="8.084cm" svg:y="20.98cm" svg:viewBox="0 0 5823 974" svg:d="M5823 751v-531l-219-220h-3718-1886l58 50h1721l248 302c-8 27-14 58-17 93-20 5-35 20-35 40 0 21 15 38 35 43 3 32 9 64 17 93l-248 304h-1721l-58 49h1886 3718zM1924 925l57-73h3522c-78 41-153 62-214 73zM2132 390v194l-64 83c-20-38-32-84-38-141 18-6 30-20 30-41 0-17-12-34-30-38 6-57 18-103 38-141zM1999 142h196c-34 17-78 51-116 103zM2079 728c38 52 82 84 116 103h-196zM2034 644c8 15 14 26 19 41l-190 240h-58zM2053 289c-5 12-11 26-19 40l-229-279h58zM5269 50c58 8 142 28 228 72h-3516l-57-72zM5774 361c-95-185-254-271-387-311h196l191 192zM5774 549c-54 138-144 225-237 283v-1h-3290c-11-5-93-31-153-118l87-112v-228l-87-113c60-86 142-115 153-118h3287c96 58 185 147 240 285zM5774 731l-191 194h-184c130-41 283-128 375-310z">
          <text:p/>
        </draw:path>
        <draw:path draw:style-name="gr4" draw:text-style-name="P4" draw:layer="layout" svg:width="0.668cm" svg:height="1.311cm" svg:x="1.093cm" svg:y="10.777cm" svg:viewBox="0 0 669 1312" svg:d="M200 72l416 362v448l-416 360-148-138v-893zM199 0l-37 34-144 136-18 18v23 893 23l18 14 144 139 37 32 35-29 417-361 18-17v-23-448-25l-18-15-417-362z">
          <text:p/>
        </draw:path>
        <draw:path draw:style-name="gr4" draw:text-style-name="P4" draw:layer="layout" svg:width="0.668cm" svg:height="1.31cm" svg:x="1.093cm" svg:y="18.842cm" svg:viewBox="0 0 669 1311" svg:d="M200 71l416 363v445l-416 360-148-138v-890zM199 0l-37 31-144 143-18 14v23 890 23l18 17 144 138 37 32 35-32 417-360 18-15v-25-445-26l-18-15-417-362z">
          <text:p/>
        </draw:path>
        <draw:path draw:style-name="gr4" draw:text-style-name="P4" draw:layer="layout" svg:width="0.67cm" svg:height="1.311cm" svg:x="7.761cm" svg:y="4.86cm" svg:viewBox="0 0 671 1312" svg:d="M199 72l417 358v450l-417 362-147-138v-893zM199 0l-35 34-147 136-17 18v23 893 23l17 14 147 139 35 32 35-29 417-363 20-16v-24-450-23l-20-15-417-360z">
          <text:p/>
        </draw:path>
        <draw:path draw:style-name="gr4" draw:text-style-name="P4" draw:layer="layout" svg:width="0.67cm" svg:height="1.311cm" svg:x="14.362cm" svg:y="4.86cm" svg:viewBox="0 0 671 1312" svg:d="M200 72l416 358v450l-416 362-145-138v-893zM200 0l-35 34-148 136-17 18v23 893 23l17 14 148 139 35 32 35-29 415-363 21-16v-24-450-23l-21-15-415-360z">
          <text:p/>
        </draw:path>
        <draw:path draw:style-name="gr4" draw:text-style-name="P4" draw:layer="layout" svg:width="0.67cm" svg:height="1.311cm" svg:x="14.362cm" svg:y="10.849cm" svg:viewBox="0 0 671 1312" svg:d="M200 72l416 362v448l-416 358-145-136v-896zM200 0l-35 32-148 139-17 14v23 896 21l17 16 148 139 35 32 35-32 415-360 21-15v-23-448-25l-21-15-415-362z">
          <text:p/>
        </draw:path>
        <draw:path draw:style-name="gr4" draw:text-style-name="P4" draw:layer="layout" svg:width="0.67cm" svg:height="1.313cm" svg:x="14.362cm" svg:y="16.839cm" svg:viewBox="0 0 671 1314" svg:d="M200 72l416 360v448l-416 362-145-139v-893zM200 0l-35 34-148 138-17 15v23 893 23l17 15 148 138 35 35 35-34 415-359 21-14v-27-448-25l-21-15-415-361z">
          <text:p/>
        </draw:path>
        <draw:path draw:style-name="gr4" draw:text-style-name="P4" draw:layer="layout" svg:width="0.67cm" svg:height="1.311cm" svg:x="14.362cm" svg:y="21.803cm" svg:viewBox="0 0 671 1312" svg:d="M200 72l416 361v447l-416 362-145-140v-891zM200 0l-35 34-148 136-17 18v23 891 25l17 14 148 139 35 32 35-29 415-363 21-16v-24-447-26l-21-14-415-361z">
          <text:p/>
        </draw:path>
        <draw:path draw:style-name="gr4" draw:text-style-name="P4" draw:layer="layout" svg:width="0.67cm" svg:height="1.311cm" svg:x="7.761cm" svg:y="12.818cm" svg:viewBox="0 0 671 1312" svg:d="M199 72l417 361v447l-417 362-147-139v-892zM199 0l-35 34-147 136-17 17v24 892 24l17 14 147 139 35 32 35-30 417-362 20-17v-23-447-26l-20-15-417-360z">
          <text:p/>
        </draw:path>
        <draw:path draw:style-name="gr4" draw:text-style-name="P4" draw:layer="layout" svg:width="0.67cm" svg:height="1.313cm" svg:x="7.761cm" svg:y="20.81cm" svg:viewBox="0 0 671 1314" svg:d="M199 72l417 361v449l-417 360-147-138v-893zM199 0l-35 35-147 138-17 15v23 893 23l17 15 147 138 35 34 35-31 417-361 20-14v-26-449-26l-20-14-417-361z">
          <text:p/>
        </draw:path>
        <draw:frame draw:style-name="gr12" draw:text-style-name="P8" draw:layer="layout" svg:width="0.246cm" svg:height="0.289cm" svg:x="8.033cm" svg:y="25.24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289cm" svg:x="8.033cm" svg:y="25.74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289cm" svg:x="8.033cm" svg:y="26.236cm">
          <draw:text-box>
            <text:p text:style-name="P7"><text:span text:style-name="T1"><text:s/></text:span></text:p>
          </draw:text-box>
        </draw:frame>
        <draw:frame draw:style-name="gr34" draw:text-style-name="P28" draw:layer="layout" svg:width="10.556cm" svg:height="0.23cm" svg:x="6.156cm" svg:y="27.33cm">
          <draw:text-box>
            <text:p text:style-name="P7"><text:span text:style-name="T28">TM &amp; © 2014 Wizards of the Coast LLC. Permission is granted to photocopy this document for personal use.</text:span></text:p>
          </draw:text-box>
        </draw:frame>
        <draw:frame draw:style-name="gr12" draw:text-style-name="P8" draw:layer="layout" svg:width="1.822cm" svg:height="0.289cm" svg:x="2.473cm" svg:y="3.267cm">
          <draw:text-box>
            <text:p text:style-name="P7"><text:span text:style-name="T1">SPELLCASTING</text:span></text:p>
          </draw:text-box>
        </draw:frame>
        <draw:frame draw:style-name="gr12" draw:text-style-name="P8" draw:layer="layout" svg:width="0.789cm" svg:height="0.289cm" svg:x="2.473cm" svg:y="3.514cm">
          <draw:text-box>
            <text:p text:style-name="P7"><text:span text:style-name="T1">CLASS</text:span></text:p>
          </draw:text-box>
        </draw:frame>
        <draw:frame draw:style-name="gr14" draw:text-style-name="P9" draw:layer="layout" svg:width="1.594cm" svg:height="0.239cm" draw:transform="rotate (1.5707963267949) translate (0.547cm 16.161cm)">
          <draw:text-box>
            <text:p text:style-name="P7"><text:span text:style-name="T6">SPELLS KNOWN</text:span></text:p>
          </draw:text-box>
        </draw:frame>
        <draw:frame draw:style-name="gr15" draw:text-style-name="P10" draw:layer="layout" svg:width="1.615cm" svg:height="0.268cm" svg:x="3.697cm" svg:y="12.251cm">
          <draw:text-box>
            <text:p text:style-name="P7"><text:span text:style-name="T29">SPELL NAME</text:span></text:p>
          </draw:text-box>
        </draw:frame>
        <draw:frame draw:style-name="gr41" draw:text-style-name="P31" draw:layer="layout" svg:width="0.158cm" svg:height="0.187cm" draw:transform="rotate (1.60744824108678) translate (0.925cm 12.483cm)">
          <draw:text-box>
            <text:p text:style-name="P7"><text:span text:style-name="T30">P</text:span></text:p>
          </draw:text-box>
        </draw:frame>
        <draw:frame draw:style-name="gr41" draw:text-style-name="P31" draw:layer="layout" svg:width="0.158cm" svg:height="0.187cm" draw:transform="rotate (1.11352006277238) translate (0.937cm 12.339cm)">
          <draw:text-box>
            <text:p text:style-name="P7"><text:span text:style-name="T30">R</text:span></text:p>
          </draw:text-box>
        </draw:frame>
        <draw:frame draw:style-name="gr41" draw:text-style-name="P31" draw:layer="layout" svg:width="0.158cm" svg:height="0.187cm" draw:transform="rotate (0.713839664065681) translate (1.007cm 12.218cm)">
          <draw:text-box>
            <text:p text:style-name="P7"><text:span text:style-name="T30">E</text:span></text:p>
          </draw:text-box>
        </draw:frame>
        <draw:frame draw:style-name="gr41" draw:text-style-name="P31" draw:layer="layout" svg:width="0.158cm" svg:height="0.187cm" draw:transform="rotate (0.32637657012294) translate (1.114cm 12.144cm)">
          <draw:text-box>
            <text:p text:style-name="P7"><text:span text:style-name="T30">P</text:span></text:p>
          </draw:text-box>
        </draw:frame>
        <draw:frame draw:style-name="gr41" draw:text-style-name="P31" draw:layer="layout" svg:width="0.158cm" svg:height="0.187cm" draw:transform="rotate (-0.155334303427496) translate (1.251cm 12.11cm)">
          <draw:text-box>
            <text:p text:style-name="P7"><text:span text:style-name="T30">A</text:span></text:p>
          </draw:text-box>
        </draw:frame>
        <draw:frame draw:style-name="gr41" draw:text-style-name="P31" draw:layer="layout" svg:width="0.158cm" svg:height="0.187cm" draw:transform="rotate (-0.555014702134197) translate (1.383cm 12.145cm)">
          <draw:text-box>
            <text:p text:style-name="P7"><text:span text:style-name="T30">R</text:span></text:p>
          </draw:text-box>
        </draw:frame>
        <draw:frame draw:style-name="gr41" draw:text-style-name="P31" draw:layer="layout" svg:width="0.158cm" svg:height="0.187cm" draw:transform="rotate (-0.954695100840899) translate (1.492cm 12.227cm)">
          <draw:text-box>
            <text:p text:style-name="P7"><text:span text:style-name="T30">E</text:span></text:p>
          </draw:text-box>
        </draw:frame>
        <draw:frame draw:style-name="gr41" draw:text-style-name="P31" draw:layer="layout" svg:width="0.158cm" svg:height="0.187cm" draw:transform="rotate (-1.53065375399903) translate (1.565cm 12.366cm)">
          <draw:text-box>
            <text:p text:style-name="P7"><text:span text:style-name="T30">D</text:span></text:p>
          </draw:text-box>
        </draw:frame>
        <draw:frame draw:style-name="gr14" draw:text-style-name="P9" draw:layer="layout" svg:width="0.607cm" svg:height="0.239cm" svg:x="1.108cm" svg:y="10.347cm">
          <draw:text-box>
            <text:p text:style-name="P7"><text:span text:style-name="T6">SPELL</text:span></text:p>
          </draw:text-box>
        </draw:frame>
        <draw:frame draw:style-name="gr14" draw:text-style-name="P9" draw:layer="layout" svg:width="0.624cm" svg:height="0.239cm" svg:x="1.104cm" svg:y="10.542cm">
          <draw:text-box>
            <text:p text:style-name="P7"><text:span text:style-name="T6">LEVEL</text:span></text:p>
          </draw:text-box>
        </draw:frame>
        <draw:frame draw:style-name="gr14" draw:text-style-name="P9" draw:layer="layout" svg:width="1.827cm" svg:height="0.239cm" svg:x="4.505cm" svg:y="10.707cm">
          <draw:text-box>
            <text:p text:style-name="P7"><text:span text:style-name="T6">SLOTS EXPENDED</text:span></text:p>
          </draw:text-box>
        </draw:frame>
        <draw:frame draw:style-name="gr14" draw:text-style-name="P9" draw:layer="layout" svg:width="1.378cm" svg:height="0.239cm" svg:x="1.792cm" svg:y="10.707cm">
          <draw:text-box>
            <text:p text:style-name="P7"><text:span text:style-name="T6">SLOTS TOTAL</text:span></text:p>
          </draw:text-box>
        </draw:frame>
        <draw:frame draw:style-name="gr31" draw:text-style-name="P26" draw:layer="layout" svg:width="0.422cm" svg:height="0.497cm" svg:x="1.323cm" svg:y="11.182cm">
          <draw:text-box>
            <text:p text:style-name="P7"><text:span text:style-name="T31">1</text:span></text:p>
          </draw:text-box>
        </draw:frame>
        <draw:frame draw:style-name="gr31" draw:text-style-name="P26" draw:layer="layout" svg:width="0.422cm" svg:height="0.497cm" svg:x="1.323cm" svg:y="5.262cm">
          <draw:text-box>
            <text:p text:style-name="P7"><text:span text:style-name="T31">0</text:span></text:p>
          </draw:text-box>
        </draw:frame>
        <draw:frame draw:style-name="gr31" draw:text-style-name="P26" draw:layer="layout" svg:width="0.422cm" svg:height="0.497cm" svg:x="1.323cm" svg:y="19.243cm">
          <draw:text-box>
            <text:p text:style-name="P7"><text:span text:style-name="T31">2</text:span></text:p>
          </draw:text-box>
        </draw:frame>
        <draw:frame draw:style-name="gr31" draw:text-style-name="P26" draw:layer="layout" svg:width="0.422cm" svg:height="0.497cm" svg:x="7.99cm" svg:y="5.262cm">
          <draw:text-box>
            <text:p text:style-name="P7"><text:span text:style-name="T31">3</text:span></text:p>
          </draw:text-box>
        </draw:frame>
        <draw:frame draw:style-name="gr31" draw:text-style-name="P26" draw:layer="layout" svg:width="0.422cm" svg:height="0.497cm" svg:x="14.591cm" svg:y="5.262cm">
          <draw:text-box>
            <text:p text:style-name="P7"><text:span text:style-name="T31">6</text:span></text:p>
          </draw:text-box>
        </draw:frame>
        <draw:frame draw:style-name="gr31" draw:text-style-name="P26" draw:layer="layout" svg:width="0.422cm" svg:height="0.497cm" svg:x="14.591cm" svg:y="11.252cm">
          <draw:text-box>
            <text:p text:style-name="P7"><text:span text:style-name="T31">7</text:span></text:p>
          </draw:text-box>
        </draw:frame>
        <draw:frame draw:style-name="gr31" draw:text-style-name="P26" draw:layer="layout" svg:width="0.422cm" svg:height="0.497cm" svg:x="14.591cm" svg:y="17.242cm">
          <draw:text-box>
            <text:p text:style-name="P7"><text:span text:style-name="T31">8</text:span></text:p>
          </draw:text-box>
        </draw:frame>
        <draw:frame draw:style-name="gr31" draw:text-style-name="P26" draw:layer="layout" svg:width="0.422cm" svg:height="0.497cm" svg:x="14.591cm" svg:y="22.206cm">
          <draw:text-box>
            <text:p text:style-name="P7"><text:span text:style-name="T31">9</text:span></text:p>
          </draw:text-box>
        </draw:frame>
        <draw:frame draw:style-name="gr31" draw:text-style-name="P26" draw:layer="layout" svg:width="0.422cm" svg:height="0.497cm" svg:x="7.99cm" svg:y="13.221cm">
          <draw:text-box>
            <text:p text:style-name="P7"><text:span text:style-name="T31">4</text:span></text:p>
          </draw:text-box>
        </draw:frame>
        <draw:frame draw:style-name="gr31" draw:text-style-name="P26" draw:layer="layout" svg:width="0.422cm" svg:height="0.497cm" svg:x="7.99cm" svg:y="21.215cm">
          <draw:text-box>
            <text:p text:style-name="P7"><text:span text:style-name="T31">5</text:span></text:p>
          </draw:text-box>
        </draw:frame>
        <draw:frame draw:style-name="gr12" draw:text-style-name="P8" draw:layer="layout" svg:width="1.822cm" svg:height="0.289cm" svg:x="10.333cm" svg:y="3.048cm">
          <draw:text-box>
            <text:p text:style-name="P7"><text:span text:style-name="T1">SPELLCASTING</text:span></text:p>
          </draw:text-box>
        </draw:frame>
        <draw:frame draw:style-name="gr12" draw:text-style-name="P8" draw:layer="layout" svg:width="0.916cm" svg:height="0.289cm" svg:x="10.739cm" svg:y="3.274cm">
          <draw:text-box>
            <text:p text:style-name="P7"><text:span text:style-name="T1">ABILITY</text:span></text:p>
          </draw:text-box>
        </draw:frame>
        <draw:frame draw:style-name="gr12" draw:text-style-name="P8" draw:layer="layout" svg:width="1.899cm" svg:height="0.289cm" svg:x="13.942cm" svg:y="3.048cm">
          <draw:text-box>
            <text:p text:style-name="P7"><text:span text:style-name="T1">SPELL SAVE DC</text:span></text:p>
          </draw:text-box>
        </draw:frame>
        <draw:path draw:style-name="gr4" draw:text-style-name="P4" draw:layer="layout" svg:width="0.124cm" svg:height="0.125cm" svg:x="8.096cm" svg:y="1.33cm" svg:viewBox="0 0 125 126" svg:d="M67 43c12 0 12 17 0 17h-14v-17zM79 69c23-3 17-40-12-40h-29v63h15v-20h6l17 20h17v-2zM62 114c31 0 48-24 48-53 0-27-17-49-48-49-29 0-48 22-48 49 0 29 19 53 48 53zM125 61c0 34-23 65-63 65s-62-31-62-65c0-35 22-61 62-61s63 26 63 61z">
          <text:p/>
        </draw:path>
        <draw:path draw:style-name="gr4" draw:text-style-name="P4" draw:layer="layout" svg:width="1.72cm" svg:height="0.656cm" svg:x="6.425cm" svg:y="0.799cm" svg:viewBox="0 0 1721 657" svg:d="M1562 75c-43-23-89-35-152-37h-126c-98 0-144-1-177-9-31-6-57-23-57-24l-8-5 2 9c0 3 6 69 84 127 17 11 26 23 26 64v26c17-11 38-20 58-29-6 6-15 15-23 26 14-8 31-17 60-23 38-6 68-3 80 0v-11h71c90 0 142 58 142 161 0 99-52 157-142 157h-28c26 22 40 52 40 86 0 23-9 46-23 64 87-1 142-15 202-56 26-17 49-37 66-60 41-52 64-121 64-194 0-115-60-220-159-272zM1188 509c4-6 4-12 1-20l-20-52 51 29c3 3 9 6 14 8l30-2c23 0 43 2 65 9v-156c-9 5-22 8-25 14l-12 9-14-9c-9-8-23-12-37-12-23 0-46 12-61 27-9 11-17 22-26 34v121c15 12 26 9 34 0zM571 500l-20 27 6-76c5-60 45-106 71-130-5 0-11 1-17 3l-69 15 49-49c18-18 41-29 61-41 3-3 6-3 8-5-25-74-75-132-144-169-43-23-87-35-150-37h-124c-98 0-144-1-179-9-29-6-55-23-55-24l-8-5v9c2 3 8 69 86 127 17 11 26 23 26 64v355c0 38-6 49-23 61-20 9-61 34-61 34l-11 7h320c92 0 147-15 208-56 11-5 17-11 26-19-6-27-6-55 0-82zM1329 223v-17c-9 3-28 9-34 14 9 0 25 0 34 3zM355 507h-70v-318h70c91 0 143 58 143 161 0 99-52 157-143 157z">
          <text:p/>
        </draw:path>
        <draw:path draw:style-name="gr4" draw:text-style-name="P4" draw:layer="layout" svg:width="0.838cm" svg:height="0.814cm" svg:x="7.004cm" svg:y="0.738cm" svg:viewBox="0 0 839 815" svg:d="M686 576c8 0 26 12 26 29 0 11-3 20-15 26-3 3-8 5-14 5 3-8 6-20 3-31 0-20 0-29 0-29zM669 338c-92 6-171 84-211 139 8 3 14 7 23 12 9 9 20 18 34 29 10-23 35-74 73-119 34-38 95-44 127-18 20-20 87-35 124-26-20-23-70-55-121-55-44 0-69 21-75 9-6-11 29-29 29-29-50 3-87 63-102 55-8-6 15-34 15-34-49 28-87 86-95 121 43-53 127-93 179-84zM458 639c-18-17-46-40-67-55-23 38-72 90-123 90-93 0-139-130-35-241-6 0-12 0-14 0-9 0-18 0-24 6l-40 26 9-49c2-3 2-6 3-9-23 12-48 29-57 38l-40 45 5-62c1-6 1-10 3-15 1-9 4-23 3-26-2-3-2-3-3-3-20 14-72 61-78 131 0 0 9-14 18-17 6-3 12 0 6 17-3 6-52 145 46 240 0 0-12-29-3-38 3-5 6-5 12 3 5 6 8 12 14 17 9 9 17 18 30 26 29 21 69 38 115 38 125 0 188-87 226-158-3-1-3-4-6-4zM813 654c0-60-60-104-124-98 20 2 46 23 46 49 0 46-60 61-92 55 34-24 29-93-9-116 11 38-29 75-69 43-23-20-75-63-98-80-23-20-50-9-61-17-12-10-3-36-20-46-15-8-29-5-44-11-14-3-26-14-25-31-6 11-6 31 5 43 12 14 29 20 38 38s-6 44 37 78c20 15 53 44 75 61 35 32 15 70 20 104 6 40 38 63 59 69-18-17-26-60 0-86 2 34 26 86 80 101 61 17 121-18 133-41-20 12-64 0-81-17 67 9 130-38 130-98zM360 367c0 0-6-29-38-40 6 20 15 40 38 40zM27 361c29-29 89-46 96-63 3-15-30-41-41-46 44-3 67 5 67 5-12-15-15-41-9-61 23 56 107 64 127 110-3-20-23-43-45-54-10-30-3-87 14-102-6 81 109 127 132 185-14-52-66-81-92-112-9-21-3-53 6-67-3 55 55 98 86 127 38 37 49 67 44 93 8 3 20 11 17 23 11-1 23-15 26-23 6 40-17 80-43 95 0 0 5-20-6-35-12-14-46-14-58-14 0 0 15-20 9-32-6-11-72-6-101 6 8-1 32 0 40 5-3 6-14 35-8 44 8 8 20-6 20-6 0 0-11 32-3 41 6 7 23 3 23 3-11 24-49 41-75 41 9-3 26-20 29-31-9 5-26 8-32 5 6-3 26-27 18-53-7-38-58-41-84-23 8-24 34-47 52-55-9-6-24-9-38-12 17-11 58-23 78-23-32-6-90 3-118 35 9 0 31 5 40 6-37 8-88 40-105 57 6-20 12-40 6-51-6-18-29-26-72-18zM93 174c-6-70 30-107 45-122 34-34 77-54 144-52 101 6 150 78 150 153 0 37-18 84-44 121-2-2-2-3-5-5-3-6-11-12-17-15-17-17-35-34-49-52 28-51 14-124-47-124-34 0-63 32-60 73-9 20-15 49-14 75-15-9-30-21-38-38l-21-52-21 54c-3 12-3 27-3 41-6-11-15-31-20-57z">
          <text:p/>
        </draw:path>
        <draw:frame draw:style-name="gr12" draw:text-style-name="P8" draw:layer="layout" svg:width="1.776cm" svg:height="0.289cm" svg:x="17.607cm" svg:y="3.048cm">
          <draw:text-box>
            <text:p text:style-name="P7"><text:span text:style-name="T1">SPELL ATTACK</text:span></text:p>
          </draw:text-box>
        </draw:frame>
        <draw:frame draw:style-name="gr12" draw:text-style-name="P8" draw:layer="layout" svg:width="0.883cm" svg:height="0.289cm" svg:x="17.956cm" svg:y="3.274cm">
          <draw:text-box>
            <text:p text:style-name="P7"><text:span text:style-name="T1">BONUS</text:span></text:p>
          </draw:text-box>
        </draw:frame>
        <draw:frame draw:style-name="gr12" draw:text-style-name="P8" draw:layer="layout" svg:width="1.395cm" svg:height="0.289cm" svg:x="3.951cm" svg:y="5.377cm">
          <draw:text-box>
            <text:p text:style-name="P7"><text:span text:style-name="T32">CANTRIPS</text:span></text:p>
          </draw:text-box>
        </draw:frame>
        <draw:frame draw:style-name="gr18" draw:text-style-name="P13" draw:layer="layout" svg:width="2.148cm" svg:height="0.496cm" svg:x="4.283cm" svg:y="2.469cm">
          <draw:text-box>
            <text:p text:style-name="P7"><text:span text:style-name="T10">Barbar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5T00:28:16.455794619</dc:date>
    <meta:editing-duration>PT19M10S</meta:editing-duration>
    <meta:editing-cycles>1</meta:editing-cycles>
    <meta:document-statistic meta:object-count="1063"/>
    <meta:generator>LibreOffice/7.3.7.2$Linux_X86_64 LibreOffice_project/30$Build-2</meta:generator>
  </office:meta>
</office:document-meta>
</file>